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15pt"/>
    </style:style>
    <style:style style:name="co2" style:family="table-column">
      <style:table-column-properties fo:break-before="auto" style:column-width="39.09pt"/>
    </style:style>
    <style:style style:name="co3" style:family="table-column">
      <style:table-column-properties fo:break-before="auto" style:column-width="83.11pt"/>
    </style:style>
    <style:style style:name="co4" style:family="table-column">
      <style:table-column-properties fo:break-before="auto" style:column-width="37.3pt"/>
    </style:style>
    <style:style style:name="co5" style:family="table-column">
      <style:table-column-properties fo:break-before="auto" style:column-width="64.6pt"/>
    </style:style>
    <style:style style:name="co6" style:family="table-column">
      <style:table-column-properties fo:break-before="auto" style:column-width="50.54pt"/>
    </style:style>
    <style:style style:name="co7" style:family="table-column">
      <style:table-column-properties fo:break-before="auto" style:column-width="64.01pt"/>
    </style:style>
    <style:style style:name="co8" style:family="table-column">
      <style:table-column-properties fo:break-before="auto" style:column-width="196.7pt"/>
    </style:style>
    <style:style style:name="co9" style:family="table-column">
      <style:table-column-properties fo:break-before="auto" style:column-width="183.49pt"/>
    </style:style>
    <style:style style:name="co10" style:family="table-column">
      <style:table-column-properties fo:break-before="auto" style:column-width="194.06pt"/>
    </style:style>
    <style:style style:name="co11" style:family="table-column">
      <style:table-column-properties fo:break-before="auto" style:column-width="208.15pt"/>
    </style:style>
    <style:style style:name="co12" style:family="table-column">
      <style:table-column-properties fo:break-before="auto" style:column-width="206.39pt"/>
    </style:style>
    <style:style style:name="co13" style:family="table-column">
      <style:table-column-properties fo:break-before="auto" style:column-width="194.94pt"/>
    </style:style>
    <style:style style:name="co14" style:family="table-column">
      <style:table-column-properties fo:break-before="auto" style:column-width="188.76pt"/>
    </style:style>
    <style:style style:name="co15" style:family="table-column">
      <style:table-column-properties fo:break-before="auto" style:column-width="199.36pt"/>
    </style:style>
    <style:style style:name="co16" style:family="table-column">
      <style:table-column-properties fo:break-before="auto" style:column-width="202.85pt"/>
    </style:style>
    <style:style style:name="co17" style:family="table-column">
      <style:table-column-properties fo:break-before="auto" style:column-width="198.45pt"/>
    </style:style>
    <style:style style:name="co18" style:family="table-column">
      <style:table-column-properties fo:break-before="auto" style:column-width="218.69pt"/>
    </style:style>
    <style:style style:name="co19" style:family="table-column">
      <style:table-column-properties fo:break-before="auto" style:column-width="211.66pt"/>
    </style:style>
    <style:style style:name="co20" style:family="table-column">
      <style:table-column-properties fo:break-before="auto" style:column-width="197.6pt"/>
    </style:style>
    <style:style style:name="co21" style:family="table-column">
      <style:table-column-properties fo:break-before="auto" style:column-width="190.54pt"/>
    </style:style>
    <style:style style:name="co22" style:family="table-column">
      <style:table-column-properties fo:break-before="auto" style:column-width="184.34pt"/>
    </style:style>
    <style:style style:name="co23" style:family="table-column">
      <style:table-column-properties fo:break-before="auto" style:column-width="219.6pt"/>
    </style:style>
    <style:style style:name="co24" style:family="table-column">
      <style:table-column-properties fo:break-before="auto" style:column-width="204.6pt"/>
    </style:style>
    <style:style style:name="co25" style:family="table-column">
      <style:table-column-properties fo:break-before="auto" style:column-width="207.24pt"/>
    </style:style>
    <style:style style:name="co26" style:family="table-column">
      <style:table-column-properties fo:break-before="auto" style:column-width="200.21pt"/>
    </style:style>
    <style:style style:name="co27" style:family="table-column">
      <style:table-column-properties fo:break-before="auto" style:column-width="193.21pt"/>
    </style:style>
    <style:style style:name="co28" style:family="table-column">
      <style:table-column-properties fo:break-before="auto" style:column-width="209.91pt"/>
    </style:style>
    <style:style style:name="co29" style:family="table-column">
      <style:table-column-properties fo:break-before="auto" style:column-width="216.96pt"/>
    </style:style>
    <style:style style:name="co30" style:family="table-column">
      <style:table-column-properties fo:break-before="auto" style:column-width="209.06pt"/>
    </style:style>
    <style:style style:name="co31" style:family="table-column">
      <style:table-column-properties fo:break-before="auto" style:column-width="224.9pt"/>
    </style:style>
    <style:style style:name="co32" style:family="table-column">
      <style:table-column-properties fo:break-before="auto" style:column-width="226.66pt"/>
    </style:style>
    <style:style style:name="co33" style:family="table-column">
      <style:table-column-properties fo:break-before="auto" style:column-width="212.54pt"/>
    </style:style>
    <style:style style:name="co34" style:family="table-column">
      <style:table-column-properties fo:break-before="auto" style:column-width="253.96pt"/>
    </style:style>
    <style:style style:name="co35" style:family="table-column">
      <style:table-column-properties fo:break-before="auto" style:column-width="235.45pt"/>
    </style:style>
    <style:style style:name="co36" style:family="table-column">
      <style:table-column-properties fo:break-before="auto" style:column-width="205.51pt"/>
    </style:style>
    <style:style style:name="co37" style:family="table-column">
      <style:table-column-properties fo:break-before="auto" style:column-width="240.75pt"/>
    </style:style>
    <style:style style:name="co38" style:family="table-column">
      <style:table-column-properties fo:break-before="auto" style:column-width="217.84pt"/>
    </style:style>
    <style:style style:name="co39" style:family="table-column">
      <style:table-column-properties fo:break-before="auto" style:column-width="231.9pt"/>
    </style:style>
    <style:style style:name="co40" style:family="table-column">
      <style:table-column-properties fo:break-before="auto" style:column-width="225.75pt"/>
    </style:style>
    <style:style style:name="co41" style:family="table-column">
      <style:table-column-properties fo:break-before="auto" style:column-width="233.69pt"/>
    </style:style>
    <style:style style:name="co42" style:family="table-column">
      <style:table-column-properties fo:break-before="auto" style:column-width="202pt"/>
    </style:style>
    <style:style style:name="co43" style:family="table-column">
      <style:table-column-properties fo:break-before="auto" style:column-width="178.21pt"/>
    </style:style>
    <style:style style:name="co44" style:family="table-column">
      <style:table-column-properties fo:break-before="auto" style:column-width="350.39pt"/>
    </style:style>
    <style:style style:name="ro1" style:family="table-row">
      <style:table-row-properties style:row-height="12.81pt" fo:break-before="auto" style:use-optimal-row-height="true"/>
    </style:style>
    <style:style style:name="ro2" style:family="table-row">
      <style:table-row-properties style:row-height="37.05pt" fo:break-before="auto" style:use-optimal-row-height="true"/>
    </style:style>
    <style:style style:name="ro3" style:family="table-row">
      <style:table-row-properties style:row-height="25.26pt" fo:break-before="auto" style:use-optimal-row-height="true"/>
    </style:style>
    <style:style style:name="ro4"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ackground-color="#ffff99" fo:border="0.74pt solid #000000"/>
      <style:text-properties style:text-position=""/>
    </style:style>
    <style:style style:name="ce3" style:family="table-cell" style:parent-style-name="Default">
      <style:table-cell-properties fo:background-color="#66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66ffff" fo:border="0.74pt solid #000000"/>
      <style:text-properties style:text-position=""/>
    </style:style>
    <style:style style:name="ce5" style:family="table-cell" style:parent-style-name="Default">
      <style:table-cell-properties fo:background-color="#66ff99" style:text-align-source="fix" style:repeat-content="false" fo:border="0.74pt solid #000000"/>
      <style:paragraph-properties fo:text-align="center" fo:margin-left="0pt"/>
      <style:text-properties style:text-position=""/>
    </style:style>
    <style:style style:name="ce6" style:family="table-cell" style:parent-style-name="Default">
      <style:table-cell-properties fo:background-color="#66ff99" fo:border="0.74pt solid #000000"/>
      <style:text-properties style:text-position=""/>
    </style:style>
    <style:style style:name="ce10" style:family="table-cell" style:parent-style-name="Default">
      <style:table-cell-properties fo:background-color="#00ccff"/>
      <style:text-properties style:text-position=""/>
    </style:style>
    <style:style style:name="ce11" style:family="table-cell" style:parent-style-name="Default">
      <style:table-cell-properties fo:background-color="#00ccff" style:text-align-source="fix" style:repeat-content="false" fo:border="0.74pt solid #000000"/>
      <style:paragraph-properties fo:text-align="center" fo:margin-left="0pt"/>
      <style:text-properties style:text-position=""/>
    </style:style>
    <style:style style:name="ce12" style:family="table-cell" style:parent-style-name="Default">
      <style:table-cell-properties fo:background-color="#00ccff" fo:border="0.74pt solid #000000"/>
      <style:text-properties style:text-position=""/>
    </style:style>
    <style:style style:name="ce13" style:family="table-cell" style:parent-style-name="Default">
      <style:table-cell-properties fo:background-color="#cc00cc"/>
      <style:text-properties style:text-position=""/>
    </style:style>
    <style:style style:name="ce14" style:family="table-cell" style:parent-style-name="Default">
      <style:table-cell-properties fo:background-color="#cc00cc" style:text-align-source="fix" style:repeat-content="false" fo:border="0.74pt solid #000000"/>
      <style:paragraph-properties fo:text-align="center" fo:margin-left="0pt"/>
      <style:text-properties style:text-position=""/>
    </style:style>
    <style:style style:name="ce15" style:family="table-cell" style:parent-style-name="Default">
      <style:table-cell-properties fo:background-color="#cc00cc" fo:border="0.74pt solid #000000"/>
      <style:text-properties style:text-position=""/>
    </style:style>
    <style:style style:name="ce16" style:family="table-cell" style:parent-style-name="Default">
      <style:table-cell-properties fo:background-color="#00ff66"/>
      <style:text-properties style:text-position=""/>
    </style:style>
    <style:style style:name="ce17" style:family="table-cell" style:parent-style-name="Default">
      <style:table-cell-properties fo:background-color="#00ff66" style:text-align-source="fix" style:repeat-content="false" fo:border="0.74pt solid #000000"/>
      <style:paragraph-properties fo:text-align="center" fo:margin-left="0pt"/>
      <style:text-properties style:text-position=""/>
    </style:style>
    <style:style style:name="ce18" style:family="table-cell" style:parent-style-name="Default">
      <style:table-cell-properties fo:background-color="#00ff66" fo:border="0.74pt solid #000000"/>
      <style:text-properties style:text-position=""/>
    </style:style>
    <style:style style:name="ce19" style:family="table-cell" style:parent-style-name="Default">
      <style:table-cell-properties fo:background-color="#00cc00"/>
      <style:text-properties style:text-position=""/>
    </style:style>
    <style:style style:name="ce20" style:family="table-cell" style:parent-style-name="Default">
      <style:table-cell-properties fo:background-color="#00cc00" style:text-align-source="fix" style:repeat-content="false" fo:border="0.74pt solid #000000"/>
      <style:paragraph-properties fo:text-align="center" fo:margin-left="0pt"/>
      <style:text-properties style:text-position=""/>
    </style:style>
    <style:style style:name="ce21" style:family="table-cell" style:parent-style-name="Default">
      <style:table-cell-properties fo:background-color="#00cc00" fo:border="0.74pt solid #000000"/>
      <style:text-properties style:text-position=""/>
    </style:style>
    <style:style style:name="ce22" style:family="table-cell" style:parent-style-name="Default">
      <style:table-cell-properties fo:background-color="#ffff99"/>
      <style:text-properties style:text-position=""/>
    </style:style>
    <style:style style:name="ce23" style:family="table-cell" style:parent-style-name="Default">
      <style:table-cell-properties fo:background-color="#ffcc99"/>
      <style:text-properties style:text-position=""/>
    </style:style>
    <style:style style:name="ce24" style:family="table-cell" style:parent-style-name="Default">
      <style:table-cell-properties fo:background-color="#ffcc99" style:text-align-source="fix" style:repeat-content="false" fo:border="0.74pt solid #000000"/>
      <style:paragraph-properties fo:text-align="center" fo:margin-left="0pt"/>
      <style:text-properties style:text-position=""/>
    </style:style>
    <style:style style:name="ce25" style:family="table-cell" style:parent-style-name="Default">
      <style:table-cell-properties fo:background-color="#ffcc99" fo:border="0.74pt solid #000000"/>
      <style:text-properties style:text-position=""/>
    </style:style>
    <style:style style:name="ce26" style:family="table-cell" style:parent-style-name="Default">
      <style:table-cell-properties fo:background-color="#00ffff"/>
      <style:text-properties style:text-position=""/>
    </style:style>
    <style:style style:name="ce27" style:family="table-cell" style:parent-style-name="Default">
      <style:table-cell-properties fo:background-color="#00ffff" style:text-align-source="fix" style:repeat-content="false" fo:border="0.74pt solid #000000"/>
      <style:paragraph-properties fo:text-align="center" fo:margin-left="0pt"/>
      <style:text-properties style:text-position=""/>
    </style:style>
    <style:style style:name="ce28" style:family="table-cell" style:parent-style-name="Default">
      <style:table-cell-properties fo:background-color="#00ffff" fo:border="0.74pt solid #000000"/>
      <style:text-properties style:text-position=""/>
    </style:style>
    <style:style style:name="ce29" style:family="table-cell" style:parent-style-name="Default">
      <style:table-cell-properties fo:background-color="#ffffcc"/>
      <style:text-properties style:text-position=""/>
    </style:style>
    <style:style style:name="ce30" style:family="table-cell" style:parent-style-name="Default">
      <style:table-cell-properties fo:background-color="#ffffcc" style:text-align-source="fix" style:repeat-content="false" fo:border="0.74pt solid #000000"/>
      <style:paragraph-properties fo:text-align="center" fo:margin-left="0pt"/>
      <style:text-properties style:text-position=""/>
    </style:style>
    <style:style style:name="ce31" style:family="table-cell" style:parent-style-name="Default">
      <style:table-cell-properties fo:background-color="#ffffcc" fo:border="0.74pt solid #000000"/>
      <style:text-properties style:text-position=""/>
    </style:style>
    <style:style style:name="ce32" style:family="table-cell" style:parent-style-name="Default">
      <style:table-cell-properties fo:background-color="#ffd320"/>
      <style:text-properties style:text-position=""/>
    </style:style>
    <style:style style:name="ce33" style:family="table-cell" style:parent-style-name="Default">
      <style:table-cell-properties fo:background-color="#ffd320" style:text-align-source="fix" style:repeat-content="false" fo:border="0.74pt solid #000000"/>
      <style:paragraph-properties fo:text-align="center" fo:margin-left="0pt"/>
      <style:text-properties style:text-position=""/>
    </style:style>
    <style:style style:name="ce34" style:family="table-cell" style:parent-style-name="Default">
      <style:table-cell-properties fo:background-color="#ffd320" fo:border="0.74pt solid #000000"/>
      <style:text-properties style:text-position=""/>
    </style:style>
    <style:style style:name="ce35" style:family="table-cell" style:parent-style-name="Default">
      <style:table-cell-properties fo:background-color="#801900"/>
      <style:text-properties style:text-position=""/>
    </style:style>
    <style:style style:name="ce36" style:family="table-cell" style:parent-style-name="Default">
      <style:table-cell-properties fo:background-color="#801900" style:text-align-source="fix" style:repeat-content="false" fo:border="0.74pt solid #000000"/>
      <style:paragraph-properties fo:text-align="center" fo:margin-left="0pt"/>
      <style:text-properties style:text-position=""/>
    </style:style>
    <style:style style:name="ce37" style:family="table-cell" style:parent-style-name="Default">
      <style:table-cell-properties fo:background-color="#801900" fo:border="0.74pt solid #000000"/>
      <style:text-properties style:text-position=""/>
    </style:style>
    <style:style style:name="ce38" style:family="table-cell" style:parent-style-name="Default">
      <style:table-cell-properties fo:background-color="#661900"/>
      <style:text-properties style:text-position=""/>
    </style:style>
    <style:style style:name="ce39" style:family="table-cell" style:parent-style-name="Default">
      <style:table-cell-properties fo:background-color="#661900" style:text-align-source="fix" style:repeat-content="false" fo:border="0.74pt solid #000000"/>
      <style:paragraph-properties fo:text-align="center" fo:margin-left="0pt"/>
      <style:text-properties style:text-position=""/>
    </style:style>
    <style:style style:name="ce40" style:family="table-cell" style:parent-style-name="Default">
      <style:table-cell-properties fo:background-color="#661900" fo:border="0.74pt solid #000000"/>
      <style:text-properties style:text-position=""/>
    </style:style>
    <style:style style:name="ce41" style:family="table-cell" style:parent-style-name="Default">
      <style:table-cell-properties fo:background-color="#669900"/>
      <style:text-properties style:text-position=""/>
    </style:style>
    <style:style style:name="ce42" style:family="table-cell" style:parent-style-name="Default">
      <style:table-cell-properties fo:background-color="#669900" style:text-align-source="fix" style:repeat-content="false" fo:border="0.74pt solid #000000"/>
      <style:paragraph-properties fo:text-align="center" fo:margin-left="0pt"/>
      <style:text-properties style:text-position=""/>
    </style:style>
    <style:style style:name="ce43" style:family="table-cell" style:parent-style-name="Default">
      <style:table-cell-properties fo:background-color="#669900" fo:border="0.74pt solid #000000"/>
      <style:text-properties style:text-position=""/>
    </style:style>
    <style:style style:name="ce44" style:family="table-cell" style:parent-style-name="Default">
      <style:table-cell-properties fo:background-color="#66cc00"/>
      <style:text-properties style:text-position=""/>
    </style:style>
    <style:style style:name="ce45" style:family="table-cell" style:parent-style-name="Default">
      <style:table-cell-properties fo:background-color="#66cc00" style:text-align-source="fix" style:repeat-content="false" fo:border="0.74pt solid #000000"/>
      <style:paragraph-properties fo:text-align="center" fo:margin-left="0pt"/>
      <style:text-properties style:text-position=""/>
    </style:style>
    <style:style style:name="ce46" style:family="table-cell" style:parent-style-name="Default">
      <style:table-cell-properties fo:background-color="#66cc00" fo:border="0.74pt solid #000000"/>
      <style:text-properties style:text-position=""/>
    </style:style>
    <style:style style:name="ce47" style:family="table-cell" style:parent-style-name="Default">
      <style:table-cell-properties fo:background-color="#ff66ff"/>
      <style:text-properties style:text-position=""/>
    </style:style>
    <style:style style:name="ce48" style:family="table-cell" style:parent-style-name="Default">
      <style:table-cell-properties fo:background-color="#ff66ff" style:text-align-source="fix" style:repeat-content="false" fo:border="0.74pt solid #000000"/>
      <style:paragraph-properties fo:text-align="center" fo:margin-left="0pt"/>
      <style:text-properties style:text-position=""/>
    </style:style>
    <style:style style:name="ce49" style:family="table-cell" style:parent-style-name="Default">
      <style:table-cell-properties fo:background-color="#ff66ff" fo:border="0.74pt solid #000000"/>
      <style:text-properties style:text-position=""/>
    </style:style>
    <style:style style:name="ce7" style:family="table-cell" style:parent-style-name="Default">
      <style:table-cell-properties fo:background-color="#00cccc"/>
      <style:text-properties style:text-position=""/>
    </style:style>
    <style:style style:name="ce8" style:family="table-cell" style:parent-style-name="Default">
      <style:table-cell-properties fo:background-color="#00cccc"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ackground-color="#00cccc" fo:border="0.74pt solid #000000"/>
      <style:text-properties style:text-position=""/>
    </style:style>
    <style:style style:name="ce50" style:family="table-cell" style:parent-style-name="Default">
      <style:table-cell-properties fo:background-color="#00cc33"/>
      <style:text-properties style:text-position=""/>
    </style:style>
    <style:style style:name="ce51" style:family="table-cell" style:parent-style-name="Default">
      <style:table-cell-properties fo:background-color="#00cc33" style:text-align-source="fix" style:repeat-content="false" fo:border="0.74pt solid #000000"/>
      <style:paragraph-properties fo:text-align="center" fo:margin-left="0pt"/>
      <style:text-properties style:text-position=""/>
    </style:style>
    <style:style style:name="ce52" style:family="table-cell" style:parent-style-name="Default">
      <style:table-cell-properties fo:background-color="#00cc33" fo:border="0.74pt solid #000000"/>
      <style:text-properties style:text-position=""/>
    </style:style>
    <style:style style:name="ce53" style:family="table-cell" style:parent-style-name="Default">
      <style:table-cell-properties fo:background-color="#66ff00"/>
      <style:text-properties style:text-position=""/>
    </style:style>
    <style:style style:name="ce54" style:family="table-cell" style:parent-style-name="Default">
      <style:table-cell-properties fo:background-color="#66ff00" style:text-align-source="fix" style:repeat-content="false" fo:border="0.74pt solid #000000"/>
      <style:paragraph-properties fo:text-align="center" fo:margin-left="0pt"/>
      <style:text-properties style:text-position=""/>
    </style:style>
    <style:style style:name="ce55" style:family="table-cell" style:parent-style-name="Default">
      <style:table-cell-properties fo:background-color="#66ff00" fo:border="0.74pt solid #000000"/>
      <style:text-properties style:text-position=""/>
    </style:style>
    <style:style style:name="ce56" style:family="table-cell" style:parent-style-name="Default">
      <style:table-cell-properties fo:background-color="#ffff00"/>
      <style:text-properties style:text-position=""/>
    </style:style>
    <style:style style:name="ce57" style:family="table-cell" style:parent-style-name="Default">
      <style:table-cell-properties fo:background-color="#ffff00" style:text-align-source="fix" style:repeat-content="false" fo:border="0.74pt solid #000000"/>
      <style:paragraph-properties fo:text-align="center" fo:margin-left="0pt"/>
      <style:text-properties style:text-position=""/>
    </style:style>
    <style:style style:name="ce58" style:family="table-cell" style:parent-style-name="Default">
      <style:table-cell-properties fo:background-color="#ffff00" fo:border="0.74pt solid #000000"/>
      <style:text-properties style:text-position=""/>
    </style:style>
    <style:style style:name="ce59" style:family="table-cell" style:parent-style-name="Default">
      <style:table-cell-properties fo:background-color="#ff3300"/>
      <style:text-properties style:text-position=""/>
    </style:style>
    <style:style style:name="ce60" style:family="table-cell" style:parent-style-name="Default">
      <style:table-cell-properties fo:background-color="#ff3300" style:text-align-source="fix" style:repeat-content="false" fo:border="0.74pt solid #000000"/>
      <style:paragraph-properties fo:text-align="center" fo:margin-left="0pt"/>
      <style:text-properties style:text-position=""/>
    </style:style>
    <style:style style:name="ce61" style:family="table-cell" style:parent-style-name="Default">
      <style:table-cell-properties fo:background-color="#ff3300" fo:border="0.74pt solid #000000"/>
      <style:text-properties style:text-position=""/>
    </style:style>
    <style:style style:name="ce62" style:family="table-cell" style:parent-style-name="Default">
      <style:table-cell-properties fo:background-color="#ffff66"/>
      <style:text-properties style:text-position=""/>
    </style:style>
    <style:style style:name="ce63" style:family="table-cell" style:parent-style-name="Default">
      <style:table-cell-properties fo:background-color="#ffff66" style:text-align-source="fix" style:repeat-content="false" fo:border="0.74pt solid #000000"/>
      <style:paragraph-properties fo:text-align="center" fo:margin-left="0pt"/>
      <style:text-properties style:text-position=""/>
    </style:style>
    <style:style style:name="ce64" style:family="table-cell" style:parent-style-name="Default">
      <style:table-cell-properties fo:background-color="#ffff66" fo:border="0.74pt solid #000000"/>
      <style:text-properties style:text-position=""/>
    </style:style>
    <style:style style:name="ce65" style:family="table-cell" style:parent-style-name="Default">
      <style:table-cell-properties fo:background-color="#cc9900"/>
      <style:text-properties style:text-position=""/>
    </style:style>
    <style:style style:name="ce66" style:family="table-cell" style:parent-style-name="Default">
      <style:table-cell-properties fo:background-color="#cc9900" style:text-align-source="fix" style:repeat-content="false" fo:border="0.74pt solid #000000"/>
      <style:paragraph-properties fo:text-align="center" fo:margin-left="0pt"/>
      <style:text-properties style:text-position=""/>
    </style:style>
    <style:style style:name="ce67" style:family="table-cell" style:parent-style-name="Default">
      <style:table-cell-properties fo:background-color="#cc9900" fo:border="0.74pt solid #000000"/>
      <style:text-properties style:text-position=""/>
    </style:style>
    <style:style style:name="ce68" style:family="table-cell" style:parent-style-name="Default">
      <style:table-cell-properties fo:background-color="#99ff99"/>
      <style:text-properties style:text-position=""/>
    </style:style>
    <style:style style:name="ce69" style:family="table-cell" style:parent-style-name="Default">
      <style:table-cell-properties fo:background-color="#99ff99" style:text-align-source="fix" style:repeat-content="false" fo:border="0.74pt solid #000000"/>
      <style:paragraph-properties fo:text-align="center" fo:margin-left="0pt"/>
      <style:text-properties style:text-position=""/>
    </style:style>
    <style:style style:name="ce70" style:family="table-cell" style:parent-style-name="Default">
      <style:table-cell-properties fo:background-color="#99ff99" fo:border="0.74pt solid #000000"/>
      <style:text-properties style:text-position=""/>
    </style:style>
    <style:style style:name="ce71" style:family="table-cell" style:parent-style-name="Default">
      <style:table-cell-properties fo:background-color="#6600ff"/>
      <style:text-properties style:text-position=""/>
    </style:style>
    <style:style style:name="ce72" style:family="table-cell" style:parent-style-name="Default">
      <style:table-cell-properties fo:background-color="#6600ff" style:text-align-source="fix" style:repeat-content="false" fo:border="0.74pt solid #000000"/>
      <style:paragraph-properties fo:text-align="center" fo:margin-left="0pt"/>
      <style:text-properties style:text-position=""/>
    </style:style>
    <style:style style:name="ce73" style:family="table-cell" style:parent-style-name="Default">
      <style:table-cell-properties fo:background-color="#6600ff" fo:border="0.74pt solid #000000"/>
      <style:text-properties style:text-position=""/>
    </style:style>
    <style:style style:name="ce74" style:family="table-cell" style:parent-style-name="Default">
      <style:table-cell-properties fo:background-color="#ffcc00"/>
      <style:text-properties style:text-position=""/>
    </style:style>
    <style:style style:name="ce75" style:family="table-cell" style:parent-style-name="Default">
      <style:table-cell-properties fo:background-color="#ffcc00" style:text-align-source="fix" style:repeat-content="false" fo:border="0.74pt solid #000000"/>
      <style:paragraph-properties fo:text-align="center" fo:margin-left="0pt"/>
      <style:text-properties style:text-position=""/>
    </style:style>
    <style:style style:name="ce76" style:family="table-cell" style:parent-style-name="Default">
      <style:table-cell-properties fo:background-color="#ffcc00" fo:border="0.74pt solid #000000"/>
      <style:text-properties style:text-position=""/>
    </style:style>
    <style:style style:name="ce77" style:family="table-cell" style:parent-style-name="Default">
      <style:table-cell-properties fo:background-color="#ff0000"/>
      <style:text-properties style:text-position=""/>
    </style:style>
    <style:style style:name="ce78" style:family="table-cell" style:parent-style-name="Default">
      <style:table-cell-properties fo:background-color="#ff0000" style:text-align-source="fix" style:repeat-content="false" fo:border="0.74pt solid #000000"/>
      <style:paragraph-properties fo:text-align="center" fo:margin-left="0pt"/>
      <style:text-properties style:text-position=""/>
    </style:style>
    <style:style style:name="ce79" style:family="table-cell" style:parent-style-name="Default">
      <style:table-cell-properties fo:background-color="#ff0000" fo:border="0.74pt solid #000000"/>
      <style:text-properties style:text-position=""/>
    </style:style>
    <style:style style:name="ce80" style:family="table-cell" style:parent-style-name="Default">
      <style:table-cell-properties fo:background-color="#9900ff"/>
      <style:text-properties style:text-position=""/>
    </style:style>
    <style:style style:name="ce81" style:family="table-cell" style:parent-style-name="Default">
      <style:table-cell-properties fo:background-color="#9900ff" style:text-align-source="fix" style:repeat-content="false" fo:border="0.74pt solid #000000"/>
      <style:paragraph-properties fo:text-align="center" fo:margin-left="0pt"/>
      <style:text-properties style:text-position=""/>
    </style:style>
    <style:style style:name="ce82" style:family="table-cell" style:parent-style-name="Default">
      <style:table-cell-properties fo:background-color="#9900ff" fo:border="0.74pt solid #000000"/>
      <style:text-properties style:text-position=""/>
    </style:style>
    <style:style style:name="ce83" style:family="table-cell" style:parent-style-name="Default">
      <style:table-cell-properties fo:background-color="#66ccff"/>
      <style:text-properties style:text-position=""/>
    </style:style>
    <style:style style:name="ce84" style:family="table-cell" style:parent-style-name="Default">
      <style:table-cell-properties fo:background-color="#66ccff" style:text-align-source="fix" style:repeat-content="false" fo:border="0.74pt solid #000000"/>
      <style:paragraph-properties fo:text-align="center" fo:margin-left="0pt"/>
      <style:text-properties style:text-position=""/>
    </style:style>
    <style:style style:name="ce85" style:family="table-cell" style:parent-style-name="Default">
      <style:table-cell-properties fo:background-color="#66ccff" fo:border="0.74pt solid #000000"/>
      <style:text-properties style:text-position=""/>
    </style:style>
    <style:style style:name="ce86" style:family="table-cell" style:parent-style-name="Default">
      <style:table-cell-properties fo:background-color="#ff6600"/>
      <style:text-properties style:text-position=""/>
    </style:style>
    <style:style style:name="ce87" style:family="table-cell" style:parent-style-name="Default">
      <style:table-cell-properties fo:background-color="#ff6600" style:text-align-source="fix" style:repeat-content="false" fo:border="0.74pt solid #000000"/>
      <style:paragraph-properties fo:text-align="center" fo:margin-left="0pt"/>
      <style:text-properties style:text-position=""/>
    </style:style>
    <style:style style:name="ce88" style:family="table-cell" style:parent-style-name="Default">
      <style:table-cell-properties fo:background-color="#ff6600" fo:border="0.74pt solid #000000"/>
      <style:text-properties style:text-position=""/>
    </style:style>
    <style:style style:name="ce100" style:family="table-cell" style:parent-style-name="Default">
      <style:table-cell-properties fo:background-color="#663300" style:text-align-source="fix" style:repeat-content="false" fo:border="0.74pt solid #000000"/>
      <style:paragraph-properties fo:text-align="center" fo:margin-left="0pt"/>
      <style:text-properties style:text-position=""/>
    </style:style>
    <style:style style:name="ce101" style:family="table-cell" style:parent-style-name="Default">
      <style:table-cell-properties fo:background-color="#663300" fo:border="0.74pt solid #000000"/>
      <style:text-properties style:text-position=""/>
    </style:style>
    <style:style style:name="ce102" style:family="table-cell" style:parent-style-name="Default">
      <style:table-cell-properties fo:background-color="#ff3333"/>
      <style:text-properties style:text-position=""/>
    </style:style>
    <style:style style:name="ce103" style:family="table-cell" style:parent-style-name="Default">
      <style:table-cell-properties fo:background-color="#ff3333" style:text-align-source="fix" style:repeat-content="false" fo:border="0.74pt solid #000000"/>
      <style:paragraph-properties fo:text-align="center" fo:margin-left="0pt"/>
      <style:text-properties style:text-position=""/>
    </style:style>
    <style:style style:name="ce104" style:family="table-cell" style:parent-style-name="Default">
      <style:table-cell-properties fo:background-color="#ff3333" fo:border="0.74pt solid #000000"/>
      <style:text-properties style:text-position=""/>
    </style:style>
    <style:style style:name="ce105" style:family="table-cell" style:parent-style-name="Default">
      <style:table-cell-properties fo:background-color="#0066ff"/>
      <style:text-properties style:text-position=""/>
    </style:style>
    <style:style style:name="ce106" style:family="table-cell" style:parent-style-name="Default">
      <style:table-cell-properties fo:background-color="#0066ff" style:text-align-source="fix" style:repeat-content="false" fo:border="0.74pt solid #000000"/>
      <style:paragraph-properties fo:text-align="center" fo:margin-left="0pt"/>
      <style:text-properties style:text-position=""/>
    </style:style>
    <style:style style:name="ce107" style:family="table-cell" style:parent-style-name="Default">
      <style:table-cell-properties fo:background-color="#0066ff" fo:border="0.74pt solid #000000"/>
      <style:text-properties style:text-position=""/>
    </style:style>
    <style:style style:name="ce108" style:family="table-cell" style:parent-style-name="Default">
      <style:table-cell-properties fo:background-color="#ccff00"/>
      <style:text-properties style:text-position=""/>
    </style:style>
    <style:style style:name="ce109" style:family="table-cell" style:parent-style-name="Default">
      <style:table-cell-properties fo:background-color="#ccff00" style:text-align-source="fix" style:repeat-content="false" fo:border="0.74pt solid #000000"/>
      <style:paragraph-properties fo:text-align="center" fo:margin-left="0pt"/>
      <style:text-properties style:text-position=""/>
    </style:style>
    <style:style style:name="ce110" style:family="table-cell" style:parent-style-name="Default">
      <style:table-cell-properties fo:background-color="#ccff00" fo:border="0.74pt solid #000000"/>
      <style:text-properties style:text-position=""/>
    </style:style>
    <style:style style:name="ce111" style:family="table-cell" style:parent-style-name="Default">
      <style:table-cell-properties fo:background-color="#ff33ff"/>
      <style:text-properties style:text-position=""/>
    </style:style>
    <style:style style:name="ce112" style:family="table-cell" style:parent-style-name="Default">
      <style:table-cell-properties fo:background-color="#ff33ff" style:text-align-source="fix" style:repeat-content="false" fo:border="0.74pt solid #000000"/>
      <style:paragraph-properties fo:text-align="center" fo:margin-left="0pt"/>
      <style:text-properties style:text-position=""/>
    </style:style>
    <style:style style:name="ce113" style:family="table-cell" style:parent-style-name="Default">
      <style:table-cell-properties fo:background-color="#ff33ff" fo:border="0.74pt solid #000000"/>
      <style:text-properties style:text-position=""/>
    </style:style>
    <style:style style:name="ce89" style:family="table-cell" style:parent-style-name="Default">
      <style:table-cell-properties fo:background-color="#ff9999"/>
      <style:text-properties style:text-position=""/>
    </style:style>
    <style:style style:name="ce90" style:family="table-cell" style:parent-style-name="Default">
      <style:table-cell-properties fo:background-color="#ff9999" style:text-align-source="fix" style:repeat-content="false" fo:border="0.74pt solid #000000"/>
      <style:paragraph-properties fo:text-align="center" fo:margin-left="0pt"/>
      <style:text-properties style:text-position=""/>
    </style:style>
    <style:style style:name="ce91" style:family="table-cell" style:parent-style-name="Default">
      <style:table-cell-properties fo:background-color="#ff9999" fo:border="0.74pt solid #000000"/>
      <style:text-properties style:text-position=""/>
    </style:style>
    <style:style style:name="ce92" style:family="table-cell" style:parent-style-name="Default">
      <style:table-cell-properties fo:background-color="#3333ff"/>
      <style:text-properties style:text-position=""/>
    </style:style>
    <style:style style:name="ce93" style:family="table-cell" style:parent-style-name="Default">
      <style:table-cell-properties fo:background-color="#3333ff" style:text-align-source="fix" style:repeat-content="false" fo:border="0.74pt solid #000000"/>
      <style:paragraph-properties fo:text-align="center" fo:margin-left="0pt"/>
      <style:text-properties style:text-position=""/>
    </style:style>
    <style:style style:name="ce94" style:family="table-cell" style:parent-style-name="Default">
      <style:table-cell-properties fo:background-color="#3333ff" fo:border="0.74pt solid #000000"/>
      <style:text-properties style:text-position=""/>
    </style:style>
    <style:style style:name="ce95" style:family="table-cell" style:parent-style-name="Default">
      <style:table-cell-properties fo:background-color="#66ffff"/>
      <style:text-properties style:text-position=""/>
    </style:style>
    <style:style style:name="ce96" style:family="table-cell" style:parent-style-name="Default">
      <style:table-cell-properties fo:background-color="#ff00cc"/>
      <style:text-properties style:text-position=""/>
    </style:style>
    <style:style style:name="ce97" style:family="table-cell" style:parent-style-name="Default">
      <style:table-cell-properties fo:background-color="#ff00cc" style:text-align-source="fix" style:repeat-content="false" fo:border="0.74pt solid #000000"/>
      <style:paragraph-properties fo:text-align="center" fo:margin-left="0pt"/>
      <style:text-properties style:text-position=""/>
    </style:style>
    <style:style style:name="ce98" style:family="table-cell" style:parent-style-name="Default">
      <style:table-cell-properties fo:background-color="#ff00cc" fo:border="0.74pt solid #000000"/>
      <style:text-properties style:text-position=""/>
    </style:style>
    <style:style style:name="ce99" style:family="table-cell" style:parent-style-name="Default">
      <style:table-cell-properties fo:background-color="#663300"/>
      <style:text-properties style:text-position=""/>
    </style:style>
    <style:style style:name="ce125" style:family="table-cell" style:parent-style-name="Default">
      <style:table-cell-properties fo:background-color="#ffff99" style:text-align-source="fix" style:repeat-content="false" fo:border="0.74pt solid #000000"/>
      <style:paragraph-properties fo:text-align="center" fo:margin-left="0pt"/>
    </style:style>
    <style:style style:name="ce126" style:family="table-cell" style:parent-style-name="Default">
      <style:table-cell-properties fo:background-color="#ffff99" fo:border="0.74pt solid #000000"/>
    </style:style>
    <style:style style:name="ce127" style:family="table-cell" style:parent-style-name="Default">
      <style:table-cell-properties fo:background-color="#66ffff" style:text-align-source="fix" style:repeat-content="false" fo:border="0.74pt solid #000000"/>
      <style:paragraph-properties fo:text-align="center" fo:margin-left="0pt"/>
    </style:style>
    <style:style style:name="ce128" style:family="table-cell" style:parent-style-name="Default">
      <style:table-cell-properties fo:background-color="#66ffff" fo:border="0.74pt solid #000000"/>
    </style:style>
    <style:style style:name="ce129" style:family="table-cell" style:parent-style-name="Default">
      <style:table-cell-properties fo:background-color="#66ff99" style:text-align-source="fix" style:repeat-content="false" fo:border="0.74pt solid #000000"/>
      <style:paragraph-properties fo:text-align="center" fo:margin-left="0pt"/>
    </style:style>
    <style:style style:name="ce130" style:family="table-cell" style:parent-style-name="Default">
      <style:table-cell-properties fo:background-color="#66ff99" fo:border="0.74pt solid #000000"/>
    </style:style>
    <style:style style:name="ce131" style:family="table-cell" style:parent-style-name="Default">
      <style:table-cell-properties fo:background-color="#00cccc"/>
    </style:style>
    <style:style style:name="ce132" style:family="table-cell" style:parent-style-name="Default">
      <style:table-cell-properties fo:background-color="#00cccc" style:text-align-source="fix" style:repeat-content="false" fo:border="0.74pt solid #000000"/>
      <style:paragraph-properties fo:text-align="center" fo:margin-left="0pt"/>
    </style:style>
    <style:style style:name="ce133" style:family="table-cell" style:parent-style-name="Default">
      <style:table-cell-properties fo:background-color="#00cccc" fo:border="0.74pt solid #000000"/>
    </style:style>
    <style:style style:name="ce134" style:family="table-cell" style:parent-style-name="Default">
      <style:table-cell-properties fo:background-color="#00ccff"/>
    </style:style>
    <style:style style:name="ce135" style:family="table-cell" style:parent-style-name="Default">
      <style:table-cell-properties fo:background-color="#00ccff" style:text-align-source="fix" style:repeat-content="false" fo:border="0.74pt solid #000000"/>
      <style:paragraph-properties fo:text-align="center" fo:margin-left="0pt"/>
    </style:style>
    <style:style style:name="ce136" style:family="table-cell" style:parent-style-name="Default">
      <style:table-cell-properties fo:background-color="#00ccff" fo:border="0.74pt solid #000000"/>
    </style:style>
    <style:style style:name="ce137" style:family="table-cell" style:parent-style-name="Default">
      <style:table-cell-properties fo:background-color="#cc00cc"/>
    </style:style>
    <style:style style:name="ce138" style:family="table-cell" style:parent-style-name="Default">
      <style:table-cell-properties fo:background-color="#cc00cc" style:text-align-source="fix" style:repeat-content="false" fo:border="0.74pt solid #000000"/>
      <style:paragraph-properties fo:text-align="center" fo:margin-left="0pt"/>
    </style:style>
    <style:style style:name="ce139" style:family="table-cell" style:parent-style-name="Default">
      <style:table-cell-properties fo:background-color="#cc00cc" fo:border="0.74pt solid #000000"/>
    </style:style>
    <style:style style:name="ce140" style:family="table-cell" style:parent-style-name="Default">
      <style:table-cell-properties fo:background-color="#00ff66"/>
    </style:style>
    <style:style style:name="ce141" style:family="table-cell" style:parent-style-name="Default">
      <style:table-cell-properties fo:background-color="#00ff66" style:text-align-source="fix" style:repeat-content="false" fo:border="0.74pt solid #000000"/>
      <style:paragraph-properties fo:text-align="center" fo:margin-left="0pt"/>
    </style:style>
    <style:style style:name="ce142" style:family="table-cell" style:parent-style-name="Default">
      <style:table-cell-properties fo:background-color="#00ff66" fo:border="0.74pt solid #000000"/>
    </style:style>
    <style:style style:name="ce143" style:family="table-cell" style:parent-style-name="Default">
      <style:table-cell-properties fo:background-color="#00cc00"/>
    </style:style>
    <style:style style:name="ce144" style:family="table-cell" style:parent-style-name="Default">
      <style:table-cell-properties fo:background-color="#00cc00" style:text-align-source="fix" style:repeat-content="false" fo:border="0.74pt solid #000000"/>
      <style:paragraph-properties fo:text-align="center" fo:margin-left="0pt"/>
    </style:style>
    <style:style style:name="ce145" style:family="table-cell" style:parent-style-name="Default">
      <style:table-cell-properties fo:background-color="#00cc00" fo:border="0.74pt solid #000000"/>
    </style:style>
    <style:style style:name="ce146" style:family="table-cell" style:parent-style-name="Default">
      <style:table-cell-properties fo:background-color="#ffff99"/>
    </style:style>
    <style:style style:name="ce147" style:family="table-cell" style:parent-style-name="Default">
      <style:table-cell-properties fo:background-color="#ffcc99"/>
    </style:style>
    <style:style style:name="ce148" style:family="table-cell" style:parent-style-name="Default">
      <style:table-cell-properties fo:background-color="#ffcc99" style:text-align-source="fix" style:repeat-content="false" fo:border="0.74pt solid #000000"/>
      <style:paragraph-properties fo:text-align="center" fo:margin-left="0pt"/>
    </style:style>
    <style:style style:name="ce149" style:family="table-cell" style:parent-style-name="Default">
      <style:table-cell-properties fo:background-color="#ffcc99" fo:border="0.74pt solid #000000"/>
    </style:style>
    <style:style style:name="ce150" style:family="table-cell" style:parent-style-name="Default">
      <style:table-cell-properties fo:background-color="#00ffff"/>
    </style:style>
    <style:style style:name="ce151" style:family="table-cell" style:parent-style-name="Default">
      <style:table-cell-properties fo:background-color="#00ffff" style:text-align-source="fix" style:repeat-content="false" fo:border="0.74pt solid #000000"/>
      <style:paragraph-properties fo:text-align="center" fo:margin-left="0pt"/>
    </style:style>
    <style:style style:name="ce152" style:family="table-cell" style:parent-style-name="Default">
      <style:table-cell-properties fo:background-color="#00ffff" fo:border="0.74pt solid #000000"/>
    </style:style>
    <style:style style:name="ce153" style:family="table-cell" style:parent-style-name="Default">
      <style:table-cell-properties fo:background-color="#ffffcc"/>
    </style:style>
    <style:style style:name="ce154" style:family="table-cell" style:parent-style-name="Default">
      <style:table-cell-properties fo:background-color="#ffffcc" style:text-align-source="fix" style:repeat-content="false" fo:border="0.74pt solid #000000"/>
      <style:paragraph-properties fo:text-align="center" fo:margin-left="0pt"/>
    </style:style>
    <style:style style:name="ce155" style:family="table-cell" style:parent-style-name="Default">
      <style:table-cell-properties fo:background-color="#ffffcc" fo:border="0.74pt solid #000000"/>
    </style:style>
    <style:style style:name="ce156" style:family="table-cell" style:parent-style-name="Default">
      <style:table-cell-properties fo:background-color="#ffd320"/>
    </style:style>
    <style:style style:name="ce157" style:family="table-cell" style:parent-style-name="Default">
      <style:table-cell-properties fo:background-color="#ffd320" style:text-align-source="fix" style:repeat-content="false" fo:border="0.74pt solid #000000"/>
      <style:paragraph-properties fo:text-align="center" fo:margin-left="0pt"/>
    </style:style>
    <style:style style:name="ce158" style:family="table-cell" style:parent-style-name="Default">
      <style:table-cell-properties fo:background-color="#ffd320" fo:border="0.74pt solid #000000"/>
    </style:style>
    <style:style style:name="ce159" style:family="table-cell" style:parent-style-name="Default">
      <style:table-cell-properties fo:background-color="#801900"/>
    </style:style>
    <style:style style:name="ce160" style:family="table-cell" style:parent-style-name="Default">
      <style:table-cell-properties fo:background-color="#801900" style:text-align-source="fix" style:repeat-content="false" fo:border="0.74pt solid #000000"/>
      <style:paragraph-properties fo:text-align="center" fo:margin-left="0pt"/>
    </style:style>
    <style:style style:name="ce161" style:family="table-cell" style:parent-style-name="Default">
      <style:table-cell-properties fo:background-color="#801900" fo:border="0.74pt solid #000000"/>
    </style:style>
    <style:style style:name="ce162" style:family="table-cell" style:parent-style-name="Default">
      <style:table-cell-properties fo:background-color="#661900"/>
    </style:style>
    <style:style style:name="ce163" style:family="table-cell" style:parent-style-name="Default">
      <style:table-cell-properties fo:background-color="#661900" style:text-align-source="fix" style:repeat-content="false" fo:border="0.74pt solid #000000"/>
      <style:paragraph-properties fo:text-align="center" fo:margin-left="0pt"/>
    </style:style>
    <style:style style:name="ce164" style:family="table-cell" style:parent-style-name="Default">
      <style:table-cell-properties fo:background-color="#661900" fo:border="0.74pt solid #000000"/>
    </style:style>
    <style:style style:name="ce165" style:family="table-cell" style:parent-style-name="Default">
      <style:table-cell-properties fo:background-color="#669900"/>
    </style:style>
    <style:style style:name="ce166" style:family="table-cell" style:parent-style-name="Default">
      <style:table-cell-properties fo:background-color="#669900" style:text-align-source="fix" style:repeat-content="false" fo:border="0.74pt solid #000000"/>
      <style:paragraph-properties fo:text-align="center" fo:margin-left="0pt"/>
    </style:style>
    <style:style style:name="ce167" style:family="table-cell" style:parent-style-name="Default">
      <style:table-cell-properties fo:background-color="#669900" fo:border="0.74pt solid #000000"/>
    </style:style>
    <style:style style:name="ce168" style:family="table-cell" style:parent-style-name="Default">
      <style:table-cell-properties fo:background-color="#66cc00"/>
    </style:style>
    <style:style style:name="ce169" style:family="table-cell" style:parent-style-name="Default">
      <style:table-cell-properties fo:background-color="#66cc00" style:text-align-source="fix" style:repeat-content="false" fo:border="0.74pt solid #000000"/>
      <style:paragraph-properties fo:text-align="center" fo:margin-left="0pt"/>
    </style:style>
    <style:style style:name="ce170" style:family="table-cell" style:parent-style-name="Default">
      <style:table-cell-properties fo:background-color="#66cc00" fo:border="0.74pt solid #000000"/>
    </style:style>
    <style:style style:name="ce171" style:family="table-cell" style:parent-style-name="Default">
      <style:table-cell-properties fo:background-color="#ff66ff"/>
    </style:style>
    <style:style style:name="ce172" style:family="table-cell" style:parent-style-name="Default">
      <style:table-cell-properties fo:background-color="#ff66ff" style:text-align-source="fix" style:repeat-content="false" fo:border="0.74pt solid #000000"/>
      <style:paragraph-properties fo:text-align="center" fo:margin-left="0pt"/>
    </style:style>
    <style:style style:name="ce173" style:family="table-cell" style:parent-style-name="Default">
      <style:table-cell-properties fo:background-color="#ff66ff" fo:border="0.74pt solid #000000"/>
    </style:style>
    <style:style style:name="ce174" style:family="table-cell" style:parent-style-name="Default">
      <style:table-cell-properties fo:background-color="#00cc33"/>
    </style:style>
    <style:style style:name="ce175" style:family="table-cell" style:parent-style-name="Default">
      <style:table-cell-properties fo:background-color="#00cc33" style:text-align-source="fix" style:repeat-content="false" fo:border="0.74pt solid #000000"/>
      <style:paragraph-properties fo:text-align="center" fo:margin-left="0pt"/>
    </style:style>
    <style:style style:name="ce176" style:family="table-cell" style:parent-style-name="Default">
      <style:table-cell-properties fo:background-color="#00cc33" fo:border="0.74pt solid #000000"/>
    </style:style>
    <style:style style:name="ce177" style:family="table-cell" style:parent-style-name="Default">
      <style:table-cell-properties fo:background-color="#66ff00"/>
    </style:style>
    <style:style style:name="ce178" style:family="table-cell" style:parent-style-name="Default">
      <style:table-cell-properties fo:background-color="#66ff00" style:text-align-source="fix" style:repeat-content="false" fo:border="0.74pt solid #000000"/>
      <style:paragraph-properties fo:text-align="center" fo:margin-left="0pt"/>
    </style:style>
    <style:style style:name="ce179" style:family="table-cell" style:parent-style-name="Default">
      <style:table-cell-properties fo:background-color="#66ff00" fo:border="0.74pt solid #000000"/>
    </style:style>
    <style:style style:name="ce180" style:family="table-cell" style:parent-style-name="Default">
      <style:table-cell-properties fo:background-color="#ffff00"/>
    </style:style>
    <style:style style:name="ce181" style:family="table-cell" style:parent-style-name="Default">
      <style:table-cell-properties fo:background-color="#ffff00" style:text-align-source="fix" style:repeat-content="false" fo:border="0.74pt solid #000000"/>
      <style:paragraph-properties fo:text-align="center" fo:margin-left="0pt"/>
    </style:style>
    <style:style style:name="ce182" style:family="table-cell" style:parent-style-name="Default">
      <style:table-cell-properties fo:background-color="#ffff00" fo:border="0.74pt solid #000000"/>
    </style:style>
    <style:style style:name="ce183" style:family="table-cell" style:parent-style-name="Default">
      <style:table-cell-properties fo:background-color="#ff3300"/>
    </style:style>
    <style:style style:name="ce184" style:family="table-cell" style:parent-style-name="Default">
      <style:table-cell-properties fo:background-color="#ff3300" style:text-align-source="fix" style:repeat-content="false" fo:border="0.74pt solid #000000"/>
      <style:paragraph-properties fo:text-align="center" fo:margin-left="0pt"/>
    </style:style>
    <style:style style:name="ce185" style:family="table-cell" style:parent-style-name="Default">
      <style:table-cell-properties fo:background-color="#ff3300" fo:border="0.74pt solid #000000"/>
    </style:style>
    <style:style style:name="ce186" style:family="table-cell" style:parent-style-name="Default">
      <style:table-cell-properties fo:background-color="#ffff66"/>
    </style:style>
    <style:style style:name="ce187" style:family="table-cell" style:parent-style-name="Default">
      <style:table-cell-properties fo:background-color="#ffff66" style:text-align-source="fix" style:repeat-content="false" fo:border="0.74pt solid #000000"/>
      <style:paragraph-properties fo:text-align="center" fo:margin-left="0pt"/>
    </style:style>
    <style:style style:name="ce188" style:family="table-cell" style:parent-style-name="Default">
      <style:table-cell-properties fo:background-color="#ffff66" fo:border="0.74pt solid #000000"/>
    </style:style>
    <style:style style:name="ce189" style:family="table-cell" style:parent-style-name="Default">
      <style:table-cell-properties fo:background-color="#cc9900"/>
    </style:style>
    <style:style style:name="ce190" style:family="table-cell" style:parent-style-name="Default">
      <style:table-cell-properties fo:background-color="#cc9900" style:text-align-source="fix" style:repeat-content="false" fo:border="0.74pt solid #000000"/>
      <style:paragraph-properties fo:text-align="center" fo:margin-left="0pt"/>
    </style:style>
    <style:style style:name="ce191" style:family="table-cell" style:parent-style-name="Default">
      <style:table-cell-properties fo:background-color="#cc9900" fo:border="0.74pt solid #000000"/>
    </style:style>
    <style:style style:name="ce192" style:family="table-cell" style:parent-style-name="Default">
      <style:table-cell-properties fo:background-color="#99ff99"/>
    </style:style>
    <style:style style:name="ce193" style:family="table-cell" style:parent-style-name="Default">
      <style:table-cell-properties fo:background-color="#99ff99" style:text-align-source="fix" style:repeat-content="false" fo:border="0.74pt solid #000000"/>
      <style:paragraph-properties fo:text-align="center" fo:margin-left="0pt"/>
    </style:style>
    <style:style style:name="ce194" style:family="table-cell" style:parent-style-name="Default">
      <style:table-cell-properties fo:background-color="#99ff99" fo:border="0.74pt solid #000000"/>
    </style:style>
    <style:style style:name="ce195" style:family="table-cell" style:parent-style-name="Default">
      <style:table-cell-properties fo:background-color="#6600ff"/>
    </style:style>
    <style:style style:name="ce196" style:family="table-cell" style:parent-style-name="Default">
      <style:table-cell-properties fo:background-color="#6600ff" style:text-align-source="fix" style:repeat-content="false" fo:border="0.74pt solid #000000"/>
      <style:paragraph-properties fo:text-align="center" fo:margin-left="0pt"/>
    </style:style>
    <style:style style:name="ce197" style:family="table-cell" style:parent-style-name="Default">
      <style:table-cell-properties fo:background-color="#6600ff" fo:border="0.74pt solid #000000"/>
    </style:style>
    <style:style style:name="ce198" style:family="table-cell" style:parent-style-name="Default">
      <style:table-cell-properties fo:background-color="#ffcc00"/>
    </style:style>
    <style:style style:name="ce199" style:family="table-cell" style:parent-style-name="Default">
      <style:table-cell-properties fo:background-color="#ffcc00" style:text-align-source="fix" style:repeat-content="false" fo:border="0.74pt solid #000000"/>
      <style:paragraph-properties fo:text-align="center" fo:margin-left="0pt"/>
    </style:style>
    <style:style style:name="ce200" style:family="table-cell" style:parent-style-name="Default">
      <style:table-cell-properties fo:background-color="#ffcc00" fo:border="0.74pt solid #000000"/>
    </style:style>
    <style:style style:name="ce201" style:family="table-cell" style:parent-style-name="Default">
      <style:table-cell-properties fo:background-color="#ff0000"/>
    </style:style>
    <style:style style:name="ce202" style:family="table-cell" style:parent-style-name="Default">
      <style:table-cell-properties fo:background-color="#ff0000" style:text-align-source="fix" style:repeat-content="false" fo:border="0.74pt solid #000000"/>
      <style:paragraph-properties fo:text-align="center" fo:margin-left="0pt"/>
    </style:style>
    <style:style style:name="ce203" style:family="table-cell" style:parent-style-name="Default">
      <style:table-cell-properties fo:background-color="#ff0000" fo:border="0.74pt solid #000000"/>
    </style:style>
    <style:style style:name="ce204" style:family="table-cell" style:parent-style-name="Default">
      <style:table-cell-properties fo:background-color="#9900ff"/>
    </style:style>
    <style:style style:name="ce205" style:family="table-cell" style:parent-style-name="Default">
      <style:table-cell-properties fo:background-color="#9900ff" style:text-align-source="fix" style:repeat-content="false" fo:border="0.74pt solid #000000"/>
      <style:paragraph-properties fo:text-align="center" fo:margin-left="0pt"/>
    </style:style>
    <style:style style:name="ce206" style:family="table-cell" style:parent-style-name="Default">
      <style:table-cell-properties fo:background-color="#9900ff" fo:border="0.74pt solid #000000"/>
    </style:style>
    <style:style style:name="ce207" style:family="table-cell" style:parent-style-name="Default">
      <style:table-cell-properties fo:background-color="#66ccff"/>
    </style:style>
    <style:style style:name="ce208" style:family="table-cell" style:parent-style-name="Default">
      <style:table-cell-properties fo:background-color="#66ccff" style:text-align-source="fix" style:repeat-content="false" fo:border="0.74pt solid #000000"/>
      <style:paragraph-properties fo:text-align="center" fo:margin-left="0pt"/>
    </style:style>
    <style:style style:name="ce209" style:family="table-cell" style:parent-style-name="Default">
      <style:table-cell-properties fo:background-color="#66ccff" fo:border="0.74pt solid #000000"/>
    </style:style>
    <style:style style:name="ce210" style:family="table-cell" style:parent-style-name="Default">
      <style:table-cell-properties fo:background-color="#ff6600"/>
    </style:style>
    <style:style style:name="ce211" style:family="table-cell" style:parent-style-name="Default">
      <style:table-cell-properties fo:background-color="#ff6600" style:text-align-source="fix" style:repeat-content="false" fo:border="0.74pt solid #000000"/>
      <style:paragraph-properties fo:text-align="center" fo:margin-left="0pt"/>
    </style:style>
    <style:style style:name="ce212" style:family="table-cell" style:parent-style-name="Default">
      <style:table-cell-properties fo:background-color="#ff6600" fo:border="0.74pt solid #000000"/>
    </style:style>
    <style:style style:name="ce213" style:family="table-cell" style:parent-style-name="Default">
      <style:table-cell-properties fo:background-color="#ff9999"/>
    </style:style>
    <style:style style:name="ce214" style:family="table-cell" style:parent-style-name="Default">
      <style:table-cell-properties fo:background-color="#ff9999" style:text-align-source="fix" style:repeat-content="false" fo:border="0.74pt solid #000000"/>
      <style:paragraph-properties fo:text-align="center" fo:margin-left="0pt"/>
    </style:style>
    <style:style style:name="ce215" style:family="table-cell" style:parent-style-name="Default">
      <style:table-cell-properties fo:background-color="#ff9999" fo:border="0.74pt solid #000000"/>
    </style:style>
    <style:style style:name="ce216" style:family="table-cell" style:parent-style-name="Default">
      <style:table-cell-properties fo:background-color="#3333ff"/>
    </style:style>
    <style:style style:name="ce217" style:family="table-cell" style:parent-style-name="Default">
      <style:table-cell-properties fo:background-color="#3333ff" style:text-align-source="fix" style:repeat-content="false" fo:border="0.74pt solid #000000"/>
      <style:paragraph-properties fo:text-align="center" fo:margin-left="0pt"/>
    </style:style>
    <style:style style:name="ce218" style:family="table-cell" style:parent-style-name="Default">
      <style:table-cell-properties fo:background-color="#3333ff" fo:border="0.74pt solid #000000"/>
    </style:style>
    <style:style style:name="ce219" style:family="table-cell" style:parent-style-name="Default">
      <style:table-cell-properties fo:background-color="#66ffff"/>
    </style:style>
    <style:style style:name="ce220" style:family="table-cell" style:parent-style-name="Default">
      <style:table-cell-properties fo:background-color="#ff00cc"/>
    </style:style>
    <style:style style:name="ce221" style:family="table-cell" style:parent-style-name="Default">
      <style:table-cell-properties fo:background-color="#ff00cc" style:text-align-source="fix" style:repeat-content="false" fo:border="0.74pt solid #000000"/>
      <style:paragraph-properties fo:text-align="center" fo:margin-left="0pt"/>
    </style:style>
    <style:style style:name="ce222" style:family="table-cell" style:parent-style-name="Default">
      <style:table-cell-properties fo:background-color="#ff00cc" fo:border="0.74pt solid #000000"/>
    </style:style>
    <style:style style:name="ce223" style:family="table-cell" style:parent-style-name="Default">
      <style:table-cell-properties fo:background-color="#663300"/>
    </style:style>
    <style:style style:name="ce224" style:family="table-cell" style:parent-style-name="Default">
      <style:table-cell-properties fo:background-color="#663300" style:text-align-source="fix" style:repeat-content="false" fo:border="0.74pt solid #000000"/>
      <style:paragraph-properties fo:text-align="center" fo:margin-left="0pt"/>
    </style:style>
    <style:style style:name="ce225" style:family="table-cell" style:parent-style-name="Default">
      <style:table-cell-properties fo:background-color="#663300" fo:border="0.74pt solid #000000"/>
    </style:style>
    <style:style style:name="ce226" style:family="table-cell" style:parent-style-name="Default">
      <style:table-cell-properties fo:background-color="#ff3333"/>
    </style:style>
    <style:style style:name="ce227" style:family="table-cell" style:parent-style-name="Default">
      <style:table-cell-properties fo:background-color="#ff3333" style:text-align-source="fix" style:repeat-content="false" fo:border="0.74pt solid #000000"/>
      <style:paragraph-properties fo:text-align="center" fo:margin-left="0pt"/>
    </style:style>
    <style:style style:name="ce228" style:family="table-cell" style:parent-style-name="Default">
      <style:table-cell-properties fo:background-color="#ff3333" fo:border="0.74pt solid #000000"/>
    </style:style>
    <style:style style:name="ce229" style:family="table-cell" style:parent-style-name="Default">
      <style:table-cell-properties fo:background-color="#0066ff"/>
    </style:style>
    <style:style style:name="ce230" style:family="table-cell" style:parent-style-name="Default">
      <style:table-cell-properties fo:background-color="#0066ff" style:text-align-source="fix" style:repeat-content="false" fo:border="0.74pt solid #000000"/>
      <style:paragraph-properties fo:text-align="center" fo:margin-left="0pt"/>
    </style:style>
    <style:style style:name="ce231" style:family="table-cell" style:parent-style-name="Default">
      <style:table-cell-properties fo:background-color="#0066ff" fo:border="0.74pt solid #000000"/>
    </style:style>
    <style:style style:name="ce232" style:family="table-cell" style:parent-style-name="Default">
      <style:table-cell-properties fo:background-color="#ccff00"/>
    </style:style>
    <style:style style:name="ce233" style:family="table-cell" style:parent-style-name="Default">
      <style:table-cell-properties fo:background-color="#ccff00" style:text-align-source="fix" style:repeat-content="false" fo:border="0.74pt solid #000000"/>
      <style:paragraph-properties fo:text-align="center" fo:margin-left="0pt"/>
    </style:style>
    <style:style style:name="ce234" style:family="table-cell" style:parent-style-name="Default">
      <style:table-cell-properties fo:background-color="#ccff00" fo:border="0.74pt solid #000000"/>
    </style:style>
    <style:style style:name="ce235" style:family="table-cell" style:parent-style-name="Default">
      <style:table-cell-properties fo:background-color="#ff33ff"/>
    </style:style>
    <style:style style:name="ce236" style:family="table-cell" style:parent-style-name="Default">
      <style:table-cell-properties fo:background-color="#ff33ff" style:text-align-source="fix" style:repeat-content="false" fo:border="0.74pt solid #000000"/>
      <style:paragraph-properties fo:text-align="center" fo:margin-left="0pt"/>
    </style:style>
    <style:style style:name="ce237" style:family="table-cell" style:parent-style-name="Default">
      <style:table-cell-properties fo:background-color="#ff33ff" fo:border="0.74pt solid #000000"/>
    </style:style>
    <style:style style:name="ce238" style:family="table-cell" style:parent-style-name="Default">
      <style:table-cell-properties fo:wrap-option="wrap"/>
    </style:style>
    <style:style style:name="gr1" style:family="graphic">
      <style:graphic-properties draw:marker-start="Arrowheads_20_1" draw:marker-start-width="5.67pt" draw:marker-start-center="false" draw:fill="solid" draw:fill-color="#ffffc0" draw:auto-grow-height="true" draw:auto-grow-width="false" fo:min-height="174.33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op of Party"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Default"/>
        <table:table-column table:style-name="co8"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Default"/>
        <table:table-column table:style-name="co9"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Default" table:number-columns-repeated="6"/>
          <table:table-cell/>
          <table:table-cell table:style-name="Default" table:number-columns-repeated="6"/>
          <table:table-cell/>
          <table:table-cell table:style-name="Default" table:number-columns-repeated="6"/>
        </table:table-row>
        <table:table-row table:style-name="ro1">
          <table:table-cell table:style-name="ce1" office:value-type="string" calcext:value-type="string" table:number-columns-spanned="6" table:number-rows-spanned="1">
            <text:p>Info Party West</text:p>
          </table:table-cell>
          <table:covered-table-cell table:number-columns-repeated="5"/>
          <table:table-cell/>
          <table:table-cell table:style-name="ce3" office:value-type="string" calcext:value-type="string" table:number-columns-spanned="6" table:number-rows-spanned="1">
            <text:p>Info Party Central</text:p>
          </table:table-cell>
          <table:covered-table-cell table:number-columns-repeated="5"/>
          <table:table-cell/>
          <table:table-cell table:style-name="ce5" office:value-type="string" calcext:value-type="string" table:number-columns-spanned="6" table:number-rows-spanned="1">
            <text:p>Info Party East</text:p>
          </table:table-cell>
          <table:covered-table-cell table:number-columns-repeated="5"/>
        </table:table-row>
        <table:table-row table:style-name="ro1">
          <table:table-cell office:value-type="string" calcext:value-type="string">
            <text:p>Title</text:p>
          </table:table-cell>
          <table:table-cell office:value-type="string" calcext:value-type="string">
            <text:p>Name</text:p>
          </table:table-cell>
          <table:table-cell office:value-type="string" calcext:value-type="string">
            <text:p>Phone Number</text:p>
          </table:table-cell>
          <table:table-cell office:value-type="string" calcext:value-type="string">
            <text:p>Email</text:p>
          </table:table-cell>
          <table:table-cell office:value-type="string" calcext:value-type="string">
            <text:p>Description</text:p>
          </table:table-cell>
          <table:table-cell office:value-type="string" calcext:value-type="string">
            <text:p>Purpose</text:p>
          </table:table-cell>
          <table:table-cell/>
          <table:table-cell office:value-type="string" calcext:value-type="string">
            <text:p>Title</text:p>
          </table:table-cell>
          <table:table-cell office:value-type="string" calcext:value-type="string">
            <text:p>Name</text:p>
          </table:table-cell>
          <table:table-cell office:value-type="string" calcext:value-type="string">
            <text:p>Phone Number</text:p>
          </table:table-cell>
          <table:table-cell office:value-type="string" calcext:value-type="string">
            <text:p>Email</text:p>
          </table:table-cell>
          <table:table-cell office:value-type="string" calcext:value-type="string">
            <text:p>Description</text:p>
          </table:table-cell>
          <table:table-cell office:value-type="string" calcext:value-type="string">
            <text:p>Purpose</text:p>
          </table:table-cell>
          <table:table-cell/>
          <table:table-cell office:value-type="string" calcext:value-type="string">
            <text:p>Title</text:p>
          </table:table-cell>
          <table:table-cell office:value-type="string" calcext:value-type="string">
            <text:p>Name</text:p>
          </table:table-cell>
          <table:table-cell office:value-type="string" calcext:value-type="string">
            <text:p>Phone Number</text:p>
          </table:table-cell>
          <table:table-cell office:value-type="string" calcext:value-type="string">
            <text:p>Email</text:p>
          </table:table-cell>
          <table:table-cell office:value-type="string" calcext:value-type="string">
            <text:p>Description</text:p>
          </table:table-cell>
          <table:table-cell office:value-type="string" calcext:value-type="string">
            <text:p>Purpose</text:p>
          </table:table-cell>
        </table:table-row>
        <table:table-row table:style-name="ro1">
          <table:table-cell office:value-type="string" calcext:value-type="string">
            <text:p>Community Manager West </text:p>
          </table:table-cell>
          <table:table-cell table:number-columns-repeated="6"/>
          <table:table-cell office:value-type="string" calcext:value-type="string">
            <text:p>Community Manager Central </text:p>
          </table:table-cell>
          <table:table-cell table:number-columns-repeated="6"/>
          <table:table-cell office:value-type="string" calcext:value-type="string">
            <text:p>Community Manager East </text:p>
          </table:table-cell>
          <table:table-cell table:number-columns-repeated="5"/>
        </table:table-row>
        <table:table-row table:style-name="ro1">
          <table:table-cell office:value-type="string" calcext:value-type="string">
            <text:p>PR &amp; Media West</text:p>
          </table:table-cell>
          <table:table-cell table:number-columns-repeated="6"/>
          <table:table-cell office:value-type="string" calcext:value-type="string">
            <text:p>PR &amp; Media Central</text:p>
          </table:table-cell>
          <table:table-cell table:number-columns-repeated="6"/>
          <table:table-cell office:value-type="string" calcext:value-type="string">
            <text:p>PR &amp; Media East</text:p>
          </table:table-cell>
          <table:table-cell table:number-columns-repeated="5"/>
        </table:table-row>
        <table:table-row table:style-name="ro1">
          <table:table-cell office:value-type="string" calcext:value-type="string">
            <text:p>PR &amp; Media Deputy West</text:p>
          </table:table-cell>
          <table:table-cell table:number-columns-repeated="6"/>
          <table:table-cell office:value-type="string" calcext:value-type="string">
            <text:p>PR &amp; Media Deputy Central</text:p>
          </table:table-cell>
          <table:table-cell table:number-columns-repeated="6"/>
          <table:table-cell office:value-type="string" calcext:value-type="string">
            <text:p>PR &amp; Media Deputy East</text:p>
          </table:table-cell>
          <table:table-cell table:number-columns-repeated="5"/>
        </table:table-row>
        <table:table-row table:style-name="ro1">
          <table:table-cell office:value-type="string" calcext:value-type="string">
            <text:p>Activism West</text:p>
          </table:table-cell>
          <table:table-cell table:number-columns-repeated="6"/>
          <table:table-cell office:value-type="string" calcext:value-type="string">
            <text:p>Activism Central</text:p>
          </table:table-cell>
          <table:table-cell table:number-columns-repeated="6"/>
          <table:table-cell office:value-type="string" calcext:value-type="string">
            <text:p>Activism East</text:p>
          </table:table-cell>
          <table:table-cell table:number-columns-repeated="5"/>
        </table:table-row>
        <table:table-row table:style-name="ro1">
          <table:table-cell office:value-type="string" calcext:value-type="string">
            <text:p>Activism Deputy West</text:p>
          </table:table-cell>
          <table:table-cell table:number-columns-repeated="6"/>
          <table:table-cell office:value-type="string" calcext:value-type="string">
            <text:p>Activism Deputy Central</text:p>
          </table:table-cell>
          <table:table-cell table:number-columns-repeated="6"/>
          <table:table-cell office:value-type="string" calcext:value-type="string">
            <text:p>Activism Deputy East</text:p>
          </table:table-cell>
          <table:table-cell table:number-columns-repeated="5"/>
        </table:table-row>
        <table:table-row table:style-name="ro1">
          <table:table-cell office:value-type="string" calcext:value-type="string">
            <text:p>Swarm Care West</text:p>
          </table:table-cell>
          <table:table-cell table:number-columns-repeated="6"/>
          <table:table-cell office:value-type="string" calcext:value-type="string">
            <text:p>Swarm Care Central</text:p>
          </table:table-cell>
          <table:table-cell table:number-columns-repeated="6"/>
          <table:table-cell office:value-type="string" calcext:value-type="string">
            <text:p>Swarm Care East</text:p>
          </table:table-cell>
          <table:table-cell table:number-columns-repeated="5"/>
        </table:table-row>
        <table:table-row table:style-name="ro1">
          <table:table-cell office:value-type="string" calcext:value-type="string">
            <text:p>Swarm Care Deputy West</text:p>
          </table:table-cell>
          <table:table-cell table:number-columns-repeated="6"/>
          <table:table-cell office:value-type="string" calcext:value-type="string">
            <text:p>Swarm Care Deputy Central</text:p>
          </table:table-cell>
          <table:table-cell table:number-columns-repeated="6"/>
          <table:table-cell office:value-type="string" calcext:value-type="string">
            <text:p>Swarm Care Deputy East</text:p>
          </table:table-cell>
          <table:table-cell table:number-columns-repeated="5"/>
        </table:table-row>
        <table:table-row table:style-name="ro1">
          <table:table-cell office:value-type="string" calcext:value-type="string">
            <text:p>Web, Info, infrastructure West</text:p>
          </table:table-cell>
          <table:table-cell table:number-columns-repeated="6"/>
          <table:table-cell office:value-type="string" calcext:value-type="string">
            <text:p>Web, Info, infrastructure Central</text:p>
          </table:table-cell>
          <table:table-cell table:number-columns-repeated="6"/>
          <table:table-cell office:value-type="string" calcext:value-type="string">
            <text:p>Web, Info, infrastructure East</text:p>
          </table:table-cell>
          <table:table-cell table:number-columns-repeated="5"/>
        </table:table-row>
        <table:table-row table:style-name="ro1">
          <table:table-cell office:value-type="string" calcext:value-type="string">
            <text:p>Web, Info, infrastructure Deputy West</text:p>
          </table:table-cell>
          <table:table-cell table:number-columns-repeated="6"/>
          <table:table-cell office:value-type="string" calcext:value-type="string">
            <text:p>Web, Info, infrastructure Deputy Central</text:p>
          </table:table-cell>
          <table:table-cell table:number-columns-repeated="6"/>
          <table:table-cell office:value-type="string" calcext:value-type="string">
            <text:p>Web, Info, infrastructure Deputy East</text:p>
          </table:table-cell>
          <table:table-cell table:number-columns-repeated="5"/>
        </table:table-row>
      </table:table>
      <table:table table:name="West" table:style-name="ta1">
        <table:table-column table:style-name="co10"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Default"/>
        <table:table-column table:style-name="co8"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Default"/>
        <table:table-column table:style-name="co1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Default"/>
        <table:table-column table:style-name="co12"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Default"/>
        <table:table-column table:style-name="co13" table:default-cell-style-name="ce19"/>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Default"/>
        <table:table-column table:style-name="co14"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Default"/>
        <table:table-column table:style-name="co15" table:default-cell-style-name="ce23"/>
        <table:table-column table:style-name="co2" table:default-cell-style-name="ce23"/>
        <table:table-column table:style-name="co3" table:default-cell-style-name="ce23"/>
        <table:table-column table:style-name="co4" table:default-cell-style-name="ce23"/>
        <table:table-column table:style-name="co5" table:default-cell-style-name="ce23"/>
        <table:table-column table:style-name="co6" table:default-cell-style-name="ce23"/>
        <table:table-column table:style-name="co7" table:default-cell-style-name="Default"/>
        <table:table-column table:style-name="co16" table:default-cell-style-name="ce26"/>
        <table:table-column table:style-name="co2" table:default-cell-style-name="ce26"/>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Default"/>
        <table:table-column table:style-name="co17" table:default-cell-style-name="ce29"/>
        <table:table-column table:style-name="co2" table:default-cell-style-name="ce29"/>
        <table:table-column table:style-name="co3" table:default-cell-style-name="ce29"/>
        <table:table-column table:style-name="co4" table:default-cell-style-name="ce29"/>
        <table:table-column table:style-name="co5" table:default-cell-style-name="ce29"/>
        <table:table-column table:style-name="co6" table:default-cell-style-name="ce29"/>
        <table:table-column table:style-name="co7" table:default-cell-style-name="Default"/>
        <table:table-column table:style-name="co18" table:default-cell-style-name="ce32"/>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Default"/>
        <table:table-column table:style-name="co19"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35"/>
        <table:table-column table:style-name="co6" table:default-cell-style-name="ce35"/>
        <table:table-column table:style-name="co7" table:default-cell-style-name="Default"/>
        <table:table-column table:style-name="co20"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Default"/>
        <table:table-column table:style-name="co21" table:default-cell-style-name="ce41"/>
        <table:table-column table:style-name="co2" table:default-cell-style-name="ce41"/>
        <table:table-column table:style-name="co3" table:default-cell-style-name="ce41"/>
        <table:table-column table:style-name="co4" table:default-cell-style-name="ce41"/>
        <table:table-column table:style-name="co5" table:default-cell-style-name="ce41"/>
        <table:table-column table:style-name="co6" table:default-cell-style-name="ce41"/>
        <table:table-column table:style-name="co7" table:default-cell-style-name="Default"/>
        <table:table-column table:style-name="co22" table:default-cell-style-name="ce32"/>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Default"/>
        <table:table-column table:style-name="co23" table:default-cell-style-name="ce44"/>
        <table:table-column table:style-name="co2" table:default-cell-style-name="ce44"/>
        <table:table-column table:style-name="co3" table:default-cell-style-name="ce44"/>
        <table:table-column table:style-name="co4" table:default-cell-style-name="ce44"/>
        <table:table-column table:style-name="co5" table:default-cell-style-name="ce44"/>
        <table:table-column table:style-name="co6" table:default-cell-style-name="ce44"/>
        <table:table-column table:style-name="co7" table:default-cell-style-name="Default"/>
        <table:table-column table:style-name="co12" table:default-cell-style-name="ce47"/>
        <table:table-column table:style-name="co2" table:default-cell-style-name="ce47"/>
        <table:table-column table:style-name="co3" table:default-cell-style-name="ce47"/>
        <table:table-column table:style-name="co4" table:default-cell-style-name="ce47"/>
        <table:table-column table:style-name="co5" table:default-cell-style-name="ce47"/>
        <table:table-column table:style-name="co6" table:default-cell-style-name="ce47"/>
        <table:table-row table:style-name="ro1">
          <table:table-cell table:number-columns-repeated="111"/>
        </table:table-row>
        <table:table-row table:style-name="ro1">
          <table:table-cell table:style-name="ce8" office:value-type="string" calcext:value-type="string" table:number-columns-spanned="6" table:number-rows-spanned="1">
            <text:p>Alaska</text:p>
          </table:table-cell>
          <table:covered-table-cell table:number-columns-repeated="5" table:style-name="ce9"/>
          <table:table-cell/>
          <table:table-cell table:style-name="ce11" office:value-type="string" calcext:value-type="string" table:number-columns-spanned="6" table:number-rows-spanned="1">
            <text:p>Arizona</text:p>
          </table:table-cell>
          <table:covered-table-cell table:number-columns-repeated="5" table:style-name="ce12"/>
          <table:table-cell/>
          <table:table-cell table:style-name="ce14" office:value-type="string" calcext:value-type="string" table:number-columns-spanned="6" table:number-rows-spanned="1">
            <text:p>California</text:p>
          </table:table-cell>
          <table:covered-table-cell table:number-columns-repeated="5" table:style-name="ce15"/>
          <table:table-cell/>
          <table:table-cell table:style-name="ce17" office:value-type="string" calcext:value-type="string" table:number-columns-spanned="6" table:number-rows-spanned="1">
            <text:p>Colorado</text:p>
          </table:table-cell>
          <table:covered-table-cell table:number-columns-repeated="5" table:style-name="ce18"/>
          <table:table-cell/>
          <table:table-cell table:style-name="ce20" office:value-type="string" calcext:value-type="string" table:number-columns-spanned="6" table:number-rows-spanned="1">
            <text:p>Hawaii</text:p>
          </table:table-cell>
          <table:covered-table-cell table:number-columns-repeated="5" table:style-name="ce21"/>
          <table:table-cell/>
          <table:table-cell table:style-name="ce1" office:value-type="string" calcext:value-type="string" table:number-columns-spanned="6" table:number-rows-spanned="1">
            <text:p>Idaho</text:p>
          </table:table-cell>
          <table:covered-table-cell table:number-columns-repeated="5" table:style-name="ce2"/>
          <table:table-cell/>
          <table:table-cell table:style-name="ce24" office:value-type="string" calcext:value-type="string" table:number-columns-spanned="6" table:number-rows-spanned="1">
            <text:p>Kansas</text:p>
          </table:table-cell>
          <table:covered-table-cell table:number-columns-repeated="5" table:style-name="ce25"/>
          <table:table-cell/>
          <table:table-cell table:style-name="ce27" office:value-type="string" calcext:value-type="string" table:number-columns-spanned="6" table:number-rows-spanned="1">
            <text:p>Montana</text:p>
          </table:table-cell>
          <table:covered-table-cell table:number-columns-repeated="5" table:style-name="ce28"/>
          <table:table-cell/>
          <table:table-cell table:style-name="ce30" office:value-type="string" calcext:value-type="string" table:number-columns-spanned="6" table:number-rows-spanned="1">
            <text:p>Nevada</text:p>
          </table:table-cell>
          <table:covered-table-cell table:number-columns-repeated="5" table:style-name="ce31"/>
          <table:table-cell/>
          <table:table-cell table:style-name="ce33" office:value-type="string" calcext:value-type="string" table:number-columns-spanned="6" table:number-rows-spanned="1">
            <text:p>New Mexico</text:p>
          </table:table-cell>
          <table:covered-table-cell table:number-columns-repeated="5" table:style-name="ce34"/>
          <table:table-cell/>
          <table:table-cell table:style-name="ce36" office:value-type="string" calcext:value-type="string" table:number-columns-spanned="6" table:number-rows-spanned="1">
            <text:p>Oklahoma</text:p>
          </table:table-cell>
          <table:covered-table-cell table:number-columns-repeated="5" table:style-name="ce37"/>
          <table:table-cell/>
          <table:table-cell table:style-name="ce39" office:value-type="string" calcext:value-type="string" table:number-columns-spanned="6" table:number-rows-spanned="1">
            <text:p>Oregon</text:p>
          </table:table-cell>
          <table:covered-table-cell table:number-columns-repeated="5" table:style-name="ce40"/>
          <table:table-cell/>
          <table:table-cell table:style-name="ce42" office:value-type="string" calcext:value-type="string" table:number-columns-spanned="6" table:number-rows-spanned="1">
            <text:p>Texas</text:p>
          </table:table-cell>
          <table:covered-table-cell table:number-columns-repeated="5" table:style-name="ce43"/>
          <table:table-cell/>
          <table:table-cell table:style-name="ce33" office:value-type="string" calcext:value-type="string" table:number-columns-spanned="6" table:number-rows-spanned="1">
            <text:p>Utah</text:p>
          </table:table-cell>
          <table:covered-table-cell table:number-columns-repeated="5" table:style-name="ce34"/>
          <table:table-cell/>
          <table:table-cell table:style-name="ce45" office:value-type="string" calcext:value-type="string" table:number-columns-spanned="6" table:number-rows-spanned="1">
            <text:p>Washington</text:p>
          </table:table-cell>
          <table:covered-table-cell table:number-columns-repeated="5" table:style-name="ce46"/>
          <table:table-cell/>
          <table:table-cell table:style-name="ce48" office:value-type="string" calcext:value-type="string" table:number-columns-spanned="6" table:number-rows-spanned="1">
            <text:p>Wyoming</text:p>
          </table:table-cell>
          <table:covered-table-cell table:number-columns-repeated="5" table:style-name="ce49"/>
        </table:table-row>
        <table:table-row table:style-name="ro1">
          <table:table-cell table:style-name="ce9" office:value-type="string" calcext:value-type="string">
            <text:p>Title</text:p>
          </table:table-cell>
          <table:table-cell table:style-name="ce9" office:value-type="string" calcext:value-type="string">
            <text:p>Name</text:p>
          </table:table-cell>
          <table:table-cell table:style-name="ce9" office:value-type="string" calcext:value-type="string">
            <text:p>Phone Number</text:p>
          </table:table-cell>
          <table:table-cell table:style-name="ce9" office:value-type="string" calcext:value-type="string">
            <text:p>Email</text:p>
          </table:table-cell>
          <table:table-cell table:style-name="ce9" office:value-type="string" calcext:value-type="string">
            <text:p>Description</text:p>
          </table:table-cell>
          <table:table-cell table:style-name="ce9" office:value-type="string" calcext:value-type="string">
            <text:p>Purpose</text:p>
          </table:table-cell>
          <table:table-cell/>
          <table:table-cell table:style-name="ce12" office:value-type="string" calcext:value-type="string">
            <text:p>Title</text:p>
          </table:table-cell>
          <table:table-cell table:style-name="ce12" office:value-type="string" calcext:value-type="string">
            <text:p>Name</text:p>
          </table:table-cell>
          <table:table-cell table:style-name="ce12" office:value-type="string" calcext:value-type="string">
            <text:p>Phone Number</text:p>
          </table:table-cell>
          <table:table-cell table:style-name="ce12" office:value-type="string" calcext:value-type="string">
            <text:p>Email</text:p>
          </table:table-cell>
          <table:table-cell table:style-name="ce12" office:value-type="string" calcext:value-type="string">
            <text:p>Description</text:p>
          </table:table-cell>
          <table:table-cell table:style-name="ce12" office:value-type="string" calcext:value-type="string">
            <text:p>Purpose</text:p>
          </table:table-cell>
          <table:table-cell/>
          <table:table-cell table:style-name="ce15" office:value-type="string" calcext:value-type="string">
            <text:p>Title</text:p>
          </table:table-cell>
          <table:table-cell table:style-name="ce15" office:value-type="string" calcext:value-type="string">
            <text:p>Name</text:p>
          </table:table-cell>
          <table:table-cell table:style-name="ce15" office:value-type="string" calcext:value-type="string">
            <text:p>Phone Number</text:p>
          </table:table-cell>
          <table:table-cell table:style-name="ce15" office:value-type="string" calcext:value-type="string">
            <text:p>Email</text:p>
          </table:table-cell>
          <table:table-cell table:style-name="ce15" office:value-type="string" calcext:value-type="string">
            <text:p>Description</text:p>
          </table:table-cell>
          <table:table-cell table:style-name="ce15" office:value-type="string" calcext:value-type="string">
            <text:p>Purpose</text:p>
          </table:table-cell>
          <table:table-cell/>
          <table:table-cell table:style-name="ce18" office:value-type="string" calcext:value-type="string">
            <text:p>Title</text:p>
          </table:table-cell>
          <table:table-cell table:style-name="ce18" office:value-type="string" calcext:value-type="string">
            <text:p>Name</text:p>
          </table:table-cell>
          <table:table-cell table:style-name="ce18" office:value-type="string" calcext:value-type="string">
            <text:p>Phone Number</text:p>
          </table:table-cell>
          <table:table-cell table:style-name="ce18" office:value-type="string" calcext:value-type="string">
            <text:p>Email</text:p>
          </table:table-cell>
          <table:table-cell table:style-name="ce18" office:value-type="string" calcext:value-type="string">
            <text:p>Description</text:p>
          </table:table-cell>
          <table:table-cell table:style-name="ce18" office:value-type="string" calcext:value-type="string">
            <text:p>Purpose</text:p>
          </table:table-cell>
          <table:table-cell/>
          <table:table-cell table:style-name="ce21" office:value-type="string" calcext:value-type="string">
            <text:p>Title</text:p>
          </table:table-cell>
          <table:table-cell table:style-name="ce21" office:value-type="string" calcext:value-type="string">
            <text:p>Name</text:p>
          </table:table-cell>
          <table:table-cell table:style-name="ce21" office:value-type="string" calcext:value-type="string">
            <text:p>Phone Number</text:p>
          </table:table-cell>
          <table:table-cell table:style-name="ce21" office:value-type="string" calcext:value-type="string">
            <text:p>Email</text:p>
          </table:table-cell>
          <table:table-cell table:style-name="ce21" office:value-type="string" calcext:value-type="string">
            <text:p>Description</text:p>
          </table:table-cell>
          <table:table-cell table:style-name="ce21" office:value-type="string" calcext:value-type="string">
            <text:p>Purpose</text:p>
          </table:table-cell>
          <table:table-cell/>
          <table:table-cell table:style-name="ce2" office:value-type="string" calcext:value-type="string">
            <text:p>Title</text:p>
          </table:table-cell>
          <table:table-cell table:style-name="ce2" office:value-type="string" calcext:value-type="string">
            <text:p>Name</text:p>
          </table:table-cell>
          <table:table-cell table:style-name="ce2" office:value-type="string" calcext:value-type="string">
            <text:p>Phone Number</text:p>
          </table:table-cell>
          <table:table-cell table:style-name="ce2" office:value-type="string" calcext:value-type="string">
            <text:p>Email</text:p>
          </table:table-cell>
          <table:table-cell table:style-name="ce2" office:value-type="string" calcext:value-type="string">
            <text:p>Description</text:p>
          </table:table-cell>
          <table:table-cell table:style-name="ce2" office:value-type="string" calcext:value-type="string">
            <text:p>Purpose</text:p>
          </table:table-cell>
          <table:table-cell/>
          <table:table-cell table:style-name="ce25" office:value-type="string" calcext:value-type="string">
            <text:p>Title</text:p>
          </table:table-cell>
          <table:table-cell table:style-name="ce25" office:value-type="string" calcext:value-type="string">
            <text:p>Name</text:p>
          </table:table-cell>
          <table:table-cell table:style-name="ce25" office:value-type="string" calcext:value-type="string">
            <text:p>Phone Number</text:p>
          </table:table-cell>
          <table:table-cell table:style-name="ce25" office:value-type="string" calcext:value-type="string">
            <text:p>Email</text:p>
          </table:table-cell>
          <table:table-cell table:style-name="ce25" office:value-type="string" calcext:value-type="string">
            <text:p>Description</text:p>
          </table:table-cell>
          <table:table-cell table:style-name="ce25" office:value-type="string" calcext:value-type="string">
            <text:p>Purpose</text:p>
          </table:table-cell>
          <table:table-cell/>
          <table:table-cell table:style-name="ce28" office:value-type="string" calcext:value-type="string">
            <text:p>Title</text:p>
          </table:table-cell>
          <table:table-cell table:style-name="ce28" office:value-type="string" calcext:value-type="string">
            <text:p>Name</text:p>
          </table:table-cell>
          <table:table-cell table:style-name="ce28" office:value-type="string" calcext:value-type="string">
            <text:p>Phone Number</text:p>
          </table:table-cell>
          <table:table-cell table:style-name="ce28" office:value-type="string" calcext:value-type="string">
            <text:p>Email</text:p>
          </table:table-cell>
          <table:table-cell table:style-name="ce28" office:value-type="string" calcext:value-type="string">
            <text:p>Description</text:p>
          </table:table-cell>
          <table:table-cell table:style-name="ce28" office:value-type="string" calcext:value-type="string">
            <text:p>Purpose</text:p>
          </table:table-cell>
          <table:table-cell/>
          <table:table-cell table:style-name="ce31" office:value-type="string" calcext:value-type="string">
            <text:p>Title</text:p>
          </table:table-cell>
          <table:table-cell table:style-name="ce31" office:value-type="string" calcext:value-type="string">
            <text:p>Name</text:p>
          </table:table-cell>
          <table:table-cell table:style-name="ce31" office:value-type="string" calcext:value-type="string">
            <text:p>Phone Number</text:p>
          </table:table-cell>
          <table:table-cell table:style-name="ce31" office:value-type="string" calcext:value-type="string">
            <text:p>Email</text:p>
          </table:table-cell>
          <table:table-cell table:style-name="ce31" office:value-type="string" calcext:value-type="string">
            <text:p>Description</text:p>
          </table:table-cell>
          <table:table-cell table:style-name="ce31" office:value-type="string" calcext:value-type="string">
            <text:p>Purpose</text:p>
          </table:table-cell>
          <table:table-cell/>
          <table:table-cell table:style-name="ce34" office:value-type="string" calcext:value-type="string">
            <text:p>Title</text:p>
          </table:table-cell>
          <table:table-cell table:style-name="ce34" office:value-type="string" calcext:value-type="string">
            <text:p>Name</text:p>
          </table:table-cell>
          <table:table-cell table:style-name="ce34" office:value-type="string" calcext:value-type="string">
            <text:p>Phone Number</text:p>
          </table:table-cell>
          <table:table-cell table:style-name="ce34" office:value-type="string" calcext:value-type="string">
            <text:p>Email</text:p>
          </table:table-cell>
          <table:table-cell table:style-name="ce34" office:value-type="string" calcext:value-type="string">
            <text:p>Description</text:p>
          </table:table-cell>
          <table:table-cell table:style-name="ce34" office:value-type="string" calcext:value-type="string">
            <text:p>Purpose</text:p>
          </table:table-cell>
          <table:table-cell/>
          <table:table-cell table:style-name="ce37" office:value-type="string" calcext:value-type="string">
            <text:p>Title</text:p>
          </table:table-cell>
          <table:table-cell table:style-name="ce37" office:value-type="string" calcext:value-type="string">
            <text:p>Name</text:p>
          </table:table-cell>
          <table:table-cell table:style-name="ce37" office:value-type="string" calcext:value-type="string">
            <text:p>Phone Number</text:p>
          </table:table-cell>
          <table:table-cell table:style-name="ce37" office:value-type="string" calcext:value-type="string">
            <text:p>Email</text:p>
          </table:table-cell>
          <table:table-cell table:style-name="ce37" office:value-type="string" calcext:value-type="string">
            <text:p>Description</text:p>
          </table:table-cell>
          <table:table-cell table:style-name="ce37" office:value-type="string" calcext:value-type="string">
            <text:p>Purpose</text:p>
          </table:table-cell>
          <table:table-cell/>
          <table:table-cell table:style-name="ce40" office:value-type="string" calcext:value-type="string">
            <text:p>Title</text:p>
          </table:table-cell>
          <table:table-cell table:style-name="ce40" office:value-type="string" calcext:value-type="string">
            <text:p>Name</text:p>
          </table:table-cell>
          <table:table-cell table:style-name="ce40" office:value-type="string" calcext:value-type="string">
            <text:p>Phone Number</text:p>
          </table:table-cell>
          <table:table-cell table:style-name="ce40" office:value-type="string" calcext:value-type="string">
            <text:p>Email</text:p>
          </table:table-cell>
          <table:table-cell table:style-name="ce40" office:value-type="string" calcext:value-type="string">
            <text:p>Description</text:p>
          </table:table-cell>
          <table:table-cell table:style-name="ce40" office:value-type="string" calcext:value-type="string">
            <text:p>Purpose</text:p>
          </table:table-cell>
          <table:table-cell/>
          <table:table-cell table:style-name="ce43" office:value-type="string" calcext:value-type="string">
            <text:p>Title</text:p>
          </table:table-cell>
          <table:table-cell table:style-name="ce43" office:value-type="string" calcext:value-type="string">
            <text:p>Name</text:p>
          </table:table-cell>
          <table:table-cell table:style-name="ce43" office:value-type="string" calcext:value-type="string">
            <text:p>Phone Number</text:p>
          </table:table-cell>
          <table:table-cell table:style-name="ce43" office:value-type="string" calcext:value-type="string">
            <text:p>Email</text:p>
          </table:table-cell>
          <table:table-cell table:style-name="ce43" office:value-type="string" calcext:value-type="string">
            <text:p>Description</text:p>
          </table:table-cell>
          <table:table-cell table:style-name="ce43" office:value-type="string" calcext:value-type="string">
            <text:p>Purpose</text:p>
          </table:table-cell>
          <table:table-cell/>
          <table:table-cell table:style-name="ce34" office:value-type="string" calcext:value-type="string">
            <text:p>Title</text:p>
          </table:table-cell>
          <table:table-cell table:style-name="ce34" office:value-type="string" calcext:value-type="string">
            <text:p>Name</text:p>
          </table:table-cell>
          <table:table-cell table:style-name="ce34" office:value-type="string" calcext:value-type="string">
            <text:p>Phone Number</text:p>
          </table:table-cell>
          <table:table-cell table:style-name="ce34" office:value-type="string" calcext:value-type="string">
            <text:p>Email</text:p>
          </table:table-cell>
          <table:table-cell table:style-name="ce34" office:value-type="string" calcext:value-type="string">
            <text:p>Description</text:p>
          </table:table-cell>
          <table:table-cell table:style-name="ce34" office:value-type="string" calcext:value-type="string">
            <text:p>Purpose</text:p>
          </table:table-cell>
          <table:table-cell/>
          <table:table-cell table:style-name="ce46" office:value-type="string" calcext:value-type="string">
            <text:p>Title</text:p>
          </table:table-cell>
          <table:table-cell table:style-name="ce46" office:value-type="string" calcext:value-type="string">
            <text:p>Name</text:p>
          </table:table-cell>
          <table:table-cell table:style-name="ce46" office:value-type="string" calcext:value-type="string">
            <text:p>Phone Number</text:p>
          </table:table-cell>
          <table:table-cell table:style-name="ce46" office:value-type="string" calcext:value-type="string">
            <text:p>Email</text:p>
          </table:table-cell>
          <table:table-cell table:style-name="ce46" office:value-type="string" calcext:value-type="string">
            <text:p>Description</text:p>
          </table:table-cell>
          <table:table-cell table:style-name="ce46" office:value-type="string" calcext:value-type="string">
            <text:p>Purpose</text:p>
          </table:table-cell>
          <table:table-cell/>
          <table:table-cell table:style-name="ce49" office:value-type="string" calcext:value-type="string">
            <text:p>Title</text:p>
          </table:table-cell>
          <table:table-cell table:style-name="ce49" office:value-type="string" calcext:value-type="string">
            <text:p>Name</text:p>
          </table:table-cell>
          <table:table-cell table:style-name="ce49" office:value-type="string" calcext:value-type="string">
            <text:p>Phone Number</text:p>
          </table:table-cell>
          <table:table-cell table:style-name="ce49" office:value-type="string" calcext:value-type="string">
            <text:p>Email</text:p>
          </table:table-cell>
          <table:table-cell table:style-name="ce49" office:value-type="string" calcext:value-type="string">
            <text:p>Description</text:p>
          </table:table-cell>
          <table:table-cell table:style-name="ce49" office:value-type="string" calcext:value-type="string">
            <text:p>Purpose</text:p>
          </table:table-cell>
        </table:table-row>
        <table:table-row table:style-name="ro1">
          <table:table-cell table:style-name="ce9" office:value-type="string" calcext:value-type="string">
            <text:p>Community Manager Alaska 1</text:p>
          </table:table-cell>
          <table:table-cell table:style-name="ce9" table:number-columns-repeated="5"/>
          <table:table-cell/>
          <table:table-cell table:style-name="ce12" office:value-type="string" calcext:value-type="string">
            <text:p>Community Manager Arizona 1</text:p>
          </table:table-cell>
          <table:table-cell table:style-name="ce12" table:number-columns-repeated="5"/>
          <table:table-cell/>
          <table:table-cell table:style-name="ce15" office:value-type="string" calcext:value-type="string">
            <text:p>Community Manager California 1</text:p>
          </table:table-cell>
          <table:table-cell table:style-name="ce15" table:number-columns-repeated="5"/>
          <table:table-cell/>
          <table:table-cell table:style-name="ce18" office:value-type="string" calcext:value-type="string">
            <text:p>Community Manager Colorado 1</text:p>
          </table:table-cell>
          <table:table-cell table:style-name="ce18" table:number-columns-repeated="5"/>
          <table:table-cell/>
          <table:table-cell table:style-name="ce21" office:value-type="string" calcext:value-type="string">
            <text:p>Community Manager Hawaii 1</text:p>
          </table:table-cell>
          <table:table-cell table:style-name="ce21" table:number-columns-repeated="5"/>
          <table:table-cell/>
          <table:table-cell table:style-name="ce2" office:value-type="string" calcext:value-type="string">
            <text:p>Community Manager Idaho 1</text:p>
          </table:table-cell>
          <table:table-cell table:style-name="ce2" table:number-columns-repeated="5"/>
          <table:table-cell/>
          <table:table-cell table:style-name="ce25" office:value-type="string" calcext:value-type="string">
            <text:p>Community Manager Kansas 1</text:p>
          </table:table-cell>
          <table:table-cell table:style-name="ce25" table:number-columns-repeated="5"/>
          <table:table-cell/>
          <table:table-cell table:style-name="ce28" office:value-type="string" calcext:value-type="string">
            <text:p>Community Manager Montana 1</text:p>
          </table:table-cell>
          <table:table-cell table:style-name="ce28" table:number-columns-repeated="5"/>
          <table:table-cell/>
          <table:table-cell table:style-name="ce31" office:value-type="string" calcext:value-type="string">
            <text:p>Community Manager Nevada 1</text:p>
          </table:table-cell>
          <table:table-cell table:style-name="ce31" table:number-columns-repeated="5"/>
          <table:table-cell/>
          <table:table-cell table:style-name="ce34" office:value-type="string" calcext:value-type="string">
            <text:p>Community Manager New Mexico 1</text:p>
          </table:table-cell>
          <table:table-cell table:style-name="ce34" table:number-columns-repeated="5"/>
          <table:table-cell/>
          <table:table-cell table:style-name="ce37" office:value-type="string" calcext:value-type="string">
            <text:p>Community Manager Oklahoma 1</text:p>
          </table:table-cell>
          <table:table-cell table:style-name="ce37" table:number-columns-repeated="5"/>
          <table:table-cell/>
          <table:table-cell table:style-name="ce40" office:value-type="string" calcext:value-type="string">
            <text:p>Community Manager Oregon 1</text:p>
          </table:table-cell>
          <table:table-cell table:style-name="ce40" table:number-columns-repeated="5"/>
          <table:table-cell/>
          <table:table-cell table:style-name="ce43" office:value-type="string" calcext:value-type="string">
            <text:p>Community Manager Texas 1</text:p>
          </table:table-cell>
          <table:table-cell table:style-name="ce43" table:number-columns-repeated="5"/>
          <table:table-cell/>
          <table:table-cell table:style-name="ce34" office:value-type="string" calcext:value-type="string">
            <text:p>Community Manager Utah 1</text:p>
          </table:table-cell>
          <table:table-cell table:style-name="ce34" table:number-columns-repeated="5"/>
          <table:table-cell/>
          <table:table-cell table:style-name="ce46" office:value-type="string" calcext:value-type="string">
            <text:p>Community Manager Washington 1</text:p>
          </table:table-cell>
          <table:table-cell table:style-name="ce46" table:number-columns-repeated="5"/>
          <table:table-cell/>
          <table:table-cell table:style-name="ce49" office:value-type="string" calcext:value-type="string">
            <text:p>Community Manager Wyoming 1</text:p>
          </table:table-cell>
          <table:table-cell table:style-name="ce49" table:number-columns-repeated="5"/>
        </table:table-row>
        <table:table-row table:style-name="ro1">
          <table:table-cell table:style-name="ce9" office:value-type="string" calcext:value-type="string">
            <text:p>Community Manager Alaska 2</text:p>
          </table:table-cell>
          <table:table-cell table:style-name="ce9" table:number-columns-repeated="5"/>
          <table:table-cell/>
          <table:table-cell table:style-name="ce12" office:value-type="string" calcext:value-type="string">
            <text:p>Community Manager Arizona 2</text:p>
          </table:table-cell>
          <table:table-cell table:style-name="ce12" table:number-columns-repeated="5"/>
          <table:table-cell/>
          <table:table-cell table:style-name="ce15" office:value-type="string" calcext:value-type="string">
            <text:p>Community Manager California 2</text:p>
          </table:table-cell>
          <table:table-cell table:style-name="ce15" table:number-columns-repeated="5"/>
          <table:table-cell/>
          <table:table-cell table:style-name="ce18" office:value-type="string" calcext:value-type="string">
            <text:p>Community Manager Colorado 2</text:p>
          </table:table-cell>
          <table:table-cell table:style-name="ce18" table:number-columns-repeated="5"/>
          <table:table-cell/>
          <table:table-cell table:style-name="ce21" office:value-type="string" calcext:value-type="string">
            <text:p>Community Manager Hawaii 2</text:p>
          </table:table-cell>
          <table:table-cell table:style-name="ce21" table:number-columns-repeated="5"/>
          <table:table-cell/>
          <table:table-cell table:style-name="ce2" office:value-type="string" calcext:value-type="string">
            <text:p>Community Manager Idaho 2</text:p>
          </table:table-cell>
          <table:table-cell table:style-name="ce2" table:number-columns-repeated="5"/>
          <table:table-cell/>
          <table:table-cell table:style-name="ce25" office:value-type="string" calcext:value-type="string">
            <text:p>Community Manager Kansas 2</text:p>
          </table:table-cell>
          <table:table-cell table:style-name="ce25" table:number-columns-repeated="5"/>
          <table:table-cell/>
          <table:table-cell table:style-name="ce28" office:value-type="string" calcext:value-type="string">
            <text:p>Community Manager Montana 2</text:p>
          </table:table-cell>
          <table:table-cell table:style-name="ce28" table:number-columns-repeated="5"/>
          <table:table-cell/>
          <table:table-cell table:style-name="ce31" office:value-type="string" calcext:value-type="string">
            <text:p>Community Manager Nevada 2</text:p>
          </table:table-cell>
          <table:table-cell table:style-name="ce31" table:number-columns-repeated="5"/>
          <table:table-cell/>
          <table:table-cell table:style-name="ce34" office:value-type="string" calcext:value-type="string">
            <text:p>Community Manager New Mexico 2</text:p>
          </table:table-cell>
          <table:table-cell table:style-name="ce34" table:number-columns-repeated="5"/>
          <table:table-cell/>
          <table:table-cell table:style-name="ce37" office:value-type="string" calcext:value-type="string">
            <text:p>Community Manager Oklahoma 2</text:p>
          </table:table-cell>
          <table:table-cell table:style-name="ce37" table:number-columns-repeated="5"/>
          <table:table-cell/>
          <table:table-cell table:style-name="ce40" office:value-type="string" calcext:value-type="string">
            <text:p>Community Manager Oregon 2</text:p>
          </table:table-cell>
          <table:table-cell table:style-name="ce40" table:number-columns-repeated="5"/>
          <table:table-cell/>
          <table:table-cell table:style-name="ce43" office:value-type="string" calcext:value-type="string">
            <text:p>Community Manager Texas 2</text:p>
          </table:table-cell>
          <table:table-cell table:style-name="ce43" table:number-columns-repeated="5"/>
          <table:table-cell/>
          <table:table-cell table:style-name="ce34" office:value-type="string" calcext:value-type="string">
            <text:p>Community Manager Utah 2</text:p>
          </table:table-cell>
          <table:table-cell table:style-name="ce34" table:number-columns-repeated="5"/>
          <table:table-cell/>
          <table:table-cell table:style-name="ce46" office:value-type="string" calcext:value-type="string">
            <text:p>Community Manager Washington 2</text:p>
          </table:table-cell>
          <table:table-cell table:style-name="ce46" table:number-columns-repeated="5"/>
          <table:table-cell/>
          <table:table-cell table:style-name="ce49" office:value-type="string" calcext:value-type="string">
            <text:p>Community Manager Wyoming 2</text:p>
          </table:table-cell>
          <table:table-cell table:style-name="ce49" table:number-columns-repeated="5"/>
        </table:table-row>
        <table:table-row table:style-name="ro1">
          <table:table-cell table:style-name="ce9" office:value-type="string" calcext:value-type="string">
            <text:p>Community Manager Alaska 3</text:p>
          </table:table-cell>
          <table:table-cell table:style-name="ce9" table:number-columns-repeated="5"/>
          <table:table-cell/>
          <table:table-cell table:style-name="ce12" office:value-type="string" calcext:value-type="string">
            <text:p>Community Manager Arizona 3</text:p>
          </table:table-cell>
          <table:table-cell table:style-name="ce12" table:number-columns-repeated="5"/>
          <table:table-cell/>
          <table:table-cell table:style-name="ce15" office:value-type="string" calcext:value-type="string">
            <text:p>Community Manager California 3</text:p>
          </table:table-cell>
          <table:table-cell table:style-name="ce15" table:number-columns-repeated="5"/>
          <table:table-cell/>
          <table:table-cell table:style-name="ce18" office:value-type="string" calcext:value-type="string">
            <text:p>Community Manager Colorado 3</text:p>
          </table:table-cell>
          <table:table-cell table:style-name="ce18" table:number-columns-repeated="5"/>
          <table:table-cell/>
          <table:table-cell table:style-name="ce21" office:value-type="string" calcext:value-type="string">
            <text:p>Community Manager Hawaii 3</text:p>
          </table:table-cell>
          <table:table-cell table:style-name="ce21" table:number-columns-repeated="5"/>
          <table:table-cell/>
          <table:table-cell table:style-name="ce2" office:value-type="string" calcext:value-type="string">
            <text:p>Community Manager Idaho 3</text:p>
          </table:table-cell>
          <table:table-cell table:style-name="ce2" table:number-columns-repeated="5"/>
          <table:table-cell/>
          <table:table-cell table:style-name="ce25" office:value-type="string" calcext:value-type="string">
            <text:p>Community Manager Kansas 3</text:p>
          </table:table-cell>
          <table:table-cell table:style-name="ce25" table:number-columns-repeated="5"/>
          <table:table-cell/>
          <table:table-cell table:style-name="ce28" office:value-type="string" calcext:value-type="string">
            <text:p>Community Manager Montana 3</text:p>
          </table:table-cell>
          <table:table-cell table:style-name="ce28" table:number-columns-repeated="5"/>
          <table:table-cell/>
          <table:table-cell table:style-name="ce31" office:value-type="string" calcext:value-type="string">
            <text:p>Community Manager Nevada 3</text:p>
          </table:table-cell>
          <table:table-cell table:style-name="ce31" table:number-columns-repeated="5"/>
          <table:table-cell/>
          <table:table-cell table:style-name="ce34" office:value-type="string" calcext:value-type="string">
            <text:p>Community Manager New Mexico 3</text:p>
          </table:table-cell>
          <table:table-cell table:style-name="ce34" table:number-columns-repeated="5"/>
          <table:table-cell/>
          <table:table-cell table:style-name="ce37" office:value-type="string" calcext:value-type="string">
            <text:p>Community Manager Oklahoma 3</text:p>
          </table:table-cell>
          <table:table-cell table:style-name="ce37" table:number-columns-repeated="5"/>
          <table:table-cell/>
          <table:table-cell table:style-name="ce40" office:value-type="string" calcext:value-type="string">
            <text:p>Community Manager Oregon 3</text:p>
          </table:table-cell>
          <table:table-cell table:style-name="ce40" table:number-columns-repeated="5"/>
          <table:table-cell/>
          <table:table-cell table:style-name="ce43" office:value-type="string" calcext:value-type="string">
            <text:p>Community Manager Texas 3</text:p>
          </table:table-cell>
          <table:table-cell table:style-name="ce43" table:number-columns-repeated="5"/>
          <table:table-cell/>
          <table:table-cell table:style-name="ce34" office:value-type="string" calcext:value-type="string">
            <text:p>Community Manager Utah 3</text:p>
          </table:table-cell>
          <table:table-cell table:style-name="ce34" table:number-columns-repeated="5"/>
          <table:table-cell/>
          <table:table-cell table:style-name="ce46" office:value-type="string" calcext:value-type="string">
            <text:p>Community Manager Washington 3</text:p>
          </table:table-cell>
          <table:table-cell table:style-name="ce46" table:number-columns-repeated="5"/>
          <table:table-cell/>
          <table:table-cell table:style-name="ce49" office:value-type="string" calcext:value-type="string">
            <text:p>Community Manager Wyoming 3</text:p>
          </table:table-cell>
          <table:table-cell table:style-name="ce49" table:number-columns-repeated="5"/>
        </table:table-row>
        <table:table-row table:style-name="ro1">
          <table:table-cell table:style-name="ce9" office:value-type="string" calcext:value-type="string">
            <text:p>PR &amp; Media Alaska</text:p>
          </table:table-cell>
          <table:table-cell table:style-name="ce9" table:number-columns-repeated="5"/>
          <table:table-cell/>
          <table:table-cell table:style-name="ce12" office:value-type="string" calcext:value-type="string">
            <text:p>PR &amp; Media Arizona</text:p>
          </table:table-cell>
          <table:table-cell table:style-name="ce12" table:number-columns-repeated="5"/>
          <table:table-cell/>
          <table:table-cell table:style-name="ce15" office:value-type="string" calcext:value-type="string">
            <text:p>PR &amp; Media California</text:p>
          </table:table-cell>
          <table:table-cell table:style-name="ce15" table:number-columns-repeated="5"/>
          <table:table-cell/>
          <table:table-cell table:style-name="ce18" office:value-type="string" calcext:value-type="string">
            <text:p>PR &amp; Media Colorado</text:p>
          </table:table-cell>
          <table:table-cell table:style-name="ce18" table:number-columns-repeated="5"/>
          <table:table-cell/>
          <table:table-cell table:style-name="ce21" office:value-type="string" calcext:value-type="string">
            <text:p>PR &amp; Media Hawaii</text:p>
          </table:table-cell>
          <table:table-cell table:style-name="ce21" table:number-columns-repeated="5"/>
          <table:table-cell/>
          <table:table-cell table:style-name="ce2" office:value-type="string" calcext:value-type="string">
            <text:p>PR &amp; Media Idaho</text:p>
          </table:table-cell>
          <table:table-cell table:style-name="ce2" table:number-columns-repeated="5"/>
          <table:table-cell/>
          <table:table-cell table:style-name="ce25" office:value-type="string" calcext:value-type="string">
            <text:p>PR &amp; Media Kansas</text:p>
          </table:table-cell>
          <table:table-cell table:style-name="ce25" table:number-columns-repeated="5"/>
          <table:table-cell/>
          <table:table-cell table:style-name="ce28" office:value-type="string" calcext:value-type="string">
            <text:p>PR &amp; Media Montana</text:p>
          </table:table-cell>
          <table:table-cell table:style-name="ce28" table:number-columns-repeated="5"/>
          <table:table-cell/>
          <table:table-cell table:style-name="ce31" office:value-type="string" calcext:value-type="string">
            <text:p>PR &amp; Media Nevada</text:p>
          </table:table-cell>
          <table:table-cell table:style-name="ce31" table:number-columns-repeated="5"/>
          <table:table-cell/>
          <table:table-cell table:style-name="ce34" office:value-type="string" calcext:value-type="string">
            <text:p>PR &amp; Media New Mexico</text:p>
          </table:table-cell>
          <table:table-cell table:style-name="ce34" table:number-columns-repeated="5"/>
          <table:table-cell/>
          <table:table-cell table:style-name="ce37" office:value-type="string" calcext:value-type="string">
            <text:p>PR &amp; Media Oklahoma</text:p>
          </table:table-cell>
          <table:table-cell table:style-name="ce37" table:number-columns-repeated="5"/>
          <table:table-cell/>
          <table:table-cell table:style-name="ce40" office:value-type="string" calcext:value-type="string">
            <text:p>PR &amp; Media Oregon</text:p>
          </table:table-cell>
          <table:table-cell table:style-name="ce40" table:number-columns-repeated="5"/>
          <table:table-cell/>
          <table:table-cell table:style-name="ce43" office:value-type="string" calcext:value-type="string">
            <text:p>PR &amp; Media Texas</text:p>
          </table:table-cell>
          <table:table-cell table:style-name="ce43" table:number-columns-repeated="5"/>
          <table:table-cell/>
          <table:table-cell table:style-name="ce34" office:value-type="string" calcext:value-type="string">
            <text:p>PR &amp; Media Utah</text:p>
          </table:table-cell>
          <table:table-cell table:style-name="ce34" table:number-columns-repeated="5"/>
          <table:table-cell/>
          <table:table-cell table:style-name="ce46" office:value-type="string" calcext:value-type="string">
            <text:p>PR &amp; Media Washington</text:p>
          </table:table-cell>
          <table:table-cell table:style-name="ce46" table:number-columns-repeated="5"/>
          <table:table-cell/>
          <table:table-cell table:style-name="ce49" office:value-type="string" calcext:value-type="string">
            <text:p>PR &amp; Media Wyoming</text:p>
          </table:table-cell>
          <table:table-cell table:style-name="ce49" table:number-columns-repeated="5"/>
        </table:table-row>
        <table:table-row table:style-name="ro1">
          <table:table-cell table:style-name="ce9" office:value-type="string" calcext:value-type="string">
            <text:p>PR &amp; Media Deputy Alaska</text:p>
          </table:table-cell>
          <table:table-cell table:style-name="ce9" table:number-columns-repeated="5"/>
          <table:table-cell/>
          <table:table-cell table:style-name="ce12" office:value-type="string" calcext:value-type="string">
            <text:p>PR &amp; Media Deputy Arizona</text:p>
          </table:table-cell>
          <table:table-cell table:style-name="ce12" table:number-columns-repeated="5"/>
          <table:table-cell/>
          <table:table-cell table:style-name="ce15" office:value-type="string" calcext:value-type="string">
            <text:p>PR &amp; Media Deputy California</text:p>
          </table:table-cell>
          <table:table-cell table:style-name="ce15" table:number-columns-repeated="5"/>
          <table:table-cell/>
          <table:table-cell table:style-name="ce18" office:value-type="string" calcext:value-type="string">
            <text:p>PR &amp; Media Deputy Colorado</text:p>
          </table:table-cell>
          <table:table-cell table:style-name="ce18" table:number-columns-repeated="5"/>
          <table:table-cell/>
          <table:table-cell table:style-name="ce21" office:value-type="string" calcext:value-type="string">
            <text:p>PR &amp; Media Deputy Hawaii</text:p>
          </table:table-cell>
          <table:table-cell table:style-name="ce21" table:number-columns-repeated="5"/>
          <table:table-cell/>
          <table:table-cell table:style-name="ce2" office:value-type="string" calcext:value-type="string">
            <text:p>PR &amp; Media Deputy Idaho</text:p>
          </table:table-cell>
          <table:table-cell table:style-name="ce2" table:number-columns-repeated="5"/>
          <table:table-cell/>
          <table:table-cell table:style-name="ce25" office:value-type="string" calcext:value-type="string">
            <text:p>PR &amp; Media Deputy Kansas</text:p>
          </table:table-cell>
          <table:table-cell table:style-name="ce25" table:number-columns-repeated="5"/>
          <table:table-cell/>
          <table:table-cell table:style-name="ce28" office:value-type="string" calcext:value-type="string">
            <text:p>PR &amp; Media Deputy Montana</text:p>
          </table:table-cell>
          <table:table-cell table:style-name="ce28" table:number-columns-repeated="5"/>
          <table:table-cell/>
          <table:table-cell table:style-name="ce31" office:value-type="string" calcext:value-type="string">
            <text:p>PR &amp; Media Deputy Nevada</text:p>
          </table:table-cell>
          <table:table-cell table:style-name="ce31" table:number-columns-repeated="5"/>
          <table:table-cell/>
          <table:table-cell table:style-name="ce34" office:value-type="string" calcext:value-type="string">
            <text:p>PR &amp; Media Deputy New Mexico</text:p>
          </table:table-cell>
          <table:table-cell table:style-name="ce34" table:number-columns-repeated="5"/>
          <table:table-cell/>
          <table:table-cell table:style-name="ce37" office:value-type="string" calcext:value-type="string">
            <text:p>PR &amp; Media Deputy Oklahoma</text:p>
          </table:table-cell>
          <table:table-cell table:style-name="ce37" table:number-columns-repeated="5"/>
          <table:table-cell/>
          <table:table-cell table:style-name="ce40" office:value-type="string" calcext:value-type="string">
            <text:p>PR &amp; Media Deputy Oregon</text:p>
          </table:table-cell>
          <table:table-cell table:style-name="ce40" table:number-columns-repeated="5"/>
          <table:table-cell/>
          <table:table-cell table:style-name="ce43" office:value-type="string" calcext:value-type="string">
            <text:p>PR &amp; Media Deputy Texas</text:p>
          </table:table-cell>
          <table:table-cell table:style-name="ce43" table:number-columns-repeated="5"/>
          <table:table-cell/>
          <table:table-cell table:style-name="ce34" office:value-type="string" calcext:value-type="string">
            <text:p>PR &amp; Media Deputy Utah</text:p>
          </table:table-cell>
          <table:table-cell table:style-name="ce34" table:number-columns-repeated="5"/>
          <table:table-cell/>
          <table:table-cell table:style-name="ce46" office:value-type="string" calcext:value-type="string">
            <text:p>PR &amp; Media Deputy Washington</text:p>
          </table:table-cell>
          <table:table-cell table:style-name="ce46" table:number-columns-repeated="5"/>
          <table:table-cell/>
          <table:table-cell table:style-name="ce49" office:value-type="string" calcext:value-type="string">
            <text:p>PR &amp; Media Deputy Wyoming</text:p>
          </table:table-cell>
          <table:table-cell table:style-name="ce49" table:number-columns-repeated="5"/>
        </table:table-row>
        <table:table-row table:style-name="ro1">
          <table:table-cell table:style-name="ce9" office:value-type="string" calcext:value-type="string">
            <text:p>Activism Alaska</text:p>
          </table:table-cell>
          <table:table-cell table:style-name="ce9" table:number-columns-repeated="5"/>
          <table:table-cell/>
          <table:table-cell table:style-name="ce12" office:value-type="string" calcext:value-type="string">
            <text:p>Activism Arizona</text:p>
          </table:table-cell>
          <table:table-cell table:style-name="ce12" table:number-columns-repeated="5"/>
          <table:table-cell/>
          <table:table-cell table:style-name="ce15" office:value-type="string" calcext:value-type="string">
            <text:p>Activism California</text:p>
          </table:table-cell>
          <table:table-cell table:style-name="ce15" table:number-columns-repeated="5"/>
          <table:table-cell/>
          <table:table-cell table:style-name="ce18" office:value-type="string" calcext:value-type="string">
            <text:p>Activism Colorado</text:p>
          </table:table-cell>
          <table:table-cell table:style-name="ce18" table:number-columns-repeated="5"/>
          <table:table-cell/>
          <table:table-cell table:style-name="ce21" office:value-type="string" calcext:value-type="string">
            <text:p>Activism Hawaii</text:p>
          </table:table-cell>
          <table:table-cell table:style-name="ce21" table:number-columns-repeated="5"/>
          <table:table-cell/>
          <table:table-cell table:style-name="ce2" office:value-type="string" calcext:value-type="string">
            <text:p>Activism Idaho</text:p>
          </table:table-cell>
          <table:table-cell table:style-name="ce2" table:number-columns-repeated="5"/>
          <table:table-cell/>
          <table:table-cell table:style-name="ce25" office:value-type="string" calcext:value-type="string">
            <text:p>Activism Kansas</text:p>
          </table:table-cell>
          <table:table-cell table:style-name="ce25" table:number-columns-repeated="5"/>
          <table:table-cell/>
          <table:table-cell table:style-name="ce28" office:value-type="string" calcext:value-type="string">
            <text:p>Activism Montana</text:p>
          </table:table-cell>
          <table:table-cell table:style-name="ce28" table:number-columns-repeated="5"/>
          <table:table-cell/>
          <table:table-cell table:style-name="ce31" office:value-type="string" calcext:value-type="string">
            <text:p>Activism Nevada</text:p>
          </table:table-cell>
          <table:table-cell table:style-name="ce31" table:number-columns-repeated="5"/>
          <table:table-cell/>
          <table:table-cell table:style-name="ce34" office:value-type="string" calcext:value-type="string">
            <text:p>Activism New Mexico</text:p>
          </table:table-cell>
          <table:table-cell table:style-name="ce34" table:number-columns-repeated="5"/>
          <table:table-cell/>
          <table:table-cell table:style-name="ce37" office:value-type="string" calcext:value-type="string">
            <text:p>Activism Oklahoma</text:p>
          </table:table-cell>
          <table:table-cell table:style-name="ce37" table:number-columns-repeated="5"/>
          <table:table-cell/>
          <table:table-cell table:style-name="ce40" office:value-type="string" calcext:value-type="string">
            <text:p>Activism Oregon</text:p>
          </table:table-cell>
          <table:table-cell table:style-name="ce40" table:number-columns-repeated="5"/>
          <table:table-cell/>
          <table:table-cell table:style-name="ce43" office:value-type="string" calcext:value-type="string">
            <text:p>Activism Texas</text:p>
          </table:table-cell>
          <table:table-cell table:style-name="ce43" table:number-columns-repeated="5"/>
          <table:table-cell/>
          <table:table-cell table:style-name="ce34" office:value-type="string" calcext:value-type="string">
            <text:p>Activism Utah</text:p>
          </table:table-cell>
          <table:table-cell table:style-name="ce34" table:number-columns-repeated="5"/>
          <table:table-cell/>
          <table:table-cell table:style-name="ce46" office:value-type="string" calcext:value-type="string">
            <text:p>Activism Washington</text:p>
          </table:table-cell>
          <table:table-cell table:style-name="ce46" table:number-columns-repeated="5"/>
          <table:table-cell/>
          <table:table-cell table:style-name="ce49" office:value-type="string" calcext:value-type="string">
            <text:p>Activism Wyoming</text:p>
          </table:table-cell>
          <table:table-cell table:style-name="ce49" table:number-columns-repeated="5"/>
        </table:table-row>
        <table:table-row table:style-name="ro1">
          <table:table-cell table:style-name="ce9" office:value-type="string" calcext:value-type="string">
            <text:p>Activism Deputy Alaska</text:p>
          </table:table-cell>
          <table:table-cell table:style-name="ce9" table:number-columns-repeated="5"/>
          <table:table-cell/>
          <table:table-cell table:style-name="ce12" office:value-type="string" calcext:value-type="string">
            <text:p>Activism Deputy Arizona</text:p>
          </table:table-cell>
          <table:table-cell table:style-name="ce12" table:number-columns-repeated="5"/>
          <table:table-cell/>
          <table:table-cell table:style-name="ce15" office:value-type="string" calcext:value-type="string">
            <text:p>Activism Deputy California</text:p>
          </table:table-cell>
          <table:table-cell table:style-name="ce15" table:number-columns-repeated="5"/>
          <table:table-cell/>
          <table:table-cell table:style-name="ce18" office:value-type="string" calcext:value-type="string">
            <text:p>Activism Deputy Colorado</text:p>
          </table:table-cell>
          <table:table-cell table:style-name="ce18" table:number-columns-repeated="5"/>
          <table:table-cell/>
          <table:table-cell table:style-name="ce21" office:value-type="string" calcext:value-type="string">
            <text:p>Activism Deputy Hawaii</text:p>
          </table:table-cell>
          <table:table-cell table:style-name="ce21" table:number-columns-repeated="5"/>
          <table:table-cell/>
          <table:table-cell table:style-name="ce2" office:value-type="string" calcext:value-type="string">
            <text:p>Activism Deputy Idaho</text:p>
          </table:table-cell>
          <table:table-cell table:style-name="ce2" table:number-columns-repeated="5"/>
          <table:table-cell/>
          <table:table-cell table:style-name="ce25" office:value-type="string" calcext:value-type="string">
            <text:p>Activism Deputy Kansas</text:p>
          </table:table-cell>
          <table:table-cell table:style-name="ce25" table:number-columns-repeated="5"/>
          <table:table-cell/>
          <table:table-cell table:style-name="ce28" office:value-type="string" calcext:value-type="string">
            <text:p>Activism Deputy Montana</text:p>
          </table:table-cell>
          <table:table-cell table:style-name="ce28" table:number-columns-repeated="5"/>
          <table:table-cell/>
          <table:table-cell table:style-name="ce31" office:value-type="string" calcext:value-type="string">
            <text:p>Activism Deputy Nevada</text:p>
          </table:table-cell>
          <table:table-cell table:style-name="ce31" table:number-columns-repeated="5"/>
          <table:table-cell/>
          <table:table-cell table:style-name="ce34" office:value-type="string" calcext:value-type="string">
            <text:p>Activism Deputy New Mexico</text:p>
          </table:table-cell>
          <table:table-cell table:style-name="ce34" table:number-columns-repeated="5"/>
          <table:table-cell/>
          <table:table-cell table:style-name="ce37" office:value-type="string" calcext:value-type="string">
            <text:p>Activism Deputy Oklahoma</text:p>
          </table:table-cell>
          <table:table-cell table:style-name="ce37" table:number-columns-repeated="5"/>
          <table:table-cell/>
          <table:table-cell table:style-name="ce40" office:value-type="string" calcext:value-type="string">
            <text:p>Activism Deputy Oregon</text:p>
          </table:table-cell>
          <table:table-cell table:style-name="ce40" table:number-columns-repeated="5"/>
          <table:table-cell/>
          <table:table-cell table:style-name="ce43" office:value-type="string" calcext:value-type="string">
            <text:p>Activism Deputy Texas</text:p>
          </table:table-cell>
          <table:table-cell table:style-name="ce43" table:number-columns-repeated="5"/>
          <table:table-cell/>
          <table:table-cell table:style-name="ce34" office:value-type="string" calcext:value-type="string">
            <text:p>Activism Deputy Utah</text:p>
          </table:table-cell>
          <table:table-cell table:style-name="ce34" table:number-columns-repeated="5"/>
          <table:table-cell/>
          <table:table-cell table:style-name="ce46" office:value-type="string" calcext:value-type="string">
            <text:p>Activism Deputy Washington</text:p>
          </table:table-cell>
          <table:table-cell table:style-name="ce46" table:number-columns-repeated="5"/>
          <table:table-cell/>
          <table:table-cell table:style-name="ce49" office:value-type="string" calcext:value-type="string">
            <text:p>Activism Deputy Wyoming</text:p>
          </table:table-cell>
          <table:table-cell table:style-name="ce49" table:number-columns-repeated="5"/>
        </table:table-row>
        <table:table-row table:style-name="ro1">
          <table:table-cell table:style-name="ce9" office:value-type="string" calcext:value-type="string">
            <text:p>Swarm Care Alaska</text:p>
          </table:table-cell>
          <table:table-cell table:style-name="ce9" table:number-columns-repeated="5"/>
          <table:table-cell/>
          <table:table-cell table:style-name="ce12" office:value-type="string" calcext:value-type="string">
            <text:p>Swarm Care Arizona</text:p>
          </table:table-cell>
          <table:table-cell table:style-name="ce12" table:number-columns-repeated="5"/>
          <table:table-cell/>
          <table:table-cell table:style-name="ce15" office:value-type="string" calcext:value-type="string">
            <text:p>Swarm Care California</text:p>
          </table:table-cell>
          <table:table-cell table:style-name="ce15" table:number-columns-repeated="5"/>
          <table:table-cell/>
          <table:table-cell table:style-name="ce18" office:value-type="string" calcext:value-type="string">
            <text:p>Swarm Care Colorado</text:p>
          </table:table-cell>
          <table:table-cell table:style-name="ce18" table:number-columns-repeated="5"/>
          <table:table-cell/>
          <table:table-cell table:style-name="ce21" office:value-type="string" calcext:value-type="string">
            <text:p>Swarm Care Hawaii</text:p>
          </table:table-cell>
          <table:table-cell table:style-name="ce21" table:number-columns-repeated="5"/>
          <table:table-cell/>
          <table:table-cell table:style-name="ce2" office:value-type="string" calcext:value-type="string">
            <text:p>Swarm Care Idaho</text:p>
          </table:table-cell>
          <table:table-cell table:style-name="ce2" table:number-columns-repeated="5"/>
          <table:table-cell/>
          <table:table-cell table:style-name="ce25" office:value-type="string" calcext:value-type="string">
            <text:p>Swarm Care Kansas</text:p>
          </table:table-cell>
          <table:table-cell table:style-name="ce25" table:number-columns-repeated="5"/>
          <table:table-cell/>
          <table:table-cell table:style-name="ce28" office:value-type="string" calcext:value-type="string">
            <text:p>Swarm Care Montana</text:p>
          </table:table-cell>
          <table:table-cell table:style-name="ce28" table:number-columns-repeated="5"/>
          <table:table-cell/>
          <table:table-cell table:style-name="ce31" office:value-type="string" calcext:value-type="string">
            <text:p>Swarm Care Nevada</text:p>
          </table:table-cell>
          <table:table-cell table:style-name="ce31" table:number-columns-repeated="5"/>
          <table:table-cell/>
          <table:table-cell table:style-name="ce34" office:value-type="string" calcext:value-type="string">
            <text:p>Swarm Care New Mexico</text:p>
          </table:table-cell>
          <table:table-cell table:style-name="ce34" table:number-columns-repeated="5"/>
          <table:table-cell/>
          <table:table-cell table:style-name="ce37" office:value-type="string" calcext:value-type="string">
            <text:p>Swarm Care Oklahoma</text:p>
          </table:table-cell>
          <table:table-cell table:style-name="ce37" table:number-columns-repeated="5"/>
          <table:table-cell/>
          <table:table-cell table:style-name="ce40" office:value-type="string" calcext:value-type="string">
            <text:p>Swarm Care Oregon</text:p>
          </table:table-cell>
          <table:table-cell table:style-name="ce40" table:number-columns-repeated="5"/>
          <table:table-cell/>
          <table:table-cell table:style-name="ce43" office:value-type="string" calcext:value-type="string">
            <text:p>Swarm Care Texas</text:p>
          </table:table-cell>
          <table:table-cell table:style-name="ce43" table:number-columns-repeated="5"/>
          <table:table-cell/>
          <table:table-cell table:style-name="ce34" office:value-type="string" calcext:value-type="string">
            <text:p>Swarm Care Utah</text:p>
          </table:table-cell>
          <table:table-cell table:style-name="ce34" table:number-columns-repeated="5"/>
          <table:table-cell/>
          <table:table-cell table:style-name="ce46" office:value-type="string" calcext:value-type="string">
            <text:p>Swarm Care Washington</text:p>
          </table:table-cell>
          <table:table-cell table:style-name="ce46" table:number-columns-repeated="5"/>
          <table:table-cell/>
          <table:table-cell table:style-name="ce49" office:value-type="string" calcext:value-type="string">
            <text:p>Swarm Care Wyoming</text:p>
          </table:table-cell>
          <table:table-cell table:style-name="ce49" table:number-columns-repeated="5"/>
        </table:table-row>
        <table:table-row table:style-name="ro1">
          <table:table-cell table:style-name="ce9" office:value-type="string" calcext:value-type="string">
            <text:p>Swarm Care Deputy Alaska</text:p>
          </table:table-cell>
          <table:table-cell table:style-name="ce9" table:number-columns-repeated="5"/>
          <table:table-cell/>
          <table:table-cell table:style-name="ce12" office:value-type="string" calcext:value-type="string">
            <text:p>Swarm Care Deputy Arizona</text:p>
          </table:table-cell>
          <table:table-cell table:style-name="ce12" table:number-columns-repeated="5"/>
          <table:table-cell/>
          <table:table-cell table:style-name="ce15" office:value-type="string" calcext:value-type="string">
            <text:p>Swarm Care Deputy California</text:p>
          </table:table-cell>
          <table:table-cell table:style-name="ce15" table:number-columns-repeated="5"/>
          <table:table-cell/>
          <table:table-cell table:style-name="ce18" office:value-type="string" calcext:value-type="string">
            <text:p>Swarm Care Deputy Colorado</text:p>
          </table:table-cell>
          <table:table-cell table:style-name="ce18" table:number-columns-repeated="5"/>
          <table:table-cell/>
          <table:table-cell table:style-name="ce21" office:value-type="string" calcext:value-type="string">
            <text:p>Swarm Care Deputy Hawaii</text:p>
          </table:table-cell>
          <table:table-cell table:style-name="ce21" table:number-columns-repeated="5"/>
          <table:table-cell/>
          <table:table-cell table:style-name="ce2" office:value-type="string" calcext:value-type="string">
            <text:p>Swarm Care Deputy Idaho</text:p>
          </table:table-cell>
          <table:table-cell table:style-name="ce2" table:number-columns-repeated="5"/>
          <table:table-cell/>
          <table:table-cell table:style-name="ce25" office:value-type="string" calcext:value-type="string">
            <text:p>Swarm Care Deputy Kansas</text:p>
          </table:table-cell>
          <table:table-cell table:style-name="ce25" table:number-columns-repeated="5"/>
          <table:table-cell/>
          <table:table-cell table:style-name="ce28" office:value-type="string" calcext:value-type="string">
            <text:p>Swarm Care Deputy Montana</text:p>
          </table:table-cell>
          <table:table-cell table:style-name="ce28" table:number-columns-repeated="5"/>
          <table:table-cell/>
          <table:table-cell table:style-name="ce31" office:value-type="string" calcext:value-type="string">
            <text:p>Swarm Care Deputy Nevada</text:p>
          </table:table-cell>
          <table:table-cell table:style-name="ce31" table:number-columns-repeated="5"/>
          <table:table-cell/>
          <table:table-cell table:style-name="ce34" office:value-type="string" calcext:value-type="string">
            <text:p>Swarm Care Deputy New Mexico</text:p>
          </table:table-cell>
          <table:table-cell table:style-name="ce34" table:number-columns-repeated="5"/>
          <table:table-cell/>
          <table:table-cell table:style-name="ce37" office:value-type="string" calcext:value-type="string">
            <text:p>Swarm Care Deputy Oklahoma</text:p>
          </table:table-cell>
          <table:table-cell table:style-name="ce37" table:number-columns-repeated="5"/>
          <table:table-cell/>
          <table:table-cell table:style-name="ce40" office:value-type="string" calcext:value-type="string">
            <text:p>Swarm Care Deputy Oregon</text:p>
          </table:table-cell>
          <table:table-cell table:style-name="ce40" table:number-columns-repeated="5"/>
          <table:table-cell/>
          <table:table-cell table:style-name="ce43" office:value-type="string" calcext:value-type="string">
            <text:p>Swarm Care Deputy Texas</text:p>
          </table:table-cell>
          <table:table-cell table:style-name="ce43" table:number-columns-repeated="5"/>
          <table:table-cell/>
          <table:table-cell table:style-name="ce34" office:value-type="string" calcext:value-type="string">
            <text:p>Swarm Care Deputy Utah</text:p>
          </table:table-cell>
          <table:table-cell table:style-name="ce34" table:number-columns-repeated="5"/>
          <table:table-cell/>
          <table:table-cell table:style-name="ce46" office:value-type="string" calcext:value-type="string">
            <text:p>Swarm Care Deputy Washington</text:p>
          </table:table-cell>
          <table:table-cell table:style-name="ce46" table:number-columns-repeated="5"/>
          <table:table-cell/>
          <table:table-cell table:style-name="ce49" office:value-type="string" calcext:value-type="string">
            <text:p>Swarm Care Deputy Wyoming</text:p>
          </table:table-cell>
          <table:table-cell table:style-name="ce49" table:number-columns-repeated="5"/>
        </table:table-row>
        <table:table-row table:style-name="ro1">
          <table:table-cell table:style-name="ce9" office:value-type="string" calcext:value-type="string">
            <text:p>Web, Info, infrastructure Alaska</text:p>
          </table:table-cell>
          <table:table-cell table:style-name="ce9" table:number-columns-repeated="5"/>
          <table:table-cell/>
          <table:table-cell table:style-name="ce12" office:value-type="string" calcext:value-type="string">
            <text:p>Web, Info, infrastructure Arizona</text:p>
          </table:table-cell>
          <table:table-cell table:style-name="ce12" table:number-columns-repeated="5"/>
          <table:table-cell/>
          <table:table-cell table:style-name="ce15" office:value-type="string" calcext:value-type="string">
            <text:p>Web, Info, infrastructure California</text:p>
          </table:table-cell>
          <table:table-cell table:style-name="ce15" table:number-columns-repeated="5"/>
          <table:table-cell/>
          <table:table-cell table:style-name="ce18" office:value-type="string" calcext:value-type="string">
            <text:p>Web, Info, infrastructure Colorado</text:p>
          </table:table-cell>
          <table:table-cell table:style-name="ce18" table:number-columns-repeated="5"/>
          <table:table-cell/>
          <table:table-cell table:style-name="ce21" office:value-type="string" calcext:value-type="string">
            <text:p>Web, Info, infrastructure Hawaii</text:p>
          </table:table-cell>
          <table:table-cell table:style-name="ce21" table:number-columns-repeated="5"/>
          <table:table-cell/>
          <table:table-cell table:style-name="ce2" office:value-type="string" calcext:value-type="string">
            <text:p>Web, Info, infrastructure Idaho</text:p>
          </table:table-cell>
          <table:table-cell table:style-name="ce2" table:number-columns-repeated="5"/>
          <table:table-cell/>
          <table:table-cell table:style-name="ce25" office:value-type="string" calcext:value-type="string">
            <text:p>Web, Info, infrastructure Kansas</text:p>
          </table:table-cell>
          <table:table-cell table:style-name="ce25" table:number-columns-repeated="5"/>
          <table:table-cell/>
          <table:table-cell table:style-name="ce28" office:value-type="string" calcext:value-type="string">
            <text:p>Web, Info, infrastructure Montana</text:p>
          </table:table-cell>
          <table:table-cell table:style-name="ce28" table:number-columns-repeated="5"/>
          <table:table-cell/>
          <table:table-cell table:style-name="ce31" office:value-type="string" calcext:value-type="string">
            <text:p>Web, Info, infrastructure Nevada</text:p>
          </table:table-cell>
          <table:table-cell table:style-name="ce31" table:number-columns-repeated="5"/>
          <table:table-cell/>
          <table:table-cell table:style-name="ce34" office:value-type="string" calcext:value-type="string">
            <text:p>Web, Info, infrastructure New Mexico</text:p>
          </table:table-cell>
          <table:table-cell table:style-name="ce34" table:number-columns-repeated="5"/>
          <table:table-cell/>
          <table:table-cell table:style-name="ce37" office:value-type="string" calcext:value-type="string">
            <text:p>Web, Info, infrastructure Oklahoma</text:p>
          </table:table-cell>
          <table:table-cell table:style-name="ce37" table:number-columns-repeated="5"/>
          <table:table-cell/>
          <table:table-cell table:style-name="ce40" office:value-type="string" calcext:value-type="string">
            <text:p>Web, Info, infrastructure Oregon</text:p>
          </table:table-cell>
          <table:table-cell table:style-name="ce40" table:number-columns-repeated="5"/>
          <table:table-cell/>
          <table:table-cell table:style-name="ce43" office:value-type="string" calcext:value-type="string">
            <text:p>Web, Info, infrastructure Texas</text:p>
          </table:table-cell>
          <table:table-cell table:style-name="ce43" table:number-columns-repeated="5"/>
          <table:table-cell/>
          <table:table-cell table:style-name="ce34" office:value-type="string" calcext:value-type="string">
            <text:p>Web, Info, infrastructure Utah</text:p>
          </table:table-cell>
          <table:table-cell table:style-name="ce34" table:number-columns-repeated="5"/>
          <table:table-cell/>
          <table:table-cell table:style-name="ce46" office:value-type="string" calcext:value-type="string">
            <text:p>Web, Info, infrastructure Washington</text:p>
          </table:table-cell>
          <table:table-cell table:style-name="ce46" table:number-columns-repeated="5"/>
          <table:table-cell/>
          <table:table-cell table:style-name="ce49" office:value-type="string" calcext:value-type="string">
            <text:p>Web, Info, infrastructure Wyoming</text:p>
          </table:table-cell>
          <table:table-cell table:style-name="ce49" table:number-columns-repeated="5"/>
        </table:table-row>
        <table:table-row table:style-name="ro1">
          <table:table-cell table:style-name="ce9" office:value-type="string" calcext:value-type="string">
            <text:p>Web, Info, infrastructure Deputy Alaska</text:p>
          </table:table-cell>
          <table:table-cell table:style-name="ce9" table:number-columns-repeated="5"/>
          <table:table-cell/>
          <table:table-cell table:style-name="ce12" office:value-type="string" calcext:value-type="string">
            <text:p>Web, Info, infrastructure Deputy Arizona</text:p>
          </table:table-cell>
          <table:table-cell table:style-name="ce12" table:number-columns-repeated="5"/>
          <table:table-cell/>
          <table:table-cell table:style-name="ce15" office:value-type="string" calcext:value-type="string">
            <text:p>Web, Info, infrastructure Deputy California</text:p>
          </table:table-cell>
          <table:table-cell table:style-name="ce15" table:number-columns-repeated="5"/>
          <table:table-cell/>
          <table:table-cell table:style-name="ce18" office:value-type="string" calcext:value-type="string">
            <text:p>Web, Info, infrastructure Deputy Colorado</text:p>
          </table:table-cell>
          <table:table-cell table:style-name="ce18" table:number-columns-repeated="5"/>
          <table:table-cell/>
          <table:table-cell table:style-name="ce21" office:value-type="string" calcext:value-type="string">
            <text:p>Web, Info, infrastructure Deputy Hawaii</text:p>
          </table:table-cell>
          <table:table-cell table:style-name="ce21" table:number-columns-repeated="5"/>
          <table:table-cell/>
          <table:table-cell table:style-name="ce2" office:value-type="string" calcext:value-type="string">
            <text:p>Web, Info, infrastructure Deputy Idaho</text:p>
          </table:table-cell>
          <table:table-cell table:style-name="ce2" table:number-columns-repeated="5"/>
          <table:table-cell/>
          <table:table-cell table:style-name="ce25" office:value-type="string" calcext:value-type="string">
            <text:p>Web, Info, infrastructure Deputy Kansas</text:p>
          </table:table-cell>
          <table:table-cell table:style-name="ce25" table:number-columns-repeated="5"/>
          <table:table-cell/>
          <table:table-cell table:style-name="ce28" office:value-type="string" calcext:value-type="string">
            <text:p>Web, Info, infrastructure Deputy Montana</text:p>
          </table:table-cell>
          <table:table-cell table:style-name="ce28" table:number-columns-repeated="5"/>
          <table:table-cell/>
          <table:table-cell table:style-name="ce31" office:value-type="string" calcext:value-type="string">
            <text:p>Web, Info, infrastructure Deputy Nevada</text:p>
          </table:table-cell>
          <table:table-cell table:style-name="ce31" table:number-columns-repeated="5"/>
          <table:table-cell/>
          <table:table-cell table:style-name="ce34" office:value-type="string" calcext:value-type="string">
            <text:p>Web, Info, infrastructure Deputy New Mexico</text:p>
          </table:table-cell>
          <table:table-cell table:style-name="ce34" table:number-columns-repeated="5"/>
          <table:table-cell/>
          <table:table-cell table:style-name="ce37" office:value-type="string" calcext:value-type="string">
            <text:p>Web, Info, infrastructure Deputy Oklahoma</text:p>
          </table:table-cell>
          <table:table-cell table:style-name="ce37" table:number-columns-repeated="5"/>
          <table:table-cell/>
          <table:table-cell table:style-name="ce40" office:value-type="string" calcext:value-type="string">
            <text:p>Web, Info, infrastructure Deputy Oregon</text:p>
          </table:table-cell>
          <table:table-cell table:style-name="ce40" table:number-columns-repeated="5"/>
          <table:table-cell/>
          <table:table-cell table:style-name="ce43" office:value-type="string" calcext:value-type="string">
            <text:p>Web, Info, infrastructure Deputy Texas</text:p>
          </table:table-cell>
          <table:table-cell table:style-name="ce43" table:number-columns-repeated="5"/>
          <table:table-cell/>
          <table:table-cell table:style-name="ce34" office:value-type="string" calcext:value-type="string">
            <text:p>Web, Info, infrastructure Deputy Utah</text:p>
          </table:table-cell>
          <table:table-cell table:style-name="ce34" table:number-columns-repeated="5"/>
          <table:table-cell/>
          <table:table-cell table:style-name="ce46" office:value-type="string" calcext:value-type="string">
            <text:p>Web, Info, infrastructure Deputy Washington</text:p>
          </table:table-cell>
          <table:table-cell table:style-name="ce46" table:number-columns-repeated="5"/>
          <table:table-cell/>
          <table:table-cell table:style-name="ce49" office:value-type="string" calcext:value-type="string">
            <text:p>Web, Info, infrastructure Deputy Wyoming</text:p>
          </table:table-cell>
          <table:table-cell table:style-name="ce49" table:number-columns-repeated="5"/>
        </table:table-row>
        <table:table-row table:style-name="ro1">
          <table:table-cell table:style-name="ce9" office:value-type="string" calcext:value-type="string">
            <text:p>Local Leader Alaska District 1</text:p>
          </table:table-cell>
          <table:table-cell table:style-name="ce9" table:number-columns-repeated="5"/>
          <table:table-cell/>
          <table:table-cell table:style-name="ce11" office:value-type="string" calcext:value-type="string" table:number-columns-spanned="6" table:number-rows-spanned="1">
            <text:p>Community Manager Arizona 1 (Central)</text:p>
          </table:table-cell>
          <table:covered-table-cell table:number-columns-repeated="5" table:style-name="ce12"/>
          <table:table-cell/>
          <table:table-cell table:style-name="ce14" office:value-type="string" calcext:value-type="string" table:number-columns-spanned="6" table:number-rows-spanned="1">
            <text:p>Community Manager California 1 (North)</text:p>
          </table:table-cell>
          <table:covered-table-cell table:number-columns-repeated="5" table:style-name="ce15"/>
          <table:table-cell/>
          <table:table-cell table:style-name="ce18" office:value-type="string" calcext:value-type="string">
            <text:p>Local Leader Colorado District 1</text:p>
          </table:table-cell>
          <table:table-cell table:style-name="ce18" table:number-columns-repeated="5"/>
          <table:table-cell/>
          <table:table-cell table:style-name="ce21" office:value-type="string" calcext:value-type="string">
            <text:p>Local Leader Hawaii District 1</text:p>
          </table:table-cell>
          <table:table-cell table:style-name="ce21" table:number-columns-repeated="5"/>
          <table:table-cell/>
          <table:table-cell table:style-name="ce2" office:value-type="string" calcext:value-type="string">
            <text:p>Local Leader Idaho District 1</text:p>
          </table:table-cell>
          <table:table-cell table:style-name="ce2" table:number-columns-repeated="5"/>
          <table:table-cell/>
          <table:table-cell table:style-name="ce25" office:value-type="string" calcext:value-type="string">
            <text:p>Local Leader Kansas District 1</text:p>
          </table:table-cell>
          <table:table-cell table:style-name="ce25" table:number-columns-repeated="5"/>
          <table:table-cell/>
          <table:table-cell table:style-name="ce28" office:value-type="string" calcext:value-type="string">
            <text:p>Local Leader Montana District 1</text:p>
          </table:table-cell>
          <table:table-cell table:style-name="ce28" table:number-columns-repeated="5"/>
          <table:table-cell/>
          <table:table-cell table:style-name="ce31" office:value-type="string" calcext:value-type="string">
            <text:p>Local Leader Nevada District 1</text:p>
          </table:table-cell>
          <table:table-cell table:style-name="ce31" table:number-columns-repeated="5"/>
          <table:table-cell/>
          <table:table-cell table:style-name="ce34" office:value-type="string" calcext:value-type="string">
            <text:p>Local Leader New Mexico District 1</text:p>
          </table:table-cell>
          <table:table-cell table:style-name="ce34" table:number-columns-repeated="5"/>
          <table:table-cell/>
          <table:table-cell table:style-name="ce37" office:value-type="string" calcext:value-type="string">
            <text:p>Local Leader Oklahoma District 1</text:p>
          </table:table-cell>
          <table:table-cell table:style-name="ce37" table:number-columns-repeated="5"/>
          <table:table-cell/>
          <table:table-cell table:style-name="ce40" office:value-type="string" calcext:value-type="string">
            <text:p>Local Leader Oregon District 1</text:p>
          </table:table-cell>
          <table:table-cell table:style-name="ce40" table:number-columns-repeated="5"/>
          <table:table-cell/>
          <table:table-cell table:style-name="ce42" office:value-type="string" calcext:value-type="string" table:number-columns-spanned="6" table:number-rows-spanned="1">
            <office:annotation draw:style-name="gr1" draw:text-style-name="P2" svg:width="82.18pt" svg:height="180pt" svg:x="6963.59pt" svg:y="136.66pt" draw:caption-point-x="-17.29pt" draw:caption-point-y="42.8pt">
              <dc:creator>SS</dc:creator>
              <dc:date>2017-12-03T00:00:00</dc:date>
              <text:p text:style-name="P1"><text:span text:style-name="T1">The districts overseen by each community manager should be readjusted for this state based on local understanding of district breakup.</text:span></text:p>
            </office:annotation>
            <text:p>Community Manager Texas 1 (East)</text:p>
          </table:table-cell>
          <table:covered-table-cell table:number-columns-repeated="5" table:style-name="ce43"/>
          <table:table-cell/>
          <table:table-cell table:style-name="ce34" office:value-type="string" calcext:value-type="string">
            <text:p>Local Leader Utah District 1</text:p>
          </table:table-cell>
          <table:table-cell table:style-name="ce34" table:number-columns-repeated="5"/>
          <table:table-cell/>
          <table:table-cell table:style-name="ce45" office:value-type="string" calcext:value-type="string" table:number-columns-spanned="6" table:number-rows-spanned="1">
            <text:p>Community Manager Washington 1 (East)</text:p>
          </table:table-cell>
          <table:covered-table-cell table:number-columns-repeated="5" table:style-name="ce46"/>
          <table:table-cell/>
          <table:table-cell table:style-name="ce49" office:value-type="string" calcext:value-type="string">
            <text:p>Local Leader Wyoming District 1</text:p>
          </table:table-cell>
          <table:table-cell table:style-name="ce49" table:number-columns-repeated="5"/>
        </table:table-row>
        <table:table-row table:style-name="ro1">
          <table:table-cell table:style-name="ce9" table:number-columns-repeated="6"/>
          <table:table-cell/>
          <table:table-cell table:style-name="ce12" office:value-type="string" calcext:value-type="string">
            <text:p>Local Leader Arizona District 1</text:p>
          </table:table-cell>
          <table:table-cell table:style-name="ce12" table:number-columns-repeated="5"/>
          <table:table-cell/>
          <table:table-cell table:style-name="ce15" office:value-type="string" calcext:value-type="string">
            <text:p>Local Leader California District 1</text:p>
          </table:table-cell>
          <table:table-cell table:style-name="ce15" table:number-columns-repeated="5"/>
          <table:table-cell/>
          <table:table-cell table:style-name="ce18" office:value-type="string" calcext:value-type="string">
            <text:p>Local Leader Colorado District 2</text:p>
          </table:table-cell>
          <table:table-cell table:style-name="ce18" table:number-columns-repeated="5"/>
          <table:table-cell/>
          <table:table-cell table:style-name="ce21" office:value-type="string" calcext:value-type="string">
            <text:p>Local Leader Hawaii District 2</text:p>
          </table:table-cell>
          <table:table-cell table:style-name="ce21" table:number-columns-repeated="5"/>
          <table:table-cell/>
          <table:table-cell table:style-name="ce2" office:value-type="string" calcext:value-type="string">
            <text:p>Local Leader Idaho District 2</text:p>
          </table:table-cell>
          <table:table-cell table:style-name="ce2" table:number-columns-repeated="5"/>
          <table:table-cell/>
          <table:table-cell table:style-name="ce25" office:value-type="string" calcext:value-type="string">
            <text:p>Local Leader Kansas District 2</text:p>
          </table:table-cell>
          <table:table-cell table:style-name="ce25" table:number-columns-repeated="5"/>
          <table:table-cell/>
          <table:table-cell table:style-name="ce28" table:number-columns-repeated="6"/>
          <table:table-cell/>
          <table:table-cell table:style-name="ce31" office:value-type="string" calcext:value-type="string">
            <text:p>Local Leader Nevada District 2</text:p>
          </table:table-cell>
          <table:table-cell table:style-name="ce31" table:number-columns-repeated="5"/>
          <table:table-cell/>
          <table:table-cell table:style-name="ce34" office:value-type="string" calcext:value-type="string">
            <text:p>Local Leader New Mexico District 2</text:p>
          </table:table-cell>
          <table:table-cell table:style-name="ce34" table:number-columns-repeated="5"/>
          <table:table-cell/>
          <table:table-cell table:style-name="ce37" office:value-type="string" calcext:value-type="string">
            <text:p>Local Leader Oklahoma District 2</text:p>
          </table:table-cell>
          <table:table-cell table:style-name="ce37" table:number-columns-repeated="5"/>
          <table:table-cell/>
          <table:table-cell table:style-name="ce40" office:value-type="string" calcext:value-type="string">
            <text:p>Local Leader Oregon District 2</text:p>
          </table:table-cell>
          <table:table-cell table:style-name="ce40" table:number-columns-repeated="5"/>
          <table:table-cell/>
          <table:table-cell table:style-name="ce43" office:value-type="string" calcext:value-type="string">
            <text:p>Local Leader Texas District 1</text:p>
          </table:table-cell>
          <table:table-cell table:style-name="ce43" table:number-columns-repeated="5"/>
          <table:table-cell/>
          <table:table-cell table:style-name="ce34" office:value-type="string" calcext:value-type="string">
            <text:p>Local Leader Utah District 2</text:p>
          </table:table-cell>
          <table:table-cell table:style-name="ce34" table:number-columns-repeated="5"/>
          <table:table-cell/>
          <table:table-cell table:style-name="ce46" office:value-type="string" calcext:value-type="string">
            <text:p>Local Leader Washington District 1</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2</text:p>
          </table:table-cell>
          <table:table-cell table:style-name="ce12" table:number-columns-repeated="5"/>
          <table:table-cell/>
          <table:table-cell table:style-name="ce15" office:value-type="string" calcext:value-type="string">
            <text:p>Local Leader California District 2</text:p>
          </table:table-cell>
          <table:table-cell table:style-name="ce15" table:number-columns-repeated="5"/>
          <table:table-cell/>
          <table:table-cell table:style-name="ce18" office:value-type="string" calcext:value-type="string">
            <text:p>Local Leader Colorado District 3</text:p>
          </table:table-cell>
          <table:table-cell table:style-name="ce18" table:number-columns-repeated="5"/>
          <table:table-cell/>
          <table:table-cell table:style-name="ce21" table:number-columns-repeated="6"/>
          <table:table-cell/>
          <table:table-cell table:style-name="ce2" table:number-columns-repeated="6"/>
          <table:table-cell/>
          <table:table-cell table:style-name="ce25" office:value-type="string" calcext:value-type="string">
            <text:p>Local Leader Kansas District 3</text:p>
          </table:table-cell>
          <table:table-cell table:style-name="ce25" table:number-columns-repeated="5"/>
          <table:table-cell/>
          <table:table-cell table:style-name="ce28" table:number-columns-repeated="6"/>
          <table:table-cell/>
          <table:table-cell table:style-name="ce31" office:value-type="string" calcext:value-type="string">
            <text:p>Local Leader Nevada District 3</text:p>
          </table:table-cell>
          <table:table-cell table:style-name="ce31" table:number-columns-repeated="5"/>
          <table:table-cell/>
          <table:table-cell table:style-name="ce34" office:value-type="string" calcext:value-type="string">
            <text:p>Local Leader New Mexico District 3</text:p>
          </table:table-cell>
          <table:table-cell table:style-name="ce34" table:number-columns-repeated="5"/>
          <table:table-cell/>
          <table:table-cell table:style-name="ce37" office:value-type="string" calcext:value-type="string">
            <text:p>Local Leader Oklahoma District 3</text:p>
          </table:table-cell>
          <table:table-cell table:style-name="ce37" table:number-columns-repeated="5"/>
          <table:table-cell/>
          <table:table-cell table:style-name="ce40" office:value-type="string" calcext:value-type="string">
            <text:p>Local Leader Oregon District 3</text:p>
          </table:table-cell>
          <table:table-cell table:style-name="ce40" table:number-columns-repeated="5"/>
          <table:table-cell/>
          <table:table-cell table:style-name="ce43" office:value-type="string" calcext:value-type="string">
            <text:p>Local Leader Texas District 2</text:p>
          </table:table-cell>
          <table:table-cell table:style-name="ce43" table:number-columns-repeated="5"/>
          <table:table-cell/>
          <table:table-cell table:style-name="ce34" office:value-type="string" calcext:value-type="string">
            <text:p>Local Leader Utah District 3</text:p>
          </table:table-cell>
          <table:table-cell table:style-name="ce34" table:number-columns-repeated="5"/>
          <table:table-cell/>
          <table:table-cell table:style-name="ce46" office:value-type="string" calcext:value-type="string">
            <text:p>Local Leader Washington District 2</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3</text:p>
          </table:table-cell>
          <table:table-cell table:style-name="ce12" table:number-columns-repeated="5"/>
          <table:table-cell/>
          <table:table-cell table:style-name="ce15" office:value-type="string" calcext:value-type="string">
            <text:p>Local Leader California District 3</text:p>
          </table:table-cell>
          <table:table-cell table:style-name="ce15" table:number-columns-repeated="5"/>
          <table:table-cell/>
          <table:table-cell table:style-name="ce18" office:value-type="string" calcext:value-type="string">
            <text:p>Local Leader Colorado District 4</text:p>
          </table:table-cell>
          <table:table-cell table:style-name="ce18" table:number-columns-repeated="5"/>
          <table:table-cell/>
          <table:table-cell table:style-name="ce21" table:number-columns-repeated="6"/>
          <table:table-cell/>
          <table:table-cell table:style-name="ce2" table:number-columns-repeated="6"/>
          <table:table-cell/>
          <table:table-cell table:style-name="ce25" office:value-type="string" calcext:value-type="string">
            <text:p>Local Leader Kansas District 4</text:p>
          </table:table-cell>
          <table:table-cell table:style-name="ce25" table:number-columns-repeated="5"/>
          <table:table-cell/>
          <table:table-cell table:style-name="ce28" table:number-columns-repeated="6"/>
          <table:table-cell/>
          <table:table-cell table:style-name="ce31" office:value-type="string" calcext:value-type="string">
            <text:p>Local Leader Nevada District 4</text:p>
          </table:table-cell>
          <table:table-cell table:style-name="ce31" table:number-columns-repeated="5"/>
          <table:table-cell/>
          <table:table-cell table:style-name="ce34" table:number-columns-repeated="6"/>
          <table:table-cell/>
          <table:table-cell table:style-name="ce37" office:value-type="string" calcext:value-type="string">
            <text:p>Local Leader Oklahoma District 4</text:p>
          </table:table-cell>
          <table:table-cell table:style-name="ce37" table:number-columns-repeated="5"/>
          <table:table-cell/>
          <table:table-cell table:style-name="ce40" office:value-type="string" calcext:value-type="string">
            <text:p>Local Leader Oregon District 4</text:p>
          </table:table-cell>
          <table:table-cell table:style-name="ce40" table:number-columns-repeated="5"/>
          <table:table-cell/>
          <table:table-cell table:style-name="ce43" office:value-type="string" calcext:value-type="string">
            <text:p>Local Leader Texas District 3</text:p>
          </table:table-cell>
          <table:table-cell table:style-name="ce43" table:number-columns-repeated="5"/>
          <table:table-cell/>
          <table:table-cell table:style-name="ce34" office:value-type="string" calcext:value-type="string">
            <text:p>Local Leader Utah District 4</text:p>
          </table:table-cell>
          <table:table-cell table:style-name="ce34" table:number-columns-repeated="5"/>
          <table:table-cell/>
          <table:table-cell table:style-name="ce46" office:value-type="string" calcext:value-type="string">
            <text:p>Local Leader Washington District 4</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4</text:p>
          </table:table-cell>
          <table:table-cell table:style-name="ce12" table:number-columns-repeated="5"/>
          <table:table-cell/>
          <table:table-cell table:style-name="ce15" office:value-type="string" calcext:value-type="string">
            <text:p>Local Leader California District 4</text:p>
          </table:table-cell>
          <table:table-cell table:style-name="ce15" table:number-columns-repeated="5"/>
          <table:table-cell/>
          <table:table-cell table:style-name="ce18" office:value-type="string" calcext:value-type="string">
            <text:p>Local Leader Colorado District 5</text:p>
          </table:table-cell>
          <table:table-cell table:style-name="ce18" table:number-columns-repeated="5"/>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office:value-type="string" calcext:value-type="string">
            <text:p>Local Leader Oklahoma District 5</text:p>
          </table:table-cell>
          <table:table-cell table:style-name="ce37" table:number-columns-repeated="5"/>
          <table:table-cell/>
          <table:table-cell table:style-name="ce40" office:value-type="string" calcext:value-type="string">
            <text:p>Local Leader Oregon District 5</text:p>
          </table:table-cell>
          <table:table-cell table:style-name="ce40" table:number-columns-repeated="5"/>
          <table:table-cell/>
          <table:table-cell table:style-name="ce43" office:value-type="string" calcext:value-type="string">
            <text:p>Local Leader Texas District 4</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5</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1" office:value-type="string" calcext:value-type="string" table:number-columns-spanned="6" table:number-rows-spanned="1">
            <text:p>Community Manager Arizona 2 (Outer)</text:p>
          </table:table-cell>
          <table:covered-table-cell table:number-columns-repeated="5" table:style-name="Default"/>
          <table:table-cell/>
          <table:table-cell table:style-name="ce15" office:value-type="string" calcext:value-type="string">
            <text:p>Local Leader California District 5</text:p>
          </table:table-cell>
          <table:table-cell table:style-name="ce15" table:number-columns-repeated="5"/>
          <table:table-cell/>
          <table:table-cell table:style-name="ce18" office:value-type="string" calcext:value-type="string">
            <text:p>Local Leader Colorado District 6</text:p>
          </table:table-cell>
          <table:table-cell table:style-name="ce18" table:number-columns-repeated="5"/>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5</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8</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5</text:p>
          </table:table-cell>
          <table:table-cell table:style-name="ce12" table:number-columns-repeated="5"/>
          <table:table-cell/>
          <table:table-cell table:style-name="ce15" office:value-type="string" calcext:value-type="string">
            <text:p>Local Leader California District 6</text:p>
          </table:table-cell>
          <table:table-cell table:style-name="ce15" table:number-columns-repeated="5"/>
          <table:table-cell/>
          <table:table-cell table:style-name="ce18" office:value-type="string" calcext:value-type="string">
            <text:p>Local Leader Colorado District 7</text:p>
          </table:table-cell>
          <table:table-cell table:style-name="ce18" table:number-columns-repeated="5"/>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6</text:p>
          </table:table-cell>
          <table:table-cell table:style-name="ce43" table:number-columns-repeated="5"/>
          <table:table-cell/>
          <table:table-cell table:style-name="ce34" table:number-columns-repeated="6"/>
          <table:table-cell/>
          <table:table-cell table:style-name="ce45" office:value-type="string" calcext:value-type="string" table:number-columns-spanned="6" table:number-rows-spanned="1">
            <text:p>Community Manager Washington 2 (West)</text:p>
          </table:table-cell>
          <table:covered-table-cell table:number-columns-repeated="5" table:style-name="ce46"/>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6</text:p>
          </table:table-cell>
          <table:table-cell table:style-name="ce12" table:number-columns-repeated="5"/>
          <table:table-cell/>
          <table:table-cell table:style-name="ce15" office:value-type="string" calcext:value-type="string">
            <text:p>Local Leader California District 7</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7</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3</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7</text:p>
          </table:table-cell>
          <table:table-cell table:style-name="ce12" table:number-columns-repeated="5"/>
          <table:table-cell/>
          <table:table-cell table:style-name="ce15" office:value-type="string" calcext:value-type="string">
            <text:p>Local Leader California District 9</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8</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6</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8</text:p>
          </table:table-cell>
          <table:table-cell table:style-name="ce12" table:number-columns-repeated="5"/>
          <table:table-cell/>
          <table:table-cell table:style-name="ce15" office:value-type="string" calcext:value-type="string">
            <text:p>Local Leader California District 10</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9</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7</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office:value-type="string" calcext:value-type="string">
            <text:p>Local Leader Arizona District 9</text:p>
          </table:table-cell>
          <table:table-cell table:style-name="ce12" table:number-columns-repeated="5"/>
          <table:table-cell/>
          <table:table-cell table:style-name="ce15" office:value-type="string" calcext:value-type="string">
            <text:p>Local Leader California District 11</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0</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9</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2</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1</text:p>
          </table:table-cell>
          <table:table-cell table:style-name="ce43" table:number-columns-repeated="5"/>
          <table:table-cell/>
          <table:table-cell table:style-name="ce34" table:number-columns-repeated="6"/>
          <table:table-cell/>
          <table:table-cell table:style-name="ce46" office:value-type="string" calcext:value-type="string">
            <text:p>Local Leader Washington District 10</text:p>
          </table:table-cell>
          <table:table-cell table:style-name="ce46" table:number-columns-repeated="5"/>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3</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2</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4</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2" office:value-type="string" calcext:value-type="string" table:number-columns-spanned="6" table:number-rows-spanned="1">
            <text:p>Community Manager Texas 2 (Central)</text:p>
          </table:table-cell>
          <table:covered-table-cell table:number-columns-repeated="5" table:style-name="ce43"/>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5</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3</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6</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4</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7</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5</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8</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6</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19</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7</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4" office:value-type="string" calcext:value-type="string" table:number-columns-spanned="6" table:number-rows-spanned="1">
            <text:p>Community Manager California 2 (Central)</text:p>
          </table:table-cell>
          <table:covered-table-cell table:number-columns-repeated="5" table:style-name="ce1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8</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8</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19</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0</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0</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1</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1</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2</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2</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3</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3</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4</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4</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5</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2" office:value-type="string" calcext:value-type="string" table:number-columns-spanned="6" table:number-rows-spanned="1">
            <text:p>Community Manager Texas 3 (West)</text:p>
          </table:table-cell>
          <table:covered-table-cell table:number-columns-repeated="5" table:style-name="ce43"/>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6</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5</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7</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6</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style-name="ce9" table:number-columns-repeated="6"/>
          <table:table-cell/>
          <table:table-cell table:style-name="ce12" table:number-columns-repeated="6"/>
          <table:table-cell/>
          <table:table-cell table:style-name="ce15" office:value-type="string" calcext:value-type="string">
            <text:p>Local Leader California District 28</text:p>
          </table:table-cell>
          <table:table-cell table:style-name="ce15" table:number-columns-repeated="5"/>
          <table:table-cell/>
          <table:table-cell table:style-name="ce18" table:number-columns-repeated="6"/>
          <table:table-cell/>
          <table:table-cell table:style-name="ce21" table:number-columns-repeated="6"/>
          <table:table-cell/>
          <table:table-cell table:style-name="ce2" table:number-columns-repeated="6"/>
          <table:table-cell/>
          <table:table-cell table:style-name="ce25" table:number-columns-repeated="6"/>
          <table:table-cell/>
          <table:table-cell table:style-name="ce28" table:number-columns-repeated="6"/>
          <table:table-cell/>
          <table:table-cell table:style-name="ce31" table:number-columns-repeated="6"/>
          <table:table-cell/>
          <table:table-cell table:style-name="ce34" table:number-columns-repeated="6"/>
          <table:table-cell/>
          <table:table-cell table:style-name="ce37" table:number-columns-repeated="6"/>
          <table:table-cell/>
          <table:table-cell table:style-name="ce40" table:number-columns-repeated="6"/>
          <table:table-cell/>
          <table:table-cell table:style-name="ce43" office:value-type="string" calcext:value-type="string">
            <text:p>Local Leader Texas District 27</text:p>
          </table:table-cell>
          <table:table-cell table:style-name="ce43" table:number-columns-repeated="5"/>
          <table:table-cell/>
          <table:table-cell table:style-name="ce34" table:number-columns-repeated="6"/>
          <table:table-cell/>
          <table:table-cell table:style-name="ce46" table:number-columns-repeated="6"/>
          <table:table-cell/>
          <table:table-cell table:style-name="ce49" table:number-columns-repeated="6"/>
        </table:table-row>
        <table:table-row table:style-name="ro1">
          <table:table-cell table:number-columns-repeated="7"/>
          <table:table-cell table:style-name="ce12" table:number-columns-repeated="6"/>
          <table:table-cell/>
          <table:table-cell table:style-name="ce15" office:value-type="string" calcext:value-type="string">
            <text:p>Local Leader California District 29</text:p>
          </table:table-cell>
          <table:table-cell table:style-name="ce15" table:number-columns-repeated="5"/>
          <table:table-cell table:number-columns-repeated="64"/>
          <table:table-cell table:style-name="ce43" office:value-type="string" calcext:value-type="string">
            <text:p>Local Leader Texas District 28</text:p>
          </table:table-cell>
          <table:table-cell table:style-name="ce43" table:number-columns-repeated="5"/>
          <table:table-cell table:number-columns-repeated="21"/>
        </table:table-row>
        <table:table-row table:style-name="ro1">
          <table:table-cell table:number-columns-repeated="7"/>
          <table:table-cell table:style-name="ce12" table:number-columns-repeated="6"/>
          <table:table-cell/>
          <table:table-cell table:style-name="ce15" office:value-type="string" calcext:value-type="string">
            <text:p>Local Leader California District 30</text:p>
          </table:table-cell>
          <table:table-cell table:style-name="ce15" table:number-columns-repeated="5"/>
          <table:table-cell table:number-columns-repeated="64"/>
          <table:table-cell table:style-name="ce43" office:value-type="string" calcext:value-type="string">
            <text:p>Local Leader Texas District 29</text:p>
          </table:table-cell>
          <table:table-cell table:style-name="ce43" table:number-columns-repeated="5"/>
          <table:table-cell table:number-columns-repeated="21"/>
        </table:table-row>
        <table:table-row table:style-name="ro1">
          <table:table-cell table:number-columns-repeated="14"/>
          <table:table-cell table:style-name="ce14" office:value-type="string" calcext:value-type="string" table:number-columns-spanned="6" table:number-rows-spanned="1">
            <text:p>Community Manager California 3 (South)</text:p>
          </table:table-cell>
          <table:covered-table-cell table:number-columns-repeated="5" table:style-name="ce15"/>
          <table:table-cell table:number-columns-repeated="64"/>
          <table:table-cell table:style-name="ce43" office:value-type="string" calcext:value-type="string">
            <text:p>Local Leader Texas District 30</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1</text:p>
          </table:table-cell>
          <table:table-cell table:style-name="ce15" table:number-columns-repeated="5"/>
          <table:table-cell table:number-columns-repeated="64"/>
          <table:table-cell table:style-name="ce43" office:value-type="string" calcext:value-type="string">
            <text:p>Local Leader Texas District 31</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2</text:p>
          </table:table-cell>
          <table:table-cell table:style-name="ce15" table:number-columns-repeated="5"/>
          <table:table-cell table:number-columns-repeated="64"/>
          <table:table-cell table:style-name="ce43" office:value-type="string" calcext:value-type="string">
            <text:p>Local Leader Texas District 32</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3</text:p>
          </table:table-cell>
          <table:table-cell table:style-name="ce15" table:number-columns-repeated="5"/>
          <table:table-cell table:number-columns-repeated="64"/>
          <table:table-cell table:style-name="ce43" office:value-type="string" calcext:value-type="string">
            <text:p>Local Leader Texas District 33</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4</text:p>
          </table:table-cell>
          <table:table-cell table:style-name="ce15" table:number-columns-repeated="5"/>
          <table:table-cell table:number-columns-repeated="64"/>
          <table:table-cell table:style-name="ce43" office:value-type="string" calcext:value-type="string">
            <text:p>Local Leader Texas District 34</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5</text:p>
          </table:table-cell>
          <table:table-cell table:style-name="ce15" table:number-columns-repeated="5"/>
          <table:table-cell table:number-columns-repeated="64"/>
          <table:table-cell table:style-name="ce43" office:value-type="string" calcext:value-type="string">
            <text:p>Local Leader Texas District 35</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6</text:p>
          </table:table-cell>
          <table:table-cell table:style-name="ce15" table:number-columns-repeated="5"/>
          <table:table-cell table:number-columns-repeated="64"/>
          <table:table-cell table:style-name="ce43" office:value-type="string" calcext:value-type="string">
            <text:p>Local Leader Texas District 36</text:p>
          </table:table-cell>
          <table:table-cell table:style-name="ce43" table:number-columns-repeated="5"/>
          <table:table-cell table:number-columns-repeated="21"/>
        </table:table-row>
        <table:table-row table:style-name="ro1">
          <table:table-cell table:number-columns-repeated="14"/>
          <table:table-cell table:style-name="ce15" office:value-type="string" calcext:value-type="string">
            <text:p>Local Leader California District 37</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38</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39</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0</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1</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2</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3</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4</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5</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6</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7</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8</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49</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50</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51</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52</text:p>
          </table:table-cell>
          <table:table-cell table:style-name="ce15" table:number-columns-repeated="5"/>
          <table:table-cell table:number-columns-repeated="91"/>
        </table:table-row>
        <table:table-row table:style-name="ro1">
          <table:table-cell table:number-columns-repeated="14"/>
          <table:table-cell table:style-name="ce15" office:value-type="string" calcext:value-type="string">
            <text:p>Local Leader California District 53</text:p>
          </table:table-cell>
          <table:table-cell table:style-name="ce15" table:number-columns-repeated="5"/>
          <table:table-cell table:number-columns-repeated="91"/>
        </table:table-row>
        <table:table-row table:style-name="ro1" table:number-rows-repeated="1048505">
          <table:table-cell table:number-columns-repeated="111"/>
        </table:table-row>
        <table:table-row table:style-name="ro1">
          <table:table-cell table:number-columns-repeated="111"/>
        </table:table-row>
      </table:table>
      <table:table table:name="Central" table:style-name="ta1">
        <table:table-column table:style-name="co24" table:default-cell-style-name="ce50"/>
        <table:table-column table:style-name="co2" table:default-cell-style-name="ce50"/>
        <table:table-column table:style-name="co3" table:default-cell-style-name="ce50"/>
        <table:table-column table:style-name="co4" table:default-cell-style-name="ce50"/>
        <table:table-column table:style-name="co5" table:default-cell-style-name="ce50"/>
        <table:table-column table:style-name="co6" table:default-cell-style-name="ce50"/>
        <table:table-column table:style-name="co7" table:default-cell-style-name="Default"/>
        <table:table-column table:style-name="co25" table:default-cell-style-name="ce53"/>
        <table:table-column table:style-name="co2" table:default-cell-style-name="ce53"/>
        <table:table-column table:style-name="co3" table:default-cell-style-name="ce53"/>
        <table:table-column table:style-name="co4" table:default-cell-style-name="ce53"/>
        <table:table-column table:style-name="co5" table:default-cell-style-name="ce53"/>
        <table:table-column table:style-name="co6" table:default-cell-style-name="ce53"/>
        <table:table-column table:style-name="co7" table:default-cell-style-name="Default"/>
        <table:table-column table:style-name="co13"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Default"/>
        <table:table-column table:style-name="co26" table:default-cell-style-name="ce59"/>
        <table:table-column table:style-name="co2" table:default-cell-style-name="ce59"/>
        <table:table-column table:style-name="co3" table:default-cell-style-name="ce59"/>
        <table:table-column table:style-name="co4" table:default-cell-style-name="ce59"/>
        <table:table-column table:style-name="co5" table:default-cell-style-name="ce59"/>
        <table:table-column table:style-name="co6" table:default-cell-style-name="ce59"/>
        <table:table-column table:style-name="co7" table:default-cell-style-name="Default"/>
        <table:table-column table:style-name="co27" table:default-cell-style-name="ce62"/>
        <table:table-column table:style-name="co2" table:default-cell-style-name="ce62"/>
        <table:table-column table:style-name="co3" table:default-cell-style-name="ce62"/>
        <table:table-column table:style-name="co4" table:default-cell-style-name="ce62"/>
        <table:table-column table:style-name="co5" table:default-cell-style-name="ce62"/>
        <table:table-column table:style-name="co6" table:default-cell-style-name="ce62"/>
        <table:table-column table:style-name="co7" table:default-cell-style-name="Default"/>
        <table:table-column table:style-name="co20" table:default-cell-style-name="ce65"/>
        <table:table-column table:style-name="co2" table:default-cell-style-name="ce65"/>
        <table:table-column table:style-name="co3"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Default"/>
        <table:table-column table:style-name="co22" table:default-cell-style-name="ce68"/>
        <table:table-column table:style-name="co2" table:default-cell-style-name="ce68"/>
        <table:table-column table:style-name="co3" table:default-cell-style-name="ce68"/>
        <table:table-column table:style-name="co4" table:default-cell-style-name="ce68"/>
        <table:table-column table:style-name="co5" table:default-cell-style-name="ce68"/>
        <table:table-column table:style-name="co6" table:default-cell-style-name="ce68"/>
        <table:table-column table:style-name="co7" table:default-cell-style-name="Default"/>
        <table:table-column table:style-name="co24"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Default"/>
        <table:table-column table:style-name="co28" table:default-cell-style-name="ce71"/>
        <table:table-column table:style-name="co2" table:default-cell-style-name="ce71"/>
        <table:table-column table:style-name="co3" table:default-cell-style-name="ce71"/>
        <table:table-column table:style-name="co4" table:default-cell-style-name="ce71"/>
        <table:table-column table:style-name="co5" table:default-cell-style-name="ce71"/>
        <table:table-column table:style-name="co6" table:default-cell-style-name="ce71"/>
        <table:table-column table:style-name="co7" table:default-cell-style-name="Default"/>
        <table:table-column table:style-name="co19" table:default-cell-style-name="ce62"/>
        <table:table-column table:style-name="co2" table:default-cell-style-name="ce62"/>
        <table:table-column table:style-name="co3" table:default-cell-style-name="ce62"/>
        <table:table-column table:style-name="co4" table:default-cell-style-name="ce62"/>
        <table:table-column table:style-name="co5" table:default-cell-style-name="ce62"/>
        <table:table-column table:style-name="co6" table:default-cell-style-name="ce62"/>
        <table:table-column table:style-name="co7" table:default-cell-style-name="Default"/>
        <table:table-column table:style-name="co29"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7" table:default-cell-style-name="Default"/>
        <table:table-column table:style-name="co16"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Default"/>
        <table:table-column table:style-name="co30" table:default-cell-style-name="ce77"/>
        <table:table-column table:style-name="co2" table:default-cell-style-name="ce77"/>
        <table:table-column table:style-name="co3" table:default-cell-style-name="ce77"/>
        <table:table-column table:style-name="co4" table:default-cell-style-name="ce77"/>
        <table:table-column table:style-name="co5" table:default-cell-style-name="ce77"/>
        <table:table-column table:style-name="co6" table:default-cell-style-name="ce77"/>
        <table:table-column table:style-name="co7" table:default-cell-style-name="Default"/>
        <table:table-column table:style-name="co31" table:default-cell-style-name="ce80"/>
        <table:table-column table:style-name="co2" table:default-cell-style-name="ce80"/>
        <table:table-column table:style-name="co3" table:default-cell-style-name="ce80"/>
        <table:table-column table:style-name="co4" table:default-cell-style-name="ce80"/>
        <table:table-column table:style-name="co5" table:default-cell-style-name="ce80"/>
        <table:table-column table:style-name="co6" table:default-cell-style-name="ce80"/>
        <table:table-column table:style-name="co7" table:default-cell-style-name="Default"/>
        <table:table-column table:style-name="co32" table:default-cell-style-name="ce83"/>
        <table:table-column table:style-name="co2" table:default-cell-style-name="ce83"/>
        <table:table-column table:style-name="co3" table:default-cell-style-name="ce83"/>
        <table:table-column table:style-name="co4" table:default-cell-style-name="ce83"/>
        <table:table-column table:style-name="co5" table:default-cell-style-name="ce83"/>
        <table:table-column table:style-name="co6" table:default-cell-style-name="ce83"/>
        <table:table-column table:style-name="co7" table:default-cell-style-name="Default"/>
        <table:table-column table:style-name="co29" table:default-cell-style-name="ce86"/>
        <table:table-column table:style-name="co2" table:default-cell-style-name="ce86"/>
        <table:table-column table:style-name="co3" table:default-cell-style-name="ce86"/>
        <table:table-column table:style-name="co4" table:default-cell-style-name="ce86"/>
        <table:table-column table:style-name="co5" table:default-cell-style-name="ce86"/>
        <table:table-column table:style-name="co6" table:default-cell-style-name="ce86"/>
        <table:table-column table:style-name="co7" table:default-cell-style-name="Default"/>
        <table:table-column table:style-name="co33" table:default-cell-style-name="ce80"/>
        <table:table-column table:style-name="co2" table:default-cell-style-name="ce80"/>
        <table:table-column table:style-name="co3" table:default-cell-style-name="ce80"/>
        <table:table-column table:style-name="co4" table:default-cell-style-name="ce80"/>
        <table:table-column table:style-name="co5" table:default-cell-style-name="ce80"/>
        <table:table-column table:style-name="co6" table:default-cell-style-name="ce80"/>
        <table:table-row table:style-name="ro1">
          <table:table-cell table:number-columns-repeated="118"/>
        </table:table-row>
        <table:table-row table:style-name="ro1">
          <table:table-cell table:style-name="ce51" office:value-type="string" calcext:value-type="string" table:number-columns-spanned="6" table:number-rows-spanned="1">
            <text:p>Alabama</text:p>
          </table:table-cell>
          <table:covered-table-cell table:number-columns-repeated="5" table:style-name="ce52"/>
          <table:table-cell/>
          <table:table-cell table:style-name="ce54" office:value-type="string" calcext:value-type="string" table:number-columns-spanned="6" table:number-rows-spanned="1">
            <text:p>Arkansas</text:p>
          </table:table-cell>
          <table:covered-table-cell table:number-columns-repeated="5" table:style-name="ce55"/>
          <table:table-cell/>
          <table:table-cell table:style-name="ce57" office:value-type="string" calcext:value-type="string" table:number-columns-spanned="6" table:number-rows-spanned="1">
            <text:p>Florida</text:p>
          </table:table-cell>
          <table:covered-table-cell table:number-columns-repeated="5" table:style-name="ce58"/>
          <table:table-cell/>
          <table:table-cell table:style-name="ce60" office:value-type="string" calcext:value-type="string" table:number-columns-spanned="6" table:number-rows-spanned="1">
            <text:p>Georgia</text:p>
          </table:table-cell>
          <table:covered-table-cell table:number-columns-repeated="5" table:style-name="ce61"/>
          <table:table-cell/>
          <table:table-cell table:style-name="ce63" office:value-type="string" calcext:value-type="string" table:number-columns-spanned="6" table:number-rows-spanned="1">
            <text:p>Illinois</text:p>
          </table:table-cell>
          <table:covered-table-cell table:number-columns-repeated="5" table:style-name="ce64"/>
          <table:table-cell/>
          <table:table-cell table:style-name="ce66" office:value-type="string" calcext:value-type="string" table:number-columns-spanned="6" table:number-rows-spanned="1">
            <text:p>Indiana</text:p>
          </table:table-cell>
          <table:covered-table-cell table:number-columns-repeated="5" table:style-name="ce67"/>
          <table:table-cell/>
          <table:table-cell table:style-name="ce69" office:value-type="string" calcext:value-type="string" table:number-columns-spanned="6" table:number-rows-spanned="1">
            <text:p>Iowa</text:p>
          </table:table-cell>
          <table:covered-table-cell table:number-columns-repeated="5" table:style-name="ce70"/>
          <table:table-cell/>
          <table:table-cell table:style-name="ce8" office:value-type="string" calcext:value-type="string" table:number-columns-spanned="6" table:number-rows-spanned="1">
            <text:p>Kentucky</text:p>
          </table:table-cell>
          <table:covered-table-cell table:number-columns-repeated="5" table:style-name="ce9"/>
          <table:table-cell/>
          <table:table-cell table:style-name="ce72" office:value-type="string" calcext:value-type="string" table:number-columns-spanned="6" table:number-rows-spanned="1">
            <text:p>Louisiana</text:p>
          </table:table-cell>
          <table:covered-table-cell table:number-columns-repeated="5" table:style-name="ce73"/>
          <table:table-cell/>
          <table:table-cell table:style-name="ce63" office:value-type="string" calcext:value-type="string" table:number-columns-spanned="6" table:number-rows-spanned="1">
            <text:p>Minnesota</text:p>
          </table:table-cell>
          <table:covered-table-cell table:number-columns-repeated="5" table:style-name="ce64"/>
          <table:table-cell/>
          <table:table-cell table:style-name="ce75" office:value-type="string" calcext:value-type="string" table:number-columns-spanned="6" table:number-rows-spanned="1">
            <text:p>Mississippi</text:p>
          </table:table-cell>
          <table:covered-table-cell table:number-columns-repeated="5" table:style-name="ce76"/>
          <table:table-cell/>
          <table:table-cell table:style-name="ce11" office:value-type="string" calcext:value-type="string" table:number-columns-spanned="6" table:number-rows-spanned="1">
            <text:p>Missouri</text:p>
          </table:table-cell>
          <table:covered-table-cell table:number-columns-repeated="5" table:style-name="ce12"/>
          <table:table-cell/>
          <table:table-cell table:style-name="ce78" office:value-type="string" calcext:value-type="string" table:number-columns-spanned="6" table:number-rows-spanned="1">
            <text:p>Nebraska</text:p>
          </table:table-cell>
          <table:covered-table-cell table:number-columns-repeated="5" table:style-name="ce79"/>
          <table:table-cell/>
          <table:table-cell table:style-name="ce81" office:value-type="string" calcext:value-type="string" table:number-columns-spanned="6" table:number-rows-spanned="1">
            <text:p>North Dakota</text:p>
          </table:table-cell>
          <table:covered-table-cell table:number-columns-repeated="5" table:style-name="ce82"/>
          <table:table-cell/>
          <table:table-cell table:style-name="ce84" office:value-type="string" calcext:value-type="string" table:number-columns-spanned="6" table:number-rows-spanned="1">
            <text:p>South Dakota</text:p>
          </table:table-cell>
          <table:covered-table-cell table:number-columns-repeated="5" table:style-name="ce85"/>
          <table:table-cell/>
          <table:table-cell table:style-name="ce87" office:value-type="string" calcext:value-type="string" table:number-columns-spanned="6" table:number-rows-spanned="1">
            <text:p>Tennessee</text:p>
          </table:table-cell>
          <table:covered-table-cell table:number-columns-repeated="5" table:style-name="ce88"/>
          <table:table-cell/>
          <table:table-cell table:style-name="ce81" office:value-type="string" calcext:value-type="string" table:number-columns-spanned="6" table:number-rows-spanned="1">
            <text:p>Wisconsin</text:p>
          </table:table-cell>
          <table:covered-table-cell table:number-columns-repeated="5" table:style-name="ce82"/>
        </table:table-row>
        <table:table-row table:style-name="ro1">
          <table:table-cell table:style-name="ce52" office:value-type="string" calcext:value-type="string">
            <text:p>Title</text:p>
          </table:table-cell>
          <table:table-cell table:style-name="ce52" office:value-type="string" calcext:value-type="string">
            <text:p>Name</text:p>
          </table:table-cell>
          <table:table-cell table:style-name="ce52" office:value-type="string" calcext:value-type="string">
            <text:p>Phone Number</text:p>
          </table:table-cell>
          <table:table-cell table:style-name="ce52" office:value-type="string" calcext:value-type="string">
            <text:p>Email</text:p>
          </table:table-cell>
          <table:table-cell table:style-name="ce52" office:value-type="string" calcext:value-type="string">
            <text:p>Description</text:p>
          </table:table-cell>
          <table:table-cell table:style-name="ce52" office:value-type="string" calcext:value-type="string">
            <text:p>Purpose</text:p>
          </table:table-cell>
          <table:table-cell/>
          <table:table-cell table:style-name="ce55" office:value-type="string" calcext:value-type="string">
            <text:p>Title</text:p>
          </table:table-cell>
          <table:table-cell table:style-name="ce55" office:value-type="string" calcext:value-type="string">
            <text:p>Name</text:p>
          </table:table-cell>
          <table:table-cell table:style-name="ce55" office:value-type="string" calcext:value-type="string">
            <text:p>Phone Number</text:p>
          </table:table-cell>
          <table:table-cell table:style-name="ce55" office:value-type="string" calcext:value-type="string">
            <text:p>Email</text:p>
          </table:table-cell>
          <table:table-cell table:style-name="ce55" office:value-type="string" calcext:value-type="string">
            <text:p>Description</text:p>
          </table:table-cell>
          <table:table-cell table:style-name="ce55" office:value-type="string" calcext:value-type="string">
            <text:p>Purpose</text:p>
          </table:table-cell>
          <table:table-cell/>
          <table:table-cell table:style-name="ce58" office:value-type="string" calcext:value-type="string">
            <text:p>Title</text:p>
          </table:table-cell>
          <table:table-cell table:style-name="ce58" office:value-type="string" calcext:value-type="string">
            <text:p>Name</text:p>
          </table:table-cell>
          <table:table-cell table:style-name="ce58" office:value-type="string" calcext:value-type="string">
            <text:p>Phone Number</text:p>
          </table:table-cell>
          <table:table-cell table:style-name="ce58" office:value-type="string" calcext:value-type="string">
            <text:p>Email</text:p>
          </table:table-cell>
          <table:table-cell table:style-name="ce58" office:value-type="string" calcext:value-type="string">
            <text:p>Description</text:p>
          </table:table-cell>
          <table:table-cell table:style-name="ce58" office:value-type="string" calcext:value-type="string">
            <text:p>Purpose</text:p>
          </table:table-cell>
          <table:table-cell/>
          <table:table-cell table:style-name="ce61" office:value-type="string" calcext:value-type="string">
            <text:p>Title</text:p>
          </table:table-cell>
          <table:table-cell table:style-name="ce61" office:value-type="string" calcext:value-type="string">
            <text:p>Name</text:p>
          </table:table-cell>
          <table:table-cell table:style-name="ce61" office:value-type="string" calcext:value-type="string">
            <text:p>Phone Number</text:p>
          </table:table-cell>
          <table:table-cell table:style-name="ce61" office:value-type="string" calcext:value-type="string">
            <text:p>Email</text:p>
          </table:table-cell>
          <table:table-cell table:style-name="ce61" office:value-type="string" calcext:value-type="string">
            <text:p>Description</text:p>
          </table:table-cell>
          <table:table-cell table:style-name="ce61" office:value-type="string" calcext:value-type="string">
            <text:p>Purpose</text:p>
          </table:table-cell>
          <table:table-cell/>
          <table:table-cell table:style-name="ce64" office:value-type="string" calcext:value-type="string">
            <text:p>Title</text:p>
          </table:table-cell>
          <table:table-cell table:style-name="ce64" office:value-type="string" calcext:value-type="string">
            <text:p>Name</text:p>
          </table:table-cell>
          <table:table-cell table:style-name="ce64" office:value-type="string" calcext:value-type="string">
            <text:p>Phone Number</text:p>
          </table:table-cell>
          <table:table-cell table:style-name="ce64" office:value-type="string" calcext:value-type="string">
            <text:p>Email</text:p>
          </table:table-cell>
          <table:table-cell table:style-name="ce64" office:value-type="string" calcext:value-type="string">
            <text:p>Description</text:p>
          </table:table-cell>
          <table:table-cell table:style-name="ce64" office:value-type="string" calcext:value-type="string">
            <text:p>Purpose</text:p>
          </table:table-cell>
          <table:table-cell/>
          <table:table-cell table:style-name="ce67" office:value-type="string" calcext:value-type="string">
            <text:p>Title</text:p>
          </table:table-cell>
          <table:table-cell table:style-name="ce67" office:value-type="string" calcext:value-type="string">
            <text:p>Name</text:p>
          </table:table-cell>
          <table:table-cell table:style-name="ce67" office:value-type="string" calcext:value-type="string">
            <text:p>Phone Number</text:p>
          </table:table-cell>
          <table:table-cell table:style-name="ce67" office:value-type="string" calcext:value-type="string">
            <text:p>Email</text:p>
          </table:table-cell>
          <table:table-cell table:style-name="ce67" office:value-type="string" calcext:value-type="string">
            <text:p>Description</text:p>
          </table:table-cell>
          <table:table-cell table:style-name="ce67" office:value-type="string" calcext:value-type="string">
            <text:p>Purpose</text:p>
          </table:table-cell>
          <table:table-cell/>
          <table:table-cell table:style-name="ce70" office:value-type="string" calcext:value-type="string">
            <text:p>Title</text:p>
          </table:table-cell>
          <table:table-cell table:style-name="ce70" office:value-type="string" calcext:value-type="string">
            <text:p>Name</text:p>
          </table:table-cell>
          <table:table-cell table:style-name="ce70" office:value-type="string" calcext:value-type="string">
            <text:p>Phone Number</text:p>
          </table:table-cell>
          <table:table-cell table:style-name="ce70" office:value-type="string" calcext:value-type="string">
            <text:p>Email</text:p>
          </table:table-cell>
          <table:table-cell table:style-name="ce70" office:value-type="string" calcext:value-type="string">
            <text:p>Description</text:p>
          </table:table-cell>
          <table:table-cell table:style-name="ce70" office:value-type="string" calcext:value-type="string">
            <text:p>Purpose</text:p>
          </table:table-cell>
          <table:table-cell/>
          <table:table-cell table:style-name="ce9" office:value-type="string" calcext:value-type="string">
            <text:p>Title</text:p>
          </table:table-cell>
          <table:table-cell table:style-name="ce9" office:value-type="string" calcext:value-type="string">
            <text:p>Name</text:p>
          </table:table-cell>
          <table:table-cell table:style-name="ce9" office:value-type="string" calcext:value-type="string">
            <text:p>Phone Number</text:p>
          </table:table-cell>
          <table:table-cell table:style-name="ce9" office:value-type="string" calcext:value-type="string">
            <text:p>Email</text:p>
          </table:table-cell>
          <table:table-cell table:style-name="ce9" office:value-type="string" calcext:value-type="string">
            <text:p>Description</text:p>
          </table:table-cell>
          <table:table-cell table:style-name="ce9" office:value-type="string" calcext:value-type="string">
            <text:p>Purpose</text:p>
          </table:table-cell>
          <table:table-cell/>
          <table:table-cell table:style-name="ce73" office:value-type="string" calcext:value-type="string">
            <text:p>Title</text:p>
          </table:table-cell>
          <table:table-cell table:style-name="ce73" office:value-type="string" calcext:value-type="string">
            <text:p>Name</text:p>
          </table:table-cell>
          <table:table-cell table:style-name="ce73" office:value-type="string" calcext:value-type="string">
            <text:p>Phone Number</text:p>
          </table:table-cell>
          <table:table-cell table:style-name="ce73" office:value-type="string" calcext:value-type="string">
            <text:p>Email</text:p>
          </table:table-cell>
          <table:table-cell table:style-name="ce73" office:value-type="string" calcext:value-type="string">
            <text:p>Description</text:p>
          </table:table-cell>
          <table:table-cell table:style-name="ce73" office:value-type="string" calcext:value-type="string">
            <text:p>Purpose</text:p>
          </table:table-cell>
          <table:table-cell/>
          <table:table-cell table:style-name="ce64" office:value-type="string" calcext:value-type="string">
            <text:p>Title</text:p>
          </table:table-cell>
          <table:table-cell table:style-name="ce64" office:value-type="string" calcext:value-type="string">
            <text:p>Name</text:p>
          </table:table-cell>
          <table:table-cell table:style-name="ce64" office:value-type="string" calcext:value-type="string">
            <text:p>Phone Number</text:p>
          </table:table-cell>
          <table:table-cell table:style-name="ce64" office:value-type="string" calcext:value-type="string">
            <text:p>Email</text:p>
          </table:table-cell>
          <table:table-cell table:style-name="ce64" office:value-type="string" calcext:value-type="string">
            <text:p>Description</text:p>
          </table:table-cell>
          <table:table-cell table:style-name="ce64" office:value-type="string" calcext:value-type="string">
            <text:p>Purpose</text:p>
          </table:table-cell>
          <table:table-cell/>
          <table:table-cell table:style-name="ce76" office:value-type="string" calcext:value-type="string">
            <text:p>Title</text:p>
          </table:table-cell>
          <table:table-cell table:style-name="ce76" office:value-type="string" calcext:value-type="string">
            <text:p>Name</text:p>
          </table:table-cell>
          <table:table-cell table:style-name="ce76" office:value-type="string" calcext:value-type="string">
            <text:p>Phone Number</text:p>
          </table:table-cell>
          <table:table-cell table:style-name="ce76" office:value-type="string" calcext:value-type="string">
            <text:p>Email</text:p>
          </table:table-cell>
          <table:table-cell table:style-name="ce76" office:value-type="string" calcext:value-type="string">
            <text:p>Description</text:p>
          </table:table-cell>
          <table:table-cell table:style-name="ce76" office:value-type="string" calcext:value-type="string">
            <text:p>Purpose</text:p>
          </table:table-cell>
          <table:table-cell/>
          <table:table-cell table:style-name="ce12" office:value-type="string" calcext:value-type="string">
            <text:p>Title</text:p>
          </table:table-cell>
          <table:table-cell table:style-name="ce12" office:value-type="string" calcext:value-type="string">
            <text:p>Name</text:p>
          </table:table-cell>
          <table:table-cell table:style-name="ce12" office:value-type="string" calcext:value-type="string">
            <text:p>Phone Number</text:p>
          </table:table-cell>
          <table:table-cell table:style-name="ce12" office:value-type="string" calcext:value-type="string">
            <text:p>Email</text:p>
          </table:table-cell>
          <table:table-cell table:style-name="ce12" office:value-type="string" calcext:value-type="string">
            <text:p>Description</text:p>
          </table:table-cell>
          <table:table-cell table:style-name="ce12" office:value-type="string" calcext:value-type="string">
            <text:p>Purpose</text:p>
          </table:table-cell>
          <table:table-cell/>
          <table:table-cell table:style-name="ce79" office:value-type="string" calcext:value-type="string">
            <text:p>Title</text:p>
          </table:table-cell>
          <table:table-cell table:style-name="ce79" office:value-type="string" calcext:value-type="string">
            <text:p>Name</text:p>
          </table:table-cell>
          <table:table-cell table:style-name="ce79" office:value-type="string" calcext:value-type="string">
            <text:p>Phone Number</text:p>
          </table:table-cell>
          <table:table-cell table:style-name="ce79" office:value-type="string" calcext:value-type="string">
            <text:p>Email</text:p>
          </table:table-cell>
          <table:table-cell table:style-name="ce79" office:value-type="string" calcext:value-type="string">
            <text:p>Description</text:p>
          </table:table-cell>
          <table:table-cell table:style-name="ce79" office:value-type="string" calcext:value-type="string">
            <text:p>Purpose</text:p>
          </table:table-cell>
          <table:table-cell/>
          <table:table-cell table:style-name="ce82" office:value-type="string" calcext:value-type="string">
            <text:p>Title</text:p>
          </table:table-cell>
          <table:table-cell table:style-name="ce82" office:value-type="string" calcext:value-type="string">
            <text:p>Name</text:p>
          </table:table-cell>
          <table:table-cell table:style-name="ce82" office:value-type="string" calcext:value-type="string">
            <text:p>Phone Number</text:p>
          </table:table-cell>
          <table:table-cell table:style-name="ce82" office:value-type="string" calcext:value-type="string">
            <text:p>Email</text:p>
          </table:table-cell>
          <table:table-cell table:style-name="ce82" office:value-type="string" calcext:value-type="string">
            <text:p>Description</text:p>
          </table:table-cell>
          <table:table-cell table:style-name="ce82" office:value-type="string" calcext:value-type="string">
            <text:p>Purpose</text:p>
          </table:table-cell>
          <table:table-cell/>
          <table:table-cell table:style-name="ce85" office:value-type="string" calcext:value-type="string">
            <text:p>Title</text:p>
          </table:table-cell>
          <table:table-cell table:style-name="ce85" office:value-type="string" calcext:value-type="string">
            <text:p>Name</text:p>
          </table:table-cell>
          <table:table-cell table:style-name="ce85" office:value-type="string" calcext:value-type="string">
            <text:p>Phone Number</text:p>
          </table:table-cell>
          <table:table-cell table:style-name="ce85" office:value-type="string" calcext:value-type="string">
            <text:p>Email</text:p>
          </table:table-cell>
          <table:table-cell table:style-name="ce85" office:value-type="string" calcext:value-type="string">
            <text:p>Description</text:p>
          </table:table-cell>
          <table:table-cell table:style-name="ce85" office:value-type="string" calcext:value-type="string">
            <text:p>Purpose</text:p>
          </table:table-cell>
          <table:table-cell/>
          <table:table-cell table:style-name="ce88" office:value-type="string" calcext:value-type="string">
            <text:p>Title</text:p>
          </table:table-cell>
          <table:table-cell table:style-name="ce88" office:value-type="string" calcext:value-type="string">
            <text:p>Name</text:p>
          </table:table-cell>
          <table:table-cell table:style-name="ce88" office:value-type="string" calcext:value-type="string">
            <text:p>Phone Number</text:p>
          </table:table-cell>
          <table:table-cell table:style-name="ce88" office:value-type="string" calcext:value-type="string">
            <text:p>Email</text:p>
          </table:table-cell>
          <table:table-cell table:style-name="ce88" office:value-type="string" calcext:value-type="string">
            <text:p>Description</text:p>
          </table:table-cell>
          <table:table-cell table:style-name="ce88" office:value-type="string" calcext:value-type="string">
            <text:p>Purpose</text:p>
          </table:table-cell>
          <table:table-cell/>
          <table:table-cell table:style-name="ce82" office:value-type="string" calcext:value-type="string">
            <text:p>Title</text:p>
          </table:table-cell>
          <table:table-cell table:style-name="ce82" office:value-type="string" calcext:value-type="string">
            <text:p>Name</text:p>
          </table:table-cell>
          <table:table-cell table:style-name="ce82" office:value-type="string" calcext:value-type="string">
            <text:p>Phone Number</text:p>
          </table:table-cell>
          <table:table-cell table:style-name="ce82" office:value-type="string" calcext:value-type="string">
            <text:p>Email</text:p>
          </table:table-cell>
          <table:table-cell table:style-name="ce82" office:value-type="string" calcext:value-type="string">
            <text:p>Description</text:p>
          </table:table-cell>
          <table:table-cell table:style-name="ce82" office:value-type="string" calcext:value-type="string">
            <text:p>Purpose</text:p>
          </table:table-cell>
        </table:table-row>
        <table:table-row table:style-name="ro1">
          <table:table-cell table:style-name="ce52" office:value-type="string" calcext:value-type="string">
            <text:p>Community Manager Alabama 1</text:p>
          </table:table-cell>
          <table:table-cell table:style-name="ce52" table:number-columns-repeated="5"/>
          <table:table-cell/>
          <table:table-cell table:style-name="ce55" office:value-type="string" calcext:value-type="string">
            <text:p>Community Manager Arkansas 1</text:p>
          </table:table-cell>
          <table:table-cell table:style-name="ce55" table:number-columns-repeated="5"/>
          <table:table-cell/>
          <table:table-cell table:style-name="ce58" office:value-type="string" calcext:value-type="string">
            <text:p>Community Manager Florida 1</text:p>
          </table:table-cell>
          <table:table-cell table:style-name="ce58" table:number-columns-repeated="5"/>
          <table:table-cell/>
          <table:table-cell table:style-name="ce61" office:value-type="string" calcext:value-type="string">
            <text:p>Community Manager Georgia 1</text:p>
          </table:table-cell>
          <table:table-cell table:style-name="ce61" table:number-columns-repeated="5"/>
          <table:table-cell/>
          <table:table-cell table:style-name="ce64" office:value-type="string" calcext:value-type="string">
            <text:p>Community Manager Illinois 1</text:p>
          </table:table-cell>
          <table:table-cell table:style-name="ce64" table:number-columns-repeated="5"/>
          <table:table-cell/>
          <table:table-cell table:style-name="ce67" office:value-type="string" calcext:value-type="string">
            <text:p>Community Manager Indiana 1</text:p>
          </table:table-cell>
          <table:table-cell table:style-name="ce67" table:number-columns-repeated="5"/>
          <table:table-cell/>
          <table:table-cell table:style-name="ce70" office:value-type="string" calcext:value-type="string">
            <text:p>Community Manager Iowa 1</text:p>
          </table:table-cell>
          <table:table-cell table:style-name="ce70" table:number-columns-repeated="5"/>
          <table:table-cell/>
          <table:table-cell table:style-name="ce9" office:value-type="string" calcext:value-type="string">
            <text:p>Community Manager Kentucky 1</text:p>
          </table:table-cell>
          <table:table-cell table:style-name="ce9" table:number-columns-repeated="5"/>
          <table:table-cell/>
          <table:table-cell table:style-name="ce73" office:value-type="string" calcext:value-type="string">
            <text:p>Community Manager Louisiana 1</text:p>
          </table:table-cell>
          <table:table-cell table:style-name="ce73" table:number-columns-repeated="5"/>
          <table:table-cell/>
          <table:table-cell table:style-name="ce64" office:value-type="string" calcext:value-type="string">
            <text:p>Community Manager Minnesota 1</text:p>
          </table:table-cell>
          <table:table-cell table:style-name="ce64" table:number-columns-repeated="5"/>
          <table:table-cell/>
          <table:table-cell table:style-name="ce76" office:value-type="string" calcext:value-type="string">
            <text:p>Community Manager Mississippi 1</text:p>
          </table:table-cell>
          <table:table-cell table:style-name="ce76" table:number-columns-repeated="5"/>
          <table:table-cell/>
          <table:table-cell table:style-name="ce12" office:value-type="string" calcext:value-type="string">
            <text:p>Community Manager Missouri 1</text:p>
          </table:table-cell>
          <table:table-cell table:style-name="ce12" table:number-columns-repeated="5"/>
          <table:table-cell/>
          <table:table-cell table:style-name="ce79" office:value-type="string" calcext:value-type="string">
            <text:p>Community Manager Nebraska 1</text:p>
          </table:table-cell>
          <table:table-cell table:style-name="ce79" table:number-columns-repeated="5"/>
          <table:table-cell/>
          <table:table-cell table:style-name="ce82" office:value-type="string" calcext:value-type="string">
            <text:p>Community Manager North Dakota 1</text:p>
          </table:table-cell>
          <table:table-cell table:style-name="ce82" table:number-columns-repeated="5"/>
          <table:table-cell/>
          <table:table-cell table:style-name="ce85" office:value-type="string" calcext:value-type="string">
            <text:p>Community Manager South Dakota 1</text:p>
          </table:table-cell>
          <table:table-cell table:style-name="ce85" table:number-columns-repeated="5"/>
          <table:table-cell/>
          <table:table-cell table:style-name="ce88" office:value-type="string" calcext:value-type="string">
            <text:p>Community Manager Tennessee 1</text:p>
          </table:table-cell>
          <table:table-cell table:style-name="ce88" table:number-columns-repeated="5"/>
          <table:table-cell/>
          <table:table-cell table:style-name="ce82" office:value-type="string" calcext:value-type="string">
            <text:p>Community Manager Wisconsin 1</text:p>
          </table:table-cell>
          <table:table-cell table:style-name="ce82" table:number-columns-repeated="5"/>
        </table:table-row>
        <table:table-row table:style-name="ro1">
          <table:table-cell table:style-name="ce52" office:value-type="string" calcext:value-type="string">
            <text:p>Community Manager Alabama 2</text:p>
          </table:table-cell>
          <table:table-cell table:style-name="ce52" table:number-columns-repeated="5"/>
          <table:table-cell/>
          <table:table-cell table:style-name="ce55" office:value-type="string" calcext:value-type="string">
            <text:p>Community Manager Arkansas 2</text:p>
          </table:table-cell>
          <table:table-cell table:style-name="ce55" table:number-columns-repeated="5"/>
          <table:table-cell/>
          <table:table-cell table:style-name="ce58" office:value-type="string" calcext:value-type="string">
            <text:p>Community Manager Florida 2</text:p>
          </table:table-cell>
          <table:table-cell table:style-name="ce58" table:number-columns-repeated="5"/>
          <table:table-cell/>
          <table:table-cell table:style-name="ce61" office:value-type="string" calcext:value-type="string">
            <text:p>Community Manager Georgia 2</text:p>
          </table:table-cell>
          <table:table-cell table:style-name="ce61" table:number-columns-repeated="5"/>
          <table:table-cell/>
          <table:table-cell table:style-name="ce64" office:value-type="string" calcext:value-type="string">
            <text:p>Community Manager Illinois 2</text:p>
          </table:table-cell>
          <table:table-cell table:style-name="ce64" table:number-columns-repeated="5"/>
          <table:table-cell/>
          <table:table-cell table:style-name="ce67" office:value-type="string" calcext:value-type="string">
            <text:p>Community Manager Indiana 2</text:p>
          </table:table-cell>
          <table:table-cell table:style-name="ce67" table:number-columns-repeated="5"/>
          <table:table-cell/>
          <table:table-cell table:style-name="ce70" office:value-type="string" calcext:value-type="string">
            <text:p>Community Manager Iowa 2</text:p>
          </table:table-cell>
          <table:table-cell table:style-name="ce70" table:number-columns-repeated="5"/>
          <table:table-cell/>
          <table:table-cell table:style-name="ce9" office:value-type="string" calcext:value-type="string">
            <text:p>Community Manager Kentucky 2</text:p>
          </table:table-cell>
          <table:table-cell table:style-name="ce9" table:number-columns-repeated="5"/>
          <table:table-cell/>
          <table:table-cell table:style-name="ce73" office:value-type="string" calcext:value-type="string">
            <text:p>Community Manager Louisiana 2</text:p>
          </table:table-cell>
          <table:table-cell table:style-name="ce73" table:number-columns-repeated="5"/>
          <table:table-cell/>
          <table:table-cell table:style-name="ce64" office:value-type="string" calcext:value-type="string">
            <text:p>Community Manager Minnesota 2</text:p>
          </table:table-cell>
          <table:table-cell table:style-name="ce64" table:number-columns-repeated="5"/>
          <table:table-cell/>
          <table:table-cell table:style-name="ce76" office:value-type="string" calcext:value-type="string">
            <text:p>Community Manager Mississippi 2</text:p>
          </table:table-cell>
          <table:table-cell table:style-name="ce76" table:number-columns-repeated="5"/>
          <table:table-cell/>
          <table:table-cell table:style-name="ce12" office:value-type="string" calcext:value-type="string">
            <text:p>Community Manager Missouri 2</text:p>
          </table:table-cell>
          <table:table-cell table:style-name="ce12" table:number-columns-repeated="5"/>
          <table:table-cell/>
          <table:table-cell table:style-name="ce79" office:value-type="string" calcext:value-type="string">
            <text:p>Community Manager Nebraska 2</text:p>
          </table:table-cell>
          <table:table-cell table:style-name="ce79" table:number-columns-repeated="5"/>
          <table:table-cell/>
          <table:table-cell table:style-name="ce82" office:value-type="string" calcext:value-type="string">
            <text:p>Community Manager North Dakota 2</text:p>
          </table:table-cell>
          <table:table-cell table:style-name="ce82" table:number-columns-repeated="5"/>
          <table:table-cell/>
          <table:table-cell table:style-name="ce85" office:value-type="string" calcext:value-type="string">
            <text:p>Community Manager South Dakota 2</text:p>
          </table:table-cell>
          <table:table-cell table:style-name="ce85" table:number-columns-repeated="5"/>
          <table:table-cell/>
          <table:table-cell table:style-name="ce88" office:value-type="string" calcext:value-type="string">
            <text:p>Community Manager Tennessee 2</text:p>
          </table:table-cell>
          <table:table-cell table:style-name="ce88" table:number-columns-repeated="5"/>
          <table:table-cell/>
          <table:table-cell table:style-name="ce82" office:value-type="string" calcext:value-type="string">
            <text:p>Community Manager Wisconsin 2</text:p>
          </table:table-cell>
          <table:table-cell table:style-name="ce82" table:number-columns-repeated="5"/>
        </table:table-row>
        <table:table-row table:style-name="ro1">
          <table:table-cell table:style-name="ce52" office:value-type="string" calcext:value-type="string">
            <text:p>Community Manager Alabama 3</text:p>
          </table:table-cell>
          <table:table-cell table:style-name="ce52" table:number-columns-repeated="5"/>
          <table:table-cell/>
          <table:table-cell table:style-name="ce55" office:value-type="string" calcext:value-type="string">
            <text:p>Community Manager Arkansas 3</text:p>
          </table:table-cell>
          <table:table-cell table:style-name="ce55" table:number-columns-repeated="5"/>
          <table:table-cell/>
          <table:table-cell table:style-name="ce58" office:value-type="string" calcext:value-type="string">
            <text:p>Community Manager Florida 3</text:p>
          </table:table-cell>
          <table:table-cell table:style-name="ce58" table:number-columns-repeated="5"/>
          <table:table-cell/>
          <table:table-cell table:style-name="ce61" office:value-type="string" calcext:value-type="string">
            <text:p>Community Manager Georgia 3</text:p>
          </table:table-cell>
          <table:table-cell table:style-name="ce61" table:number-columns-repeated="5"/>
          <table:table-cell/>
          <table:table-cell table:style-name="ce64" office:value-type="string" calcext:value-type="string">
            <text:p>Community Manager Illinois 3</text:p>
          </table:table-cell>
          <table:table-cell table:style-name="ce64" table:number-columns-repeated="5"/>
          <table:table-cell/>
          <table:table-cell table:style-name="ce67" office:value-type="string" calcext:value-type="string">
            <text:p>Community Manager Indiana 3</text:p>
          </table:table-cell>
          <table:table-cell table:style-name="ce67" table:number-columns-repeated="5"/>
          <table:table-cell/>
          <table:table-cell table:style-name="ce70" office:value-type="string" calcext:value-type="string">
            <text:p>Community Manager Iowa 3</text:p>
          </table:table-cell>
          <table:table-cell table:style-name="ce70" table:number-columns-repeated="5"/>
          <table:table-cell/>
          <table:table-cell table:style-name="ce9" office:value-type="string" calcext:value-type="string">
            <text:p>Community Manager Kentucky 3</text:p>
          </table:table-cell>
          <table:table-cell table:style-name="ce9" table:number-columns-repeated="5"/>
          <table:table-cell/>
          <table:table-cell table:style-name="ce73" office:value-type="string" calcext:value-type="string">
            <text:p>Community Manager Louisiana 3</text:p>
          </table:table-cell>
          <table:table-cell table:style-name="ce73" table:number-columns-repeated="5"/>
          <table:table-cell/>
          <table:table-cell table:style-name="ce64" office:value-type="string" calcext:value-type="string">
            <text:p>Community Manager Minnesota 3</text:p>
          </table:table-cell>
          <table:table-cell table:style-name="ce64" table:number-columns-repeated="5"/>
          <table:table-cell/>
          <table:table-cell table:style-name="ce76" office:value-type="string" calcext:value-type="string">
            <text:p>Community Manager Mississippi 3</text:p>
          </table:table-cell>
          <table:table-cell table:style-name="ce76" table:number-columns-repeated="5"/>
          <table:table-cell/>
          <table:table-cell table:style-name="ce12" office:value-type="string" calcext:value-type="string">
            <text:p>Community Manager Missouri 3</text:p>
          </table:table-cell>
          <table:table-cell table:style-name="ce12" table:number-columns-repeated="5"/>
          <table:table-cell/>
          <table:table-cell table:style-name="ce79" office:value-type="string" calcext:value-type="string">
            <text:p>Community Manager Nebraska 3</text:p>
          </table:table-cell>
          <table:table-cell table:style-name="ce79" table:number-columns-repeated="5"/>
          <table:table-cell/>
          <table:table-cell table:style-name="ce82" office:value-type="string" calcext:value-type="string">
            <text:p>Community Manager North Dakota 3</text:p>
          </table:table-cell>
          <table:table-cell table:style-name="ce82" table:number-columns-repeated="5"/>
          <table:table-cell/>
          <table:table-cell table:style-name="ce85" office:value-type="string" calcext:value-type="string">
            <text:p>Community Manager South Dakota 3</text:p>
          </table:table-cell>
          <table:table-cell table:style-name="ce85" table:number-columns-repeated="5"/>
          <table:table-cell/>
          <table:table-cell table:style-name="ce88" office:value-type="string" calcext:value-type="string">
            <text:p>Community Manager Tennessee 3</text:p>
          </table:table-cell>
          <table:table-cell table:style-name="ce88" table:number-columns-repeated="5"/>
          <table:table-cell/>
          <table:table-cell table:style-name="ce82" office:value-type="string" calcext:value-type="string">
            <text:p>Community Manager Wisconsin 3</text:p>
          </table:table-cell>
          <table:table-cell table:style-name="ce82" table:number-columns-repeated="5"/>
        </table:table-row>
        <table:table-row table:style-name="ro1">
          <table:table-cell table:style-name="ce52" office:value-type="string" calcext:value-type="string">
            <text:p>PR &amp; Media Alabama</text:p>
          </table:table-cell>
          <table:table-cell table:style-name="ce52" table:number-columns-repeated="5"/>
          <table:table-cell/>
          <table:table-cell table:style-name="ce55" office:value-type="string" calcext:value-type="string">
            <text:p>PR &amp; Media Arkansas</text:p>
          </table:table-cell>
          <table:table-cell table:style-name="ce55" table:number-columns-repeated="5"/>
          <table:table-cell/>
          <table:table-cell table:style-name="ce58" office:value-type="string" calcext:value-type="string">
            <text:p>PR &amp; Media Florida</text:p>
          </table:table-cell>
          <table:table-cell table:style-name="ce58" table:number-columns-repeated="5"/>
          <table:table-cell/>
          <table:table-cell table:style-name="ce61" office:value-type="string" calcext:value-type="string">
            <text:p>PR &amp; Media Georgia</text:p>
          </table:table-cell>
          <table:table-cell table:style-name="ce61" table:number-columns-repeated="5"/>
          <table:table-cell/>
          <table:table-cell table:style-name="ce64" office:value-type="string" calcext:value-type="string">
            <text:p>PR &amp; Media Illinois</text:p>
          </table:table-cell>
          <table:table-cell table:style-name="ce64" table:number-columns-repeated="5"/>
          <table:table-cell/>
          <table:table-cell table:style-name="ce67" office:value-type="string" calcext:value-type="string">
            <text:p>PR &amp; Media Indiana</text:p>
          </table:table-cell>
          <table:table-cell table:style-name="ce67" table:number-columns-repeated="5"/>
          <table:table-cell/>
          <table:table-cell table:style-name="ce70" office:value-type="string" calcext:value-type="string">
            <text:p>PR &amp; Media Iowa</text:p>
          </table:table-cell>
          <table:table-cell table:style-name="ce70" table:number-columns-repeated="5"/>
          <table:table-cell/>
          <table:table-cell table:style-name="ce9" office:value-type="string" calcext:value-type="string">
            <text:p>PR &amp; Media Kentucky</text:p>
          </table:table-cell>
          <table:table-cell table:style-name="ce9" table:number-columns-repeated="5"/>
          <table:table-cell/>
          <table:table-cell table:style-name="ce73" office:value-type="string" calcext:value-type="string">
            <text:p>PR &amp; Media Louisiana</text:p>
          </table:table-cell>
          <table:table-cell table:style-name="ce73" table:number-columns-repeated="5"/>
          <table:table-cell/>
          <table:table-cell table:style-name="ce64" office:value-type="string" calcext:value-type="string">
            <text:p>PR &amp; Media Minnesota</text:p>
          </table:table-cell>
          <table:table-cell table:style-name="ce64" table:number-columns-repeated="5"/>
          <table:table-cell/>
          <table:table-cell table:style-name="ce76" office:value-type="string" calcext:value-type="string">
            <text:p>PR &amp; Media Mississippi</text:p>
          </table:table-cell>
          <table:table-cell table:style-name="ce76" table:number-columns-repeated="5"/>
          <table:table-cell/>
          <table:table-cell table:style-name="ce12" office:value-type="string" calcext:value-type="string">
            <text:p>PR &amp; Media Missouri</text:p>
          </table:table-cell>
          <table:table-cell table:style-name="ce12" table:number-columns-repeated="5"/>
          <table:table-cell/>
          <table:table-cell table:style-name="ce79" office:value-type="string" calcext:value-type="string">
            <text:p>PR &amp; Media Nebraska</text:p>
          </table:table-cell>
          <table:table-cell table:style-name="ce79" table:number-columns-repeated="5"/>
          <table:table-cell/>
          <table:table-cell table:style-name="ce82" office:value-type="string" calcext:value-type="string">
            <text:p>PR &amp; Media North Dakota</text:p>
          </table:table-cell>
          <table:table-cell table:style-name="ce82" table:number-columns-repeated="5"/>
          <table:table-cell/>
          <table:table-cell table:style-name="ce85" office:value-type="string" calcext:value-type="string">
            <text:p>PR &amp; Media South Dakota</text:p>
          </table:table-cell>
          <table:table-cell table:style-name="ce85" table:number-columns-repeated="5"/>
          <table:table-cell/>
          <table:table-cell table:style-name="ce88" office:value-type="string" calcext:value-type="string">
            <text:p>PR &amp; Media Tennessee</text:p>
          </table:table-cell>
          <table:table-cell table:style-name="ce88" table:number-columns-repeated="5"/>
          <table:table-cell/>
          <table:table-cell table:style-name="ce82" office:value-type="string" calcext:value-type="string">
            <text:p>PR &amp; Media Wisconsin</text:p>
          </table:table-cell>
          <table:table-cell table:style-name="ce82" table:number-columns-repeated="5"/>
        </table:table-row>
        <table:table-row table:style-name="ro1">
          <table:table-cell table:style-name="ce52" office:value-type="string" calcext:value-type="string">
            <text:p>PR &amp; Media Deputy Alabama</text:p>
          </table:table-cell>
          <table:table-cell table:style-name="ce52" table:number-columns-repeated="5"/>
          <table:table-cell/>
          <table:table-cell table:style-name="ce55" office:value-type="string" calcext:value-type="string">
            <text:p>PR &amp; Media Deputy Arkansas</text:p>
          </table:table-cell>
          <table:table-cell table:style-name="ce55" table:number-columns-repeated="5"/>
          <table:table-cell/>
          <table:table-cell table:style-name="ce58" office:value-type="string" calcext:value-type="string">
            <text:p>PR &amp; Media Deputy Florida</text:p>
          </table:table-cell>
          <table:table-cell table:style-name="ce58" table:number-columns-repeated="5"/>
          <table:table-cell/>
          <table:table-cell table:style-name="ce61" office:value-type="string" calcext:value-type="string">
            <text:p>PR &amp; Media Deputy Georgia</text:p>
          </table:table-cell>
          <table:table-cell table:style-name="ce61" table:number-columns-repeated="5"/>
          <table:table-cell/>
          <table:table-cell table:style-name="ce64" office:value-type="string" calcext:value-type="string">
            <text:p>PR &amp; Media Deputy Illinois</text:p>
          </table:table-cell>
          <table:table-cell table:style-name="ce64" table:number-columns-repeated="5"/>
          <table:table-cell/>
          <table:table-cell table:style-name="ce67" office:value-type="string" calcext:value-type="string">
            <text:p>PR &amp; Media Deputy Indiana</text:p>
          </table:table-cell>
          <table:table-cell table:style-name="ce67" table:number-columns-repeated="5"/>
          <table:table-cell/>
          <table:table-cell table:style-name="ce70" office:value-type="string" calcext:value-type="string">
            <text:p>PR &amp; Media Deputy Iowa</text:p>
          </table:table-cell>
          <table:table-cell table:style-name="ce70" table:number-columns-repeated="5"/>
          <table:table-cell/>
          <table:table-cell table:style-name="ce9" office:value-type="string" calcext:value-type="string">
            <text:p>PR &amp; Media Deputy Kentucky</text:p>
          </table:table-cell>
          <table:table-cell table:style-name="ce9" table:number-columns-repeated="5"/>
          <table:table-cell/>
          <table:table-cell table:style-name="ce73" office:value-type="string" calcext:value-type="string">
            <text:p>PR &amp; Media Deputy Louisiana</text:p>
          </table:table-cell>
          <table:table-cell table:style-name="ce73" table:number-columns-repeated="5"/>
          <table:table-cell/>
          <table:table-cell table:style-name="ce64" office:value-type="string" calcext:value-type="string">
            <text:p>PR &amp; Media Deputy Minnesota</text:p>
          </table:table-cell>
          <table:table-cell table:style-name="ce64" table:number-columns-repeated="5"/>
          <table:table-cell/>
          <table:table-cell table:style-name="ce76" office:value-type="string" calcext:value-type="string">
            <text:p>PR &amp; Media Deputy Mississippi</text:p>
          </table:table-cell>
          <table:table-cell table:style-name="ce76" table:number-columns-repeated="5"/>
          <table:table-cell/>
          <table:table-cell table:style-name="ce12" office:value-type="string" calcext:value-type="string">
            <text:p>PR &amp; Media Deputy Missouri</text:p>
          </table:table-cell>
          <table:table-cell table:style-name="ce12" table:number-columns-repeated="5"/>
          <table:table-cell/>
          <table:table-cell table:style-name="ce79" office:value-type="string" calcext:value-type="string">
            <text:p>PR &amp; Media Deputy Nebraska</text:p>
          </table:table-cell>
          <table:table-cell table:style-name="ce79" table:number-columns-repeated="5"/>
          <table:table-cell/>
          <table:table-cell table:style-name="ce82" office:value-type="string" calcext:value-type="string">
            <text:p>PR &amp; Media Deputy North Dakota</text:p>
          </table:table-cell>
          <table:table-cell table:style-name="ce82" table:number-columns-repeated="5"/>
          <table:table-cell/>
          <table:table-cell table:style-name="ce85" office:value-type="string" calcext:value-type="string">
            <text:p>PR &amp; Media Deputy South Dakota</text:p>
          </table:table-cell>
          <table:table-cell table:style-name="ce85" table:number-columns-repeated="5"/>
          <table:table-cell/>
          <table:table-cell table:style-name="ce88" office:value-type="string" calcext:value-type="string">
            <text:p>PR &amp; Media Deputy Tennessee</text:p>
          </table:table-cell>
          <table:table-cell table:style-name="ce88" table:number-columns-repeated="5"/>
          <table:table-cell/>
          <table:table-cell table:style-name="ce82" office:value-type="string" calcext:value-type="string">
            <text:p>PR &amp; Media Deputy Wisconsin</text:p>
          </table:table-cell>
          <table:table-cell table:style-name="ce82" table:number-columns-repeated="5"/>
        </table:table-row>
        <table:table-row table:style-name="ro1">
          <table:table-cell table:style-name="ce52" office:value-type="string" calcext:value-type="string">
            <text:p>Activism Alabama</text:p>
          </table:table-cell>
          <table:table-cell table:style-name="ce52" table:number-columns-repeated="5"/>
          <table:table-cell/>
          <table:table-cell table:style-name="ce55" office:value-type="string" calcext:value-type="string">
            <text:p>Activism Arkansas</text:p>
          </table:table-cell>
          <table:table-cell table:style-name="ce55" table:number-columns-repeated="5"/>
          <table:table-cell/>
          <table:table-cell table:style-name="ce58" office:value-type="string" calcext:value-type="string">
            <text:p>Activism Florida</text:p>
          </table:table-cell>
          <table:table-cell table:style-name="ce58" table:number-columns-repeated="5"/>
          <table:table-cell/>
          <table:table-cell table:style-name="ce61" office:value-type="string" calcext:value-type="string">
            <text:p>Activism Georgia</text:p>
          </table:table-cell>
          <table:table-cell table:style-name="ce61" table:number-columns-repeated="5"/>
          <table:table-cell/>
          <table:table-cell table:style-name="ce64" office:value-type="string" calcext:value-type="string">
            <text:p>Activism Illinois</text:p>
          </table:table-cell>
          <table:table-cell table:style-name="ce64" table:number-columns-repeated="5"/>
          <table:table-cell/>
          <table:table-cell table:style-name="ce67" office:value-type="string" calcext:value-type="string">
            <text:p>Activism Indiana</text:p>
          </table:table-cell>
          <table:table-cell table:style-name="ce67" table:number-columns-repeated="5"/>
          <table:table-cell/>
          <table:table-cell table:style-name="ce70" office:value-type="string" calcext:value-type="string">
            <text:p>Activism Iowa</text:p>
          </table:table-cell>
          <table:table-cell table:style-name="ce70" table:number-columns-repeated="5"/>
          <table:table-cell/>
          <table:table-cell table:style-name="ce9" office:value-type="string" calcext:value-type="string">
            <text:p>Activism Kentucky</text:p>
          </table:table-cell>
          <table:table-cell table:style-name="ce9" table:number-columns-repeated="5"/>
          <table:table-cell/>
          <table:table-cell table:style-name="ce73" office:value-type="string" calcext:value-type="string">
            <text:p>Activism Louisiana</text:p>
          </table:table-cell>
          <table:table-cell table:style-name="ce73" table:number-columns-repeated="5"/>
          <table:table-cell/>
          <table:table-cell table:style-name="ce64" office:value-type="string" calcext:value-type="string">
            <text:p>Activism Minnesota</text:p>
          </table:table-cell>
          <table:table-cell table:style-name="ce64" table:number-columns-repeated="5"/>
          <table:table-cell/>
          <table:table-cell table:style-name="ce76" office:value-type="string" calcext:value-type="string">
            <text:p>Activism Mississippi</text:p>
          </table:table-cell>
          <table:table-cell table:style-name="ce76" table:number-columns-repeated="5"/>
          <table:table-cell/>
          <table:table-cell table:style-name="ce12" office:value-type="string" calcext:value-type="string">
            <text:p>Activism Missouri</text:p>
          </table:table-cell>
          <table:table-cell table:style-name="ce12" table:number-columns-repeated="5"/>
          <table:table-cell/>
          <table:table-cell table:style-name="ce79" office:value-type="string" calcext:value-type="string">
            <text:p>Activism Nebraska</text:p>
          </table:table-cell>
          <table:table-cell table:style-name="ce79" table:number-columns-repeated="5"/>
          <table:table-cell/>
          <table:table-cell table:style-name="ce82" office:value-type="string" calcext:value-type="string">
            <text:p>Activism North Dakota</text:p>
          </table:table-cell>
          <table:table-cell table:style-name="ce82" table:number-columns-repeated="5"/>
          <table:table-cell/>
          <table:table-cell table:style-name="ce85" office:value-type="string" calcext:value-type="string">
            <text:p>Activism South Dakota</text:p>
          </table:table-cell>
          <table:table-cell table:style-name="ce85" table:number-columns-repeated="5"/>
          <table:table-cell/>
          <table:table-cell table:style-name="ce88" office:value-type="string" calcext:value-type="string">
            <text:p>Activism Tennessee</text:p>
          </table:table-cell>
          <table:table-cell table:style-name="ce88" table:number-columns-repeated="5"/>
          <table:table-cell/>
          <table:table-cell table:style-name="ce82" office:value-type="string" calcext:value-type="string">
            <text:p>Activism Wisconsin</text:p>
          </table:table-cell>
          <table:table-cell table:style-name="ce82" table:number-columns-repeated="5"/>
        </table:table-row>
        <table:table-row table:style-name="ro1">
          <table:table-cell table:style-name="ce52" office:value-type="string" calcext:value-type="string">
            <text:p>Activism Deputy Alabama</text:p>
          </table:table-cell>
          <table:table-cell table:style-name="ce52" table:number-columns-repeated="5"/>
          <table:table-cell/>
          <table:table-cell table:style-name="ce55" office:value-type="string" calcext:value-type="string">
            <text:p>Activism Deputy Arkansas</text:p>
          </table:table-cell>
          <table:table-cell table:style-name="ce55" table:number-columns-repeated="5"/>
          <table:table-cell/>
          <table:table-cell table:style-name="ce58" office:value-type="string" calcext:value-type="string">
            <text:p>Activism Deputy Florida</text:p>
          </table:table-cell>
          <table:table-cell table:style-name="ce58" table:number-columns-repeated="5"/>
          <table:table-cell/>
          <table:table-cell table:style-name="ce61" office:value-type="string" calcext:value-type="string">
            <text:p>Activism Deputy Georgia</text:p>
          </table:table-cell>
          <table:table-cell table:style-name="ce61" table:number-columns-repeated="5"/>
          <table:table-cell/>
          <table:table-cell table:style-name="ce64" office:value-type="string" calcext:value-type="string">
            <text:p>Activism Deputy Illinois</text:p>
          </table:table-cell>
          <table:table-cell table:style-name="ce64" table:number-columns-repeated="5"/>
          <table:table-cell/>
          <table:table-cell table:style-name="ce67" office:value-type="string" calcext:value-type="string">
            <text:p>Activism Deputy Indiana</text:p>
          </table:table-cell>
          <table:table-cell table:style-name="ce67" table:number-columns-repeated="5"/>
          <table:table-cell/>
          <table:table-cell table:style-name="ce70" office:value-type="string" calcext:value-type="string">
            <text:p>Activism Deputy Iowa</text:p>
          </table:table-cell>
          <table:table-cell table:style-name="ce70" table:number-columns-repeated="5"/>
          <table:table-cell/>
          <table:table-cell table:style-name="ce9" office:value-type="string" calcext:value-type="string">
            <text:p>Activism Deputy Kentucky</text:p>
          </table:table-cell>
          <table:table-cell table:style-name="ce9" table:number-columns-repeated="5"/>
          <table:table-cell/>
          <table:table-cell table:style-name="ce73" office:value-type="string" calcext:value-type="string">
            <text:p>Activism Deputy Louisiana</text:p>
          </table:table-cell>
          <table:table-cell table:style-name="ce73" table:number-columns-repeated="5"/>
          <table:table-cell/>
          <table:table-cell table:style-name="ce64" office:value-type="string" calcext:value-type="string">
            <text:p>Activism Deputy Minnesota</text:p>
          </table:table-cell>
          <table:table-cell table:style-name="ce64" table:number-columns-repeated="5"/>
          <table:table-cell/>
          <table:table-cell table:style-name="ce76" office:value-type="string" calcext:value-type="string">
            <text:p>Activism Deputy Mississippi</text:p>
          </table:table-cell>
          <table:table-cell table:style-name="ce76" table:number-columns-repeated="5"/>
          <table:table-cell/>
          <table:table-cell table:style-name="ce12" office:value-type="string" calcext:value-type="string">
            <text:p>Activism Deputy Missouri</text:p>
          </table:table-cell>
          <table:table-cell table:style-name="ce12" table:number-columns-repeated="5"/>
          <table:table-cell/>
          <table:table-cell table:style-name="ce79" office:value-type="string" calcext:value-type="string">
            <text:p>Activism Deputy Nebraska</text:p>
          </table:table-cell>
          <table:table-cell table:style-name="ce79" table:number-columns-repeated="5"/>
          <table:table-cell/>
          <table:table-cell table:style-name="ce82" office:value-type="string" calcext:value-type="string">
            <text:p>Activism Deputy North Dakota</text:p>
          </table:table-cell>
          <table:table-cell table:style-name="ce82" table:number-columns-repeated="5"/>
          <table:table-cell/>
          <table:table-cell table:style-name="ce85" office:value-type="string" calcext:value-type="string">
            <text:p>Activism Deputy South Dakota</text:p>
          </table:table-cell>
          <table:table-cell table:style-name="ce85" table:number-columns-repeated="5"/>
          <table:table-cell/>
          <table:table-cell table:style-name="ce88" office:value-type="string" calcext:value-type="string">
            <text:p>Activism Deputy Tennessee</text:p>
          </table:table-cell>
          <table:table-cell table:style-name="ce88" table:number-columns-repeated="5"/>
          <table:table-cell/>
          <table:table-cell table:style-name="ce82" office:value-type="string" calcext:value-type="string">
            <text:p>Activism Deputy Wisconsin</text:p>
          </table:table-cell>
          <table:table-cell table:style-name="ce82" table:number-columns-repeated="5"/>
        </table:table-row>
        <table:table-row table:style-name="ro1">
          <table:table-cell table:style-name="ce52" office:value-type="string" calcext:value-type="string">
            <text:p>Swarm Care Alabama</text:p>
          </table:table-cell>
          <table:table-cell table:style-name="ce52" table:number-columns-repeated="5"/>
          <table:table-cell/>
          <table:table-cell table:style-name="ce55" office:value-type="string" calcext:value-type="string">
            <text:p>Swarm Care Arkansas</text:p>
          </table:table-cell>
          <table:table-cell table:style-name="ce55" table:number-columns-repeated="5"/>
          <table:table-cell/>
          <table:table-cell table:style-name="ce58" office:value-type="string" calcext:value-type="string">
            <text:p>Swarm Care Florida</text:p>
          </table:table-cell>
          <table:table-cell table:style-name="ce58" table:number-columns-repeated="5"/>
          <table:table-cell/>
          <table:table-cell table:style-name="ce61" office:value-type="string" calcext:value-type="string">
            <text:p>Swarm Care Georgia</text:p>
          </table:table-cell>
          <table:table-cell table:style-name="ce61" table:number-columns-repeated="5"/>
          <table:table-cell/>
          <table:table-cell table:style-name="ce64" office:value-type="string" calcext:value-type="string">
            <text:p>Swarm Care Illinois</text:p>
          </table:table-cell>
          <table:table-cell table:style-name="ce64" table:number-columns-repeated="5"/>
          <table:table-cell/>
          <table:table-cell table:style-name="ce67" office:value-type="string" calcext:value-type="string">
            <text:p>Swarm Care Indiana</text:p>
          </table:table-cell>
          <table:table-cell table:style-name="ce67" table:number-columns-repeated="5"/>
          <table:table-cell/>
          <table:table-cell table:style-name="ce70" office:value-type="string" calcext:value-type="string">
            <text:p>Swarm Care Iowa</text:p>
          </table:table-cell>
          <table:table-cell table:style-name="ce70" table:number-columns-repeated="5"/>
          <table:table-cell/>
          <table:table-cell table:style-name="ce9" office:value-type="string" calcext:value-type="string">
            <text:p>Swarm Care Kentucky</text:p>
          </table:table-cell>
          <table:table-cell table:style-name="ce9" table:number-columns-repeated="5"/>
          <table:table-cell/>
          <table:table-cell table:style-name="ce73" office:value-type="string" calcext:value-type="string">
            <text:p>Swarm Care Louisiana</text:p>
          </table:table-cell>
          <table:table-cell table:style-name="ce73" table:number-columns-repeated="5"/>
          <table:table-cell/>
          <table:table-cell table:style-name="ce64" office:value-type="string" calcext:value-type="string">
            <text:p>Swarm Care Minnesota</text:p>
          </table:table-cell>
          <table:table-cell table:style-name="ce64" table:number-columns-repeated="5"/>
          <table:table-cell/>
          <table:table-cell table:style-name="ce76" office:value-type="string" calcext:value-type="string">
            <text:p>Swarm Care Mississippi</text:p>
          </table:table-cell>
          <table:table-cell table:style-name="ce76" table:number-columns-repeated="5"/>
          <table:table-cell/>
          <table:table-cell table:style-name="ce12" office:value-type="string" calcext:value-type="string">
            <text:p>Swarm Care Missouri</text:p>
          </table:table-cell>
          <table:table-cell table:style-name="ce12" table:number-columns-repeated="5"/>
          <table:table-cell/>
          <table:table-cell table:style-name="ce79" office:value-type="string" calcext:value-type="string">
            <text:p>Swarm Care Nebraska</text:p>
          </table:table-cell>
          <table:table-cell table:style-name="ce79" table:number-columns-repeated="5"/>
          <table:table-cell/>
          <table:table-cell table:style-name="ce82" office:value-type="string" calcext:value-type="string">
            <text:p>Swarm Care North Dakota</text:p>
          </table:table-cell>
          <table:table-cell table:style-name="ce82" table:number-columns-repeated="5"/>
          <table:table-cell/>
          <table:table-cell table:style-name="ce85" office:value-type="string" calcext:value-type="string">
            <text:p>Swarm Care South Dakota</text:p>
          </table:table-cell>
          <table:table-cell table:style-name="ce85" table:number-columns-repeated="5"/>
          <table:table-cell/>
          <table:table-cell table:style-name="ce88" office:value-type="string" calcext:value-type="string">
            <text:p>Swarm Care Tennessee</text:p>
          </table:table-cell>
          <table:table-cell table:style-name="ce88" table:number-columns-repeated="5"/>
          <table:table-cell/>
          <table:table-cell table:style-name="ce82" office:value-type="string" calcext:value-type="string">
            <text:p>Swarm Care Wisconsin</text:p>
          </table:table-cell>
          <table:table-cell table:style-name="ce82" table:number-columns-repeated="5"/>
        </table:table-row>
        <table:table-row table:style-name="ro1">
          <table:table-cell table:style-name="ce52" office:value-type="string" calcext:value-type="string">
            <text:p>Swarm Care Deputy Alabama</text:p>
          </table:table-cell>
          <table:table-cell table:style-name="ce52" table:number-columns-repeated="5"/>
          <table:table-cell/>
          <table:table-cell table:style-name="ce55" office:value-type="string" calcext:value-type="string">
            <text:p>Swarm Care Deputy Arkansas</text:p>
          </table:table-cell>
          <table:table-cell table:style-name="ce55" table:number-columns-repeated="5"/>
          <table:table-cell/>
          <table:table-cell table:style-name="ce58" office:value-type="string" calcext:value-type="string">
            <text:p>Swarm Care Deputy Florida</text:p>
          </table:table-cell>
          <table:table-cell table:style-name="ce58" table:number-columns-repeated="5"/>
          <table:table-cell/>
          <table:table-cell table:style-name="ce61" office:value-type="string" calcext:value-type="string">
            <text:p>Swarm Care Deputy Georgia</text:p>
          </table:table-cell>
          <table:table-cell table:style-name="ce61" table:number-columns-repeated="5"/>
          <table:table-cell/>
          <table:table-cell table:style-name="ce64" office:value-type="string" calcext:value-type="string">
            <text:p>Swarm Care Deputy Illinois</text:p>
          </table:table-cell>
          <table:table-cell table:style-name="ce64" table:number-columns-repeated="5"/>
          <table:table-cell/>
          <table:table-cell table:style-name="ce67" office:value-type="string" calcext:value-type="string">
            <text:p>Swarm Care Deputy Indiana</text:p>
          </table:table-cell>
          <table:table-cell table:style-name="ce67" table:number-columns-repeated="5"/>
          <table:table-cell/>
          <table:table-cell table:style-name="ce70" office:value-type="string" calcext:value-type="string">
            <text:p>Swarm Care Deputy Iowa</text:p>
          </table:table-cell>
          <table:table-cell table:style-name="ce70" table:number-columns-repeated="5"/>
          <table:table-cell/>
          <table:table-cell table:style-name="ce9" office:value-type="string" calcext:value-type="string">
            <text:p>Swarm Care Deputy Kentucky</text:p>
          </table:table-cell>
          <table:table-cell table:style-name="ce9" table:number-columns-repeated="5"/>
          <table:table-cell/>
          <table:table-cell table:style-name="ce73" office:value-type="string" calcext:value-type="string">
            <text:p>Swarm Care Deputy Louisiana</text:p>
          </table:table-cell>
          <table:table-cell table:style-name="ce73" table:number-columns-repeated="5"/>
          <table:table-cell/>
          <table:table-cell table:style-name="ce64" office:value-type="string" calcext:value-type="string">
            <text:p>Swarm Care Deputy Minnesota</text:p>
          </table:table-cell>
          <table:table-cell table:style-name="ce64" table:number-columns-repeated="5"/>
          <table:table-cell/>
          <table:table-cell table:style-name="ce76" office:value-type="string" calcext:value-type="string">
            <text:p>Swarm Care Deputy Mississippi</text:p>
          </table:table-cell>
          <table:table-cell table:style-name="ce76" table:number-columns-repeated="5"/>
          <table:table-cell/>
          <table:table-cell table:style-name="ce12" office:value-type="string" calcext:value-type="string">
            <text:p>Swarm Care Deputy Missouri</text:p>
          </table:table-cell>
          <table:table-cell table:style-name="ce12" table:number-columns-repeated="5"/>
          <table:table-cell/>
          <table:table-cell table:style-name="ce79" office:value-type="string" calcext:value-type="string">
            <text:p>Swarm Care Deputy Nebraska</text:p>
          </table:table-cell>
          <table:table-cell table:style-name="ce79" table:number-columns-repeated="5"/>
          <table:table-cell/>
          <table:table-cell table:style-name="ce82" office:value-type="string" calcext:value-type="string">
            <text:p>Swarm Care Deputy North Dakota</text:p>
          </table:table-cell>
          <table:table-cell table:style-name="ce82" table:number-columns-repeated="5"/>
          <table:table-cell/>
          <table:table-cell table:style-name="ce85" office:value-type="string" calcext:value-type="string">
            <text:p>Swarm Care Deputy South Dakota</text:p>
          </table:table-cell>
          <table:table-cell table:style-name="ce85" table:number-columns-repeated="5"/>
          <table:table-cell/>
          <table:table-cell table:style-name="ce88" office:value-type="string" calcext:value-type="string">
            <text:p>Swarm Care Deputy Tennessee</text:p>
          </table:table-cell>
          <table:table-cell table:style-name="ce88" table:number-columns-repeated="5"/>
          <table:table-cell/>
          <table:table-cell table:style-name="ce82" office:value-type="string" calcext:value-type="string">
            <text:p>Swarm Care Deputy Wisconsin</text:p>
          </table:table-cell>
          <table:table-cell table:style-name="ce82" table:number-columns-repeated="5"/>
        </table:table-row>
        <table:table-row table:style-name="ro1">
          <table:table-cell table:style-name="ce52" office:value-type="string" calcext:value-type="string">
            <text:p>Web, Info, infrastructure Alabama</text:p>
          </table:table-cell>
          <table:table-cell table:style-name="ce52" table:number-columns-repeated="5"/>
          <table:table-cell/>
          <table:table-cell table:style-name="ce55" office:value-type="string" calcext:value-type="string">
            <text:p>Web, Info, infrastructure Arkansas</text:p>
          </table:table-cell>
          <table:table-cell table:style-name="ce55" table:number-columns-repeated="5"/>
          <table:table-cell/>
          <table:table-cell table:style-name="ce58" office:value-type="string" calcext:value-type="string">
            <text:p>Web, Info, infrastructure Florida</text:p>
          </table:table-cell>
          <table:table-cell table:style-name="ce58" table:number-columns-repeated="5"/>
          <table:table-cell/>
          <table:table-cell table:style-name="ce61" office:value-type="string" calcext:value-type="string">
            <text:p>Web, Info, infrastructure Georgia</text:p>
          </table:table-cell>
          <table:table-cell table:style-name="ce61" table:number-columns-repeated="5"/>
          <table:table-cell/>
          <table:table-cell table:style-name="ce64" office:value-type="string" calcext:value-type="string">
            <text:p>Web, Info, infrastructure Illinois</text:p>
          </table:table-cell>
          <table:table-cell table:style-name="ce64" table:number-columns-repeated="5"/>
          <table:table-cell/>
          <table:table-cell table:style-name="ce67" office:value-type="string" calcext:value-type="string">
            <text:p>Web, Info, infrastructure Indiana</text:p>
          </table:table-cell>
          <table:table-cell table:style-name="ce67" table:number-columns-repeated="5"/>
          <table:table-cell/>
          <table:table-cell table:style-name="ce70" office:value-type="string" calcext:value-type="string">
            <text:p>Web, Info, infrastructure Iowa</text:p>
          </table:table-cell>
          <table:table-cell table:style-name="ce70" table:number-columns-repeated="5"/>
          <table:table-cell/>
          <table:table-cell table:style-name="ce9" office:value-type="string" calcext:value-type="string">
            <text:p>Web, Info, infrastructure Kentucky</text:p>
          </table:table-cell>
          <table:table-cell table:style-name="ce9" table:number-columns-repeated="5"/>
          <table:table-cell/>
          <table:table-cell table:style-name="ce73" office:value-type="string" calcext:value-type="string">
            <text:p>Web, Info, infrastructure Louisiana</text:p>
          </table:table-cell>
          <table:table-cell table:style-name="ce73" table:number-columns-repeated="5"/>
          <table:table-cell/>
          <table:table-cell table:style-name="ce64" office:value-type="string" calcext:value-type="string">
            <text:p>Web, Info, infrastructure Minnesota</text:p>
          </table:table-cell>
          <table:table-cell table:style-name="ce64" table:number-columns-repeated="5"/>
          <table:table-cell/>
          <table:table-cell table:style-name="ce76" office:value-type="string" calcext:value-type="string">
            <text:p>Web, Info, infrastructure Mississippi</text:p>
          </table:table-cell>
          <table:table-cell table:style-name="ce76" table:number-columns-repeated="5"/>
          <table:table-cell/>
          <table:table-cell table:style-name="ce12" office:value-type="string" calcext:value-type="string">
            <text:p>Web, Info, infrastructure Missouri</text:p>
          </table:table-cell>
          <table:table-cell table:style-name="ce12" table:number-columns-repeated="5"/>
          <table:table-cell/>
          <table:table-cell table:style-name="ce79" office:value-type="string" calcext:value-type="string">
            <text:p>Web, Info, infrastructure Nebraska</text:p>
          </table:table-cell>
          <table:table-cell table:style-name="ce79" table:number-columns-repeated="5"/>
          <table:table-cell/>
          <table:table-cell table:style-name="ce82" office:value-type="string" calcext:value-type="string">
            <text:p>Web, Info, infrastructure North Dakota</text:p>
          </table:table-cell>
          <table:table-cell table:style-name="ce82" table:number-columns-repeated="5"/>
          <table:table-cell/>
          <table:table-cell table:style-name="ce85" office:value-type="string" calcext:value-type="string">
            <text:p>Web, Info, infrastructure South Dakota</text:p>
          </table:table-cell>
          <table:table-cell table:style-name="ce85" table:number-columns-repeated="5"/>
          <table:table-cell/>
          <table:table-cell table:style-name="ce88" office:value-type="string" calcext:value-type="string">
            <text:p>Web, Info, infrastructure Tennessee</text:p>
          </table:table-cell>
          <table:table-cell table:style-name="ce88" table:number-columns-repeated="5"/>
          <table:table-cell/>
          <table:table-cell table:style-name="ce82" office:value-type="string" calcext:value-type="string">
            <text:p>Web, Info, infrastructure Wisconsin</text:p>
          </table:table-cell>
          <table:table-cell table:style-name="ce82" table:number-columns-repeated="5"/>
        </table:table-row>
        <table:table-row table:style-name="ro1">
          <table:table-cell table:style-name="ce52" office:value-type="string" calcext:value-type="string">
            <text:p>Web, Info, infrastructure Deputy Alabama</text:p>
          </table:table-cell>
          <table:table-cell table:style-name="ce52" table:number-columns-repeated="5"/>
          <table:table-cell/>
          <table:table-cell table:style-name="ce55" office:value-type="string" calcext:value-type="string">
            <text:p>Web, Info, infrastructure Deputy Arkansas</text:p>
          </table:table-cell>
          <table:table-cell table:style-name="ce55" table:number-columns-repeated="5"/>
          <table:table-cell/>
          <table:table-cell table:style-name="ce58" office:value-type="string" calcext:value-type="string">
            <text:p>Web, Info, infrastructure Deputy Florida</text:p>
          </table:table-cell>
          <table:table-cell table:style-name="ce58" table:number-columns-repeated="5"/>
          <table:table-cell/>
          <table:table-cell table:style-name="ce61" office:value-type="string" calcext:value-type="string">
            <text:p>Web, Info, infrastructure Deputy Georgia</text:p>
          </table:table-cell>
          <table:table-cell table:style-name="ce61" table:number-columns-repeated="5"/>
          <table:table-cell/>
          <table:table-cell table:style-name="ce64" office:value-type="string" calcext:value-type="string">
            <text:p>Web, Info, infrastructure Deputy Illinois</text:p>
          </table:table-cell>
          <table:table-cell table:style-name="ce64" table:number-columns-repeated="5"/>
          <table:table-cell/>
          <table:table-cell table:style-name="ce67" office:value-type="string" calcext:value-type="string">
            <text:p>Web, Info, infrastructure Deputy Indiana</text:p>
          </table:table-cell>
          <table:table-cell table:style-name="ce67" table:number-columns-repeated="5"/>
          <table:table-cell/>
          <table:table-cell table:style-name="ce70" office:value-type="string" calcext:value-type="string">
            <text:p>Web, Info, infrastructure Deputy Iowa</text:p>
          </table:table-cell>
          <table:table-cell table:style-name="ce70" table:number-columns-repeated="5"/>
          <table:table-cell/>
          <table:table-cell table:style-name="ce9" office:value-type="string" calcext:value-type="string">
            <text:p>Web, Info, infrastructure Deputy Kentucky</text:p>
          </table:table-cell>
          <table:table-cell table:style-name="ce9" table:number-columns-repeated="5"/>
          <table:table-cell/>
          <table:table-cell table:style-name="ce73" office:value-type="string" calcext:value-type="string">
            <text:p>Web, Info, infrastructure Deputy Louisiana</text:p>
          </table:table-cell>
          <table:table-cell table:style-name="ce73" table:number-columns-repeated="5"/>
          <table:table-cell/>
          <table:table-cell table:style-name="ce64" office:value-type="string" calcext:value-type="string">
            <text:p>Web, Info, infrastructure Deputy Minnesota</text:p>
          </table:table-cell>
          <table:table-cell table:style-name="ce64" table:number-columns-repeated="5"/>
          <table:table-cell/>
          <table:table-cell table:style-name="ce76" office:value-type="string" calcext:value-type="string">
            <text:p>Web, Info, infrastructure Deputy Mississippi</text:p>
          </table:table-cell>
          <table:table-cell table:style-name="ce76" table:number-columns-repeated="5"/>
          <table:table-cell/>
          <table:table-cell table:style-name="ce12" office:value-type="string" calcext:value-type="string">
            <text:p>Web, Info, infrastructure Deputy Missouri</text:p>
          </table:table-cell>
          <table:table-cell table:style-name="ce12" table:number-columns-repeated="5"/>
          <table:table-cell/>
          <table:table-cell table:style-name="ce79" office:value-type="string" calcext:value-type="string">
            <text:p>Web, Info, infrastructure Deputy Nebraska</text:p>
          </table:table-cell>
          <table:table-cell table:style-name="ce79" table:number-columns-repeated="5"/>
          <table:table-cell/>
          <table:table-cell table:style-name="ce82" office:value-type="string" calcext:value-type="string">
            <text:p>Web, Info, infrastructure Deputy North Dakota</text:p>
          </table:table-cell>
          <table:table-cell table:style-name="ce82" table:number-columns-repeated="5"/>
          <table:table-cell/>
          <table:table-cell table:style-name="ce85" office:value-type="string" calcext:value-type="string">
            <text:p>Web, Info, infrastructure Deputy South Dakota</text:p>
          </table:table-cell>
          <table:table-cell table:style-name="ce85" table:number-columns-repeated="5"/>
          <table:table-cell/>
          <table:table-cell table:style-name="ce88" office:value-type="string" calcext:value-type="string">
            <text:p>Web, Info, infrastructure Deputy Tennessee</text:p>
          </table:table-cell>
          <table:table-cell table:style-name="ce88" table:number-columns-repeated="5"/>
          <table:table-cell/>
          <table:table-cell table:style-name="ce82" office:value-type="string" calcext:value-type="string">
            <text:p>Web, Info, infrastructure Deputy Wisconsin</text:p>
          </table:table-cell>
          <table:table-cell table:style-name="ce82" table:number-columns-repeated="5"/>
        </table:table-row>
        <table:table-row table:style-name="ro1">
          <table:table-cell table:style-name="ce51" office:value-type="string" calcext:value-type="string" table:number-columns-spanned="6" table:number-rows-spanned="1">
            <text:p>Community Manager Alabama 1 (South)</text:p>
          </table:table-cell>
          <table:covered-table-cell table:number-columns-repeated="5" table:style-name="ce52"/>
          <table:table-cell/>
          <table:table-cell table:style-name="ce55" office:value-type="string" calcext:value-type="string">
            <text:p>Local Leader Arkansas District 1</text:p>
          </table:table-cell>
          <table:table-cell table:style-name="ce55" table:number-columns-repeated="5"/>
          <table:table-cell/>
          <table:table-cell table:style-name="ce57" office:value-type="string" calcext:value-type="string" table:number-columns-spanned="6" table:number-rows-spanned="1">
            <text:p>Community Manager Florida 1 (North)</text:p>
          </table:table-cell>
          <table:covered-table-cell table:number-columns-repeated="5" table:style-name="ce58"/>
          <table:table-cell/>
          <table:table-cell table:style-name="ce60" office:value-type="string" calcext:value-type="string" table:number-columns-spanned="6" table:number-rows-spanned="1">
            <text:p>Community Manager Georgia 1 (South) </text:p>
          </table:table-cell>
          <table:covered-table-cell table:number-columns-repeated="5" table:style-name="ce61"/>
          <table:table-cell/>
          <table:table-cell table:style-name="ce63" office:value-type="string" calcext:value-type="string" table:number-columns-spanned="6" table:number-rows-spanned="1">
            <text:p>Community Manager Illinois 1 (East) </text:p>
          </table:table-cell>
          <table:covered-table-cell table:number-columns-repeated="5" table:style-name="ce64"/>
          <table:table-cell/>
          <table:table-cell table:style-name="ce66" office:value-type="string" calcext:value-type="string" table:number-columns-spanned="6" table:number-rows-spanned="1">
            <text:p>Community Manager Indiana 1 (North)</text:p>
          </table:table-cell>
          <table:covered-table-cell table:number-columns-repeated="5" table:style-name="ce67"/>
          <table:table-cell/>
          <table:table-cell table:style-name="ce70" office:value-type="string" calcext:value-type="string">
            <text:p>Local Leader Iowa District 1</text:p>
          </table:table-cell>
          <table:table-cell table:style-name="ce70" table:number-columns-repeated="5"/>
          <table:table-cell/>
          <table:table-cell table:style-name="ce9" office:value-type="string" calcext:value-type="string">
            <text:p>Local Leader Kentucky District 1</text:p>
          </table:table-cell>
          <table:table-cell table:style-name="ce9" table:number-columns-repeated="5"/>
          <table:table-cell/>
          <table:table-cell table:style-name="ce73" office:value-type="string" calcext:value-type="string">
            <text:p>Local Leader Louisiana District 1</text:p>
          </table:table-cell>
          <table:table-cell table:style-name="ce73" table:number-columns-repeated="5"/>
          <table:table-cell/>
          <table:table-cell table:style-name="ce63" office:value-type="string" calcext:value-type="string" table:number-columns-spanned="6" table:number-rows-spanned="1">
            <text:p>Community Manager Minnesota 1 (South)</text:p>
          </table:table-cell>
          <table:covered-table-cell table:number-columns-repeated="5" table:style-name="ce64"/>
          <table:table-cell/>
          <table:table-cell table:style-name="ce76" office:value-type="string" calcext:value-type="string">
            <text:p>Local Leader Mississippi District 1</text:p>
          </table:table-cell>
          <table:table-cell table:style-name="ce76" table:number-columns-repeated="5"/>
          <table:table-cell/>
          <table:table-cell table:style-name="ce11" office:value-type="string" calcext:value-type="string" table:number-columns-spanned="6" table:number-rows-spanned="1">
            <text:p>Community Manager Missouri 1 (North)</text:p>
          </table:table-cell>
          <table:covered-table-cell table:number-columns-repeated="5" table:style-name="ce12"/>
          <table:table-cell/>
          <table:table-cell table:style-name="ce79" office:value-type="string" calcext:value-type="string">
            <text:p>Local Leader Nebraska District 1</text:p>
          </table:table-cell>
          <table:table-cell table:style-name="ce79" table:number-columns-repeated="5"/>
          <table:table-cell/>
          <table:table-cell table:style-name="ce82" office:value-type="string" calcext:value-type="string">
            <text:p>Local Leader North Dakota District 1</text:p>
          </table:table-cell>
          <table:table-cell table:style-name="ce82" table:number-columns-repeated="5"/>
          <table:table-cell/>
          <table:table-cell table:style-name="ce85" office:value-type="string" calcext:value-type="string">
            <text:p>Local Leader South Dakota District 1</text:p>
          </table:table-cell>
          <table:table-cell table:style-name="ce85" table:number-columns-repeated="5"/>
          <table:table-cell/>
          <table:table-cell table:style-name="ce87" office:value-type="string" calcext:value-type="string" table:number-columns-spanned="6" table:number-rows-spanned="1">
            <text:p>Community Manager Tennessee 1 (East)</text:p>
          </table:table-cell>
          <table:covered-table-cell table:number-columns-repeated="5" table:style-name="ce88"/>
          <table:table-cell/>
          <table:table-cell table:style-name="ce81" office:value-type="string" calcext:value-type="string" table:number-columns-spanned="6" table:number-rows-spanned="1">
            <text:p>Community Manager Wisconsin 1 (South)</text:p>
          </table:table-cell>
          <table:covered-table-cell table:number-columns-repeated="5" table:style-name="ce82"/>
        </table:table-row>
        <table:table-row table:style-name="ro1">
          <table:table-cell table:style-name="ce52" office:value-type="string" calcext:value-type="string">
            <text:p>Local Leader <text:s/>Alabama District 1</text:p>
          </table:table-cell>
          <table:table-cell table:style-name="ce52" table:number-columns-repeated="5"/>
          <table:table-cell/>
          <table:table-cell table:style-name="ce55" office:value-type="string" calcext:value-type="string">
            <text:p>Local Leader Arkansas District 2</text:p>
          </table:table-cell>
          <table:table-cell table:style-name="ce55" table:number-columns-repeated="5"/>
          <table:table-cell/>
          <table:table-cell table:style-name="ce58" office:value-type="string" calcext:value-type="string">
            <text:p>Local Leader Florida District 1</text:p>
          </table:table-cell>
          <table:table-cell table:style-name="ce58" table:number-columns-repeated="5"/>
          <table:table-cell/>
          <table:table-cell table:style-name="ce61" office:value-type="string" calcext:value-type="string">
            <text:p>Local Leader Georgia District 1</text:p>
          </table:table-cell>
          <table:table-cell table:style-name="ce61" table:number-columns-repeated="5"/>
          <table:table-cell/>
          <table:table-cell table:style-name="ce64" office:value-type="string" calcext:value-type="string">
            <text:p>Local Leader Illinois District 1</text:p>
          </table:table-cell>
          <table:table-cell table:style-name="ce64" table:number-columns-repeated="5"/>
          <table:table-cell/>
          <table:table-cell table:style-name="ce67" office:value-type="string" calcext:value-type="string">
            <text:p>Local Leader Indiana District 1</text:p>
          </table:table-cell>
          <table:table-cell table:style-name="ce67" table:number-columns-repeated="5"/>
          <table:table-cell/>
          <table:table-cell table:style-name="ce70" office:value-type="string" calcext:value-type="string">
            <text:p>Local Leader Iowa District 2</text:p>
          </table:table-cell>
          <table:table-cell table:style-name="ce70" table:number-columns-repeated="5"/>
          <table:table-cell/>
          <table:table-cell table:style-name="ce9" office:value-type="string" calcext:value-type="string">
            <text:p>Local Leader Kentucky District 2</text:p>
          </table:table-cell>
          <table:table-cell table:style-name="ce9" table:number-columns-repeated="5"/>
          <table:table-cell/>
          <table:table-cell table:style-name="ce73" office:value-type="string" calcext:value-type="string">
            <text:p>Local Leader Louisiana District 2</text:p>
          </table:table-cell>
          <table:table-cell table:style-name="ce73" table:number-columns-repeated="5"/>
          <table:table-cell/>
          <table:table-cell table:style-name="ce64" office:value-type="string" calcext:value-type="string">
            <text:p>Local Leader Minnesota District 1</text:p>
          </table:table-cell>
          <table:table-cell table:style-name="ce64" table:number-columns-repeated="5"/>
          <table:table-cell/>
          <table:table-cell table:style-name="ce76" office:value-type="string" calcext:value-type="string">
            <text:p>Local Leader Mississippi District 2</text:p>
          </table:table-cell>
          <table:table-cell table:style-name="ce76" table:number-columns-repeated="5"/>
          <table:table-cell/>
          <table:table-cell table:style-name="ce12" office:value-type="string" calcext:value-type="string">
            <text:p>Local Leader Missouri District 1</text:p>
          </table:table-cell>
          <table:table-cell table:style-name="ce12" table:number-columns-repeated="5"/>
          <table:table-cell/>
          <table:table-cell table:style-name="ce79" office:value-type="string" calcext:value-type="string">
            <text:p>Local Leader Nebraska District 2</text:p>
          </table:table-cell>
          <table:table-cell table:style-name="ce79" table:number-columns-repeated="5"/>
          <table:table-cell/>
          <table:table-cell table:style-name="ce82" table:number-columns-repeated="6"/>
          <table:table-cell/>
          <table:table-cell table:style-name="ce85" table:number-columns-repeated="6"/>
          <table:table-cell/>
          <table:table-cell table:style-name="ce88" office:value-type="string" calcext:value-type="string">
            <text:p>Local Leader Tennessee 1</text:p>
          </table:table-cell>
          <table:table-cell table:style-name="ce88" table:number-columns-repeated="5"/>
          <table:table-cell/>
          <table:table-cell table:style-name="ce82" office:value-type="string" calcext:value-type="string">
            <text:p>Local Leader Wisconsin 1</text:p>
          </table:table-cell>
          <table:table-cell table:style-name="ce82" table:number-columns-repeated="5"/>
        </table:table-row>
        <table:table-row table:style-name="ro1">
          <table:table-cell table:style-name="ce52" office:value-type="string" calcext:value-type="string">
            <text:p>Local Leader <text:s/>Alabama District 2</text:p>
          </table:table-cell>
          <table:table-cell table:style-name="ce52" table:number-columns-repeated="5"/>
          <table:table-cell/>
          <table:table-cell table:style-name="ce55" office:value-type="string" calcext:value-type="string">
            <text:p>Local Leader Arkansas District 3</text:p>
          </table:table-cell>
          <table:table-cell table:style-name="ce55" table:number-columns-repeated="5"/>
          <table:table-cell/>
          <table:table-cell table:style-name="ce58" office:value-type="string" calcext:value-type="string">
            <text:p>Local Leader Florida District 2</text:p>
          </table:table-cell>
          <table:table-cell table:style-name="ce58" table:number-columns-repeated="5"/>
          <table:table-cell/>
          <table:table-cell table:style-name="ce61" office:value-type="string" calcext:value-type="string">
            <text:p>Local Leader Georgia District 2</text:p>
          </table:table-cell>
          <table:table-cell table:style-name="ce61" table:number-columns-repeated="5"/>
          <table:table-cell/>
          <table:table-cell table:style-name="ce64" office:value-type="string" calcext:value-type="string">
            <text:p>Local Leader Illinois District 3</text:p>
          </table:table-cell>
          <table:table-cell table:style-name="ce64" table:number-columns-repeated="5"/>
          <table:table-cell/>
          <table:table-cell table:style-name="ce67" office:value-type="string" calcext:value-type="string">
            <text:p>Local Leader Indiana District 2</text:p>
          </table:table-cell>
          <table:table-cell table:style-name="ce67" table:number-columns-repeated="5"/>
          <table:table-cell/>
          <table:table-cell table:style-name="ce70" office:value-type="string" calcext:value-type="string">
            <text:p>Local Leader Iowa District 3</text:p>
          </table:table-cell>
          <table:table-cell table:style-name="ce70" table:number-columns-repeated="5"/>
          <table:table-cell/>
          <table:table-cell table:style-name="ce9" office:value-type="string" calcext:value-type="string">
            <text:p>Local Leader Kentucky District 3</text:p>
          </table:table-cell>
          <table:table-cell table:style-name="ce9" table:number-columns-repeated="5"/>
          <table:table-cell/>
          <table:table-cell table:style-name="ce73" office:value-type="string" calcext:value-type="string">
            <text:p>Local Leader Louisiana District 3</text:p>
          </table:table-cell>
          <table:table-cell table:style-name="ce73" table:number-columns-repeated="5"/>
          <table:table-cell/>
          <table:table-cell table:style-name="ce64" office:value-type="string" calcext:value-type="string">
            <text:p>Local Leader Minnesota District 2</text:p>
          </table:table-cell>
          <table:table-cell table:style-name="ce64" table:number-columns-repeated="5"/>
          <table:table-cell/>
          <table:table-cell table:style-name="ce76" office:value-type="string" calcext:value-type="string">
            <text:p>Local Leader Mississippi District 3</text:p>
          </table:table-cell>
          <table:table-cell table:style-name="ce76" table:number-columns-repeated="5"/>
          <table:table-cell/>
          <table:table-cell table:style-name="ce12" office:value-type="string" calcext:value-type="string">
            <text:p>Local Leader Missouri District 2</text:p>
          </table:table-cell>
          <table:table-cell table:style-name="ce12" table:number-columns-repeated="5"/>
          <table:table-cell/>
          <table:table-cell table:style-name="ce79" office:value-type="string" calcext:value-type="string">
            <text:p>Local Leader Nebraska District 3</text:p>
          </table:table-cell>
          <table:table-cell table:style-name="ce79" table:number-columns-repeated="5"/>
          <table:table-cell/>
          <table:table-cell table:style-name="ce82" table:number-columns-repeated="6"/>
          <table:table-cell/>
          <table:table-cell table:style-name="ce85" table:number-columns-repeated="6"/>
          <table:table-cell/>
          <table:table-cell table:style-name="ce88" office:value-type="string" calcext:value-type="string">
            <text:p>Local Leader Tennessee 2</text:p>
          </table:table-cell>
          <table:table-cell table:style-name="ce88" table:number-columns-repeated="5"/>
          <table:table-cell/>
          <table:table-cell table:style-name="ce82" office:value-type="string" calcext:value-type="string">
            <text:p>Local Leader Wisconsin 2</text:p>
          </table:table-cell>
          <table:table-cell table:style-name="ce82" table:number-columns-repeated="5"/>
        </table:table-row>
        <table:table-row table:style-name="ro1">
          <table:table-cell table:style-name="ce52" office:value-type="string" calcext:value-type="string">
            <text:p>Local Leader <text:s/>Alabama District 7</text:p>
          </table:table-cell>
          <table:table-cell table:style-name="ce52" table:number-columns-repeated="5"/>
          <table:table-cell/>
          <table:table-cell table:style-name="ce55" office:value-type="string" calcext:value-type="string">
            <text:p>Local Leader Arkansas District 4</text:p>
          </table:table-cell>
          <table:table-cell table:style-name="ce55" table:number-columns-repeated="5"/>
          <table:table-cell/>
          <table:table-cell table:style-name="ce58" office:value-type="string" calcext:value-type="string">
            <text:p>Local Leader Florida District 3</text:p>
          </table:table-cell>
          <table:table-cell table:style-name="ce58" table:number-columns-repeated="5"/>
          <table:table-cell/>
          <table:table-cell table:style-name="ce61" office:value-type="string" calcext:value-type="string">
            <text:p>Local Leader Georgia District 8</text:p>
          </table:table-cell>
          <table:table-cell table:style-name="ce61" table:number-columns-repeated="5"/>
          <table:table-cell/>
          <table:table-cell table:style-name="ce64" office:value-type="string" calcext:value-type="string">
            <text:p>Local Leader Illinois District 4</text:p>
          </table:table-cell>
          <table:table-cell table:style-name="ce64" table:number-columns-repeated="5"/>
          <table:table-cell/>
          <table:table-cell table:style-name="ce67" office:value-type="string" calcext:value-type="string">
            <text:p>Local Leader Indiana District 3</text:p>
          </table:table-cell>
          <table:table-cell table:style-name="ce67" table:number-columns-repeated="5"/>
          <table:table-cell/>
          <table:table-cell table:style-name="ce70" office:value-type="string" calcext:value-type="string">
            <text:p>Local Leader Iowa District 4</text:p>
          </table:table-cell>
          <table:table-cell table:style-name="ce70" table:number-columns-repeated="5"/>
          <table:table-cell/>
          <table:table-cell table:style-name="ce9" office:value-type="string" calcext:value-type="string">
            <text:p>Local Leader Kentucky District 4</text:p>
          </table:table-cell>
          <table:table-cell table:style-name="ce9" table:number-columns-repeated="5"/>
          <table:table-cell/>
          <table:table-cell table:style-name="ce73" office:value-type="string" calcext:value-type="string">
            <text:p>Local Leader Louisiana District 4</text:p>
          </table:table-cell>
          <table:table-cell table:style-name="ce73" table:number-columns-repeated="5"/>
          <table:table-cell/>
          <table:table-cell table:style-name="ce64" office:value-type="string" calcext:value-type="string">
            <text:p>Local Leader Minnesota District 3</text:p>
          </table:table-cell>
          <table:table-cell table:style-name="ce64" table:number-columns-repeated="5"/>
          <table:table-cell/>
          <table:table-cell table:style-name="ce76" office:value-type="string" calcext:value-type="string">
            <text:p>Local Leader Mississippi District 4</text:p>
          </table:table-cell>
          <table:table-cell table:style-name="ce76" table:number-columns-repeated="5"/>
          <table:table-cell/>
          <table:table-cell table:style-name="ce12" office:value-type="string" calcext:value-type="string">
            <text:p>Local Leader Missouri District 5</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3</text:p>
          </table:table-cell>
          <table:table-cell table:style-name="ce88" table:number-columns-repeated="5"/>
          <table:table-cell/>
          <table:table-cell table:style-name="ce82" office:value-type="string" calcext:value-type="string">
            <text:p>Local Leader Wisconsin 4</text:p>
          </table:table-cell>
          <table:table-cell table:style-name="ce82" table:number-columns-repeated="5"/>
        </table:table-row>
        <table:table-row table:style-name="ro1">
          <table:table-cell table:style-name="ce51" office:value-type="string" calcext:value-type="string" table:number-columns-spanned="6" table:number-rows-spanned="1">
            <text:p>Community Manager Alabama 2 (North)</text:p>
          </table:table-cell>
          <table:covered-table-cell table:number-columns-repeated="5" table:style-name="ce52"/>
          <table:table-cell/>
          <table:table-cell table:style-name="ce55" table:number-columns-repeated="6"/>
          <table:table-cell/>
          <table:table-cell table:style-name="ce58" office:value-type="string" calcext:value-type="string">
            <text:p>Local Leader Florida District 4</text:p>
          </table:table-cell>
          <table:table-cell table:style-name="ce58" table:number-columns-repeated="5"/>
          <table:table-cell/>
          <table:table-cell table:style-name="ce61" office:value-type="string" calcext:value-type="string">
            <text:p>Local Leader Georgia District 12</text:p>
          </table:table-cell>
          <table:table-cell table:style-name="ce61" table:number-columns-repeated="5"/>
          <table:table-cell/>
          <table:table-cell table:style-name="ce64" office:value-type="string" calcext:value-type="string">
            <text:p>Local Leader Illinois District 5</text:p>
          </table:table-cell>
          <table:table-cell table:style-name="ce64" table:number-columns-repeated="5"/>
          <table:table-cell/>
          <table:table-cell table:style-name="ce67" office:value-type="string" calcext:value-type="string">
            <text:p>Local Leader Indiana District 4</text:p>
          </table:table-cell>
          <table:table-cell table:style-name="ce67" table:number-columns-repeated="5"/>
          <table:table-cell/>
          <table:table-cell table:style-name="ce70" table:number-columns-repeated="6"/>
          <table:table-cell/>
          <table:table-cell table:style-name="ce9" office:value-type="string" calcext:value-type="string">
            <text:p>Local Leader Kentucky District 5</text:p>
          </table:table-cell>
          <table:table-cell table:style-name="ce9" table:number-columns-repeated="5"/>
          <table:table-cell/>
          <table:table-cell table:style-name="ce73" office:value-type="string" calcext:value-type="string">
            <text:p>Local Leader Louisiana District 5</text:p>
          </table:table-cell>
          <table:table-cell table:style-name="ce73" table:number-columns-repeated="5"/>
          <table:table-cell/>
          <table:table-cell table:style-name="ce64" office:value-type="string" calcext:value-type="string">
            <text:p>Local Leader Minnesota District 4</text:p>
          </table:table-cell>
          <table:table-cell table:style-name="ce64" table:number-columns-repeated="5"/>
          <table:table-cell/>
          <table:table-cell table:style-name="ce76" table:number-columns-repeated="6"/>
          <table:table-cell/>
          <table:table-cell table:style-name="ce12" office:value-type="string" calcext:value-type="string">
            <text:p>Local Leader Missouri District 6</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4</text:p>
          </table:table-cell>
          <table:table-cell table:style-name="ce88" table:number-columns-repeated="5"/>
          <table:table-cell/>
          <table:table-cell table:style-name="ce82" office:value-type="string" calcext:value-type="string">
            <text:p>Local Leader Wisconsin 5</text:p>
          </table:table-cell>
          <table:table-cell table:style-name="ce82" table:number-columns-repeated="5"/>
        </table:table-row>
        <table:table-row table:style-name="ro1">
          <table:table-cell table:style-name="ce52" office:value-type="string" calcext:value-type="string">
            <text:p>Local Leader <text:s/>Alabama District 3</text:p>
          </table:table-cell>
          <table:table-cell table:style-name="ce52" table:number-columns-repeated="5"/>
          <table:table-cell/>
          <table:table-cell table:style-name="ce55" table:number-columns-repeated="6"/>
          <table:table-cell/>
          <table:table-cell table:style-name="ce58" office:value-type="string" calcext:value-type="string">
            <text:p>Local Leader Florida District 5</text:p>
          </table:table-cell>
          <table:table-cell table:style-name="ce58" table:number-columns-repeated="5"/>
          <table:table-cell/>
          <table:table-cell table:style-name="ce60" office:value-type="string" calcext:value-type="string" table:number-columns-spanned="6" table:number-rows-spanned="1">
            <text:p>Community Manager Georgia 2 (East) </text:p>
          </table:table-cell>
          <table:covered-table-cell table:number-columns-repeated="5" table:style-name="ce61"/>
          <table:table-cell/>
          <table:table-cell table:style-name="ce64" office:value-type="string" calcext:value-type="string">
            <text:p>Local Leader Illinois District 7</text:p>
          </table:table-cell>
          <table:table-cell table:style-name="ce64" table:number-columns-repeated="5"/>
          <table:table-cell/>
          <table:table-cell table:style-name="ce67" office:value-type="string" calcext:value-type="string">
            <text:p>Local Leader Indiana District 5</text:p>
          </table:table-cell>
          <table:table-cell table:style-name="ce67" table:number-columns-repeated="5"/>
          <table:table-cell/>
          <table:table-cell table:style-name="ce70" table:number-columns-repeated="6"/>
          <table:table-cell/>
          <table:table-cell table:style-name="ce9" office:value-type="string" calcext:value-type="string">
            <text:p>Local Leader Kentucky District 6</text:p>
          </table:table-cell>
          <table:table-cell table:style-name="ce9" table:number-columns-repeated="5"/>
          <table:table-cell/>
          <table:table-cell table:style-name="ce73" office:value-type="string" calcext:value-type="string">
            <text:p>Local Leader Louisiana District 6</text:p>
          </table:table-cell>
          <table:table-cell table:style-name="ce73" table:number-columns-repeated="5"/>
          <table:table-cell/>
          <table:table-cell table:style-name="ce63" office:value-type="string" calcext:value-type="string" table:number-columns-spanned="6" table:number-rows-spanned="1">
            <text:p>Community Manager Minnesota 2 (North)</text:p>
          </table:table-cell>
          <table:covered-table-cell table:number-columns-repeated="5" table:style-name="ce64"/>
          <table:table-cell/>
          <table:table-cell table:style-name="ce76" table:number-columns-repeated="6"/>
          <table:table-cell/>
          <table:table-cell table:style-name="ce11" office:value-type="string" calcext:value-type="string" table:number-columns-spanned="6" table:number-rows-spanned="1">
            <text:p>Community Manager Missouri 2 (South)</text:p>
          </table:table-cell>
          <table:covered-table-cell table:number-columns-repeated="5" table:style-name="ce12"/>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6</text:p>
          </table:table-cell>
          <table:table-cell table:style-name="ce88" table:number-columns-repeated="5"/>
          <table:table-cell/>
          <table:table-cell table:style-name="ce81" office:value-type="string" calcext:value-type="string" table:number-columns-spanned="6" table:number-rows-spanned="1">
            <text:p>Community Manager Wisconsin 1 (North)</text:p>
          </table:table-cell>
          <table:covered-table-cell table:number-columns-repeated="5" table:style-name="ce82"/>
        </table:table-row>
        <table:table-row table:style-name="ro1">
          <table:table-cell table:style-name="ce52" office:value-type="string" calcext:value-type="string">
            <text:p>Local Leader <text:s/>Alabama District 4</text:p>
          </table:table-cell>
          <table:table-cell table:style-name="ce52" table:number-columns-repeated="5"/>
          <table:table-cell/>
          <table:table-cell table:style-name="ce55" table:number-columns-repeated="6"/>
          <table:table-cell/>
          <table:table-cell table:style-name="ce58" office:value-type="string" calcext:value-type="string">
            <text:p>Local Leader Florida District 6</text:p>
          </table:table-cell>
          <table:table-cell table:style-name="ce58" table:number-columns-repeated="5"/>
          <table:table-cell/>
          <table:table-cell table:style-name="ce61" office:value-type="string" calcext:value-type="string">
            <text:p>Local Leader Georgia District 4</text:p>
          </table:table-cell>
          <table:table-cell table:style-name="ce61" table:number-columns-repeated="5"/>
          <table:table-cell/>
          <table:table-cell table:style-name="ce64" office:value-type="string" calcext:value-type="string">
            <text:p>Local Leader Illinois District 9</text:p>
          </table:table-cell>
          <table:table-cell table:style-name="ce64" table:number-columns-repeated="5"/>
          <table:table-cell/>
          <table:table-cell table:style-name="ce66" office:value-type="string" calcext:value-type="string" table:number-columns-spanned="6" table:number-rows-spanned="1">
            <text:p>Community Manager Indiana 1 (South)</text:p>
          </table:table-cell>
          <table:covered-table-cell table:number-columns-repeated="5" table:style-name="ce67"/>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office:value-type="string" calcext:value-type="string">
            <text:p>Local Leader Minnesota District 5</text:p>
          </table:table-cell>
          <table:table-cell table:style-name="ce64" table:number-columns-repeated="5"/>
          <table:table-cell/>
          <table:table-cell table:style-name="ce76" table:number-columns-repeated="6"/>
          <table:table-cell/>
          <table:table-cell table:style-name="ce12" office:value-type="string" calcext:value-type="string">
            <text:p>Local Leader Missouri District 3</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7" office:value-type="string" calcext:value-type="string" table:number-columns-spanned="6" table:number-rows-spanned="1">
            <text:p>Community Manager Tennessee 2 (West)</text:p>
          </table:table-cell>
          <table:covered-table-cell table:number-columns-repeated="5" table:style-name="ce88"/>
          <table:table-cell/>
          <table:table-cell table:style-name="ce82" office:value-type="string" calcext:value-type="string">
            <text:p>Local Leader Wisconsin 3</text:p>
          </table:table-cell>
          <table:table-cell table:style-name="ce82" table:number-columns-repeated="5"/>
        </table:table-row>
        <table:table-row table:style-name="ro1">
          <table:table-cell table:style-name="ce52" office:value-type="string" calcext:value-type="string">
            <text:p>Local Leader <text:s/>Alabama District 5</text:p>
          </table:table-cell>
          <table:table-cell table:style-name="ce52" table:number-columns-repeated="5"/>
          <table:table-cell/>
          <table:table-cell table:style-name="ce55" table:number-columns-repeated="6"/>
          <table:table-cell/>
          <table:table-cell table:style-name="ce58" office:value-type="string" calcext:value-type="string">
            <text:p>Local Leader Florida District 7</text:p>
          </table:table-cell>
          <table:table-cell table:style-name="ce58" table:number-columns-repeated="5"/>
          <table:table-cell/>
          <table:table-cell table:style-name="ce61" office:value-type="string" calcext:value-type="string">
            <text:p>Local Leader Georgia District 6</text:p>
          </table:table-cell>
          <table:table-cell table:style-name="ce61" table:number-columns-repeated="5"/>
          <table:table-cell/>
          <table:table-cell table:style-name="ce63" office:value-type="string" calcext:value-type="string" table:number-columns-spanned="6" table:number-rows-spanned="1">
            <text:p>Community Manager Illinois 2 (South) </text:p>
          </table:table-cell>
          <table:covered-table-cell table:number-columns-repeated="5" table:style-name="ce64"/>
          <table:table-cell/>
          <table:table-cell table:style-name="ce67" office:value-type="string" calcext:value-type="string">
            <text:p>Local Leader Indiana District 6</text:p>
          </table:table-cell>
          <table:table-cell table:style-name="ce67" table:number-columns-repeated="5"/>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office:value-type="string" calcext:value-type="string">
            <text:p>Local Leader Minnesota District 6</text:p>
          </table:table-cell>
          <table:table-cell table:style-name="ce64" table:number-columns-repeated="5"/>
          <table:table-cell/>
          <table:table-cell table:style-name="ce76" table:number-columns-repeated="6"/>
          <table:table-cell/>
          <table:table-cell table:style-name="ce12" office:value-type="string" calcext:value-type="string">
            <text:p>Local Leader Missouri District 4</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5</text:p>
          </table:table-cell>
          <table:table-cell table:style-name="ce88" table:number-columns-repeated="5"/>
          <table:table-cell/>
          <table:table-cell table:style-name="ce82" office:value-type="string" calcext:value-type="string">
            <text:p>Local Leader Wisconsin 6</text:p>
          </table:table-cell>
          <table:table-cell table:style-name="ce82" table:number-columns-repeated="5"/>
        </table:table-row>
        <table:table-row table:style-name="ro1">
          <table:table-cell table:style-name="ce52" office:value-type="string" calcext:value-type="string">
            <text:p>Local Leader <text:s/>Alabama District 6</text:p>
          </table:table-cell>
          <table:table-cell table:style-name="ce52" table:number-columns-repeated="5"/>
          <table:table-cell/>
          <table:table-cell table:style-name="ce55" table:number-columns-repeated="6"/>
          <table:table-cell/>
          <table:table-cell table:style-name="ce58" office:value-type="string" calcext:value-type="string">
            <text:p>Local Leader Florida District 10</text:p>
          </table:table-cell>
          <table:table-cell table:style-name="ce58" table:number-columns-repeated="5"/>
          <table:table-cell/>
          <table:table-cell table:style-name="ce61" office:value-type="string" calcext:value-type="string">
            <text:p>Local Leader Georgia District 7</text:p>
          </table:table-cell>
          <table:table-cell table:style-name="ce61" table:number-columns-repeated="5"/>
          <table:table-cell/>
          <table:table-cell table:style-name="ce64" office:value-type="string" calcext:value-type="string">
            <text:p>Local Leader Illinois District 12</text:p>
          </table:table-cell>
          <table:table-cell table:style-name="ce64" table:number-columns-repeated="5"/>
          <table:table-cell/>
          <table:table-cell table:style-name="ce67" office:value-type="string" calcext:value-type="string">
            <text:p>Local Leader Indiana District 7</text:p>
          </table:table-cell>
          <table:table-cell table:style-name="ce67" table:number-columns-repeated="5"/>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office:value-type="string" calcext:value-type="string">
            <text:p>Local Leader Minnesota District 7</text:p>
          </table:table-cell>
          <table:table-cell table:style-name="ce64" table:number-columns-repeated="5"/>
          <table:table-cell/>
          <table:table-cell table:style-name="ce76" table:number-columns-repeated="6"/>
          <table:table-cell/>
          <table:table-cell table:style-name="ce12" office:value-type="string" calcext:value-type="string">
            <text:p>Local Leader Missouri District 7</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7</text:p>
          </table:table-cell>
          <table:table-cell table:style-name="ce88" table:number-columns-repeated="5"/>
          <table:table-cell/>
          <table:table-cell table:style-name="ce82" office:value-type="string" calcext:value-type="string">
            <text:p>Local Leader Wisconsin 7</text:p>
          </table:table-cell>
          <table:table-cell table:style-name="ce82" table:number-columns-repeated="5"/>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1</text:p>
          </table:table-cell>
          <table:table-cell table:style-name="ce58" table:number-columns-repeated="5"/>
          <table:table-cell/>
          <table:table-cell table:style-name="ce61" office:value-type="string" calcext:value-type="string">
            <text:p>Local Leader Georgia District 9</text:p>
          </table:table-cell>
          <table:table-cell table:style-name="ce61" table:number-columns-repeated="5"/>
          <table:table-cell/>
          <table:table-cell table:style-name="ce64" office:value-type="string" calcext:value-type="string">
            <text:p>Local Leader Illinois District 13</text:p>
          </table:table-cell>
          <table:table-cell table:style-name="ce64" table:number-columns-repeated="5"/>
          <table:table-cell/>
          <table:table-cell table:style-name="ce67" office:value-type="string" calcext:value-type="string">
            <text:p>Local Leader Indiana District 8</text:p>
          </table:table-cell>
          <table:table-cell table:style-name="ce67" table:number-columns-repeated="5"/>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office:value-type="string" calcext:value-type="string">
            <text:p>Local Leader Minnesota District 8</text:p>
          </table:table-cell>
          <table:table-cell table:style-name="ce64" table:number-columns-repeated="5"/>
          <table:table-cell/>
          <table:table-cell table:style-name="ce76" table:number-columns-repeated="6"/>
          <table:table-cell/>
          <table:table-cell table:style-name="ce12" office:value-type="string" calcext:value-type="string">
            <text:p>Local Leader Missouri District 8</text:p>
          </table:table-cell>
          <table:table-cell table:style-name="ce12" table:number-columns-repeated="5"/>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8</text:p>
          </table:table-cell>
          <table:table-cell table:style-name="ce88" table:number-columns-repeated="5"/>
          <table:table-cell/>
          <table:table-cell table:style-name="ce82" office:value-type="string" calcext:value-type="string">
            <text:p>Local Leader Wisconsin 8</text:p>
          </table:table-cell>
          <table:table-cell table:style-name="ce82" table:number-columns-repeated="5"/>
        </table:table-row>
        <table:table-row table:style-name="ro1">
          <table:table-cell table:style-name="ce52" table:number-columns-repeated="6"/>
          <table:table-cell/>
          <table:table-cell table:style-name="ce55" table:number-columns-repeated="6"/>
          <table:table-cell/>
          <table:table-cell table:style-name="ce57" office:value-type="string" calcext:value-type="string" table:number-columns-spanned="6" table:number-rows-spanned="1">
            <text:p>Community Manager Florida 2 (Central)</text:p>
          </table:table-cell>
          <table:covered-table-cell table:number-columns-repeated="5" table:style-name="ce58"/>
          <table:table-cell/>
          <table:table-cell table:style-name="ce61" office:value-type="string" calcext:value-type="string">
            <text:p>Local Leader Georgia District 10</text:p>
          </table:table-cell>
          <table:table-cell table:style-name="ce61" table:number-columns-repeated="5"/>
          <table:table-cell/>
          <table:table-cell table:style-name="ce64" office:value-type="string" calcext:value-type="string">
            <text:p>Local Leader Illinois District 15</text:p>
          </table:table-cell>
          <table:table-cell table:style-name="ce64" table:number-columns-repeated="5"/>
          <table:table-cell/>
          <table:table-cell table:style-name="ce67" office:value-type="string" calcext:value-type="string">
            <text:p>Local Leader Indiana District 9</text:p>
          </table:table-cell>
          <table:table-cell table:style-name="ce67" table:number-columns-repeated="5"/>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office:value-type="string" calcext:value-type="string">
            <text:p>Local Leader Tennessee 9</text:p>
          </table:table-cell>
          <table:table-cell table:style-name="ce88" table:number-columns-repeated="5"/>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8</text:p>
          </table:table-cell>
          <table:table-cell table:style-name="ce58" table:number-columns-repeated="5"/>
          <table:table-cell/>
          <table:table-cell table:style-name="ce60" office:value-type="string" calcext:value-type="string" table:number-columns-spanned="6" table:number-rows-spanned="1">
            <text:p>Community Manager Georgia 1 (West) </text:p>
          </table:table-cell>
          <table:covered-table-cell table:number-columns-repeated="5" table:style-name="ce61"/>
          <table:table-cell/>
          <table:table-cell table:style-name="ce64" office:value-type="string" calcext:value-type="string">
            <text:p>Local Leader Illinois District 16</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9</text:p>
          </table:table-cell>
          <table:table-cell table:style-name="ce58" table:number-columns-repeated="5"/>
          <table:table-cell/>
          <table:table-cell table:style-name="ce61" office:value-type="string" calcext:value-type="string">
            <text:p>Local Leader Georgia District 3</text:p>
          </table:table-cell>
          <table:table-cell table:style-name="ce61" table:number-columns-repeated="5"/>
          <table:table-cell/>
          <table:table-cell table:style-name="ce64" office:value-type="string" calcext:value-type="string">
            <text:p>Local Leader Illinois District 17</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2</text:p>
          </table:table-cell>
          <table:table-cell table:style-name="ce58" table:number-columns-repeated="5"/>
          <table:table-cell/>
          <table:table-cell table:style-name="ce61" office:value-type="string" calcext:value-type="string">
            <text:p>Local Leader Georgia District 5</text:p>
          </table:table-cell>
          <table:table-cell table:style-name="ce61" table:number-columns-repeated="5"/>
          <table:table-cell/>
          <table:table-cell table:style-name="ce64" office:value-type="string" calcext:value-type="string">
            <text:p>Local Leader Illinois District 18</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3</text:p>
          </table:table-cell>
          <table:table-cell table:style-name="ce58" table:number-columns-repeated="5"/>
          <table:table-cell/>
          <table:table-cell table:style-name="ce61" office:value-type="string" calcext:value-type="string">
            <text:p>Local Leader Georgia District 11</text:p>
          </table:table-cell>
          <table:table-cell table:style-name="ce61" table:number-columns-repeated="5"/>
          <table:table-cell/>
          <table:table-cell table:style-name="ce63" office:value-type="string" calcext:value-type="string" table:number-columns-spanned="6" table:number-rows-spanned="1">
            <text:p>Community Manager Illinois 1 (Central) </text:p>
          </table:table-cell>
          <table:covered-table-cell table:number-columns-repeated="5" table:style-name="Default"/>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4</text:p>
          </table:table-cell>
          <table:table-cell table:style-name="ce58" table:number-columns-repeated="5"/>
          <table:table-cell/>
          <table:table-cell table:style-name="ce61" office:value-type="string" calcext:value-type="string">
            <text:p>Local Leader Georgia District 13</text:p>
          </table:table-cell>
          <table:table-cell table:style-name="ce61" table:number-columns-repeated="5"/>
          <table:table-cell/>
          <table:table-cell table:style-name="ce64" office:value-type="string" calcext:value-type="string">
            <text:p>Local Leader Illinois District 2</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5</text:p>
          </table:table-cell>
          <table:table-cell table:style-name="ce58" table:number-columns-repeated="5"/>
          <table:table-cell/>
          <table:table-cell table:style-name="ce61" office:value-type="string" calcext:value-type="string">
            <text:p>Local Leader Georgia District 14</text:p>
          </table:table-cell>
          <table:table-cell table:style-name="ce61" table:number-columns-repeated="5"/>
          <table:table-cell/>
          <table:table-cell table:style-name="ce64" office:value-type="string" calcext:value-type="string">
            <text:p>Local Leader Illinois District 6</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6</text:p>
          </table:table-cell>
          <table:table-cell table:style-name="ce58" table:number-columns-repeated="5"/>
          <table:table-cell/>
          <table:table-cell table:style-name="ce61" table:number-columns-repeated="6"/>
          <table:table-cell/>
          <table:table-cell table:style-name="ce64" office:value-type="string" calcext:value-type="string">
            <text:p>Local Leader Illinois District 8</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7</text:p>
          </table:table-cell>
          <table:table-cell table:style-name="ce58" table:number-columns-repeated="5"/>
          <table:table-cell/>
          <table:table-cell table:style-name="ce61" table:number-columns-repeated="6"/>
          <table:table-cell/>
          <table:table-cell table:style-name="ce64" office:value-type="string" calcext:value-type="string">
            <text:p>Local Leader Illinois District 10</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8</text:p>
          </table:table-cell>
          <table:table-cell table:style-name="ce58" table:number-columns-repeated="5"/>
          <table:table-cell/>
          <table:table-cell table:style-name="ce61" table:number-columns-repeated="6"/>
          <table:table-cell/>
          <table:table-cell table:style-name="ce64" office:value-type="string" calcext:value-type="string">
            <text:p>Local Leader Illinois District 11</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7" office:value-type="string" calcext:value-type="string" table:number-columns-spanned="6" table:number-rows-spanned="1">
            <text:p>Community Manager Florida 3 (South)</text:p>
          </table:table-cell>
          <table:covered-table-cell table:number-columns-repeated="5" table:style-name="ce58"/>
          <table:table-cell/>
          <table:table-cell table:style-name="ce61" table:number-columns-repeated="6"/>
          <table:table-cell/>
          <table:table-cell table:style-name="ce64" office:value-type="string" calcext:value-type="string">
            <text:p>Local Leader Illinois District 14</text:p>
          </table:table-cell>
          <table:table-cell table:style-name="ce64" table:number-columns-repeated="5"/>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19</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0</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1</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2</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3</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4</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5</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6</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style-name="ce52" table:number-columns-repeated="6"/>
          <table:table-cell/>
          <table:table-cell table:style-name="ce55" table:number-columns-repeated="6"/>
          <table:table-cell/>
          <table:table-cell table:style-name="ce58" office:value-type="string" calcext:value-type="string">
            <text:p>Local Leader Florida District 27</text:p>
          </table:table-cell>
          <table:table-cell table:style-name="ce58" table:number-columns-repeated="5"/>
          <table:table-cell/>
          <table:table-cell table:style-name="ce61" table:number-columns-repeated="6"/>
          <table:table-cell/>
          <table:table-cell table:style-name="ce64" table:number-columns-repeated="6"/>
          <table:table-cell/>
          <table:table-cell table:style-name="ce67" table:number-columns-repeated="6"/>
          <table:table-cell/>
          <table:table-cell table:style-name="ce70" table:number-columns-repeated="6"/>
          <table:table-cell/>
          <table:table-cell table:style-name="ce9" table:number-columns-repeated="6"/>
          <table:table-cell/>
          <table:table-cell table:style-name="ce73" table:number-columns-repeated="6"/>
          <table:table-cell/>
          <table:table-cell table:style-name="ce64" table:number-columns-repeated="6"/>
          <table:table-cell/>
          <table:table-cell table:style-name="ce76" table:number-columns-repeated="6"/>
          <table:table-cell/>
          <table:table-cell table:style-name="ce12" table:number-columns-repeated="6"/>
          <table:table-cell/>
          <table:table-cell table:style-name="ce79" table:number-columns-repeated="6"/>
          <table:table-cell/>
          <table:table-cell table:style-name="ce82" table:number-columns-repeated="6"/>
          <table:table-cell/>
          <table:table-cell table:style-name="ce85" table:number-columns-repeated="6"/>
          <table:table-cell/>
          <table:table-cell table:style-name="ce88" table:number-columns-repeated="6"/>
          <table:table-cell/>
          <table:table-cell table:style-name="ce82" table:number-columns-repeated="6"/>
        </table:table-row>
        <table:table-row table:style-name="ro1">
          <table:table-cell table:number-columns-repeated="14"/>
          <table:table-cell table:style-name="ce58" table:number-columns-repeated="6"/>
          <table:table-cell/>
          <table:table-cell table:style-name="ce61" table:number-columns-repeated="6"/>
          <table:table-cell/>
          <table:table-cell table:style-name="ce64" table:number-columns-repeated="6"/>
          <table:table-cell table:number-columns-repeated="84"/>
        </table:table-row>
        <table:table-row table:style-name="ro1">
          <table:table-cell table:number-columns-repeated="14"/>
          <table:table-cell table:style-name="ce58"/>
          <table:table-cell table:number-columns-repeated="6"/>
          <table:table-cell table:style-name="ce61" table:number-columns-repeated="6"/>
          <table:table-cell/>
          <table:table-cell table:style-name="ce64" table:number-columns-repeated="6"/>
          <table:table-cell table:number-columns-repeated="84"/>
        </table:table-row>
        <table:table-row table:style-name="ro1">
          <table:table-cell table:number-columns-repeated="14"/>
          <table:table-cell table:style-name="ce58"/>
          <table:table-cell table:number-columns-repeated="103"/>
        </table:table-row>
        <table:table-row table:style-name="ro1" table:number-rows-repeated="1048528">
          <table:table-cell table:number-columns-repeated="118"/>
        </table:table-row>
        <table:table-row table:style-name="ro1">
          <table:table-cell table:number-columns-repeated="118"/>
        </table:table-row>
      </table:table>
      <table:table table:name="East" table:style-name="ta1">
        <table:table-column table:style-name="co18" table:default-cell-style-name="ce89"/>
        <table:table-column table:style-name="co2" table:default-cell-style-name="ce89"/>
        <table:table-column table:style-name="co3" table:default-cell-style-name="ce89"/>
        <table:table-column table:style-name="co4" table:default-cell-style-name="ce89"/>
        <table:table-column table:style-name="co5" table:default-cell-style-name="ce89"/>
        <table:table-column table:style-name="co6" table:default-cell-style-name="ce89"/>
        <table:table-column table:style-name="co7" table:default-cell-style-name="Default"/>
        <table:table-column table:style-name="co11" table:default-cell-style-name="ce92"/>
        <table:table-column table:style-name="co2" table:default-cell-style-name="ce92"/>
        <table:table-column table:style-name="co3" table:default-cell-style-name="ce92"/>
        <table:table-column table:style-name="co4" table:default-cell-style-name="ce92"/>
        <table:table-column table:style-name="co5" table:default-cell-style-name="ce92"/>
        <table:table-column table:style-name="co6" table:default-cell-style-name="ce92"/>
        <table:table-column table:style-name="co7" table:default-cell-style-name="Default"/>
        <table:table-column table:style-name="co34" table:default-cell-style-name="ce95"/>
        <table:table-column table:style-name="co2" table:default-cell-style-name="ce95"/>
        <table:table-column table:style-name="co3" table:default-cell-style-name="ce95"/>
        <table:table-column table:style-name="co4" table:default-cell-style-name="ce95"/>
        <table:table-column table:style-name="co5" table:default-cell-style-name="ce95"/>
        <table:table-column table:style-name="co6" table:default-cell-style-name="ce95"/>
        <table:table-column table:style-name="co7" table:default-cell-style-name="Default"/>
        <table:table-column table:style-name="co21"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7" table:default-cell-style-name="Default"/>
        <table:table-column table:style-name="co24" table:default-cell-style-name="ce77"/>
        <table:table-column table:style-name="co2" table:default-cell-style-name="ce77"/>
        <table:table-column table:style-name="co3" table:default-cell-style-name="ce77"/>
        <table:table-column table:style-name="co4" table:default-cell-style-name="ce77"/>
        <table:table-column table:style-name="co5" table:default-cell-style-name="ce77"/>
        <table:table-column table:style-name="co6" table:default-cell-style-name="ce77"/>
        <table:table-column table:style-name="co7" table:default-cell-style-name="Default"/>
        <table:table-column table:style-name="co35" table:default-cell-style-name="ce65"/>
        <table:table-column table:style-name="co2" table:default-cell-style-name="ce65"/>
        <table:table-column table:style-name="co3"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Default"/>
        <table:table-column table:style-name="co36" table:default-cell-style-name="ce19"/>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Default"/>
        <table:table-column table:style-name="co37" table:default-cell-style-name="ce96"/>
        <table:table-column table:style-name="co2" table:default-cell-style-name="ce96"/>
        <table:table-column table:style-name="co3" table:default-cell-style-name="ce96"/>
        <table:table-column table:style-name="co4" table:default-cell-style-name="ce96"/>
        <table:table-column table:style-name="co5" table:default-cell-style-name="ce96"/>
        <table:table-column table:style-name="co6" table:default-cell-style-name="ce96"/>
        <table:table-column table:style-name="co7" table:default-cell-style-name="Default"/>
        <table:table-column table:style-name="co38" table:default-cell-style-name="ce99"/>
        <table:table-column table:style-name="co2" table:default-cell-style-name="ce99"/>
        <table:table-column table:style-name="co3" table:default-cell-style-name="ce99"/>
        <table:table-column table:style-name="co4" table:default-cell-style-name="ce99"/>
        <table:table-column table:style-name="co5" table:default-cell-style-name="ce99"/>
        <table:table-column table:style-name="co6" table:default-cell-style-name="ce99"/>
        <table:table-column table:style-name="co7" table:default-cell-style-name="Default"/>
        <table:table-column table:style-name="co25" table:default-cell-style-name="ce102"/>
        <table:table-column table:style-name="co2" table:default-cell-style-name="ce102"/>
        <table:table-column table:style-name="co3" table:default-cell-style-name="ce102"/>
        <table:table-column table:style-name="co4" table:default-cell-style-name="ce102"/>
        <table:table-column table:style-name="co5" table:default-cell-style-name="ce102"/>
        <table:table-column table:style-name="co6" table:default-cell-style-name="ce102"/>
        <table:table-column table:style-name="co7" table:default-cell-style-name="Default"/>
        <table:table-column table:style-name="co39"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Default"/>
        <table:table-column table:style-name="co22"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7" table:default-cell-style-name="Default"/>
        <table:table-column table:style-name="co40" table:default-cell-style-name="ce108"/>
        <table:table-column table:style-name="co2" table:default-cell-style-name="ce108"/>
        <table:table-column table:style-name="co3" table:default-cell-style-name="ce108"/>
        <table:table-column table:style-name="co4" table:default-cell-style-name="ce108"/>
        <table:table-column table:style-name="co5" table:default-cell-style-name="ce108"/>
        <table:table-column table:style-name="co6" table:default-cell-style-name="ce108"/>
        <table:table-column table:style-name="co7" table:default-cell-style-name="Default"/>
        <table:table-column table:style-name="co32" table:default-cell-style-name="ce19"/>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Default"/>
        <table:table-column table:style-name="co41" table:default-cell-style-name="ce26"/>
        <table:table-column table:style-name="co2" table:default-cell-style-name="ce26"/>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Default"/>
        <table:table-column table:style-name="co42"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Default"/>
        <table:table-column table:style-name="co20" table:default-cell-style-name="ce111"/>
        <table:table-column table:style-name="co2" table:default-cell-style-name="ce111"/>
        <table:table-column table:style-name="co3" table:default-cell-style-name="ce111"/>
        <table:table-column table:style-name="co4" table:default-cell-style-name="ce111"/>
        <table:table-column table:style-name="co5" table:default-cell-style-name="ce111"/>
        <table:table-column table:style-name="co6" table:default-cell-style-name="ce111"/>
        <table:table-column table:style-name="co7" table:default-cell-style-name="Default"/>
        <table:table-column table:style-name="co31" table:default-cell-style-name="ce62"/>
        <table:table-column table:style-name="co2" table:default-cell-style-name="ce62"/>
        <table:table-column table:style-name="co3" table:default-cell-style-name="ce62"/>
        <table:table-column table:style-name="co4" table:default-cell-style-name="ce62"/>
        <table:table-column table:style-name="co5" table:default-cell-style-name="ce62"/>
        <table:table-column table:style-name="co6" table:default-cell-style-name="ce62"/>
        <table:table-row table:style-name="ro1">
          <table:table-cell table:number-columns-repeated="85"/>
          <table:table-cell office:value-type="string" calcext:value-type="string">
            <text:p>`</text:p>
          </table:table-cell>
          <table:table-cell table:number-columns-repeated="39"/>
        </table:table-row>
        <table:table-row table:style-name="ro1">
          <table:table-cell table:style-name="ce90" office:value-type="string" calcext:value-type="string" table:number-columns-spanned="6" table:number-rows-spanned="1">
            <text:p>Connecticut</text:p>
          </table:table-cell>
          <table:covered-table-cell table:number-columns-repeated="5" table:style-name="ce91"/>
          <table:table-cell/>
          <table:table-cell table:style-name="ce93" office:value-type="string" calcext:value-type="string" table:number-columns-spanned="6" table:number-rows-spanned="1">
            <text:p>Delaware</text:p>
          </table:table-cell>
          <table:covered-table-cell table:number-columns-repeated="5" table:style-name="ce94"/>
          <table:table-cell/>
          <table:table-cell table:style-name="ce3" office:value-type="string" calcext:value-type="string" table:number-columns-spanned="6" table:number-rows-spanned="1">
            <text:p>District of Columbia</text:p>
          </table:table-cell>
          <table:covered-table-cell table:number-columns-repeated="5" table:style-name="ce4"/>
          <table:table-cell/>
          <table:table-cell table:style-name="ce75" office:value-type="string" calcext:value-type="string" table:number-columns-spanned="6" table:number-rows-spanned="1">
            <text:p>Maine</text:p>
          </table:table-cell>
          <table:covered-table-cell table:number-columns-repeated="5" table:style-name="ce76"/>
          <table:table-cell/>
          <table:table-cell table:style-name="ce78" office:value-type="string" calcext:value-type="string" table:number-columns-spanned="6" table:number-rows-spanned="1">
            <text:p>Maryland</text:p>
          </table:table-cell>
          <table:covered-table-cell table:number-columns-repeated="5" table:style-name="ce79"/>
          <table:table-cell/>
          <table:table-cell table:style-name="ce66" office:value-type="string" calcext:value-type="string" table:number-columns-spanned="6" table:number-rows-spanned="1">
            <text:p>Massachusetts</text:p>
          </table:table-cell>
          <table:covered-table-cell table:number-columns-repeated="5" table:style-name="ce67"/>
          <table:table-cell/>
          <table:table-cell table:style-name="ce20" office:value-type="string" calcext:value-type="string" table:number-columns-spanned="6" table:number-rows-spanned="1">
            <text:p>Michigan</text:p>
          </table:table-cell>
          <table:covered-table-cell table:number-columns-repeated="5" table:style-name="ce21"/>
          <table:table-cell/>
          <table:table-cell table:style-name="ce97" office:value-type="string" calcext:value-type="string" table:number-columns-spanned="6" table:number-rows-spanned="1">
            <text:p>New Hampshire</text:p>
          </table:table-cell>
          <table:covered-table-cell table:number-columns-repeated="5" table:style-name="ce98"/>
          <table:table-cell/>
          <table:table-cell table:style-name="ce100" office:value-type="string" calcext:value-type="string" table:number-columns-spanned="6" table:number-rows-spanned="1">
            <text:p>New Jersey</text:p>
          </table:table-cell>
          <table:covered-table-cell table:number-columns-repeated="5" table:style-name="ce101"/>
          <table:table-cell/>
          <table:table-cell table:style-name="ce103" office:value-type="string" calcext:value-type="string" table:number-columns-spanned="6" table:number-rows-spanned="1">
            <text:p>New York</text:p>
          </table:table-cell>
          <table:covered-table-cell table:number-columns-repeated="5" table:style-name="ce104"/>
          <table:table-cell/>
          <table:table-cell table:style-name="ce106" office:value-type="string" calcext:value-type="string" table:number-columns-spanned="6" table:number-rows-spanned="1">
            <text:p>North Carolina</text:p>
          </table:table-cell>
          <table:covered-table-cell table:number-columns-repeated="5" table:style-name="ce107"/>
          <table:table-cell/>
          <table:table-cell table:style-name="ce75" office:value-type="string" calcext:value-type="string" table:number-columns-spanned="6" table:number-rows-spanned="1">
            <text:p>Ohio</text:p>
          </table:table-cell>
          <table:covered-table-cell table:number-columns-repeated="5" table:style-name="ce76"/>
          <table:table-cell/>
          <table:table-cell table:style-name="ce109" office:value-type="string" calcext:value-type="string" table:number-columns-spanned="6" table:number-rows-spanned="1">
            <text:p>Pennsylvania</text:p>
          </table:table-cell>
          <table:covered-table-cell table:number-columns-repeated="5" table:style-name="ce110"/>
          <table:table-cell/>
          <table:table-cell table:style-name="ce20" office:value-type="string" calcext:value-type="string" table:number-columns-spanned="6" table:number-rows-spanned="1">
            <text:p>Rhode Island</text:p>
          </table:table-cell>
          <table:covered-table-cell table:number-columns-repeated="5" table:style-name="ce21"/>
          <table:table-cell/>
          <table:table-cell table:style-name="ce27" office:value-type="string" calcext:value-type="string" table:number-columns-spanned="6" table:number-rows-spanned="1">
            <text:p>South Carolina</text:p>
          </table:table-cell>
          <table:covered-table-cell table:number-columns-repeated="5" table:style-name="ce28"/>
          <table:table-cell/>
          <table:table-cell table:style-name="ce106" office:value-type="string" calcext:value-type="string" table:number-columns-spanned="6" table:number-rows-spanned="1">
            <text:p>Vermont</text:p>
          </table:table-cell>
          <table:covered-table-cell table:number-columns-repeated="5" table:style-name="ce107"/>
          <table:table-cell/>
          <table:table-cell table:style-name="ce112" office:value-type="string" calcext:value-type="string" table:number-columns-spanned="6" table:number-rows-spanned="1">
            <text:p>Virginia</text:p>
          </table:table-cell>
          <table:covered-table-cell table:number-columns-repeated="5" table:style-name="ce113"/>
          <table:table-cell/>
          <table:table-cell table:style-name="ce63" office:value-type="string" calcext:value-type="string" table:number-columns-spanned="6" table:number-rows-spanned="1">
            <text:p>West Virginia</text:p>
          </table:table-cell>
          <table:covered-table-cell table:number-columns-repeated="5" table:style-name="ce64"/>
        </table:table-row>
        <table:table-row table:style-name="ro1">
          <table:table-cell table:style-name="ce91" office:value-type="string" calcext:value-type="string">
            <text:p>Title</text:p>
          </table:table-cell>
          <table:table-cell table:style-name="ce91" office:value-type="string" calcext:value-type="string">
            <text:p>Name</text:p>
          </table:table-cell>
          <table:table-cell table:style-name="ce91" office:value-type="string" calcext:value-type="string">
            <text:p>Phone Number</text:p>
          </table:table-cell>
          <table:table-cell table:style-name="ce91" office:value-type="string" calcext:value-type="string">
            <text:p>Email</text:p>
          </table:table-cell>
          <table:table-cell table:style-name="ce91" office:value-type="string" calcext:value-type="string">
            <text:p>Description</text:p>
          </table:table-cell>
          <table:table-cell table:style-name="ce91" office:value-type="string" calcext:value-type="string">
            <text:p>Purpose</text:p>
          </table:table-cell>
          <table:table-cell/>
          <table:table-cell table:style-name="ce94" office:value-type="string" calcext:value-type="string">
            <text:p>Title</text:p>
          </table:table-cell>
          <table:table-cell table:style-name="ce94" office:value-type="string" calcext:value-type="string">
            <text:p>Name</text:p>
          </table:table-cell>
          <table:table-cell table:style-name="ce94" office:value-type="string" calcext:value-type="string">
            <text:p>Phone Number</text:p>
          </table:table-cell>
          <table:table-cell table:style-name="ce94" office:value-type="string" calcext:value-type="string">
            <text:p>Email</text:p>
          </table:table-cell>
          <table:table-cell table:style-name="ce94" office:value-type="string" calcext:value-type="string">
            <text:p>Description</text:p>
          </table:table-cell>
          <table:table-cell table:style-name="ce94" office:value-type="string" calcext:value-type="string">
            <text:p>Purpose</text:p>
          </table:table-cell>
          <table:table-cell/>
          <table:table-cell table:style-name="ce4" office:value-type="string" calcext:value-type="string">
            <text:p>Title</text:p>
          </table:table-cell>
          <table:table-cell table:style-name="ce4" office:value-type="string" calcext:value-type="string">
            <text:p>Name</text:p>
          </table:table-cell>
          <table:table-cell table:style-name="ce4" office:value-type="string" calcext:value-type="string">
            <text:p>Phone Number</text:p>
          </table:table-cell>
          <table:table-cell table:style-name="ce4" office:value-type="string" calcext:value-type="string">
            <text:p>Email</text:p>
          </table:table-cell>
          <table:table-cell table:style-name="ce4" office:value-type="string" calcext:value-type="string">
            <text:p>Description</text:p>
          </table:table-cell>
          <table:table-cell table:style-name="ce4" office:value-type="string" calcext:value-type="string">
            <text:p>Purpose</text:p>
          </table:table-cell>
          <table:table-cell/>
          <table:table-cell table:style-name="ce76" office:value-type="string" calcext:value-type="string">
            <text:p>Title</text:p>
          </table:table-cell>
          <table:table-cell table:style-name="ce76" office:value-type="string" calcext:value-type="string">
            <text:p>Name</text:p>
          </table:table-cell>
          <table:table-cell table:style-name="ce76" office:value-type="string" calcext:value-type="string">
            <text:p>Phone Number</text:p>
          </table:table-cell>
          <table:table-cell table:style-name="ce76" office:value-type="string" calcext:value-type="string">
            <text:p>Email</text:p>
          </table:table-cell>
          <table:table-cell table:style-name="ce76" office:value-type="string" calcext:value-type="string">
            <text:p>Description</text:p>
          </table:table-cell>
          <table:table-cell table:style-name="ce76" office:value-type="string" calcext:value-type="string">
            <text:p>Purpose</text:p>
          </table:table-cell>
          <table:table-cell/>
          <table:table-cell table:style-name="ce79" office:value-type="string" calcext:value-type="string">
            <text:p>Title</text:p>
          </table:table-cell>
          <table:table-cell table:style-name="ce79" office:value-type="string" calcext:value-type="string">
            <text:p>Name</text:p>
          </table:table-cell>
          <table:table-cell table:style-name="ce79" office:value-type="string" calcext:value-type="string">
            <text:p>Phone Number</text:p>
          </table:table-cell>
          <table:table-cell table:style-name="ce79" office:value-type="string" calcext:value-type="string">
            <text:p>Email</text:p>
          </table:table-cell>
          <table:table-cell table:style-name="ce79" office:value-type="string" calcext:value-type="string">
            <text:p>Description</text:p>
          </table:table-cell>
          <table:table-cell table:style-name="ce79" office:value-type="string" calcext:value-type="string">
            <text:p>Purpose</text:p>
          </table:table-cell>
          <table:table-cell/>
          <table:table-cell table:style-name="ce67" office:value-type="string" calcext:value-type="string">
            <text:p>Title</text:p>
          </table:table-cell>
          <table:table-cell table:style-name="ce67" office:value-type="string" calcext:value-type="string">
            <text:p>Name</text:p>
          </table:table-cell>
          <table:table-cell table:style-name="ce67" office:value-type="string" calcext:value-type="string">
            <text:p>Phone Number</text:p>
          </table:table-cell>
          <table:table-cell table:style-name="ce67" office:value-type="string" calcext:value-type="string">
            <text:p>Email</text:p>
          </table:table-cell>
          <table:table-cell table:style-name="ce67" office:value-type="string" calcext:value-type="string">
            <text:p>Description</text:p>
          </table:table-cell>
          <table:table-cell table:style-name="ce67" office:value-type="string" calcext:value-type="string">
            <text:p>Purpose</text:p>
          </table:table-cell>
          <table:table-cell/>
          <table:table-cell table:style-name="ce21" office:value-type="string" calcext:value-type="string">
            <text:p>Title</text:p>
          </table:table-cell>
          <table:table-cell table:style-name="ce21" office:value-type="string" calcext:value-type="string">
            <text:p>Name</text:p>
          </table:table-cell>
          <table:table-cell table:style-name="ce21" office:value-type="string" calcext:value-type="string">
            <text:p>Phone Number</text:p>
          </table:table-cell>
          <table:table-cell table:style-name="ce21" office:value-type="string" calcext:value-type="string">
            <text:p>Email</text:p>
          </table:table-cell>
          <table:table-cell table:style-name="ce21" office:value-type="string" calcext:value-type="string">
            <text:p>Description</text:p>
          </table:table-cell>
          <table:table-cell table:style-name="ce21" office:value-type="string" calcext:value-type="string">
            <text:p>Purpose</text:p>
          </table:table-cell>
          <table:table-cell/>
          <table:table-cell table:style-name="ce98" office:value-type="string" calcext:value-type="string">
            <text:p>Title</text:p>
          </table:table-cell>
          <table:table-cell table:style-name="ce98" office:value-type="string" calcext:value-type="string">
            <text:p>Name</text:p>
          </table:table-cell>
          <table:table-cell table:style-name="ce98" office:value-type="string" calcext:value-type="string">
            <text:p>Phone Number</text:p>
          </table:table-cell>
          <table:table-cell table:style-name="ce98" office:value-type="string" calcext:value-type="string">
            <text:p>Email</text:p>
          </table:table-cell>
          <table:table-cell table:style-name="ce98" office:value-type="string" calcext:value-type="string">
            <text:p>Description</text:p>
          </table:table-cell>
          <table:table-cell table:style-name="ce98" office:value-type="string" calcext:value-type="string">
            <text:p>Purpose</text:p>
          </table:table-cell>
          <table:table-cell/>
          <table:table-cell table:style-name="ce101" office:value-type="string" calcext:value-type="string">
            <text:p>Title</text:p>
          </table:table-cell>
          <table:table-cell table:style-name="ce101" office:value-type="string" calcext:value-type="string">
            <text:p>Name</text:p>
          </table:table-cell>
          <table:table-cell table:style-name="ce101" office:value-type="string" calcext:value-type="string">
            <text:p>Phone Number</text:p>
          </table:table-cell>
          <table:table-cell table:style-name="ce101" office:value-type="string" calcext:value-type="string">
            <text:p>Email</text:p>
          </table:table-cell>
          <table:table-cell table:style-name="ce101" office:value-type="string" calcext:value-type="string">
            <text:p>Description</text:p>
          </table:table-cell>
          <table:table-cell table:style-name="ce101" office:value-type="string" calcext:value-type="string">
            <text:p>Purpose</text:p>
          </table:table-cell>
          <table:table-cell/>
          <table:table-cell table:style-name="ce104" office:value-type="string" calcext:value-type="string">
            <text:p>Title</text:p>
          </table:table-cell>
          <table:table-cell table:style-name="ce104" office:value-type="string" calcext:value-type="string">
            <text:p>Name</text:p>
          </table:table-cell>
          <table:table-cell table:style-name="ce104" office:value-type="string" calcext:value-type="string">
            <text:p>Phone Number</text:p>
          </table:table-cell>
          <table:table-cell table:style-name="ce104" office:value-type="string" calcext:value-type="string">
            <text:p>Email</text:p>
          </table:table-cell>
          <table:table-cell table:style-name="ce104" office:value-type="string" calcext:value-type="string">
            <text:p>Description</text:p>
          </table:table-cell>
          <table:table-cell table:style-name="ce104" office:value-type="string" calcext:value-type="string">
            <text:p>Purpose</text:p>
          </table:table-cell>
          <table:table-cell/>
          <table:table-cell table:style-name="ce107" office:value-type="string" calcext:value-type="string">
            <text:p>Title</text:p>
          </table:table-cell>
          <table:table-cell table:style-name="ce107" office:value-type="string" calcext:value-type="string">
            <text:p>Name</text:p>
          </table:table-cell>
          <table:table-cell table:style-name="ce107" office:value-type="string" calcext:value-type="string">
            <text:p>Phone Number</text:p>
          </table:table-cell>
          <table:table-cell table:style-name="ce107" office:value-type="string" calcext:value-type="string">
            <text:p>Email</text:p>
          </table:table-cell>
          <table:table-cell table:style-name="ce107" office:value-type="string" calcext:value-type="string">
            <text:p>Description</text:p>
          </table:table-cell>
          <table:table-cell table:style-name="ce107" office:value-type="string" calcext:value-type="string">
            <text:p>Purpose</text:p>
          </table:table-cell>
          <table:table-cell/>
          <table:table-cell table:style-name="ce76" office:value-type="string" calcext:value-type="string">
            <text:p>Title</text:p>
          </table:table-cell>
          <table:table-cell table:style-name="ce76" office:value-type="string" calcext:value-type="string">
            <text:p>Name</text:p>
          </table:table-cell>
          <table:table-cell table:style-name="ce76" office:value-type="string" calcext:value-type="string">
            <text:p>Phone Number</text:p>
          </table:table-cell>
          <table:table-cell table:style-name="ce76" office:value-type="string" calcext:value-type="string">
            <text:p>Email</text:p>
          </table:table-cell>
          <table:table-cell table:style-name="ce76" office:value-type="string" calcext:value-type="string">
            <text:p>Description</text:p>
          </table:table-cell>
          <table:table-cell table:style-name="ce76" office:value-type="string" calcext:value-type="string">
            <text:p>Purpose</text:p>
          </table:table-cell>
          <table:table-cell/>
          <table:table-cell table:style-name="ce110" office:value-type="string" calcext:value-type="string">
            <text:p>Title</text:p>
          </table:table-cell>
          <table:table-cell table:style-name="ce110" office:value-type="string" calcext:value-type="string">
            <text:p>Name</text:p>
          </table:table-cell>
          <table:table-cell table:style-name="ce110" office:value-type="string" calcext:value-type="string">
            <text:p>Phone Number</text:p>
          </table:table-cell>
          <table:table-cell table:style-name="ce110" office:value-type="string" calcext:value-type="string">
            <text:p>Email</text:p>
          </table:table-cell>
          <table:table-cell table:style-name="ce110" office:value-type="string" calcext:value-type="string">
            <text:p>Description</text:p>
          </table:table-cell>
          <table:table-cell table:style-name="ce110" office:value-type="string" calcext:value-type="string">
            <text:p>Purpose</text:p>
          </table:table-cell>
          <table:table-cell/>
          <table:table-cell table:style-name="ce21" office:value-type="string" calcext:value-type="string">
            <text:p>Title</text:p>
          </table:table-cell>
          <table:table-cell table:style-name="ce21" office:value-type="string" calcext:value-type="string">
            <text:p>Name</text:p>
          </table:table-cell>
          <table:table-cell table:style-name="ce21" office:value-type="string" calcext:value-type="string">
            <text:p>Phone Number</text:p>
          </table:table-cell>
          <table:table-cell table:style-name="ce21" office:value-type="string" calcext:value-type="string">
            <text:p>Email</text:p>
          </table:table-cell>
          <table:table-cell table:style-name="ce21" office:value-type="string" calcext:value-type="string">
            <text:p>Description</text:p>
          </table:table-cell>
          <table:table-cell table:style-name="ce21" office:value-type="string" calcext:value-type="string">
            <text:p>Purpose</text:p>
          </table:table-cell>
          <table:table-cell/>
          <table:table-cell table:style-name="ce28" office:value-type="string" calcext:value-type="string">
            <text:p>Title</text:p>
          </table:table-cell>
          <table:table-cell table:style-name="ce28" office:value-type="string" calcext:value-type="string">
            <text:p>Name</text:p>
          </table:table-cell>
          <table:table-cell table:style-name="ce28" office:value-type="string" calcext:value-type="string">
            <text:p>Phone Number</text:p>
          </table:table-cell>
          <table:table-cell table:style-name="ce28" office:value-type="string" calcext:value-type="string">
            <text:p>Email</text:p>
          </table:table-cell>
          <table:table-cell table:style-name="ce28" office:value-type="string" calcext:value-type="string">
            <text:p>Description</text:p>
          </table:table-cell>
          <table:table-cell table:style-name="ce28" office:value-type="string" calcext:value-type="string">
            <text:p>Purpose</text:p>
          </table:table-cell>
          <table:table-cell/>
          <table:table-cell table:style-name="ce107" office:value-type="string" calcext:value-type="string">
            <text:p>Title</text:p>
          </table:table-cell>
          <table:table-cell table:style-name="ce107" office:value-type="string" calcext:value-type="string">
            <text:p>Name</text:p>
          </table:table-cell>
          <table:table-cell table:style-name="ce107" office:value-type="string" calcext:value-type="string">
            <text:p>Phone Number</text:p>
          </table:table-cell>
          <table:table-cell table:style-name="ce107" office:value-type="string" calcext:value-type="string">
            <text:p>Email</text:p>
          </table:table-cell>
          <table:table-cell table:style-name="ce107" office:value-type="string" calcext:value-type="string">
            <text:p>Description</text:p>
          </table:table-cell>
          <table:table-cell table:style-name="ce107" office:value-type="string" calcext:value-type="string">
            <text:p>Purpose</text:p>
          </table:table-cell>
          <table:table-cell/>
          <table:table-cell table:style-name="ce113" office:value-type="string" calcext:value-type="string">
            <text:p>Title</text:p>
          </table:table-cell>
          <table:table-cell table:style-name="ce113" office:value-type="string" calcext:value-type="string">
            <text:p>Name</text:p>
          </table:table-cell>
          <table:table-cell table:style-name="ce113" office:value-type="string" calcext:value-type="string">
            <text:p>Phone Number</text:p>
          </table:table-cell>
          <table:table-cell table:style-name="ce113" office:value-type="string" calcext:value-type="string">
            <text:p>Email</text:p>
          </table:table-cell>
          <table:table-cell table:style-name="ce113" office:value-type="string" calcext:value-type="string">
            <text:p>Description</text:p>
          </table:table-cell>
          <table:table-cell table:style-name="ce113" office:value-type="string" calcext:value-type="string">
            <text:p>Purpose</text:p>
          </table:table-cell>
          <table:table-cell/>
          <table:table-cell table:style-name="ce64" office:value-type="string" calcext:value-type="string">
            <text:p>Title</text:p>
          </table:table-cell>
          <table:table-cell table:style-name="ce64" office:value-type="string" calcext:value-type="string">
            <text:p>Name</text:p>
          </table:table-cell>
          <table:table-cell table:style-name="ce64" office:value-type="string" calcext:value-type="string">
            <text:p>Phone Number</text:p>
          </table:table-cell>
          <table:table-cell table:style-name="ce64" office:value-type="string" calcext:value-type="string">
            <text:p>Email</text:p>
          </table:table-cell>
          <table:table-cell table:style-name="ce64" office:value-type="string" calcext:value-type="string">
            <text:p>Description</text:p>
          </table:table-cell>
          <table:table-cell table:style-name="ce64" office:value-type="string" calcext:value-type="string">
            <text:p>Purpose</text:p>
          </table:table-cell>
        </table:table-row>
        <table:table-row table:style-name="ro1">
          <table:table-cell table:style-name="ce91" office:value-type="string" calcext:value-type="string">
            <text:p>Community Manager Connecticut 1</text:p>
          </table:table-cell>
          <table:table-cell table:style-name="ce91" table:number-columns-repeated="5"/>
          <table:table-cell/>
          <table:table-cell table:style-name="ce94" office:value-type="string" calcext:value-type="string">
            <text:p>Community Manager Delaware 1</text:p>
          </table:table-cell>
          <table:table-cell table:style-name="ce94" table:number-columns-repeated="5"/>
          <table:table-cell/>
          <table:table-cell table:style-name="ce4" office:value-type="string" calcext:value-type="string">
            <text:p>Community Manager District of Columbia 1</text:p>
          </table:table-cell>
          <table:table-cell table:style-name="ce4" table:number-columns-repeated="5"/>
          <table:table-cell/>
          <table:table-cell table:style-name="ce76" office:value-type="string" calcext:value-type="string">
            <text:p>Community Manager Maine 1</text:p>
          </table:table-cell>
          <table:table-cell table:style-name="ce76" table:number-columns-repeated="5"/>
          <table:table-cell/>
          <table:table-cell table:style-name="ce79" office:value-type="string" calcext:value-type="string">
            <text:p>Community Manager Maryland 1</text:p>
          </table:table-cell>
          <table:table-cell table:style-name="ce79" table:number-columns-repeated="5"/>
          <table:table-cell/>
          <table:table-cell table:style-name="ce67" office:value-type="string" calcext:value-type="string">
            <text:p>Community Manager Massachusetts 1</text:p>
          </table:table-cell>
          <table:table-cell table:style-name="ce67" table:number-columns-repeated="5"/>
          <table:table-cell/>
          <table:table-cell table:style-name="ce21" office:value-type="string" calcext:value-type="string">
            <text:p>Community Manager Michigan 1</text:p>
          </table:table-cell>
          <table:table-cell table:style-name="ce21" table:number-columns-repeated="5"/>
          <table:table-cell/>
          <table:table-cell table:style-name="ce98" office:value-type="string" calcext:value-type="string">
            <text:p>Community Manager New Hampshire 1</text:p>
          </table:table-cell>
          <table:table-cell table:style-name="ce98" table:number-columns-repeated="5"/>
          <table:table-cell/>
          <table:table-cell table:style-name="ce101" office:value-type="string" calcext:value-type="string">
            <text:p>Community Manager New Jersey 1</text:p>
          </table:table-cell>
          <table:table-cell table:style-name="ce101" table:number-columns-repeated="5"/>
          <table:table-cell/>
          <table:table-cell table:style-name="ce104" office:value-type="string" calcext:value-type="string">
            <text:p>Community Manager New York 1</text:p>
          </table:table-cell>
          <table:table-cell table:style-name="ce104" table:number-columns-repeated="5"/>
          <table:table-cell/>
          <table:table-cell table:style-name="ce107" office:value-type="string" calcext:value-type="string">
            <text:p>Community Manager North Carolina 1</text:p>
          </table:table-cell>
          <table:table-cell table:style-name="ce107" table:number-columns-repeated="5"/>
          <table:table-cell/>
          <table:table-cell table:style-name="ce76" office:value-type="string" calcext:value-type="string">
            <text:p>Community Manager Ohio 1</text:p>
          </table:table-cell>
          <table:table-cell table:style-name="ce76" table:number-columns-repeated="5"/>
          <table:table-cell/>
          <table:table-cell table:style-name="ce110" office:value-type="string" calcext:value-type="string">
            <text:p>Community Manager Pennsylvania 1</text:p>
          </table:table-cell>
          <table:table-cell table:style-name="ce110" table:number-columns-repeated="5"/>
          <table:table-cell/>
          <table:table-cell table:style-name="ce21" office:value-type="string" calcext:value-type="string">
            <text:p>Community Manager Rhode Island 1</text:p>
          </table:table-cell>
          <table:table-cell table:style-name="ce21" table:number-columns-repeated="5"/>
          <table:table-cell/>
          <table:table-cell table:style-name="ce28" office:value-type="string" calcext:value-type="string">
            <text:p>Community Manager South Carolina 1</text:p>
          </table:table-cell>
          <table:table-cell table:style-name="ce28" table:number-columns-repeated="5"/>
          <table:table-cell/>
          <table:table-cell table:style-name="ce107" office:value-type="string" calcext:value-type="string">
            <text:p>Community Manager Vermont 1</text:p>
          </table:table-cell>
          <table:table-cell table:style-name="ce107" table:number-columns-repeated="5"/>
          <table:table-cell/>
          <table:table-cell table:style-name="ce113" office:value-type="string" calcext:value-type="string">
            <text:p>Community Manager Virginia 1</text:p>
          </table:table-cell>
          <table:table-cell table:style-name="ce113" table:number-columns-repeated="5"/>
          <table:table-cell/>
          <table:table-cell table:style-name="ce64" office:value-type="string" calcext:value-type="string">
            <text:p>Community Manager West Virginia 1</text:p>
          </table:table-cell>
          <table:table-cell table:style-name="ce64" table:number-columns-repeated="5"/>
        </table:table-row>
        <table:table-row table:style-name="ro1">
          <table:table-cell table:style-name="ce91" office:value-type="string" calcext:value-type="string">
            <text:p>Community Manager Connecticut 2</text:p>
          </table:table-cell>
          <table:table-cell table:style-name="ce91" table:number-columns-repeated="5"/>
          <table:table-cell/>
          <table:table-cell table:style-name="ce94" office:value-type="string" calcext:value-type="string">
            <text:p>Community Manager Delaware 2</text:p>
          </table:table-cell>
          <table:table-cell table:style-name="ce94" table:number-columns-repeated="5"/>
          <table:table-cell/>
          <table:table-cell table:style-name="ce4" office:value-type="string" calcext:value-type="string">
            <text:p>Community Manager District of Columbia 2</text:p>
          </table:table-cell>
          <table:table-cell table:style-name="ce4" table:number-columns-repeated="5"/>
          <table:table-cell/>
          <table:table-cell table:style-name="ce76" office:value-type="string" calcext:value-type="string">
            <text:p>Community Manager Maine 2</text:p>
          </table:table-cell>
          <table:table-cell table:style-name="ce76" table:number-columns-repeated="5"/>
          <table:table-cell/>
          <table:table-cell table:style-name="ce79" office:value-type="string" calcext:value-type="string">
            <text:p>Community Manager Maryland 2</text:p>
          </table:table-cell>
          <table:table-cell table:style-name="ce79" table:number-columns-repeated="5"/>
          <table:table-cell/>
          <table:table-cell table:style-name="ce67" office:value-type="string" calcext:value-type="string">
            <text:p>Community Manager Massachusetts 2</text:p>
          </table:table-cell>
          <table:table-cell table:style-name="ce67" table:number-columns-repeated="5"/>
          <table:table-cell/>
          <table:table-cell table:style-name="ce21" office:value-type="string" calcext:value-type="string">
            <text:p>Community Manager Michigan 2</text:p>
          </table:table-cell>
          <table:table-cell table:style-name="ce21" table:number-columns-repeated="5"/>
          <table:table-cell/>
          <table:table-cell table:style-name="ce98" office:value-type="string" calcext:value-type="string">
            <text:p>Community Manager New Hampshire 2</text:p>
          </table:table-cell>
          <table:table-cell table:style-name="ce98" table:number-columns-repeated="5"/>
          <table:table-cell/>
          <table:table-cell table:style-name="ce101" office:value-type="string" calcext:value-type="string">
            <text:p>Community Manager New Jersey 2</text:p>
          </table:table-cell>
          <table:table-cell table:style-name="ce101" table:number-columns-repeated="5"/>
          <table:table-cell/>
          <table:table-cell table:style-name="ce104" office:value-type="string" calcext:value-type="string">
            <text:p>Community Manager New York 2</text:p>
          </table:table-cell>
          <table:table-cell table:style-name="ce104" table:number-columns-repeated="5"/>
          <table:table-cell/>
          <table:table-cell table:style-name="ce107" office:value-type="string" calcext:value-type="string">
            <text:p>Community Manager North Carolina 2</text:p>
          </table:table-cell>
          <table:table-cell table:style-name="ce107" table:number-columns-repeated="5"/>
          <table:table-cell/>
          <table:table-cell table:style-name="ce76" office:value-type="string" calcext:value-type="string">
            <text:p>Community Manager Ohio 2</text:p>
          </table:table-cell>
          <table:table-cell table:style-name="ce76" table:number-columns-repeated="5"/>
          <table:table-cell/>
          <table:table-cell table:style-name="ce110" office:value-type="string" calcext:value-type="string">
            <text:p>Community Manager Pennsylvania 2</text:p>
          </table:table-cell>
          <table:table-cell table:style-name="ce110" table:number-columns-repeated="5"/>
          <table:table-cell/>
          <table:table-cell table:style-name="ce21" office:value-type="string" calcext:value-type="string">
            <text:p>Community Manager Rhode Island 2</text:p>
          </table:table-cell>
          <table:table-cell table:style-name="ce21" table:number-columns-repeated="5"/>
          <table:table-cell/>
          <table:table-cell table:style-name="ce28" office:value-type="string" calcext:value-type="string">
            <text:p>Community Manager South Carolina 2</text:p>
          </table:table-cell>
          <table:table-cell table:style-name="ce28" table:number-columns-repeated="5"/>
          <table:table-cell/>
          <table:table-cell table:style-name="ce107" office:value-type="string" calcext:value-type="string">
            <text:p>Community Manager Vermont 2</text:p>
          </table:table-cell>
          <table:table-cell table:style-name="ce107" table:number-columns-repeated="5"/>
          <table:table-cell/>
          <table:table-cell table:style-name="ce113" office:value-type="string" calcext:value-type="string">
            <text:p>Community Manager Virginia 2</text:p>
          </table:table-cell>
          <table:table-cell table:style-name="ce113" table:number-columns-repeated="5"/>
          <table:table-cell/>
          <table:table-cell table:style-name="ce64" office:value-type="string" calcext:value-type="string">
            <text:p>Community Manager West Virginia 2</text:p>
          </table:table-cell>
          <table:table-cell table:style-name="ce64" table:number-columns-repeated="5"/>
        </table:table-row>
        <table:table-row table:style-name="ro1">
          <table:table-cell table:style-name="ce91" office:value-type="string" calcext:value-type="string">
            <text:p>Community Manager Connecticut 3</text:p>
          </table:table-cell>
          <table:table-cell table:style-name="ce91" table:number-columns-repeated="5"/>
          <table:table-cell/>
          <table:table-cell table:style-name="ce94" office:value-type="string" calcext:value-type="string">
            <text:p>Community Manager Delaware 3</text:p>
          </table:table-cell>
          <table:table-cell table:style-name="ce94" table:number-columns-repeated="5"/>
          <table:table-cell/>
          <table:table-cell table:style-name="ce4" office:value-type="string" calcext:value-type="string">
            <text:p>Community Manager District of Columbia 3</text:p>
          </table:table-cell>
          <table:table-cell table:style-name="ce4" table:number-columns-repeated="5"/>
          <table:table-cell/>
          <table:table-cell table:style-name="ce76" office:value-type="string" calcext:value-type="string">
            <text:p>Community Manager Maine 3</text:p>
          </table:table-cell>
          <table:table-cell table:style-name="ce76" table:number-columns-repeated="5"/>
          <table:table-cell/>
          <table:table-cell table:style-name="ce79" office:value-type="string" calcext:value-type="string">
            <text:p>Community Manager Maryland 3</text:p>
          </table:table-cell>
          <table:table-cell table:style-name="ce79" table:number-columns-repeated="5"/>
          <table:table-cell/>
          <table:table-cell table:style-name="ce67" office:value-type="string" calcext:value-type="string">
            <text:p>Community Manager Massachusetts 3</text:p>
          </table:table-cell>
          <table:table-cell table:style-name="ce67" table:number-columns-repeated="5"/>
          <table:table-cell/>
          <table:table-cell table:style-name="ce21" office:value-type="string" calcext:value-type="string">
            <text:p>Community Manager Michigan 3</text:p>
          </table:table-cell>
          <table:table-cell table:style-name="ce21" table:number-columns-repeated="5"/>
          <table:table-cell/>
          <table:table-cell table:style-name="ce98" office:value-type="string" calcext:value-type="string">
            <text:p>Community Manager New Hampshire 3</text:p>
          </table:table-cell>
          <table:table-cell table:style-name="ce98" table:number-columns-repeated="5"/>
          <table:table-cell/>
          <table:table-cell table:style-name="ce101" office:value-type="string" calcext:value-type="string">
            <text:p>Community Manager New Jersey 3</text:p>
          </table:table-cell>
          <table:table-cell table:style-name="ce101" table:number-columns-repeated="5"/>
          <table:table-cell/>
          <table:table-cell table:style-name="ce104" office:value-type="string" calcext:value-type="string">
            <text:p>Community Manager New York 3</text:p>
          </table:table-cell>
          <table:table-cell table:style-name="ce104" table:number-columns-repeated="5"/>
          <table:table-cell/>
          <table:table-cell table:style-name="ce107" office:value-type="string" calcext:value-type="string">
            <text:p>Community Manager North Carolina 3</text:p>
          </table:table-cell>
          <table:table-cell table:style-name="ce107" table:number-columns-repeated="5"/>
          <table:table-cell/>
          <table:table-cell table:style-name="ce76" office:value-type="string" calcext:value-type="string">
            <text:p>Community Manager Ohio 3</text:p>
          </table:table-cell>
          <table:table-cell table:style-name="ce76" table:number-columns-repeated="5"/>
          <table:table-cell/>
          <table:table-cell table:style-name="ce110" office:value-type="string" calcext:value-type="string">
            <text:p>Community Manager Pennsylvania 3</text:p>
          </table:table-cell>
          <table:table-cell table:style-name="ce110" table:number-columns-repeated="5"/>
          <table:table-cell/>
          <table:table-cell table:style-name="ce21" office:value-type="string" calcext:value-type="string">
            <text:p>Community Manager Rhode Island 3</text:p>
          </table:table-cell>
          <table:table-cell table:style-name="ce21" table:number-columns-repeated="5"/>
          <table:table-cell/>
          <table:table-cell table:style-name="ce28" office:value-type="string" calcext:value-type="string">
            <text:p>Community Manager South Carolina 3</text:p>
          </table:table-cell>
          <table:table-cell table:style-name="ce28" table:number-columns-repeated="5"/>
          <table:table-cell/>
          <table:table-cell table:style-name="ce107" office:value-type="string" calcext:value-type="string">
            <text:p>Community Manager Vermont 3</text:p>
          </table:table-cell>
          <table:table-cell table:style-name="ce107" table:number-columns-repeated="5"/>
          <table:table-cell/>
          <table:table-cell table:style-name="ce113" office:value-type="string" calcext:value-type="string">
            <text:p>Community Manager Virginia 3</text:p>
          </table:table-cell>
          <table:table-cell table:style-name="ce113" table:number-columns-repeated="5"/>
          <table:table-cell/>
          <table:table-cell table:style-name="ce64" office:value-type="string" calcext:value-type="string">
            <text:p>Community Manager West Virginia 3</text:p>
          </table:table-cell>
          <table:table-cell table:style-name="ce64" table:number-columns-repeated="5"/>
        </table:table-row>
        <table:table-row table:style-name="ro1">
          <table:table-cell table:style-name="ce91" office:value-type="string" calcext:value-type="string">
            <text:p>PR &amp; Media Connecticut</text:p>
          </table:table-cell>
          <table:table-cell table:style-name="ce91" table:number-columns-repeated="5"/>
          <table:table-cell/>
          <table:table-cell table:style-name="ce94" office:value-type="string" calcext:value-type="string">
            <text:p>PR &amp; Media Delaware</text:p>
          </table:table-cell>
          <table:table-cell table:style-name="ce94" table:number-columns-repeated="5"/>
          <table:table-cell/>
          <table:table-cell table:style-name="ce4" office:value-type="string" calcext:value-type="string">
            <text:p>PR &amp; Media District of Columbia</text:p>
          </table:table-cell>
          <table:table-cell table:style-name="ce4" table:number-columns-repeated="5"/>
          <table:table-cell/>
          <table:table-cell table:style-name="ce76" office:value-type="string" calcext:value-type="string">
            <text:p>PR &amp; Media Maine</text:p>
          </table:table-cell>
          <table:table-cell table:style-name="ce76" table:number-columns-repeated="5"/>
          <table:table-cell/>
          <table:table-cell table:style-name="ce79" office:value-type="string" calcext:value-type="string">
            <text:p>PR &amp; Media Maryland</text:p>
          </table:table-cell>
          <table:table-cell table:style-name="ce79" table:number-columns-repeated="5"/>
          <table:table-cell/>
          <table:table-cell table:style-name="ce67" office:value-type="string" calcext:value-type="string">
            <text:p>PR &amp; Media Massachusetts</text:p>
          </table:table-cell>
          <table:table-cell table:style-name="ce67" table:number-columns-repeated="5"/>
          <table:table-cell/>
          <table:table-cell table:style-name="ce21" office:value-type="string" calcext:value-type="string">
            <text:p>PR &amp; Media Michigan</text:p>
          </table:table-cell>
          <table:table-cell table:style-name="ce21" table:number-columns-repeated="5"/>
          <table:table-cell/>
          <table:table-cell table:style-name="ce98" office:value-type="string" calcext:value-type="string">
            <text:p>PR &amp; Media New Hampshire</text:p>
          </table:table-cell>
          <table:table-cell table:style-name="ce98" table:number-columns-repeated="5"/>
          <table:table-cell/>
          <table:table-cell table:style-name="ce101" office:value-type="string" calcext:value-type="string">
            <text:p>PR &amp; Media New Jersey</text:p>
          </table:table-cell>
          <table:table-cell table:style-name="ce101" table:number-columns-repeated="5"/>
          <table:table-cell/>
          <table:table-cell table:style-name="ce104" office:value-type="string" calcext:value-type="string">
            <text:p>PR &amp; Media New York</text:p>
          </table:table-cell>
          <table:table-cell table:style-name="ce104" table:number-columns-repeated="5"/>
          <table:table-cell/>
          <table:table-cell table:style-name="ce107" office:value-type="string" calcext:value-type="string">
            <text:p>PR &amp; Media North Carolina</text:p>
          </table:table-cell>
          <table:table-cell table:style-name="ce107" table:number-columns-repeated="5"/>
          <table:table-cell/>
          <table:table-cell table:style-name="ce76" office:value-type="string" calcext:value-type="string">
            <text:p>PR &amp; Media Ohio</text:p>
          </table:table-cell>
          <table:table-cell table:style-name="ce76" table:number-columns-repeated="5"/>
          <table:table-cell/>
          <table:table-cell table:style-name="ce110" office:value-type="string" calcext:value-type="string">
            <text:p>PR &amp; Media Pennsylvania</text:p>
          </table:table-cell>
          <table:table-cell table:style-name="ce110" table:number-columns-repeated="5"/>
          <table:table-cell/>
          <table:table-cell table:style-name="ce21" office:value-type="string" calcext:value-type="string">
            <text:p>PR &amp; Media Rhode Island</text:p>
          </table:table-cell>
          <table:table-cell table:style-name="ce21" table:number-columns-repeated="5"/>
          <table:table-cell/>
          <table:table-cell table:style-name="ce28" office:value-type="string" calcext:value-type="string">
            <text:p>PR &amp; Media South Carolina</text:p>
          </table:table-cell>
          <table:table-cell table:style-name="ce28" table:number-columns-repeated="5"/>
          <table:table-cell/>
          <table:table-cell table:style-name="ce107" office:value-type="string" calcext:value-type="string">
            <text:p>PR &amp; Media Vermont</text:p>
          </table:table-cell>
          <table:table-cell table:style-name="ce107" table:number-columns-repeated="5"/>
          <table:table-cell/>
          <table:table-cell table:style-name="ce113" office:value-type="string" calcext:value-type="string">
            <text:p>PR &amp; Media Virginia</text:p>
          </table:table-cell>
          <table:table-cell table:style-name="ce113" table:number-columns-repeated="5"/>
          <table:table-cell/>
          <table:table-cell table:style-name="ce64" office:value-type="string" calcext:value-type="string">
            <text:p>PR &amp; Media West Virginia</text:p>
          </table:table-cell>
          <table:table-cell table:style-name="ce64" table:number-columns-repeated="5"/>
        </table:table-row>
        <table:table-row table:style-name="ro1">
          <table:table-cell table:style-name="ce91" office:value-type="string" calcext:value-type="string">
            <text:p>PR &amp; Media Deputy Connecticut</text:p>
          </table:table-cell>
          <table:table-cell table:style-name="ce91" table:number-columns-repeated="5"/>
          <table:table-cell/>
          <table:table-cell table:style-name="ce94" office:value-type="string" calcext:value-type="string">
            <text:p>PR &amp; Media Deputy Delaware</text:p>
          </table:table-cell>
          <table:table-cell table:style-name="ce94" table:number-columns-repeated="5"/>
          <table:table-cell/>
          <table:table-cell table:style-name="ce4" office:value-type="string" calcext:value-type="string">
            <text:p>PR &amp; Media Deputy District of Columbia</text:p>
          </table:table-cell>
          <table:table-cell table:style-name="ce4" table:number-columns-repeated="5"/>
          <table:table-cell/>
          <table:table-cell table:style-name="ce76" office:value-type="string" calcext:value-type="string">
            <text:p>PR &amp; Media Deputy Maine</text:p>
          </table:table-cell>
          <table:table-cell table:style-name="ce76" table:number-columns-repeated="5"/>
          <table:table-cell/>
          <table:table-cell table:style-name="ce79" office:value-type="string" calcext:value-type="string">
            <text:p>PR &amp; Media Deputy Maryland</text:p>
          </table:table-cell>
          <table:table-cell table:style-name="ce79" table:number-columns-repeated="5"/>
          <table:table-cell/>
          <table:table-cell table:style-name="ce67" office:value-type="string" calcext:value-type="string">
            <text:p>PR &amp; Media Deputy Massachusetts</text:p>
          </table:table-cell>
          <table:table-cell table:style-name="ce67" table:number-columns-repeated="5"/>
          <table:table-cell/>
          <table:table-cell table:style-name="ce21" office:value-type="string" calcext:value-type="string">
            <text:p>PR &amp; Media Deputy Michigan</text:p>
          </table:table-cell>
          <table:table-cell table:style-name="ce21" table:number-columns-repeated="5"/>
          <table:table-cell/>
          <table:table-cell table:style-name="ce98" office:value-type="string" calcext:value-type="string">
            <text:p>PR &amp; Media Deputy New Hampshire</text:p>
          </table:table-cell>
          <table:table-cell table:style-name="ce98" table:number-columns-repeated="5"/>
          <table:table-cell/>
          <table:table-cell table:style-name="ce101" office:value-type="string" calcext:value-type="string">
            <text:p>PR &amp; Media Deputy New Jersey</text:p>
          </table:table-cell>
          <table:table-cell table:style-name="ce101" table:number-columns-repeated="5"/>
          <table:table-cell/>
          <table:table-cell table:style-name="ce104" office:value-type="string" calcext:value-type="string">
            <text:p>PR &amp; Media Deputy New York</text:p>
          </table:table-cell>
          <table:table-cell table:style-name="ce104" table:number-columns-repeated="5"/>
          <table:table-cell/>
          <table:table-cell table:style-name="ce107" office:value-type="string" calcext:value-type="string">
            <text:p>PR &amp; Media Deputy North Carolina</text:p>
          </table:table-cell>
          <table:table-cell table:style-name="ce107" table:number-columns-repeated="5"/>
          <table:table-cell/>
          <table:table-cell table:style-name="ce76" office:value-type="string" calcext:value-type="string">
            <text:p>PR &amp; Media Deputy Ohio</text:p>
          </table:table-cell>
          <table:table-cell table:style-name="ce76" table:number-columns-repeated="5"/>
          <table:table-cell/>
          <table:table-cell table:style-name="ce110" office:value-type="string" calcext:value-type="string">
            <text:p>PR &amp; Media Deputy Pennsylvania</text:p>
          </table:table-cell>
          <table:table-cell table:style-name="ce110" table:number-columns-repeated="5"/>
          <table:table-cell/>
          <table:table-cell table:style-name="ce21" office:value-type="string" calcext:value-type="string">
            <text:p>PR &amp; Media Deputy Rhode Island</text:p>
          </table:table-cell>
          <table:table-cell table:style-name="ce21" table:number-columns-repeated="5"/>
          <table:table-cell/>
          <table:table-cell table:style-name="ce28" office:value-type="string" calcext:value-type="string">
            <text:p>PR &amp; Media Deputy South Carolina</text:p>
          </table:table-cell>
          <table:table-cell table:style-name="ce28" table:number-columns-repeated="5"/>
          <table:table-cell/>
          <table:table-cell table:style-name="ce107" office:value-type="string" calcext:value-type="string">
            <text:p>PR &amp; Media Deputy Vermont</text:p>
          </table:table-cell>
          <table:table-cell table:style-name="ce107" table:number-columns-repeated="5"/>
          <table:table-cell/>
          <table:table-cell table:style-name="ce113" office:value-type="string" calcext:value-type="string">
            <text:p>PR &amp; Media Deputy Virginia</text:p>
          </table:table-cell>
          <table:table-cell table:style-name="ce113" table:number-columns-repeated="5"/>
          <table:table-cell/>
          <table:table-cell table:style-name="ce64" office:value-type="string" calcext:value-type="string">
            <text:p>PR &amp; Media Deputy West Virginia</text:p>
          </table:table-cell>
          <table:table-cell table:style-name="ce64" table:number-columns-repeated="5"/>
        </table:table-row>
        <table:table-row table:style-name="ro1">
          <table:table-cell table:style-name="ce91" office:value-type="string" calcext:value-type="string">
            <text:p>Activism Connecticut</text:p>
          </table:table-cell>
          <table:table-cell table:style-name="ce91" table:number-columns-repeated="5"/>
          <table:table-cell/>
          <table:table-cell table:style-name="ce94" office:value-type="string" calcext:value-type="string">
            <text:p>Activism Delaware</text:p>
          </table:table-cell>
          <table:table-cell table:style-name="ce94" table:number-columns-repeated="5"/>
          <table:table-cell/>
          <table:table-cell table:style-name="ce4" office:value-type="string" calcext:value-type="string">
            <text:p>Activism District of Columbia</text:p>
          </table:table-cell>
          <table:table-cell table:style-name="ce4" table:number-columns-repeated="5"/>
          <table:table-cell/>
          <table:table-cell table:style-name="ce76" office:value-type="string" calcext:value-type="string">
            <text:p>Activism Maine</text:p>
          </table:table-cell>
          <table:table-cell table:style-name="ce76" table:number-columns-repeated="5"/>
          <table:table-cell/>
          <table:table-cell table:style-name="ce79" office:value-type="string" calcext:value-type="string">
            <text:p>Activism Maryland</text:p>
          </table:table-cell>
          <table:table-cell table:style-name="ce79" table:number-columns-repeated="5"/>
          <table:table-cell/>
          <table:table-cell table:style-name="ce67" office:value-type="string" calcext:value-type="string">
            <text:p>Activism Massachusetts</text:p>
          </table:table-cell>
          <table:table-cell table:style-name="ce67" table:number-columns-repeated="5"/>
          <table:table-cell/>
          <table:table-cell table:style-name="ce21" office:value-type="string" calcext:value-type="string">
            <text:p>Activism Michigan</text:p>
          </table:table-cell>
          <table:table-cell table:style-name="ce21" table:number-columns-repeated="5"/>
          <table:table-cell/>
          <table:table-cell table:style-name="ce98" office:value-type="string" calcext:value-type="string">
            <text:p>Activism New Hampshire</text:p>
          </table:table-cell>
          <table:table-cell table:style-name="ce98" table:number-columns-repeated="5"/>
          <table:table-cell/>
          <table:table-cell table:style-name="ce101" office:value-type="string" calcext:value-type="string">
            <text:p>Activism New Jersey</text:p>
          </table:table-cell>
          <table:table-cell table:style-name="ce101" table:number-columns-repeated="5"/>
          <table:table-cell/>
          <table:table-cell table:style-name="ce104" office:value-type="string" calcext:value-type="string">
            <text:p>Activism New York</text:p>
          </table:table-cell>
          <table:table-cell table:style-name="ce104" table:number-columns-repeated="5"/>
          <table:table-cell/>
          <table:table-cell table:style-name="ce107" office:value-type="string" calcext:value-type="string">
            <text:p>Activism North Carolina</text:p>
          </table:table-cell>
          <table:table-cell table:style-name="ce107" table:number-columns-repeated="5"/>
          <table:table-cell/>
          <table:table-cell table:style-name="ce76" office:value-type="string" calcext:value-type="string">
            <text:p>Activism Ohio</text:p>
          </table:table-cell>
          <table:table-cell table:style-name="ce76" table:number-columns-repeated="5"/>
          <table:table-cell/>
          <table:table-cell table:style-name="ce110" office:value-type="string" calcext:value-type="string">
            <text:p>Activism Pennsylvania</text:p>
          </table:table-cell>
          <table:table-cell table:style-name="ce110" table:number-columns-repeated="5"/>
          <table:table-cell/>
          <table:table-cell table:style-name="ce21" office:value-type="string" calcext:value-type="string">
            <text:p>Activism Rhode Island</text:p>
          </table:table-cell>
          <table:table-cell table:style-name="ce21" table:number-columns-repeated="5"/>
          <table:table-cell/>
          <table:table-cell table:style-name="ce28" office:value-type="string" calcext:value-type="string">
            <text:p>Activism South Carolina</text:p>
          </table:table-cell>
          <table:table-cell table:style-name="ce28" table:number-columns-repeated="5"/>
          <table:table-cell/>
          <table:table-cell table:style-name="ce107" office:value-type="string" calcext:value-type="string">
            <text:p>Activism Vermont</text:p>
          </table:table-cell>
          <table:table-cell table:style-name="ce107" table:number-columns-repeated="5"/>
          <table:table-cell/>
          <table:table-cell table:style-name="ce113" office:value-type="string" calcext:value-type="string">
            <text:p>Activism Virginia</text:p>
          </table:table-cell>
          <table:table-cell table:style-name="ce113" table:number-columns-repeated="5"/>
          <table:table-cell/>
          <table:table-cell table:style-name="ce64" office:value-type="string" calcext:value-type="string">
            <text:p>Activism West Virginia</text:p>
          </table:table-cell>
          <table:table-cell table:style-name="ce64" table:number-columns-repeated="5"/>
        </table:table-row>
        <table:table-row table:style-name="ro1">
          <table:table-cell table:style-name="ce91" office:value-type="string" calcext:value-type="string">
            <text:p>Activism Deputy Connecticut</text:p>
          </table:table-cell>
          <table:table-cell table:style-name="ce91" table:number-columns-repeated="5"/>
          <table:table-cell/>
          <table:table-cell table:style-name="ce94" office:value-type="string" calcext:value-type="string">
            <text:p>Activism Deputy Delaware</text:p>
          </table:table-cell>
          <table:table-cell table:style-name="ce94" table:number-columns-repeated="5"/>
          <table:table-cell/>
          <table:table-cell table:style-name="ce4" office:value-type="string" calcext:value-type="string">
            <text:p>Activism Deputy District of Columbia</text:p>
          </table:table-cell>
          <table:table-cell table:style-name="ce4" table:number-columns-repeated="5"/>
          <table:table-cell/>
          <table:table-cell table:style-name="ce76" office:value-type="string" calcext:value-type="string">
            <text:p>Activism Deputy Maine</text:p>
          </table:table-cell>
          <table:table-cell table:style-name="ce76" table:number-columns-repeated="5"/>
          <table:table-cell/>
          <table:table-cell table:style-name="ce79" office:value-type="string" calcext:value-type="string">
            <text:p>Activism Deputy Maryland</text:p>
          </table:table-cell>
          <table:table-cell table:style-name="ce79" table:number-columns-repeated="5"/>
          <table:table-cell/>
          <table:table-cell table:style-name="ce67" office:value-type="string" calcext:value-type="string">
            <text:p>Activism Deputy Massachusetts</text:p>
          </table:table-cell>
          <table:table-cell table:style-name="ce67" table:number-columns-repeated="5"/>
          <table:table-cell/>
          <table:table-cell table:style-name="ce21" office:value-type="string" calcext:value-type="string">
            <text:p>Activism Deputy Michigan</text:p>
          </table:table-cell>
          <table:table-cell table:style-name="ce21" table:number-columns-repeated="5"/>
          <table:table-cell/>
          <table:table-cell table:style-name="ce98" office:value-type="string" calcext:value-type="string">
            <text:p>Activism Deputy New Hampshire</text:p>
          </table:table-cell>
          <table:table-cell table:style-name="ce98" table:number-columns-repeated="5"/>
          <table:table-cell/>
          <table:table-cell table:style-name="ce101" office:value-type="string" calcext:value-type="string">
            <text:p>Activism Deputy New Jersey</text:p>
          </table:table-cell>
          <table:table-cell table:style-name="ce101" table:number-columns-repeated="5"/>
          <table:table-cell/>
          <table:table-cell table:style-name="ce104" office:value-type="string" calcext:value-type="string">
            <text:p>Activism Deputy New York</text:p>
          </table:table-cell>
          <table:table-cell table:style-name="ce104" table:number-columns-repeated="5"/>
          <table:table-cell/>
          <table:table-cell table:style-name="ce107" office:value-type="string" calcext:value-type="string">
            <text:p>Activism Deputy North Carolina</text:p>
          </table:table-cell>
          <table:table-cell table:style-name="ce107" table:number-columns-repeated="5"/>
          <table:table-cell/>
          <table:table-cell table:style-name="ce76" office:value-type="string" calcext:value-type="string">
            <text:p>Activism Deputy Ohio</text:p>
          </table:table-cell>
          <table:table-cell table:style-name="ce76" table:number-columns-repeated="5"/>
          <table:table-cell/>
          <table:table-cell table:style-name="ce110" office:value-type="string" calcext:value-type="string">
            <text:p>Activism Deputy Pennsylvania</text:p>
          </table:table-cell>
          <table:table-cell table:style-name="ce110" table:number-columns-repeated="5"/>
          <table:table-cell/>
          <table:table-cell table:style-name="ce21" office:value-type="string" calcext:value-type="string">
            <text:p>Activism Deputy Rhode Island</text:p>
          </table:table-cell>
          <table:table-cell table:style-name="ce21" table:number-columns-repeated="5"/>
          <table:table-cell/>
          <table:table-cell table:style-name="ce28" office:value-type="string" calcext:value-type="string">
            <text:p>Activism Deputy South Carolina</text:p>
          </table:table-cell>
          <table:table-cell table:style-name="ce28" table:number-columns-repeated="5"/>
          <table:table-cell/>
          <table:table-cell table:style-name="ce107" office:value-type="string" calcext:value-type="string">
            <text:p>Activism Deputy Vermont</text:p>
          </table:table-cell>
          <table:table-cell table:style-name="ce107" table:number-columns-repeated="5"/>
          <table:table-cell/>
          <table:table-cell table:style-name="ce113" office:value-type="string" calcext:value-type="string">
            <text:p>Activism Deputy Virginia</text:p>
          </table:table-cell>
          <table:table-cell table:style-name="ce113" table:number-columns-repeated="5"/>
          <table:table-cell/>
          <table:table-cell table:style-name="ce64" office:value-type="string" calcext:value-type="string">
            <text:p>Activism Deputy West Virginia</text:p>
          </table:table-cell>
          <table:table-cell table:style-name="ce64" table:number-columns-repeated="5"/>
        </table:table-row>
        <table:table-row table:style-name="ro1">
          <table:table-cell table:style-name="ce91" office:value-type="string" calcext:value-type="string">
            <text:p>Swarm Care Connecticut</text:p>
          </table:table-cell>
          <table:table-cell table:style-name="ce91" table:number-columns-repeated="5"/>
          <table:table-cell/>
          <table:table-cell table:style-name="ce94" office:value-type="string" calcext:value-type="string">
            <text:p>Swarm Care Delaware</text:p>
          </table:table-cell>
          <table:table-cell table:style-name="ce94" table:number-columns-repeated="5"/>
          <table:table-cell/>
          <table:table-cell table:style-name="ce4" office:value-type="string" calcext:value-type="string">
            <text:p>Swarm Care District of Columbia</text:p>
          </table:table-cell>
          <table:table-cell table:style-name="ce4" table:number-columns-repeated="5"/>
          <table:table-cell/>
          <table:table-cell table:style-name="ce76" office:value-type="string" calcext:value-type="string">
            <text:p>Swarm Care Maine</text:p>
          </table:table-cell>
          <table:table-cell table:style-name="ce76" table:number-columns-repeated="5"/>
          <table:table-cell/>
          <table:table-cell table:style-name="ce79" office:value-type="string" calcext:value-type="string">
            <text:p>Swarm Care Maryland</text:p>
          </table:table-cell>
          <table:table-cell table:style-name="ce79" table:number-columns-repeated="5"/>
          <table:table-cell/>
          <table:table-cell table:style-name="ce67" office:value-type="string" calcext:value-type="string">
            <text:p>Swarm Care Massachusetts</text:p>
          </table:table-cell>
          <table:table-cell table:style-name="ce67" table:number-columns-repeated="5"/>
          <table:table-cell/>
          <table:table-cell table:style-name="ce21" office:value-type="string" calcext:value-type="string">
            <text:p>Swarm Care Michigan</text:p>
          </table:table-cell>
          <table:table-cell table:style-name="ce21" table:number-columns-repeated="5"/>
          <table:table-cell/>
          <table:table-cell table:style-name="ce98" office:value-type="string" calcext:value-type="string">
            <text:p>Swarm Care New Hampshire</text:p>
          </table:table-cell>
          <table:table-cell table:style-name="ce98" table:number-columns-repeated="5"/>
          <table:table-cell/>
          <table:table-cell table:style-name="ce101" office:value-type="string" calcext:value-type="string">
            <text:p>Swarm Care New Jersey</text:p>
          </table:table-cell>
          <table:table-cell table:style-name="ce101" table:number-columns-repeated="5"/>
          <table:table-cell/>
          <table:table-cell table:style-name="ce104" office:value-type="string" calcext:value-type="string">
            <text:p>Swarm Care New York</text:p>
          </table:table-cell>
          <table:table-cell table:style-name="ce104" table:number-columns-repeated="5"/>
          <table:table-cell/>
          <table:table-cell table:style-name="ce107" office:value-type="string" calcext:value-type="string">
            <text:p>Swarm Care North Carolina</text:p>
          </table:table-cell>
          <table:table-cell table:style-name="ce107" table:number-columns-repeated="5"/>
          <table:table-cell/>
          <table:table-cell table:style-name="ce76" office:value-type="string" calcext:value-type="string">
            <text:p>Swarm Care Ohio</text:p>
          </table:table-cell>
          <table:table-cell table:style-name="ce76" table:number-columns-repeated="5"/>
          <table:table-cell/>
          <table:table-cell table:style-name="ce110" office:value-type="string" calcext:value-type="string">
            <text:p>Swarm Care Pennsylvania</text:p>
          </table:table-cell>
          <table:table-cell table:style-name="ce110" table:number-columns-repeated="5"/>
          <table:table-cell/>
          <table:table-cell table:style-name="ce21" office:value-type="string" calcext:value-type="string">
            <text:p>Swarm Care Rhode Island</text:p>
          </table:table-cell>
          <table:table-cell table:style-name="ce21" table:number-columns-repeated="5"/>
          <table:table-cell/>
          <table:table-cell table:style-name="ce28" office:value-type="string" calcext:value-type="string">
            <text:p>Swarm Care South Carolina</text:p>
          </table:table-cell>
          <table:table-cell table:style-name="ce28" table:number-columns-repeated="5"/>
          <table:table-cell/>
          <table:table-cell table:style-name="ce107" office:value-type="string" calcext:value-type="string">
            <text:p>Swarm Care Vermont</text:p>
          </table:table-cell>
          <table:table-cell table:style-name="ce107" table:number-columns-repeated="5"/>
          <table:table-cell/>
          <table:table-cell table:style-name="ce113" office:value-type="string" calcext:value-type="string">
            <text:p>Swarm Care Virginia</text:p>
          </table:table-cell>
          <table:table-cell table:style-name="ce113" table:number-columns-repeated="5"/>
          <table:table-cell/>
          <table:table-cell table:style-name="ce64" office:value-type="string" calcext:value-type="string">
            <text:p>Swarm Care West Virginia</text:p>
          </table:table-cell>
          <table:table-cell table:style-name="ce64" table:number-columns-repeated="5"/>
        </table:table-row>
        <table:table-row table:style-name="ro1">
          <table:table-cell table:style-name="ce91" office:value-type="string" calcext:value-type="string">
            <text:p>Swarm Care Deputy Connecticut</text:p>
          </table:table-cell>
          <table:table-cell table:style-name="ce91" table:number-columns-repeated="5"/>
          <table:table-cell/>
          <table:table-cell table:style-name="ce94" office:value-type="string" calcext:value-type="string">
            <text:p>Swarm Care Deputy Delaware</text:p>
          </table:table-cell>
          <table:table-cell table:style-name="ce94" table:number-columns-repeated="5"/>
          <table:table-cell/>
          <table:table-cell table:style-name="ce4" office:value-type="string" calcext:value-type="string">
            <text:p>Swarm Care Deputy District of Columbia</text:p>
          </table:table-cell>
          <table:table-cell table:style-name="ce4" table:number-columns-repeated="5"/>
          <table:table-cell/>
          <table:table-cell table:style-name="ce76" office:value-type="string" calcext:value-type="string">
            <text:p>Swarm Care Deputy Maine</text:p>
          </table:table-cell>
          <table:table-cell table:style-name="ce76" table:number-columns-repeated="5"/>
          <table:table-cell/>
          <table:table-cell table:style-name="ce79" office:value-type="string" calcext:value-type="string">
            <text:p>Swarm Care Deputy Maryland</text:p>
          </table:table-cell>
          <table:table-cell table:style-name="ce79" table:number-columns-repeated="5"/>
          <table:table-cell/>
          <table:table-cell table:style-name="ce67" office:value-type="string" calcext:value-type="string">
            <text:p>Swarm Care Deputy Massachusetts</text:p>
          </table:table-cell>
          <table:table-cell table:style-name="ce67" table:number-columns-repeated="5"/>
          <table:table-cell/>
          <table:table-cell table:style-name="ce21" office:value-type="string" calcext:value-type="string">
            <text:p>Swarm Care Deputy Michigan</text:p>
          </table:table-cell>
          <table:table-cell table:style-name="ce21" table:number-columns-repeated="5"/>
          <table:table-cell/>
          <table:table-cell table:style-name="ce98" office:value-type="string" calcext:value-type="string">
            <text:p>Swarm Care Deputy New Hampshire</text:p>
          </table:table-cell>
          <table:table-cell table:style-name="ce98" table:number-columns-repeated="5"/>
          <table:table-cell/>
          <table:table-cell table:style-name="ce101" office:value-type="string" calcext:value-type="string">
            <text:p>Swarm Care Deputy New Jersey</text:p>
          </table:table-cell>
          <table:table-cell table:style-name="ce101" table:number-columns-repeated="5"/>
          <table:table-cell/>
          <table:table-cell table:style-name="ce104" office:value-type="string" calcext:value-type="string">
            <text:p>Swarm Care Deputy New York</text:p>
          </table:table-cell>
          <table:table-cell table:style-name="ce104" table:number-columns-repeated="5"/>
          <table:table-cell/>
          <table:table-cell table:style-name="ce107" office:value-type="string" calcext:value-type="string">
            <text:p>Swarm Care Deputy North Carolina</text:p>
          </table:table-cell>
          <table:table-cell table:style-name="ce107" table:number-columns-repeated="5"/>
          <table:table-cell/>
          <table:table-cell table:style-name="ce76" office:value-type="string" calcext:value-type="string">
            <text:p>Swarm Care Deputy Ohio</text:p>
          </table:table-cell>
          <table:table-cell table:style-name="ce76" table:number-columns-repeated="5"/>
          <table:table-cell/>
          <table:table-cell table:style-name="ce110" office:value-type="string" calcext:value-type="string">
            <text:p>Swarm Care Deputy Pennsylvania</text:p>
          </table:table-cell>
          <table:table-cell table:style-name="ce110" table:number-columns-repeated="5"/>
          <table:table-cell/>
          <table:table-cell table:style-name="ce21" office:value-type="string" calcext:value-type="string">
            <text:p>Swarm Care Deputy Rhode Island</text:p>
          </table:table-cell>
          <table:table-cell table:style-name="ce21" table:number-columns-repeated="5"/>
          <table:table-cell/>
          <table:table-cell table:style-name="ce28" office:value-type="string" calcext:value-type="string">
            <text:p>Swarm Care Deputy South Carolina</text:p>
          </table:table-cell>
          <table:table-cell table:style-name="ce28" table:number-columns-repeated="5"/>
          <table:table-cell/>
          <table:table-cell table:style-name="ce107" office:value-type="string" calcext:value-type="string">
            <text:p>Swarm Care Deputy Vermont</text:p>
          </table:table-cell>
          <table:table-cell table:style-name="ce107" table:number-columns-repeated="5"/>
          <table:table-cell/>
          <table:table-cell table:style-name="ce113" office:value-type="string" calcext:value-type="string">
            <text:p>Swarm Care Deputy Virginia</text:p>
          </table:table-cell>
          <table:table-cell table:style-name="ce113" table:number-columns-repeated="5"/>
          <table:table-cell/>
          <table:table-cell table:style-name="ce64" office:value-type="string" calcext:value-type="string">
            <text:p>Swarm Care Deputy West Virginia</text:p>
          </table:table-cell>
          <table:table-cell table:style-name="ce64" table:number-columns-repeated="5"/>
        </table:table-row>
        <table:table-row table:style-name="ro1">
          <table:table-cell table:style-name="ce91" office:value-type="string" calcext:value-type="string">
            <text:p>Web, Info, infrastructure Connecticut</text:p>
          </table:table-cell>
          <table:table-cell table:style-name="ce91" table:number-columns-repeated="5"/>
          <table:table-cell/>
          <table:table-cell table:style-name="ce94" office:value-type="string" calcext:value-type="string">
            <text:p>Web, Info, infrastructure Delaware</text:p>
          </table:table-cell>
          <table:table-cell table:style-name="ce94" table:number-columns-repeated="5"/>
          <table:table-cell/>
          <table:table-cell table:style-name="ce4" office:value-type="string" calcext:value-type="string">
            <text:p>Web, Info, infrastructure District of Columbia</text:p>
          </table:table-cell>
          <table:table-cell table:style-name="ce4" table:number-columns-repeated="5"/>
          <table:table-cell/>
          <table:table-cell table:style-name="ce76" office:value-type="string" calcext:value-type="string">
            <text:p>Web, Info, infrastructure Maine</text:p>
          </table:table-cell>
          <table:table-cell table:style-name="ce76" table:number-columns-repeated="5"/>
          <table:table-cell/>
          <table:table-cell table:style-name="ce79" office:value-type="string" calcext:value-type="string">
            <text:p>Web, Info, infrastructure Maryland</text:p>
          </table:table-cell>
          <table:table-cell table:style-name="ce79" table:number-columns-repeated="5"/>
          <table:table-cell/>
          <table:table-cell table:style-name="ce67" office:value-type="string" calcext:value-type="string">
            <text:p>Web, Info, infrastructure Massachusetts</text:p>
          </table:table-cell>
          <table:table-cell table:style-name="ce67" table:number-columns-repeated="5"/>
          <table:table-cell/>
          <table:table-cell table:style-name="ce21" office:value-type="string" calcext:value-type="string">
            <text:p>Web, Info, infrastructure Michigan</text:p>
          </table:table-cell>
          <table:table-cell table:style-name="ce21" table:number-columns-repeated="5"/>
          <table:table-cell/>
          <table:table-cell table:style-name="ce98" office:value-type="string" calcext:value-type="string">
            <text:p>Web, Info, infrastructure New Hampshire</text:p>
          </table:table-cell>
          <table:table-cell table:style-name="ce98" table:number-columns-repeated="5"/>
          <table:table-cell/>
          <table:table-cell table:style-name="ce101" office:value-type="string" calcext:value-type="string">
            <text:p>Web, Info, infrastructure New Jersey</text:p>
          </table:table-cell>
          <table:table-cell table:style-name="ce101" table:number-columns-repeated="5"/>
          <table:table-cell/>
          <table:table-cell table:style-name="ce104" office:value-type="string" calcext:value-type="string">
            <text:p>Web, Info, infrastructure New York</text:p>
          </table:table-cell>
          <table:table-cell table:style-name="ce104" table:number-columns-repeated="5"/>
          <table:table-cell/>
          <table:table-cell table:style-name="ce107" office:value-type="string" calcext:value-type="string">
            <text:p>Web, Info, infrastructure North Carolina</text:p>
          </table:table-cell>
          <table:table-cell table:style-name="ce107" table:number-columns-repeated="5"/>
          <table:table-cell/>
          <table:table-cell table:style-name="ce76" office:value-type="string" calcext:value-type="string">
            <text:p>Web, Info, infrastructure Ohio</text:p>
          </table:table-cell>
          <table:table-cell table:style-name="ce76" table:number-columns-repeated="5"/>
          <table:table-cell/>
          <table:table-cell table:style-name="ce110" office:value-type="string" calcext:value-type="string">
            <text:p>Web, Info, infrastructure Pennsylvania</text:p>
          </table:table-cell>
          <table:table-cell table:style-name="ce110" table:number-columns-repeated="5"/>
          <table:table-cell/>
          <table:table-cell table:style-name="ce21" office:value-type="string" calcext:value-type="string">
            <text:p>Web, Info, infrastructure Rhode Island</text:p>
          </table:table-cell>
          <table:table-cell table:style-name="ce21" table:number-columns-repeated="5"/>
          <table:table-cell/>
          <table:table-cell table:style-name="ce28" office:value-type="string" calcext:value-type="string">
            <text:p>Web, Info, infrastructure South Carolina</text:p>
          </table:table-cell>
          <table:table-cell table:style-name="ce28" table:number-columns-repeated="5"/>
          <table:table-cell/>
          <table:table-cell table:style-name="ce107" office:value-type="string" calcext:value-type="string">
            <text:p>Web, Info, infrastructure Vermont</text:p>
          </table:table-cell>
          <table:table-cell table:style-name="ce107" table:number-columns-repeated="5"/>
          <table:table-cell/>
          <table:table-cell table:style-name="ce113" office:value-type="string" calcext:value-type="string">
            <text:p>Web, Info, infrastructure Virginia</text:p>
          </table:table-cell>
          <table:table-cell table:style-name="ce113" table:number-columns-repeated="5"/>
          <table:table-cell/>
          <table:table-cell table:style-name="ce64" office:value-type="string" calcext:value-type="string">
            <text:p>Web, Info, infrastructure West Virginia</text:p>
          </table:table-cell>
          <table:table-cell table:style-name="ce64" table:number-columns-repeated="5"/>
        </table:table-row>
        <table:table-row table:style-name="ro1">
          <table:table-cell table:style-name="ce91" office:value-type="string" calcext:value-type="string">
            <text:p>Web, Info, infrastructure Deputy Connecticut</text:p>
          </table:table-cell>
          <table:table-cell table:style-name="ce91" table:number-columns-repeated="5"/>
          <table:table-cell/>
          <table:table-cell table:style-name="ce94" office:value-type="string" calcext:value-type="string">
            <text:p>Web, Info, infrastructure Deputy Delaware</text:p>
          </table:table-cell>
          <table:table-cell table:style-name="ce94" table:number-columns-repeated="5"/>
          <table:table-cell/>
          <table:table-cell table:style-name="ce4" office:value-type="string" calcext:value-type="string">
            <text:p>Web, Info, infrastructure Deputy District of Columbia</text:p>
          </table:table-cell>
          <table:table-cell table:style-name="ce4" table:number-columns-repeated="5"/>
          <table:table-cell/>
          <table:table-cell table:style-name="ce76" office:value-type="string" calcext:value-type="string">
            <text:p>Web, Info, infrastructure Deputy Maine</text:p>
          </table:table-cell>
          <table:table-cell table:style-name="ce76" table:number-columns-repeated="5"/>
          <table:table-cell/>
          <table:table-cell table:style-name="ce79" office:value-type="string" calcext:value-type="string">
            <text:p>Web, Info, infrastructure Deputy Maryland</text:p>
          </table:table-cell>
          <table:table-cell table:style-name="ce79" table:number-columns-repeated="5"/>
          <table:table-cell/>
          <table:table-cell table:style-name="ce67" office:value-type="string" calcext:value-type="string">
            <text:p>Web, Info, infrastructure Deputy Massachusetts</text:p>
          </table:table-cell>
          <table:table-cell table:style-name="ce67" table:number-columns-repeated="5"/>
          <table:table-cell/>
          <table:table-cell table:style-name="ce21" office:value-type="string" calcext:value-type="string">
            <text:p>Web, Info, infrastructure Deputy Michigan</text:p>
          </table:table-cell>
          <table:table-cell table:style-name="ce21" table:number-columns-repeated="5"/>
          <table:table-cell/>
          <table:table-cell table:style-name="ce98" office:value-type="string" calcext:value-type="string">
            <text:p>Web, Info, infrastructure Deputy New Hampshire</text:p>
          </table:table-cell>
          <table:table-cell table:style-name="ce98" table:number-columns-repeated="5"/>
          <table:table-cell/>
          <table:table-cell table:style-name="ce101" office:value-type="string" calcext:value-type="string">
            <text:p>Web, Info, infrastructure Deputy New Jersey</text:p>
          </table:table-cell>
          <table:table-cell table:style-name="ce101" table:number-columns-repeated="5"/>
          <table:table-cell/>
          <table:table-cell table:style-name="ce104" office:value-type="string" calcext:value-type="string">
            <text:p>Web, Info, infrastructure Deputy New York</text:p>
          </table:table-cell>
          <table:table-cell table:style-name="ce104" table:number-columns-repeated="5"/>
          <table:table-cell/>
          <table:table-cell table:style-name="ce107" office:value-type="string" calcext:value-type="string">
            <text:p>Web, Info, infrastructure Deputy North Carolina</text:p>
          </table:table-cell>
          <table:table-cell table:style-name="ce107" table:number-columns-repeated="5"/>
          <table:table-cell/>
          <table:table-cell table:style-name="ce76" office:value-type="string" calcext:value-type="string">
            <text:p>Web, Info, infrastructure Deputy Ohio</text:p>
          </table:table-cell>
          <table:table-cell table:style-name="ce76" table:number-columns-repeated="5"/>
          <table:table-cell/>
          <table:table-cell table:style-name="ce110" office:value-type="string" calcext:value-type="string">
            <text:p>Web, Info, infrastructure Deputy Pennsylvania</text:p>
          </table:table-cell>
          <table:table-cell table:style-name="ce110" table:number-columns-repeated="5"/>
          <table:table-cell/>
          <table:table-cell table:style-name="ce21" office:value-type="string" calcext:value-type="string">
            <text:p>Web, Info, infrastructure Deputy Rhode Island</text:p>
          </table:table-cell>
          <table:table-cell table:style-name="ce21" table:number-columns-repeated="5"/>
          <table:table-cell/>
          <table:table-cell table:style-name="ce28" office:value-type="string" calcext:value-type="string">
            <text:p>Web, Info, infrastructure Deputy South Carolina</text:p>
          </table:table-cell>
          <table:table-cell table:style-name="ce28" table:number-columns-repeated="5"/>
          <table:table-cell/>
          <table:table-cell table:style-name="ce107" office:value-type="string" calcext:value-type="string">
            <text:p>Web, Info, infrastructure Deputy Vermont</text:p>
          </table:table-cell>
          <table:table-cell table:style-name="ce107" table:number-columns-repeated="5"/>
          <table:table-cell/>
          <table:table-cell table:style-name="ce113" office:value-type="string" calcext:value-type="string">
            <text:p>Web, Info, infrastructure Deputy Virginia</text:p>
          </table:table-cell>
          <table:table-cell table:style-name="ce113" table:number-columns-repeated="5"/>
          <table:table-cell/>
          <table:table-cell table:style-name="ce64" office:value-type="string" calcext:value-type="string">
            <text:p>Web, Info, infrastructure Deputy West Virginia</text:p>
          </table:table-cell>
          <table:table-cell table:style-name="ce64" table:number-columns-repeated="5"/>
        </table:table-row>
        <table:table-row table:style-name="ro1">
          <table:table-cell table:style-name="ce91" office:value-type="string" calcext:value-type="string">
            <text:p>Local Leader Connecticut District 1</text:p>
          </table:table-cell>
          <table:table-cell table:style-name="ce91" table:number-columns-repeated="5"/>
          <table:table-cell/>
          <table:table-cell table:style-name="ce94" office:value-type="string" calcext:value-type="string">
            <text:p>Local Leader Delaware District 1</text:p>
          </table:table-cell>
          <table:table-cell table:style-name="ce94" table:number-columns-repeated="5"/>
          <table:table-cell/>
          <table:table-cell table:style-name="ce4" table:number-columns-repeated="6"/>
          <table:table-cell/>
          <table:table-cell table:style-name="ce76" office:value-type="string" calcext:value-type="string">
            <text:p>Local Leader Maine District 1</text:p>
          </table:table-cell>
          <table:table-cell table:style-name="ce76" table:number-columns-repeated="5"/>
          <table:table-cell/>
          <table:table-cell table:style-name="ce78" office:value-type="string" calcext:value-type="string" table:number-columns-spanned="6" table:number-rows-spanned="1">
            <text:p>Community Manager Maryland 1 (East)</text:p>
          </table:table-cell>
          <table:covered-table-cell table:number-columns-repeated="5" table:style-name="ce79"/>
          <table:table-cell/>
          <table:table-cell table:style-name="ce66" office:value-type="string" calcext:value-type="string" table:number-columns-spanned="6" table:number-rows-spanned="1">
            <text:p>Community Manager Massachusetts 1 (West)</text:p>
          </table:table-cell>
          <table:covered-table-cell table:number-columns-repeated="5" table:style-name="ce67"/>
          <table:table-cell/>
          <table:table-cell table:style-name="ce20" office:value-type="string" calcext:value-type="string" table:number-columns-spanned="6" table:number-rows-spanned="1">
            <office:annotation draw:style-name="gr1" draw:text-style-name="P2" svg:width="82.18pt" svg:height="180pt" svg:x="3840.43pt" svg:y="136.66pt" draw:caption-point-x="-17.29pt" draw:caption-point-y="42.8pt">
              <dc:creator>SS</dc:creator>
              <dc:date>2017-12-03T00:00:00</dc:date>
              <text:p text:style-name="P1"><text:span text:style-name="T1">The districts overseen by each community manager should be readjusted for this state based on local understanding of district breakup.</text:span></text:p>
            </office:annotation>
            <text:p>Community Manager Michigan 1</text:p>
          </table:table-cell>
          <table:covered-table-cell table:number-columns-repeated="5" table:style-name="ce21"/>
          <table:table-cell/>
          <table:table-cell table:style-name="ce98" office:value-type="string" calcext:value-type="string">
            <text:p>Local Leader New Hampshire District 1</text:p>
          </table:table-cell>
          <table:table-cell table:style-name="ce98" table:number-columns-repeated="5"/>
          <table:table-cell/>
          <table:table-cell table:style-name="ce100" office:value-type="string" calcext:value-type="string" table:number-columns-spanned="6" table:number-rows-spanned="1">
            <text:p>Community Manager New Jersey 1 (South)</text:p>
          </table:table-cell>
          <table:covered-table-cell table:number-columns-repeated="5" table:style-name="ce101"/>
          <table:table-cell/>
          <table:table-cell table:style-name="ce103" office:value-type="string" calcext:value-type="string" table:number-columns-spanned="6" table:number-rows-spanned="1">
            <text:p>Community Manager New York 1 (South)</text:p>
          </table:table-cell>
          <table:covered-table-cell table:number-columns-repeated="5" table:style-name="ce104"/>
          <table:table-cell/>
          <table:table-cell table:style-name="ce106" office:value-type="string" calcext:value-type="string" table:number-columns-spanned="6" table:number-rows-spanned="1">
            <text:p>Community Manager North Carolina 1 (East)</text:p>
          </table:table-cell>
          <table:covered-table-cell table:number-columns-repeated="5" table:style-name="ce107"/>
          <table:table-cell/>
          <table:table-cell table:style-name="ce75" office:value-type="string" calcext:value-type="string" table:number-columns-spanned="6" table:number-rows-spanned="1">
            <office:annotation draw:style-name="gr1" draw:text-style-name="P2" svg:width="82.18pt" svg:height="180pt" svg:x="6615.81pt" svg:y="136.66pt" draw:caption-point-x="-17.29pt" draw:caption-point-y="42.8pt">
              <dc:creator>SS</dc:creator>
              <dc:date>2017-12-03T00:00:00</dc:date>
              <text:p text:style-name="P1"><text:span text:style-name="T1">The districts overseen by each community manager should be readjusted for this state based on local understanding of district breakup.</text:span></text:p>
            </office:annotation>
            <text:p>Community Manager Ohio 1</text:p>
          </table:table-cell>
          <table:covered-table-cell table:number-columns-repeated="5" table:style-name="ce76"/>
          <table:table-cell/>
          <table:table-cell table:style-name="ce109" office:value-type="string" calcext:value-type="string" table:number-columns-spanned="6" table:number-rows-spanned="1">
            <text:p>Community Manager Pennsylvania 1 (West)</text:p>
          </table:table-cell>
          <table:covered-table-cell table:number-columns-repeated="5" table:style-name="ce110"/>
          <table:table-cell/>
          <table:table-cell table:style-name="ce21" office:value-type="string" calcext:value-type="string">
            <text:p>Local Leader Rhode Island District 1</text:p>
          </table:table-cell>
          <table:table-cell table:style-name="ce21" table:number-columns-repeated="5"/>
          <table:table-cell/>
          <table:table-cell table:style-name="ce27" office:value-type="string" calcext:value-type="string" table:number-columns-spanned="6" table:number-rows-spanned="1">
            <text:p>Community Manager South Carolina 1 (East)</text:p>
          </table:table-cell>
          <table:covered-table-cell table:number-columns-repeated="5" table:style-name="ce28"/>
          <table:table-cell/>
          <table:table-cell table:style-name="ce107" office:value-type="string" calcext:value-type="string">
            <text:p>Local Leader Vermont District 1</text:p>
          </table:table-cell>
          <table:table-cell table:style-name="ce107" table:number-columns-repeated="5"/>
          <table:table-cell/>
          <table:table-cell table:style-name="ce112" office:value-type="string" calcext:value-type="string" table:number-columns-spanned="6" table:number-rows-spanned="1">
            <text:p>Community Manager Virginia 1 (East)</text:p>
          </table:table-cell>
          <table:covered-table-cell table:number-columns-repeated="5" table:style-name="ce113"/>
          <table:table-cell/>
          <table:table-cell table:style-name="ce64" office:value-type="string" calcext:value-type="string">
            <text:p>Local Leader West Virginia District 1</text:p>
          </table:table-cell>
          <table:table-cell table:style-name="ce64" table:number-columns-repeated="5"/>
        </table:table-row>
        <table:table-row table:style-name="ro1">
          <table:table-cell table:style-name="ce91" office:value-type="string" calcext:value-type="string">
            <text:p>Local Leader Connecticut District 2</text:p>
          </table:table-cell>
          <table:table-cell table:style-name="ce91" table:number-columns-repeated="5"/>
          <table:table-cell/>
          <table:table-cell table:style-name="ce94" table:number-columns-repeated="6"/>
          <table:table-cell/>
          <table:table-cell table:style-name="ce4" table:number-columns-repeated="6"/>
          <table:table-cell/>
          <table:table-cell table:style-name="ce76" office:value-type="string" calcext:value-type="string">
            <text:p>Local Leader Maine District 2</text:p>
          </table:table-cell>
          <table:table-cell table:style-name="ce76" table:number-columns-repeated="5"/>
          <table:table-cell/>
          <table:table-cell table:style-name="ce79" office:value-type="string" calcext:value-type="string">
            <text:p>Local Leader Maryland District 1</text:p>
          </table:table-cell>
          <table:table-cell table:style-name="ce79" table:number-columns-repeated="5"/>
          <table:table-cell/>
          <table:table-cell table:style-name="ce67" office:value-type="string" calcext:value-type="string">
            <text:p>Local Leader Massachusetts District 1</text:p>
          </table:table-cell>
          <table:table-cell table:style-name="ce67" table:number-columns-repeated="5"/>
          <table:table-cell/>
          <table:table-cell table:style-name="ce21" office:value-type="string" calcext:value-type="string">
            <text:p>Local Leader Michigan District 1</text:p>
          </table:table-cell>
          <table:table-cell table:style-name="ce21" table:number-columns-repeated="5"/>
          <table:table-cell/>
          <table:table-cell table:style-name="ce98" office:value-type="string" calcext:value-type="string">
            <text:p>Local Leader New Hampshire District 2</text:p>
          </table:table-cell>
          <table:table-cell table:style-name="ce98" table:number-columns-repeated="5"/>
          <table:table-cell/>
          <table:table-cell table:style-name="ce101" office:value-type="string" calcext:value-type="string">
            <text:p>Local Leader New Jersey District 1</text:p>
          </table:table-cell>
          <table:table-cell table:style-name="ce101" table:number-columns-repeated="5"/>
          <table:table-cell/>
          <table:table-cell table:style-name="ce104" office:value-type="string" calcext:value-type="string">
            <text:p>Local Leader New York District 1</text:p>
          </table:table-cell>
          <table:table-cell table:style-name="ce104" table:number-columns-repeated="5"/>
          <table:table-cell/>
          <table:table-cell table:style-name="ce107" office:value-type="string" calcext:value-type="string">
            <text:p>Local Leader North Carolina District 1</text:p>
          </table:table-cell>
          <table:table-cell table:style-name="ce107" table:number-columns-repeated="5"/>
          <table:table-cell/>
          <table:table-cell table:style-name="ce76" office:value-type="string" calcext:value-type="string">
            <text:p>Local Leader Ohio District 1</text:p>
          </table:table-cell>
          <table:table-cell table:style-name="ce76" table:number-columns-repeated="5"/>
          <table:table-cell/>
          <table:table-cell table:style-name="ce110" office:value-type="string" calcext:value-type="string">
            <text:p>Local Leader Pennsylvania District 3</text:p>
          </table:table-cell>
          <table:table-cell table:style-name="ce110" table:number-columns-repeated="5"/>
          <table:table-cell/>
          <table:table-cell table:style-name="ce21" office:value-type="string" calcext:value-type="string">
            <text:p>Local Leader Rhode Island District 2</text:p>
          </table:table-cell>
          <table:table-cell table:style-name="ce21" table:number-columns-repeated="5"/>
          <table:table-cell/>
          <table:table-cell table:style-name="ce28" office:value-type="string" calcext:value-type="string">
            <text:p>Local Leader South Carolina District 1</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1</text:p>
          </table:table-cell>
          <table:table-cell table:style-name="ce113" table:number-columns-repeated="5"/>
          <table:table-cell/>
          <table:table-cell table:style-name="ce64" office:value-type="string" calcext:value-type="string">
            <text:p>Local Leader West Virginia District 2</text:p>
          </table:table-cell>
          <table:table-cell table:style-name="ce64" table:number-columns-repeated="5"/>
        </table:table-row>
        <table:table-row table:style-name="ro1">
          <table:table-cell table:style-name="ce91" office:value-type="string" calcext:value-type="string">
            <text:p>Local Leader Connecticut District 3</text:p>
          </table:table-cell>
          <table:table-cell table:style-name="ce91" table:number-columns-repeated="5"/>
          <table:table-cell/>
          <table:table-cell table:style-name="ce94" table:number-columns-repeated="6"/>
          <table:table-cell/>
          <table:table-cell table:style-name="ce4" table:number-columns-repeated="6"/>
          <table:table-cell/>
          <table:table-cell table:style-name="ce76" office:value-type="string" calcext:value-type="string">
            <text:p>Local Leader Maine District 3</text:p>
          </table:table-cell>
          <table:table-cell table:style-name="ce76" table:number-columns-repeated="5"/>
          <table:table-cell/>
          <table:table-cell table:style-name="ce79" office:value-type="string" calcext:value-type="string">
            <text:p>Local Leader Maryland District 2</text:p>
          </table:table-cell>
          <table:table-cell table:style-name="ce79" table:number-columns-repeated="5"/>
          <table:table-cell/>
          <table:table-cell table:style-name="ce67" office:value-type="string" calcext:value-type="string">
            <text:p>Local Leader Massachusetts District 2</text:p>
          </table:table-cell>
          <table:table-cell table:style-name="ce67" table:number-columns-repeated="5"/>
          <table:table-cell/>
          <table:table-cell table:style-name="ce21" office:value-type="string" calcext:value-type="string">
            <text:p>Local Leader Michigan District 2</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2</text:p>
          </table:table-cell>
          <table:table-cell table:style-name="ce101" table:number-columns-repeated="5"/>
          <table:table-cell/>
          <table:table-cell table:style-name="ce104" office:value-type="string" calcext:value-type="string">
            <text:p>Local Leader New York District 2</text:p>
          </table:table-cell>
          <table:table-cell table:style-name="ce104" table:number-columns-repeated="5"/>
          <table:table-cell/>
          <table:table-cell table:style-name="ce107" office:value-type="string" calcext:value-type="string">
            <text:p>Local Leader North Carolina District 2</text:p>
          </table:table-cell>
          <table:table-cell table:style-name="ce107" table:number-columns-repeated="5"/>
          <table:table-cell/>
          <table:table-cell table:style-name="ce76" office:value-type="string" calcext:value-type="string">
            <text:p>Local Leader Ohio District 2</text:p>
          </table:table-cell>
          <table:table-cell table:style-name="ce76" table:number-columns-repeated="5"/>
          <table:table-cell/>
          <table:table-cell table:style-name="ce110" office:value-type="string" calcext:value-type="string">
            <text:p>Local Leader Pennsylvania District 5</text:p>
          </table:table-cell>
          <table:table-cell table:style-name="ce110" table:number-columns-repeated="5"/>
          <table:table-cell/>
          <table:table-cell table:style-name="ce21" table:number-columns-repeated="6"/>
          <table:table-cell/>
          <table:table-cell table:style-name="ce28" office:value-type="string" calcext:value-type="string">
            <text:p>Local Leader South Carolina District 6</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2</text:p>
          </table:table-cell>
          <table:table-cell table:style-name="ce113" table:number-columns-repeated="5"/>
          <table:table-cell/>
          <table:table-cell table:style-name="ce64" office:value-type="string" calcext:value-type="string">
            <text:p>Local Leader West Virginia District 3</text:p>
          </table:table-cell>
          <table:table-cell table:style-name="ce64" table:number-columns-repeated="5"/>
        </table:table-row>
        <table:table-row table:style-name="ro1">
          <table:table-cell table:style-name="ce91" office:value-type="string" calcext:value-type="string">
            <text:p>Local Leader Connecticut District 4</text:p>
          </table:table-cell>
          <table:table-cell table:style-name="ce91" table:number-columns-repeated="5"/>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3</text:p>
          </table:table-cell>
          <table:table-cell table:style-name="ce79" table:number-columns-repeated="5"/>
          <table:table-cell/>
          <table:table-cell table:style-name="ce67" office:value-type="string" calcext:value-type="string">
            <text:p>Local Leader Massachusetts District 3</text:p>
          </table:table-cell>
          <table:table-cell table:style-name="ce67" table:number-columns-repeated="5"/>
          <table:table-cell/>
          <table:table-cell table:style-name="ce21" office:value-type="string" calcext:value-type="string">
            <text:p>Local Leader Michigan District 3</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3</text:p>
          </table:table-cell>
          <table:table-cell table:style-name="ce101" table:number-columns-repeated="5"/>
          <table:table-cell/>
          <table:table-cell table:style-name="ce104" office:value-type="string" calcext:value-type="string">
            <text:p>Local Leader New York District 3</text:p>
          </table:table-cell>
          <table:table-cell table:style-name="ce104" table:number-columns-repeated="5"/>
          <table:table-cell/>
          <table:table-cell table:style-name="ce107" office:value-type="string" calcext:value-type="string">
            <text:p>Local Leader North Carolina District 7</text:p>
          </table:table-cell>
          <table:table-cell table:style-name="ce107" table:number-columns-repeated="5"/>
          <table:table-cell/>
          <table:table-cell table:style-name="ce76" office:value-type="string" calcext:value-type="string">
            <text:p>Local Leader Ohio District 3</text:p>
          </table:table-cell>
          <table:table-cell table:style-name="ce76" table:number-columns-repeated="5"/>
          <table:table-cell/>
          <table:table-cell table:style-name="ce110" office:value-type="string" calcext:value-type="string">
            <text:p>Local Leader Pennsylvania District 9</text:p>
          </table:table-cell>
          <table:table-cell table:style-name="ce110" table:number-columns-repeated="5"/>
          <table:table-cell/>
          <table:table-cell table:style-name="ce21" table:number-columns-repeated="6"/>
          <table:table-cell/>
          <table:table-cell table:style-name="ce28" office:value-type="string" calcext:value-type="string">
            <text:p>Local Leader South Carolina District 7</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3</text:p>
          </table:table-cell>
          <table:table-cell table:style-name="ce113" table:number-columns-repeated="5"/>
          <table:table-cell/>
          <table:table-cell table:style-name="ce64" table:number-columns-repeated="6"/>
        </table:table-row>
        <table:table-row table:style-name="ro1">
          <table:table-cell table:style-name="ce91" office:value-type="string" calcext:value-type="string">
            <text:p>Local Leader Connecticut District 5</text:p>
          </table:table-cell>
          <table:table-cell table:style-name="ce91" table:number-columns-repeated="5"/>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4</text:p>
          </table:table-cell>
          <table:table-cell table:style-name="ce79" table:number-columns-repeated="5"/>
          <table:table-cell/>
          <table:table-cell table:style-name="ce67" office:value-type="string" calcext:value-type="string">
            <text:p>Local Leader Massachusetts District 6</text:p>
          </table:table-cell>
          <table:table-cell table:style-name="ce67" table:number-columns-repeated="5"/>
          <table:table-cell/>
          <table:table-cell table:style-name="ce21" office:value-type="string" calcext:value-type="string">
            <text:p>Local Leader Michigan District 4</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4</text:p>
          </table:table-cell>
          <table:table-cell table:style-name="ce101" table:number-columns-repeated="5"/>
          <table:table-cell/>
          <table:table-cell table:style-name="ce104" office:value-type="string" calcext:value-type="string">
            <text:p>Local Leader New York District 4</text:p>
          </table:table-cell>
          <table:table-cell table:style-name="ce104" table:number-columns-repeated="5"/>
          <table:table-cell/>
          <table:table-cell table:style-name="ce107" office:value-type="string" calcext:value-type="string">
            <text:p>Local Leader North Carolina District 13</text:p>
          </table:table-cell>
          <table:table-cell table:style-name="ce107" table:number-columns-repeated="5"/>
          <table:table-cell/>
          <table:table-cell table:style-name="ce76" office:value-type="string" calcext:value-type="string">
            <text:p>Local Leader Ohio District 4</text:p>
          </table:table-cell>
          <table:table-cell table:style-name="ce76" table:number-columns-repeated="5"/>
          <table:table-cell/>
          <table:table-cell table:style-name="ce110" office:value-type="string" calcext:value-type="string">
            <text:p>Local Leader Pennsylvania District 12</text:p>
          </table:table-cell>
          <table:table-cell table:style-name="ce110" table:number-columns-repeated="5"/>
          <table:table-cell/>
          <table:table-cell table:style-name="ce21" table:number-columns-repeated="6"/>
          <table:table-cell/>
          <table:table-cell table:style-name="ce27" office:value-type="string" calcext:value-type="string" table:number-columns-spanned="6" table:number-rows-spanned="1">
            <text:p>Community Manager South Carolina 2 (West)</text:p>
          </table:table-cell>
          <table:covered-table-cell table:number-columns-repeated="5" table:style-name="ce28"/>
          <table:table-cell/>
          <table:table-cell table:style-name="ce107" table:number-columns-repeated="6"/>
          <table:table-cell/>
          <table:table-cell table:style-name="ce113" office:value-type="string" calcext:value-type="string">
            <text:p>Local Leader Virginia District 4</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8" office:value-type="string" calcext:value-type="string" table:number-columns-spanned="6" table:number-rows-spanned="1">
            <text:p>Community Manager Maryland 2 (West)</text:p>
          </table:table-cell>
          <table:covered-table-cell table:number-columns-repeated="5" table:style-name="ce79"/>
          <table:table-cell/>
          <table:table-cell table:style-name="ce66" office:value-type="string" calcext:value-type="string" table:number-columns-spanned="6" table:number-rows-spanned="1">
            <text:p>Community Manager Massachusetts 2 (East)</text:p>
          </table:table-cell>
          <table:covered-table-cell table:number-columns-repeated="5" table:style-name="ce67"/>
          <table:table-cell/>
          <table:table-cell table:style-name="ce21" office:value-type="string" calcext:value-type="string">
            <text:p>Local Leader Michigan District 5</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6</text:p>
          </table:table-cell>
          <table:table-cell table:style-name="ce101" table:number-columns-repeated="5"/>
          <table:table-cell/>
          <table:table-cell table:style-name="ce104" office:value-type="string" calcext:value-type="string">
            <text:p>Local Leader New York District 5</text:p>
          </table:table-cell>
          <table:table-cell table:style-name="ce104" table:number-columns-repeated="5"/>
          <table:table-cell/>
          <table:table-cell table:style-name="ce106" office:value-type="string" calcext:value-type="string" table:number-columns-spanned="6" table:number-rows-spanned="1">
            <text:p>Community Manager North Carolina 2 (Central)</text:p>
          </table:table-cell>
          <table:covered-table-cell table:number-columns-repeated="5" table:style-name="ce107"/>
          <table:table-cell/>
          <table:table-cell table:style-name="ce76" office:value-type="string" calcext:value-type="string">
            <text:p>Local Leader Ohio District 5</text:p>
          </table:table-cell>
          <table:table-cell table:style-name="ce76" table:number-columns-repeated="5"/>
          <table:table-cell/>
          <table:table-cell table:style-name="ce110" office:value-type="string" calcext:value-type="string">
            <text:p>Local Leader Pennsylvania District 14</text:p>
          </table:table-cell>
          <table:table-cell table:style-name="ce110" table:number-columns-repeated="5"/>
          <table:table-cell/>
          <table:table-cell table:style-name="ce21" table:number-columns-repeated="6"/>
          <table:table-cell/>
          <table:table-cell table:style-name="ce28" office:value-type="string" calcext:value-type="string">
            <text:p>Local Leader South Carolina District 2</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7</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5</text:p>
          </table:table-cell>
          <table:table-cell table:style-name="ce79" table:number-columns-repeated="5"/>
          <table:table-cell/>
          <table:table-cell table:style-name="ce67" office:value-type="string" calcext:value-type="string">
            <text:p>Local Leader Massachusetts District 4</text:p>
          </table:table-cell>
          <table:table-cell table:style-name="ce67" table:number-columns-repeated="5"/>
          <table:table-cell/>
          <table:table-cell table:style-name="ce20" office:value-type="string" calcext:value-type="string" table:number-columns-spanned="6" table:number-rows-spanned="1">
            <text:p>Community Manager Michigan 2</text:p>
          </table:table-cell>
          <table:covered-table-cell table:number-columns-repeated="5" table:style-name="ce21"/>
          <table:table-cell/>
          <table:table-cell table:style-name="ce98" table:number-columns-repeated="6"/>
          <table:table-cell/>
          <table:table-cell table:style-name="ce101" office:value-type="string" calcext:value-type="string">
            <text:p>Local Leader New Jersey District 12</text:p>
          </table:table-cell>
          <table:table-cell table:style-name="ce101" table:number-columns-repeated="5"/>
          <table:table-cell/>
          <table:table-cell table:style-name="ce104" office:value-type="string" calcext:value-type="string">
            <text:p>Local Leader New York District 6</text:p>
          </table:table-cell>
          <table:table-cell table:style-name="ce104" table:number-columns-repeated="5"/>
          <table:table-cell/>
          <table:table-cell table:style-name="ce107" office:value-type="string" calcext:value-type="string">
            <text:p>Local Leader North Carolina District 3</text:p>
          </table:table-cell>
          <table:table-cell table:style-name="ce107" table:number-columns-repeated="5"/>
          <table:table-cell/>
          <table:table-cell table:style-name="ce75" office:value-type="string" calcext:value-type="string" table:number-columns-spanned="6" table:number-rows-spanned="1">
            <text:p>Community Manager Ohio 2</text:p>
          </table:table-cell>
          <table:covered-table-cell table:number-columns-repeated="5" table:style-name="ce76"/>
          <table:table-cell/>
          <table:table-cell table:style-name="ce110" office:value-type="string" calcext:value-type="string">
            <text:p>Local Leader Pennsylvania District 18</text:p>
          </table:table-cell>
          <table:table-cell table:style-name="ce110" table:number-columns-repeated="5"/>
          <table:table-cell/>
          <table:table-cell table:style-name="ce21" table:number-columns-repeated="6"/>
          <table:table-cell/>
          <table:table-cell table:style-name="ce28" office:value-type="string" calcext:value-type="string">
            <text:p>Local Leader South Carolina District 3</text:p>
          </table:table-cell>
          <table:table-cell table:style-name="ce28" table:number-columns-repeated="5"/>
          <table:table-cell/>
          <table:table-cell table:style-name="ce107" table:number-columns-repeated="6"/>
          <table:table-cell/>
          <table:table-cell table:style-name="ce112" office:value-type="string" calcext:value-type="string" table:number-columns-spanned="6" table:number-rows-spanned="1">
            <text:p>Community Manager Virginia 2 (West)</text:p>
          </table:table-cell>
          <table:covered-table-cell table:number-columns-repeated="5" table:style-name="ce113"/>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6</text:p>
          </table:table-cell>
          <table:table-cell table:style-name="ce79" table:number-columns-repeated="5"/>
          <table:table-cell/>
          <table:table-cell table:style-name="ce67" office:value-type="string" calcext:value-type="string">
            <text:p>Local Leader Massachusetts District 5</text:p>
          </table:table-cell>
          <table:table-cell table:style-name="ce67" table:number-columns-repeated="5"/>
          <table:table-cell/>
          <table:table-cell table:style-name="ce21" office:value-type="string" calcext:value-type="string">
            <text:p>Local Leader Michigan District 6</text:p>
          </table:table-cell>
          <table:table-cell table:style-name="ce21" table:number-columns-repeated="5"/>
          <table:table-cell/>
          <table:table-cell table:style-name="ce98" table:number-columns-repeated="6"/>
          <table:table-cell/>
          <table:table-cell table:style-name="ce100" office:value-type="string" calcext:value-type="string" table:number-columns-spanned="6" table:number-rows-spanned="1">
            <text:p>Community Manager New Jersey 2 (North)</text:p>
          </table:table-cell>
          <table:covered-table-cell table:number-columns-repeated="5" table:style-name="ce101"/>
          <table:table-cell/>
          <table:table-cell table:style-name="ce104" office:value-type="string" calcext:value-type="string">
            <text:p>Local Leader New York District 7</text:p>
          </table:table-cell>
          <table:table-cell table:style-name="ce104" table:number-columns-repeated="5"/>
          <table:table-cell/>
          <table:table-cell table:style-name="ce107" office:value-type="string" calcext:value-type="string">
            <text:p>Local Leader North Carolina District 4</text:p>
          </table:table-cell>
          <table:table-cell table:style-name="ce107" table:number-columns-repeated="5"/>
          <table:table-cell/>
          <table:table-cell table:style-name="ce76" office:value-type="string" calcext:value-type="string">
            <text:p>Local Leader Ohio District 6</text:p>
          </table:table-cell>
          <table:table-cell table:style-name="ce76" table:number-columns-repeated="5"/>
          <table:table-cell/>
          <table:table-cell table:style-name="ce109" office:value-type="string" calcext:value-type="string" table:number-columns-spanned="6" table:number-rows-spanned="1">
            <text:p>Community Manager Pennsylvania 2 (Central)</text:p>
          </table:table-cell>
          <table:covered-table-cell table:number-columns-repeated="5" table:style-name="ce110"/>
          <table:table-cell/>
          <table:table-cell table:style-name="ce21" table:number-columns-repeated="6"/>
          <table:table-cell/>
          <table:table-cell table:style-name="ce28" office:value-type="string" calcext:value-type="string">
            <text:p>Local Leader South Carolina District 4</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5</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7</text:p>
          </table:table-cell>
          <table:table-cell table:style-name="ce79" table:number-columns-repeated="5"/>
          <table:table-cell/>
          <table:table-cell table:style-name="ce67" office:value-type="string" calcext:value-type="string">
            <text:p>Local Leader Massachusetts District 7</text:p>
          </table:table-cell>
          <table:table-cell table:style-name="ce67" table:number-columns-repeated="5"/>
          <table:table-cell/>
          <table:table-cell table:style-name="ce21" office:value-type="string" calcext:value-type="string">
            <text:p>Local Leader Michigan District 7</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5</text:p>
          </table:table-cell>
          <table:table-cell table:style-name="ce101" table:number-columns-repeated="5"/>
          <table:table-cell/>
          <table:table-cell table:style-name="ce104" office:value-type="string" calcext:value-type="string">
            <text:p>Local Leader New York District 8</text:p>
          </table:table-cell>
          <table:table-cell table:style-name="ce104" table:number-columns-repeated="5"/>
          <table:table-cell/>
          <table:table-cell table:style-name="ce107" office:value-type="string" calcext:value-type="string">
            <text:p>Local Leader North Carolina District 6</text:p>
          </table:table-cell>
          <table:table-cell table:style-name="ce107" table:number-columns-repeated="5"/>
          <table:table-cell/>
          <table:table-cell table:style-name="ce76" office:value-type="string" calcext:value-type="string">
            <text:p>Local Leader Ohio District 7</text:p>
          </table:table-cell>
          <table:table-cell table:style-name="ce76" table:number-columns-repeated="5"/>
          <table:table-cell/>
          <table:table-cell table:style-name="ce110" office:value-type="string" calcext:value-type="string">
            <text:p>Local Leader Pennsylvania District 4</text:p>
          </table:table-cell>
          <table:table-cell table:style-name="ce110" table:number-columns-repeated="5"/>
          <table:table-cell/>
          <table:table-cell table:style-name="ce21" table:number-columns-repeated="6"/>
          <table:table-cell/>
          <table:table-cell table:style-name="ce28" office:value-type="string" calcext:value-type="string">
            <text:p>Local Leader South Carolina District 5</text:p>
          </table:table-cell>
          <table:table-cell table:style-name="ce28" table:number-columns-repeated="5"/>
          <table:table-cell/>
          <table:table-cell table:style-name="ce107" table:number-columns-repeated="6"/>
          <table:table-cell/>
          <table:table-cell table:style-name="ce113" office:value-type="string" calcext:value-type="string">
            <text:p>Local Leader Virginia District 6</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office:value-type="string" calcext:value-type="string">
            <text:p>Local Leader Maryland District 8</text:p>
          </table:table-cell>
          <table:table-cell table:style-name="ce79" table:number-columns-repeated="5"/>
          <table:table-cell/>
          <table:table-cell table:style-name="ce67" office:value-type="string" calcext:value-type="string">
            <text:p>Local Leader Massachusetts District 8</text:p>
          </table:table-cell>
          <table:table-cell table:style-name="ce67" table:number-columns-repeated="5"/>
          <table:table-cell/>
          <table:table-cell table:style-name="ce21" office:value-type="string" calcext:value-type="string">
            <text:p>Local Leader Michigan District 8</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7</text:p>
          </table:table-cell>
          <table:table-cell table:style-name="ce101" table:number-columns-repeated="5"/>
          <table:table-cell/>
          <table:table-cell table:style-name="ce104" office:value-type="string" calcext:value-type="string">
            <text:p>Local Leader New York District 9</text:p>
          </table:table-cell>
          <table:table-cell table:style-name="ce104" table:number-columns-repeated="5"/>
          <table:table-cell/>
          <table:table-cell table:style-name="ce107" office:value-type="string" calcext:value-type="string">
            <text:p>Local Leader North Carolina District 8</text:p>
          </table:table-cell>
          <table:table-cell table:style-name="ce107" table:number-columns-repeated="5"/>
          <table:table-cell/>
          <table:table-cell table:style-name="ce76" office:value-type="string" calcext:value-type="string">
            <text:p>Local Leader Ohio District 8</text:p>
          </table:table-cell>
          <table:table-cell table:style-name="ce76" table:number-columns-repeated="5"/>
          <table:table-cell/>
          <table:table-cell table:style-name="ce110" office:value-type="string" calcext:value-type="string">
            <text:p>Local Leader Pennsylvania District 10</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office:value-type="string" calcext:value-type="string">
            <text:p>Local Leader Virginia District 8</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office:value-type="string" calcext:value-type="string">
            <text:p>Local Leader Massachusetts District 9</text:p>
          </table:table-cell>
          <table:table-cell table:style-name="ce67" table:number-columns-repeated="5"/>
          <table:table-cell/>
          <table:table-cell table:style-name="ce21" office:value-type="string" calcext:value-type="string">
            <text:p>Local Leader Michigan District 9</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8</text:p>
          </table:table-cell>
          <table:table-cell table:style-name="ce101" table:number-columns-repeated="5"/>
          <table:table-cell/>
          <table:table-cell table:style-name="ce104" office:value-type="string" calcext:value-type="string">
            <text:p>Local Leader New York District 10</text:p>
          </table:table-cell>
          <table:table-cell table:style-name="ce104" table:number-columns-repeated="5"/>
          <table:table-cell/>
          <table:table-cell table:style-name="ce106" office:value-type="string" calcext:value-type="string" table:number-columns-spanned="6" table:number-rows-spanned="1">
            <text:p>Community Manager North Carolina 3 (West)</text:p>
          </table:table-cell>
          <table:covered-table-cell table:number-columns-repeated="5" table:style-name="ce107"/>
          <table:table-cell/>
          <table:table-cell table:style-name="ce76" office:value-type="string" calcext:value-type="string">
            <text:p>Local Leader Ohio District 9</text:p>
          </table:table-cell>
          <table:table-cell table:style-name="ce76" table:number-columns-repeated="5"/>
          <table:table-cell/>
          <table:table-cell table:style-name="ce110" office:value-type="string" calcext:value-type="string">
            <text:p>Local Leader Pennsylvania District 11</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office:value-type="string" calcext:value-type="string">
            <text:p>Local Leader Virginia District 9</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office:value-type="string" calcext:value-type="string">
            <text:p>Local Leader Michigan District 10</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9</text:p>
          </table:table-cell>
          <table:table-cell table:style-name="ce101" table:number-columns-repeated="5"/>
          <table:table-cell/>
          <table:table-cell table:style-name="ce103" office:value-type="string" calcext:value-type="string" table:number-columns-spanned="6" table:number-rows-spanned="1">
            <text:p>Community Manager New York 1 (Central)</text:p>
          </table:table-cell>
          <table:covered-table-cell table:number-columns-repeated="5" table:style-name="ce104"/>
          <table:table-cell/>
          <table:table-cell table:style-name="ce107" office:value-type="string" calcext:value-type="string">
            <text:p>Local Leader North Carolina District 5</text:p>
          </table:table-cell>
          <table:table-cell table:style-name="ce107" table:number-columns-repeated="5"/>
          <table:table-cell/>
          <table:table-cell table:style-name="ce76" office:value-type="string" calcext:value-type="string">
            <text:p>Local Leader Ohio District 10</text:p>
          </table:table-cell>
          <table:table-cell table:style-name="ce76" table:number-columns-repeated="5"/>
          <table:table-cell/>
          <table:table-cell table:style-name="ce110" office:value-type="string" calcext:value-type="string">
            <text:p>Local Leader Pennsylvania District 15</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office:value-type="string" calcext:value-type="string">
            <text:p>Local Leader Virginia District 10</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0" office:value-type="string" calcext:value-type="string" table:number-columns-spanned="6" table:number-rows-spanned="1">
            <text:p>Community Manager Michigan 3</text:p>
          </table:table-cell>
          <table:covered-table-cell table:number-columns-repeated="5" table:style-name="ce21"/>
          <table:table-cell/>
          <table:table-cell table:style-name="ce98" table:number-columns-repeated="6"/>
          <table:table-cell/>
          <table:table-cell table:style-name="ce101" office:value-type="string" calcext:value-type="string">
            <text:p>Local Leader New Jersey District 10</text:p>
          </table:table-cell>
          <table:table-cell table:style-name="ce101" table:number-columns-repeated="5"/>
          <table:table-cell/>
          <table:table-cell table:style-name="ce104" office:value-type="string" calcext:value-type="string">
            <text:p>Local Leader New York District 11</text:p>
          </table:table-cell>
          <table:table-cell table:style-name="ce104" table:number-columns-repeated="5"/>
          <table:table-cell/>
          <table:table-cell table:style-name="ce107" office:value-type="string" calcext:value-type="string">
            <text:p>Local Leader North Carolina District <text:s/>9</text:p>
          </table:table-cell>
          <table:table-cell table:style-name="ce107" table:number-columns-repeated="5"/>
          <table:table-cell/>
          <table:table-cell table:style-name="ce75" office:value-type="string" calcext:value-type="string" table:number-columns-spanned="6" table:number-rows-spanned="1">
            <text:p>Community Manager Ohio 3</text:p>
          </table:table-cell>
          <table:covered-table-cell table:number-columns-repeated="5" table:style-name="ce76"/>
          <table:table-cell/>
          <table:table-cell table:style-name="ce110" office:value-type="string" calcext:value-type="string">
            <text:p>Local Leader Pennsylvania District 16</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office:value-type="string" calcext:value-type="string">
            <text:p>Local Leader Virginia District 11</text:p>
          </table:table-cell>
          <table:table-cell table:style-name="ce113" table:number-columns-repeated="5"/>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office:value-type="string" calcext:value-type="string">
            <text:p>Local Leader Michigan District 11</text:p>
          </table:table-cell>
          <table:table-cell table:style-name="ce21" table:number-columns-repeated="5"/>
          <table:table-cell/>
          <table:table-cell table:style-name="ce98" table:number-columns-repeated="6"/>
          <table:table-cell/>
          <table:table-cell table:style-name="ce101" office:value-type="string" calcext:value-type="string">
            <text:p>Local Leader New Jersey District 11</text:p>
          </table:table-cell>
          <table:table-cell table:style-name="ce101" table:number-columns-repeated="5"/>
          <table:table-cell/>
          <table:table-cell table:style-name="ce104" office:value-type="string" calcext:value-type="string">
            <text:p>Local Leader New York District 12</text:p>
          </table:table-cell>
          <table:table-cell table:style-name="ce104" table:number-columns-repeated="5"/>
          <table:table-cell/>
          <table:table-cell table:style-name="ce107" office:value-type="string" calcext:value-type="string">
            <text:p>Local Leader North Carolina District 10</text:p>
          </table:table-cell>
          <table:table-cell table:style-name="ce107" table:number-columns-repeated="5"/>
          <table:table-cell/>
          <table:table-cell table:style-name="ce76" office:value-type="string" calcext:value-type="string">
            <text:p>Local Leader Ohio District 11</text:p>
          </table:table-cell>
          <table:table-cell table:style-name="ce76" table:number-columns-repeated="5"/>
          <table:table-cell/>
          <table:table-cell table:style-name="ce110" office:value-type="string" calcext:value-type="string">
            <text:p>Local Leader Pennsylvania District 17</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office:value-type="string" calcext:value-type="string">
            <text:p>Local Leader Michigan District 12</text:p>
          </table:table-cell>
          <table:table-cell table:style-name="ce21" table:number-columns-repeated="5"/>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3</text:p>
          </table:table-cell>
          <table:table-cell table:style-name="ce104" table:number-columns-repeated="5"/>
          <table:table-cell/>
          <table:table-cell table:style-name="ce107" office:value-type="string" calcext:value-type="string">
            <text:p>Local Leader North Carolina District 11</text:p>
          </table:table-cell>
          <table:table-cell table:style-name="ce107" table:number-columns-repeated="5"/>
          <table:table-cell/>
          <table:table-cell table:style-name="ce76" office:value-type="string" calcext:value-type="string">
            <text:p>Local Leader Ohio District 12</text:p>
          </table:table-cell>
          <table:table-cell table:style-name="ce76" table:number-columns-repeated="5"/>
          <table:table-cell/>
          <table:table-cell table:style-name="ce109" office:value-type="string" calcext:value-type="string" table:number-columns-spanned="6" table:number-rows-spanned="1">
            <text:p>Community Manager Pennsylvania 3 (East)</text:p>
          </table:table-cell>
          <table:covered-table-cell table:number-columns-repeated="5" table:style-name="ce110"/>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office:value-type="string" calcext:value-type="string">
            <text:p>Local Leader Michigan District 13</text:p>
          </table:table-cell>
          <table:table-cell table:style-name="ce21" table:number-columns-repeated="5"/>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4</text:p>
          </table:table-cell>
          <table:table-cell table:style-name="ce104" table:number-columns-repeated="5"/>
          <table:table-cell/>
          <table:table-cell table:style-name="ce107" office:value-type="string" calcext:value-type="string">
            <text:p>Local Leader North Carolina District 12</text:p>
          </table:table-cell>
          <table:table-cell table:style-name="ce107" table:number-columns-repeated="5"/>
          <table:table-cell/>
          <table:table-cell table:style-name="ce76" office:value-type="string" calcext:value-type="string">
            <text:p>Local Leader Ohio District 13</text:p>
          </table:table-cell>
          <table:table-cell table:style-name="ce76" table:number-columns-repeated="5"/>
          <table:table-cell/>
          <table:table-cell table:style-name="ce110" office:value-type="string" calcext:value-type="string">
            <text:p>Local Leader Pennsylvania District 1</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office:value-type="string" calcext:value-type="string">
            <text:p>Local Leader Michigan District 14</text:p>
          </table:table-cell>
          <table:table-cell table:style-name="ce21" table:number-columns-repeated="5"/>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5</text:p>
          </table:table-cell>
          <table:table-cell table:style-name="ce104" table:number-columns-repeated="5"/>
          <table:table-cell/>
          <table:table-cell table:style-name="ce107" table:number-columns-repeated="6"/>
          <table:table-cell/>
          <table:table-cell table:style-name="ce76" office:value-type="string" calcext:value-type="string">
            <text:p>Local Leader Ohio District 14</text:p>
          </table:table-cell>
          <table:table-cell table:style-name="ce76" table:number-columns-repeated="5"/>
          <table:table-cell/>
          <table:table-cell table:style-name="ce110" office:value-type="string" calcext:value-type="string">
            <text:p>Local Leader Pennsylvania District 2</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6</text:p>
          </table:table-cell>
          <table:table-cell table:style-name="ce104" table:number-columns-repeated="5"/>
          <table:table-cell/>
          <table:table-cell table:style-name="ce107" table:number-columns-repeated="6"/>
          <table:table-cell/>
          <table:table-cell table:style-name="ce76" office:value-type="string" calcext:value-type="string">
            <text:p>Local Leader Ohio District 15</text:p>
          </table:table-cell>
          <table:table-cell table:style-name="ce76" table:number-columns-repeated="5"/>
          <table:table-cell/>
          <table:table-cell table:style-name="ce110" office:value-type="string" calcext:value-type="string">
            <text:p>Local Leader Pennsylvania District 6</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7</text:p>
          </table:table-cell>
          <table:table-cell table:style-name="ce104" table:number-columns-repeated="5"/>
          <table:table-cell/>
          <table:table-cell table:style-name="ce107" table:number-columns-repeated="6"/>
          <table:table-cell/>
          <table:table-cell table:style-name="ce76" office:value-type="string" calcext:value-type="string">
            <text:p>Local Leader Ohio District 16</text:p>
          </table:table-cell>
          <table:table-cell table:style-name="ce76" table:number-columns-repeated="5"/>
          <table:table-cell/>
          <table:table-cell table:style-name="ce110" office:value-type="string" calcext:value-type="string">
            <text:p>Local Leader Pennsylvania District 7</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8</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office:value-type="string" calcext:value-type="string">
            <text:p>Local Leader Pennsylvania District 8</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19</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office:value-type="string" calcext:value-type="string">
            <text:p>Local Leader Pennsylvania District 13</text:p>
          </table:table-cell>
          <table:table-cell table:style-name="ce110" table:number-columns-repeated="5"/>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0</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3" office:value-type="string" calcext:value-type="string" table:number-columns-spanned="6" table:number-rows-spanned="1">
            <text:p>Community Manager New York 1 (North)</text:p>
          </table:table-cell>
          <table:covered-table-cell table:number-columns-repeated="5" table:style-name="ce104"/>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1</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2</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3</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4</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5</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6</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table-cell table:style-name="ce91" table:number-columns-repeated="6"/>
          <table:table-cell/>
          <table:table-cell table:style-name="ce94" table:number-columns-repeated="6"/>
          <table:table-cell/>
          <table:table-cell table:style-name="ce4" table:number-columns-repeated="6"/>
          <table:table-cell/>
          <table:table-cell table:style-name="ce76" table:number-columns-repeated="6"/>
          <table:table-cell/>
          <table:table-cell table:style-name="ce79" table:number-columns-repeated="6"/>
          <table:table-cell/>
          <table:table-cell table:style-name="ce67" table:number-columns-repeated="6"/>
          <table:table-cell/>
          <table:table-cell table:style-name="ce21" table:number-columns-repeated="6"/>
          <table:table-cell/>
          <table:table-cell table:style-name="ce98" table:number-columns-repeated="6"/>
          <table:table-cell/>
          <table:table-cell table:style-name="ce101" table:number-columns-repeated="6"/>
          <table:table-cell/>
          <table:table-cell table:style-name="ce104" office:value-type="string" calcext:value-type="string">
            <text:p>Local Leader New York District 27</text:p>
          </table:table-cell>
          <table:table-cell table:style-name="ce104" table:number-columns-repeated="5"/>
          <table:table-cell/>
          <table:table-cell table:style-name="ce107" table:number-columns-repeated="6"/>
          <table:table-cell/>
          <table:table-cell table:style-name="ce76" table:number-columns-repeated="6"/>
          <table:table-cell/>
          <table:table-cell table:style-name="ce110" table:number-columns-repeated="6"/>
          <table:table-cell/>
          <table:table-cell table:style-name="ce21" table:number-columns-repeated="6"/>
          <table:table-cell/>
          <table:table-cell table:style-name="ce28" table:number-columns-repeated="6"/>
          <table:table-cell/>
          <table:table-cell table:style-name="ce107" table:number-columns-repeated="6"/>
          <table:table-cell/>
          <table:table-cell table:style-name="ce113" table:number-columns-repeated="6"/>
          <table:table-cell/>
          <table:table-cell table:style-name="ce64" table:number-columns-repeated="6"/>
        </table:table-row>
        <table:table-row table:style-name="ro1" table:number-rows-repeated="2">
          <table:table-cell table:number-columns-repeated="63"/>
          <table:table-cell table:style-name="ce104" table:number-columns-repeated="6"/>
          <table:table-cell table:number-columns-repeated="56"/>
        </table:table-row>
        <table:table-row table:style-name="ro1" table:number-rows-repeated="1048529">
          <table:table-cell table:number-columns-repeated="125"/>
        </table:table-row>
        <table:table-row table:style-name="ro1">
          <table:table-cell table:number-columns-repeated="125"/>
        </table:table-row>
      </table:table>
      <table:table table:name="Document Notes" table:style-name="ta1">
        <table:table-column table:style-name="co43" table:default-cell-style-name="Default"/>
        <table:table-column table:style-name="co44" table:default-cell-style-name="ce238"/>
        <table:table-column table:style-name="co3" table:default-cell-style-name="Default"/>
        <table:table-row table:style-name="ro2">
          <table:table-cell office:value-type="string" calcext:value-type="string">
            <text:p>Note 1</text:p>
          </table:table-cell>
          <table:table-cell office:value-type="string" calcext:value-type="string">
            <text:p>When a local leader pops up in a certain area work with him/her to build a local team following the same infrastructure protocol of leader, PR/Media, Activism, Swarmcare, Web/Info/Infrastructure</text:p>
          </table:table-cell>
          <table:table-cell/>
        </table:table-row>
        <table:table-row table:style-name="ro3">
          <table:table-cell office:value-type="string" calcext:value-type="string">
            <text:p>Note 2</text:p>
          </table:table-cell>
          <table:table-cell office:value-type="string" calcext:value-type="string">
            <text:p>Fix Texas, Michigan, Ohio’s region break up. Current division is just based on district number, not actual location</text:p>
          </table:table-cell>
          <table:table-cell/>
        </table:table-row>
        <table:table-row table:style-name="ro4">
          <table:table-cell office:value-type="string" calcext:value-type="string">
            <text:p>Note 3</text:p>
          </table:table-cell>
          <table:table-cell office:value-type="string" calcext:value-type="string">
            <text:p>The party is NOT split into 3 separate groups, it is a single organization and the group of people assigned to the “Top of Party” portion of the structure are overseeing the entire organization. There time and effort is just divided into their own section to focus on as to spread the work out of our entire country across 3 core groups of individuals. </text:p>
          </table:table-cell>
          <table:table-cell/>
        </table:table-row>
        <table:table-row table:style-name="ro1" table:number-rows-repeated="104857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23:14:00.9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1-21T23:19:03.198000000</meta:creation-date>
    <meta:generator>LibreOffice/5.2.3.3$Windows_x86 LibreOffice_project/d54a8868f08a7b39642414cf2c8ef2f228f780cf</meta:generator>
    <dc:date>2017-12-07T23:24:52.584000000</dc:date>
    <dc:creator>Steven Sewell</dc:creator>
    <meta:editing-duration>PT4H44M2S</meta:editing-duration>
    <meta:editing-cycles>26</meta:editing-cycles>
    <meta:document-statistic meta:table-count="5" meta:cell-count="1465" meta:object-count="0"/>
  </office:meta>
</office:document-meta>
</file>